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804cm" svg:y="11.362cm">
            <draw:object draw:notify-on-update-of-ranges="Sheet1.G1:Sheet1.G1 Sheet1.A2:Sheet1.HF2 Sheet1.G6:Sheet1.G6 Sheet1.A7:Sheet1.KB7 Sheet1.G11:Sheet1.G11 Sheet1.A12:Sheet1.JD12 Sheet1.G16:Sheet1.G16 Sheet1.A17:Sheet1.IA17 Sheet1.G21:Sheet1.G21 Sheet1.A22:Sheet1.KZ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287cm" svg:y="11.742cm">
            <draw:object draw:notify-on-update-of-ranges="Sheet1.G1:Sheet1.G1 Sheet1.A3:Sheet1.HF3 Sheet1.G6:Sheet1.G6 Sheet1.A8:Sheet1.KB8 Sheet1.G11:Sheet1.G11 Sheet1.A13:Sheet1.JD13 Sheet1.G16:Sheet1.G16 Sheet1.A18:Sheet1.IA18 Sheet1.G21:Sheet1.G21 Sheet1.A23:Sheet1.KZ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96" table:default-cell-style-name="Default"/>
        <table:table-column table:style-name="co7" table:number-columns-repeated="110" table:default-cell-style-name="Default"/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1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1</text:p>
          </table:table-cell>
          <table:table-cell table:number-columns-repeated="305"/>
        </table:table-row>
        <table:table-row table:style-name="ro1">
          <table:table-cell table:number-columns-repeated="3" office:value-type="float" office:value="25299.9" calcext:value-type="float">
            <text:p>25299.9</text:p>
          </table:table-cell>
          <table:table-cell office:value-type="float" office:value="24959.6" calcext:value-type="float">
            <text:p>24959.6</text:p>
          </table:table-cell>
          <table:table-cell table:number-columns-repeated="3" office:value-type="float" office:value="24571.1" calcext:value-type="float">
            <text:p>24571.1</text:p>
          </table:table-cell>
          <table:table-cell table:number-columns-repeated="2" office:value-type="float" office:value="24390" calcext:value-type="float">
            <text:p>24390</text:p>
          </table:table-cell>
          <table:table-cell table:number-columns-repeated="3" office:value-type="float" office:value="24000.4" calcext:value-type="float">
            <text:p>24000.4</text:p>
          </table:table-cell>
          <table:table-cell office:value-type="float" office:value="23819.3" calcext:value-type="float">
            <text:p>23819.3</text:p>
          </table:table-cell>
          <table:table-cell table:number-columns-repeated="2" office:value-type="float" office:value="23412" calcext:value-type="float">
            <text:p>23412</text:p>
          </table:table-cell>
          <table:table-cell table:number-columns-repeated="2" office:value-type="float" office:value="23169.9" calcext:value-type="float">
            <text:p>23169.9</text:p>
          </table:table-cell>
          <table:table-cell table:number-columns-repeated="3" office:value-type="float" office:value="22694.9" calcext:value-type="float">
            <text:p>22694.9</text:p>
          </table:table-cell>
          <table:table-cell office:value-type="float" office:value="22661.7" calcext:value-type="float">
            <text:p>22661.7</text:p>
          </table:table-cell>
          <table:table-cell office:value-type="float" office:value="22634" calcext:value-type="float">
            <text:p>22634</text:p>
          </table:table-cell>
          <table:table-cell table:number-columns-repeated="2" office:value-type="float" office:value="21959.1" calcext:value-type="float">
            <text:p>21959.1</text:p>
          </table:table-cell>
          <table:table-cell table:number-columns-repeated="2" office:value-type="float" office:value="21722.8" calcext:value-type="float">
            <text:p>21722.8</text:p>
          </table:table-cell>
          <table:table-cell table:number-columns-repeated="3" office:value-type="float" office:value="21573.7" calcext:value-type="float">
            <text:p>21573.7</text:p>
          </table:table-cell>
          <table:table-cell office:value-type="float" office:value="21407.7" calcext:value-type="float">
            <text:p>21407.7</text:p>
          </table:table-cell>
          <table:table-cell office:value-type="float" office:value="21397.9" calcext:value-type="float">
            <text:p>21397.9</text:p>
          </table:table-cell>
          <table:table-cell office:value-type="float" office:value="21363.8" calcext:value-type="float">
            <text:p>21363.8</text:p>
          </table:table-cell>
          <table:table-cell office:value-type="float" office:value="21035.9" calcext:value-type="float">
            <text:p>21035.9</text:p>
          </table:table-cell>
          <table:table-cell table:number-columns-repeated="3" office:value-type="float" office:value="20669.5" calcext:value-type="float">
            <text:p>20669.5</text:p>
          </table:table-cell>
          <table:table-cell office:value-type="float" office:value="20570.3" calcext:value-type="float">
            <text:p>20570.3</text:p>
          </table:table-cell>
          <table:table-cell office:value-type="float" office:value="20450.4" calcext:value-type="float">
            <text:p>20450.4</text:p>
          </table:table-cell>
          <table:table-cell office:value-type="float" office:value="20177.3" calcext:value-type="float">
            <text:p>20177.3</text:p>
          </table:table-cell>
          <table:table-cell table:number-columns-repeated="2" office:value-type="float" office:value="19744.8" calcext:value-type="float">
            <text:p>19744.8</text:p>
          </table:table-cell>
          <table:table-cell office:value-type="float" office:value="19581.9" calcext:value-type="float">
            <text:p>19581.9</text:p>
          </table:table-cell>
          <table:table-cell table:number-columns-repeated="4" office:value-type="float" office:value="19534.9" calcext:value-type="float">
            <text:p>19534.9</text:p>
          </table:table-cell>
          <table:table-cell office:value-type="float" office:value="19157.1" calcext:value-type="float">
            <text:p>19157.1</text:p>
          </table:table-cell>
          <table:table-cell office:value-type="float" office:value="19070.6" calcext:value-type="float">
            <text:p>19070.6</text:p>
          </table:table-cell>
          <table:table-cell office:value-type="float" office:value="18861.5" calcext:value-type="float">
            <text:p>18861.5</text:p>
          </table:table-cell>
          <table:table-cell table:number-columns-repeated="3" office:value-type="float" office:value="18619.1" calcext:value-type="float">
            <text:p>18619.1</text:p>
          </table:table-cell>
          <table:table-cell table:number-columns-repeated="2" office:value-type="float" office:value="18367.9" calcext:value-type="float">
            <text:p>18367.9</text:p>
          </table:table-cell>
          <table:table-cell table:number-columns-repeated="3" office:value-type="float" office:value="18308.7" calcext:value-type="float">
            <text:p>18308.7</text:p>
          </table:table-cell>
          <table:table-cell table:number-columns-repeated="2" office:value-type="float" office:value="17867.2" calcext:value-type="float">
            <text:p>17867.2</text:p>
          </table:table-cell>
          <table:table-cell table:number-columns-repeated="3" office:value-type="float" office:value="17311.9" calcext:value-type="float">
            <text:p>17311.9</text:p>
          </table:table-cell>
          <table:table-cell office:value-type="float" office:value="16848.2" calcext:value-type="float">
            <text:p>16848.2</text:p>
          </table:table-cell>
          <table:table-cell table:number-columns-repeated="3" office:value-type="float" office:value="16522.6" calcext:value-type="float">
            <text:p>16522.6</text:p>
          </table:table-cell>
          <table:table-cell office:value-type="float" office:value="16379.8" calcext:value-type="float">
            <text:p>16379.8</text:p>
          </table:table-cell>
          <table:table-cell table:number-columns-repeated="3" office:value-type="float" office:value="16135" calcext:value-type="float">
            <text:p>16135</text:p>
          </table:table-cell>
          <table:table-cell table:number-columns-repeated="3" office:value-type="float" office:value="16043" calcext:value-type="float">
            <text:p>16043</text:p>
          </table:table-cell>
          <table:table-cell table:number-columns-repeated="2" office:value-type="float" office:value="15985.5" calcext:value-type="float">
            <text:p>15985.5</text:p>
          </table:table-cell>
          <table:table-cell table:number-columns-repeated="3" office:value-type="float" office:value="15812" calcext:value-type="float">
            <text:p>15812</text:p>
          </table:table-cell>
          <table:table-cell office:value-type="float" office:value="15733.5" calcext:value-type="float">
            <text:p>15733.5</text:p>
          </table:table-cell>
          <table:table-cell office:value-type="float" office:value="15708" calcext:value-type="float">
            <text:p>15708</text:p>
          </table:table-cell>
          <table:table-cell table:number-columns-repeated="3" office:value-type="float" office:value="15489.3" calcext:value-type="float">
            <text:p>15489.3</text:p>
          </table:table-cell>
          <table:table-cell table:number-columns-repeated="2" office:value-type="float" office:value="15466.7" calcext:value-type="float">
            <text:p>15466.7</text:p>
          </table:table-cell>
          <table:table-cell table:number-columns-repeated="2" office:value-type="float" office:value="14965" calcext:value-type="float">
            <text:p>14965</text:p>
          </table:table-cell>
          <table:table-cell table:number-columns-repeated="4" office:value-type="float" office:value="14698.7" calcext:value-type="float">
            <text:p>14698.7</text:p>
          </table:table-cell>
          <table:table-cell office:value-type="float" office:value="14474.4" calcext:value-type="float">
            <text:p>14474.4</text:p>
          </table:table-cell>
          <table:table-cell office:value-type="float" office:value="14419.8" calcext:value-type="float">
            <text:p>14419.8</text:p>
          </table:table-cell>
          <table:table-cell table:number-columns-repeated="2" office:value-type="float" office:value="13950.1" calcext:value-type="float">
            <text:p>13950.1</text:p>
          </table:table-cell>
          <table:table-cell table:number-columns-repeated="4" office:value-type="float" office:value="13818.5" calcext:value-type="float">
            <text:p>13818.5</text:p>
          </table:table-cell>
          <table:table-cell table:number-columns-repeated="3" office:value-type="float" office:value="13430.4" calcext:value-type="float">
            <text:p>13430.4</text:p>
          </table:table-cell>
          <table:table-cell office:value-type="float" office:value="13411" calcext:value-type="float">
            <text:p>13411</text:p>
          </table:table-cell>
          <table:table-cell table:number-columns-repeated="4" office:value-type="float" office:value="13049.6" calcext:value-type="float">
            <text:p>13049.6</text:p>
          </table:table-cell>
          <table:table-cell table:number-columns-repeated="2" office:value-type="float" office:value="12858.5" calcext:value-type="float">
            <text:p>12858.5</text:p>
          </table:table-cell>
          <table:table-cell office:value-type="float" office:value="12695.1" calcext:value-type="float">
            <text:p>12695.1</text:p>
          </table:table-cell>
          <table:table-cell table:number-columns-repeated="5" office:value-type="float" office:value="12646.8" calcext:value-type="float">
            <text:p>12646.8</text:p>
          </table:table-cell>
          <table:table-cell table:number-columns-repeated="2" office:value-type="float" office:value="12291.1" calcext:value-type="float">
            <text:p>12291.1</text:p>
          </table:table-cell>
          <table:table-cell table:number-columns-repeated="7" office:value-type="float" office:value="12210.3" calcext:value-type="float">
            <text:p>12210.3</text:p>
          </table:table-cell>
          <table:table-cell office:value-type="float" office:value="12176.5" calcext:value-type="float">
            <text:p>12176.5</text:p>
          </table:table-cell>
          <table:table-cell table:number-columns-repeated="2" office:value-type="float" office:value="12079" calcext:value-type="float">
            <text:p>12079</text:p>
          </table:table-cell>
          <table:table-cell table:number-columns-repeated="4" office:value-type="float" office:value="11681.4" calcext:value-type="float">
            <text:p>11681.4</text:p>
          </table:table-cell>
          <table:table-cell table:number-columns-repeated="3" office:value-type="float" office:value="11674.6" calcext:value-type="float">
            <text:p>11674.6</text:p>
          </table:table-cell>
          <table:table-cell table:number-columns-repeated="6" office:value-type="float" office:value="11667.6" calcext:value-type="float">
            <text:p>11667.6</text:p>
          </table:table-cell>
          <table:table-cell table:number-columns-repeated="2" office:value-type="float" office:value="11653" calcext:value-type="float">
            <text:p>11653</text:p>
          </table:table-cell>
          <table:table-cell table:number-columns-repeated="2" office:value-type="float" office:value="11571.4" calcext:value-type="float">
            <text:p>11571.4</text:p>
          </table:table-cell>
          <table:table-cell office:value-type="float" office:value="11568.2" calcext:value-type="float">
            <text:p>11568.2</text:p>
          </table:table-cell>
          <table:table-cell table:number-columns-repeated="3" office:value-type="float" office:value="11358.9" calcext:value-type="float">
            <text:p>11358.9</text:p>
          </table:table-cell>
          <table:table-cell table:number-columns-repeated="2" office:value-type="float" office:value="11309.7" calcext:value-type="float">
            <text:p>11309.7</text:p>
          </table:table-cell>
          <table:table-cell table:number-columns-repeated="5" office:value-type="float" office:value="11221.2" calcext:value-type="float">
            <text:p>11221.2</text:p>
          </table:table-cell>
          <table:table-cell table:number-columns-repeated="3" office:value-type="float" office:value="11076.8" calcext:value-type="float">
            <text:p>11076.8</text:p>
          </table:table-cell>
          <table:table-cell office:value-type="float" office:value="10988.6" calcext:value-type="float">
            <text:p>10988.6</text:p>
          </table:table-cell>
          <table:table-cell table:number-columns-repeated="6" office:value-type="float" office:value="10933.5" calcext:value-type="float">
            <text:p>10933.5</text:p>
          </table:table-cell>
          <table:table-cell table:number-columns-repeated="6" office:value-type="float" office:value="10804.6" calcext:value-type="float">
            <text:p>10804.6</text:p>
          </table:table-cell>
          <table:table-cell table:number-columns-repeated="5" office:value-type="float" office:value="10580.7" calcext:value-type="float">
            <text:p>10580.7</text:p>
          </table:table-cell>
          <table:table-cell table:number-columns-repeated="11" office:value-type="float" office:value="10453.2" calcext:value-type="float">
            <text:p>10453.2</text:p>
          </table:table-cell>
          <table:table-cell office:value-type="float" office:value="10413.7" calcext:value-type="float">
            <text:p>10413.7</text:p>
          </table:table-cell>
          <table:table-cell table:number-columns-repeated="2" office:value-type="float" office:value="10371" calcext:value-type="float">
            <text:p>10371</text:p>
          </table:table-cell>
          <table:table-cell table:number-columns-repeated="7" office:value-type="float" office:value="10098.9" calcext:value-type="float">
            <text:p>10098.9</text:p>
          </table:table-cell>
          <table:table-cell office:value-type="float" office:value="10082" calcext:value-type="float">
            <text:p>10082</text:p>
          </table:table-cell>
          <table:table-cell table:number-columns-repeated="16" office:value-type="float" office:value="10081.1" calcext:value-type="float">
            <text:p>10081.1</text:p>
          </table:table-cell>
          <table:table-cell table:number-columns-repeated="98"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7760.9" calcext:value-type="float">
            <text:p>27760.9</text:p>
          </table:table-cell>
          <table:table-cell office:value-type="float" office:value="26443.5" calcext:value-type="float">
            <text:p>26443.5</text:p>
          </table:table-cell>
          <table:table-cell office:value-type="float" office:value="25697.2" calcext:value-type="float">
            <text:p>25697.2</text:p>
          </table:table-cell>
          <table:table-cell office:value-type="float" office:value="25515.9" calcext:value-type="float">
            <text:p>25515.9</text:p>
          </table:table-cell>
          <table:table-cell office:value-type="float" office:value="25407.6" calcext:value-type="float">
            <text:p>25407.6</text:p>
          </table:table-cell>
          <table:table-cell office:value-type="float" office:value="25180.1" calcext:value-type="float">
            <text:p>25180.1</text:p>
          </table:table-cell>
          <table:table-cell office:value-type="float" office:value="24960.2" calcext:value-type="float">
            <text:p>24960.2</text:p>
          </table:table-cell>
          <table:table-cell office:value-type="float" office:value="24813.6" calcext:value-type="float">
            <text:p>24813.6</text:p>
          </table:table-cell>
          <table:table-cell office:value-type="float" office:value="24788.3" calcext:value-type="float">
            <text:p>24788.3</text:p>
          </table:table-cell>
          <table:table-cell office:value-type="float" office:value="24685" calcext:value-type="float">
            <text:p>24685</text:p>
          </table:table-cell>
          <table:table-cell office:value-type="float" office:value="24537.7" calcext:value-type="float">
            <text:p>24537.7</text:p>
          </table:table-cell>
          <table:table-cell office:value-type="float" office:value="24338" calcext:value-type="float">
            <text:p>24338</text:p>
          </table:table-cell>
          <table:table-cell office:value-type="float" office:value="24258" calcext:value-type="float">
            <text:p>24258</text:p>
          </table:table-cell>
          <table:table-cell office:value-type="float" office:value="24115.3" calcext:value-type="float">
            <text:p>24115.3</text:p>
          </table:table-cell>
          <table:table-cell office:value-type="float" office:value="24019.7" calcext:value-type="float">
            <text:p>24019.7</text:p>
          </table:table-cell>
          <table:table-cell office:value-type="float" office:value="23760.2" calcext:value-type="float">
            <text:p>23760.2</text:p>
          </table:table-cell>
          <table:table-cell office:value-type="float" office:value="23560.1" calcext:value-type="float">
            <text:p>23560.1</text:p>
          </table:table-cell>
          <table:table-cell office:value-type="float" office:value="23393.7" calcext:value-type="float">
            <text:p>23393.7</text:p>
          </table:table-cell>
          <table:table-cell office:value-type="float" office:value="23310.5" calcext:value-type="float">
            <text:p>23310.5</text:p>
          </table:table-cell>
          <table:table-cell office:value-type="float" office:value="23077.8" calcext:value-type="float">
            <text:p>23077.8</text:p>
          </table:table-cell>
          <table:table-cell office:value-type="float" office:value="22958.7" calcext:value-type="float">
            <text:p>22958.7</text:p>
          </table:table-cell>
          <table:table-cell office:value-type="float" office:value="22959" calcext:value-type="float">
            <text:p>22959</text:p>
          </table:table-cell>
          <table:table-cell office:value-type="float" office:value="22864.6" calcext:value-type="float">
            <text:p>22864.6</text:p>
          </table:table-cell>
          <table:table-cell office:value-type="float" office:value="22653.1" calcext:value-type="float">
            <text:p>22653.1</text:p>
          </table:table-cell>
          <table:table-cell office:value-type="float" office:value="22346.2" calcext:value-type="float">
            <text:p>22346.2</text:p>
          </table:table-cell>
          <table:table-cell office:value-type="float" office:value="22190.3" calcext:value-type="float">
            <text:p>22190.3</text:p>
          </table:table-cell>
          <table:table-cell office:value-type="float" office:value="22043.6" calcext:value-type="float">
            <text:p>22043.6</text:p>
          </table:table-cell>
          <table:table-cell office:value-type="float" office:value="21937.4" calcext:value-type="float">
            <text:p>21937.4</text:p>
          </table:table-cell>
          <table:table-cell office:value-type="float" office:value="21888.4" calcext:value-type="float">
            <text:p>21888.4</text:p>
          </table:table-cell>
          <table:table-cell office:value-type="float" office:value="21818.5" calcext:value-type="float">
            <text:p>21818.5</text:p>
          </table:table-cell>
          <table:table-cell office:value-type="float" office:value="21748.8" calcext:value-type="float">
            <text:p>21748.8</text:p>
          </table:table-cell>
          <table:table-cell office:value-type="float" office:value="21647.2" calcext:value-type="float">
            <text:p>21647.2</text:p>
          </table:table-cell>
          <table:table-cell office:value-type="float" office:value="21578.2" calcext:value-type="float">
            <text:p>21578.2</text:p>
          </table:table-cell>
          <table:table-cell office:value-type="float" office:value="21450.9" calcext:value-type="float">
            <text:p>21450.9</text:p>
          </table:table-cell>
          <table:table-cell office:value-type="float" office:value="21279.2" calcext:value-type="float">
            <text:p>21279.2</text:p>
          </table:table-cell>
          <table:table-cell office:value-type="float" office:value="21012.4" calcext:value-type="float">
            <text:p>21012.4</text:p>
          </table:table-cell>
          <table:table-cell office:value-type="float" office:value="20923.8" calcext:value-type="float">
            <text:p>20923.8</text:p>
          </table:table-cell>
          <table:table-cell office:value-type="float" office:value="20873.1" calcext:value-type="float">
            <text:p>20873.1</text:p>
          </table:table-cell>
          <table:table-cell office:value-type="float" office:value="20781.4" calcext:value-type="float">
            <text:p>20781.4</text:p>
          </table:table-cell>
          <table:table-cell office:value-type="float" office:value="20669.9" calcext:value-type="float">
            <text:p>20669.9</text:p>
          </table:table-cell>
          <table:table-cell office:value-type="float" office:value="20453.9" calcext:value-type="float">
            <text:p>20453.9</text:p>
          </table:table-cell>
          <table:table-cell office:value-type="float" office:value="20140.4" calcext:value-type="float">
            <text:p>20140.4</text:p>
          </table:table-cell>
          <table:table-cell office:value-type="float" office:value="19958" calcext:value-type="float">
            <text:p>19958</text:p>
          </table:table-cell>
          <table:table-cell office:value-type="float" office:value="19911" calcext:value-type="float">
            <text:p>19911</text:p>
          </table:table-cell>
          <table:table-cell office:value-type="float" office:value="19785.7" calcext:value-type="float">
            <text:p>19785.7</text:p>
          </table:table-cell>
          <table:table-cell office:value-type="float" office:value="19780.2" calcext:value-type="float">
            <text:p>19780.2</text:p>
          </table:table-cell>
          <table:table-cell office:value-type="float" office:value="19735.9" calcext:value-type="float">
            <text:p>19735.9</text:p>
          </table:table-cell>
          <table:table-cell office:value-type="float" office:value="19559.1" calcext:value-type="float">
            <text:p>19559.1</text:p>
          </table:table-cell>
          <table:table-cell office:value-type="float" office:value="19364.4" calcext:value-type="float">
            <text:p>19364.4</text:p>
          </table:table-cell>
          <table:table-cell office:value-type="float" office:value="19238.3" calcext:value-type="float">
            <text:p>19238.3</text:p>
          </table:table-cell>
          <table:table-cell office:value-type="float" office:value="19041.8" calcext:value-type="float">
            <text:p>19041.8</text:p>
          </table:table-cell>
          <table:table-cell office:value-type="float" office:value="18907.4" calcext:value-type="float">
            <text:p>18907.4</text:p>
          </table:table-cell>
          <table:table-cell office:value-type="float" office:value="18821.7" calcext:value-type="float">
            <text:p>18821.7</text:p>
          </table:table-cell>
          <table:table-cell office:value-type="float" office:value="18784.4" calcext:value-type="float">
            <text:p>18784.4</text:p>
          </table:table-cell>
          <table:table-cell office:value-type="float" office:value="18693.7" calcext:value-type="float">
            <text:p>18693.7</text:p>
          </table:table-cell>
          <table:table-cell office:value-type="float" office:value="18558.4" calcext:value-type="float">
            <text:p>18558.4</text:p>
          </table:table-cell>
          <table:table-cell office:value-type="float" office:value="18546.9" calcext:value-type="float">
            <text:p>18546.9</text:p>
          </table:table-cell>
          <table:table-cell office:value-type="float" office:value="18513.6" calcext:value-type="float">
            <text:p>18513.6</text:p>
          </table:table-cell>
          <table:table-cell office:value-type="float" office:value="18369.5" calcext:value-type="float">
            <text:p>18369.5</text:p>
          </table:table-cell>
          <table:table-cell office:value-type="float" office:value="18136.6" calcext:value-type="float">
            <text:p>18136.6</text:p>
          </table:table-cell>
          <table:table-cell office:value-type="float" office:value="17921.7" calcext:value-type="float">
            <text:p>17921.7</text:p>
          </table:table-cell>
          <table:table-cell office:value-type="float" office:value="17628.5" calcext:value-type="float">
            <text:p>17628.5</text:p>
          </table:table-cell>
          <table:table-cell office:value-type="float" office:value="17530.9" calcext:value-type="float">
            <text:p>17530.9</text:p>
          </table:table-cell>
          <table:table-cell office:value-type="float" office:value="17355.1" calcext:value-type="float">
            <text:p>17355.1</text:p>
          </table:table-cell>
          <table:table-cell office:value-type="float" office:value="17025.9" calcext:value-type="float">
            <text:p>17025.9</text:p>
          </table:table-cell>
          <table:table-cell office:value-type="float" office:value="16871.3" calcext:value-type="float">
            <text:p>16871.3</text:p>
          </table:table-cell>
          <table:table-cell office:value-type="float" office:value="16784.4" calcext:value-type="float">
            <text:p>16784.4</text:p>
          </table:table-cell>
          <table:table-cell office:value-type="float" office:value="16649.8" calcext:value-type="float">
            <text:p>16649.8</text:p>
          </table:table-cell>
          <table:table-cell office:value-type="float" office:value="16578.5" calcext:value-type="float">
            <text:p>16578.5</text:p>
          </table:table-cell>
          <table:table-cell office:value-type="float" office:value="16405.3" calcext:value-type="float">
            <text:p>16405.3</text:p>
          </table:table-cell>
          <table:table-cell office:value-type="float" office:value="16391.1" calcext:value-type="float">
            <text:p>16391.1</text:p>
          </table:table-cell>
          <table:table-cell office:value-type="float" office:value="16337.5" calcext:value-type="float">
            <text:p>16337.5</text:p>
          </table:table-cell>
          <table:table-cell office:value-type="float" office:value="16266.6" calcext:value-type="float">
            <text:p>16266.6</text:p>
          </table:table-cell>
          <table:table-cell office:value-type="float" office:value="16218.7" calcext:value-type="float">
            <text:p>16218.7</text:p>
          </table:table-cell>
          <table:table-cell office:value-type="float" office:value="16288.1" calcext:value-type="float">
            <text:p>16288.1</text:p>
          </table:table-cell>
          <table:table-cell office:value-type="float" office:value="16215.8" calcext:value-type="float">
            <text:p>16215.8</text:p>
          </table:table-cell>
          <table:table-cell office:value-type="float" office:value="16089.5" calcext:value-type="float">
            <text:p>16089.5</text:p>
          </table:table-cell>
          <table:table-cell office:value-type="float" office:value="16031.2" calcext:value-type="float">
            <text:p>16031.2</text:p>
          </table:table-cell>
          <table:table-cell office:value-type="float" office:value="16001.3" calcext:value-type="float">
            <text:p>16001.3</text:p>
          </table:table-cell>
          <table:table-cell office:value-type="float" office:value="15976" calcext:value-type="float">
            <text:p>15976</text:p>
          </table:table-cell>
          <table:table-cell office:value-type="float" office:value="15974.8" calcext:value-type="float">
            <text:p>15974.8</text:p>
          </table:table-cell>
          <table:table-cell office:value-type="float" office:value="15836.7" calcext:value-type="float">
            <text:p>15836.7</text:p>
          </table:table-cell>
          <table:table-cell office:value-type="float" office:value="15768.5" calcext:value-type="float">
            <text:p>15768.5</text:p>
          </table:table-cell>
          <table:table-cell office:value-type="float" office:value="15710" calcext:value-type="float">
            <text:p>15710</text:p>
          </table:table-cell>
          <table:table-cell office:value-type="float" office:value="15642.7" calcext:value-type="float">
            <text:p>15642.7</text:p>
          </table:table-cell>
          <table:table-cell office:value-type="float" office:value="15665.9" calcext:value-type="float">
            <text:p>15665.9</text:p>
          </table:table-cell>
          <table:table-cell office:value-type="float" office:value="15494.2" calcext:value-type="float">
            <text:p>15494.2</text:p>
          </table:table-cell>
          <table:table-cell office:value-type="float" office:value="15237.7" calcext:value-type="float">
            <text:p>15237.7</text:p>
          </table:table-cell>
          <table:table-cell office:value-type="float" office:value="15165.6" calcext:value-type="float">
            <text:p>15165.6</text:p>
          </table:table-cell>
          <table:table-cell office:value-type="float" office:value="15015.9" calcext:value-type="float">
            <text:p>15015.9</text:p>
          </table:table-cell>
          <table:table-cell office:value-type="float" office:value="14889.6" calcext:value-type="float">
            <text:p>14889.6</text:p>
          </table:table-cell>
          <table:table-cell office:value-type="float" office:value="14885.9" calcext:value-type="float">
            <text:p>14885.9</text:p>
          </table:table-cell>
          <table:table-cell office:value-type="float" office:value="14828.1" calcext:value-type="float">
            <text:p>14828.1</text:p>
          </table:table-cell>
          <table:table-cell office:value-type="float" office:value="14685.8" calcext:value-type="float">
            <text:p>14685.8</text:p>
          </table:table-cell>
          <table:table-cell office:value-type="float" office:value="14416.2" calcext:value-type="float">
            <text:p>14416.2</text:p>
          </table:table-cell>
          <table:table-cell office:value-type="float" office:value="14147.5" calcext:value-type="float">
            <text:p>14147.5</text:p>
          </table:table-cell>
          <table:table-cell office:value-type="float" office:value="14072.4" calcext:value-type="float">
            <text:p>14072.4</text:p>
          </table:table-cell>
          <table:table-cell office:value-type="float" office:value="14021.6" calcext:value-type="float">
            <text:p>14021.6</text:p>
          </table:table-cell>
          <table:table-cell office:value-type="float" office:value="13971.7" calcext:value-type="float">
            <text:p>13971.7</text:p>
          </table:table-cell>
          <table:table-cell office:value-type="float" office:value="13977.5" calcext:value-type="float">
            <text:p>13977.5</text:p>
          </table:table-cell>
          <table:table-cell office:value-type="float" office:value="13830.7" calcext:value-type="float">
            <text:p>13830.7</text:p>
          </table:table-cell>
          <table:table-cell office:value-type="float" office:value="13635.2" calcext:value-type="float">
            <text:p>13635.2</text:p>
          </table:table-cell>
          <table:table-cell office:value-type="float" office:value="13659" calcext:value-type="float">
            <text:p>13659</text:p>
          </table:table-cell>
          <table:table-cell office:value-type="float" office:value="13605.4" calcext:value-type="float">
            <text:p>13605.4</text:p>
          </table:table-cell>
          <table:table-cell office:value-type="float" office:value="13476.3" calcext:value-type="float">
            <text:p>13476.3</text:p>
          </table:table-cell>
          <table:table-cell office:value-type="float" office:value="13289.7" calcext:value-type="float">
            <text:p>13289.7</text:p>
          </table:table-cell>
          <table:table-cell office:value-type="float" office:value="13221.8" calcext:value-type="float">
            <text:p>13221.8</text:p>
          </table:table-cell>
          <table:table-cell office:value-type="float" office:value="13274.3" calcext:value-type="float">
            <text:p>13274.3</text:p>
          </table:table-cell>
          <table:table-cell office:value-type="float" office:value="13194.8" calcext:value-type="float">
            <text:p>13194.8</text:p>
          </table:table-cell>
          <table:table-cell office:value-type="float" office:value="13103" calcext:value-type="float">
            <text:p>13103</text:p>
          </table:table-cell>
          <table:table-cell office:value-type="float" office:value="13010.6" calcext:value-type="float">
            <text:p>13010.6</text:p>
          </table:table-cell>
          <table:table-cell office:value-type="float" office:value="12921.3" calcext:value-type="float">
            <text:p>12921.3</text:p>
          </table:table-cell>
          <table:table-cell office:value-type="float" office:value="12828.6" calcext:value-type="float">
            <text:p>12828.6</text:p>
          </table:table-cell>
          <table:table-cell office:value-type="float" office:value="12856.1" calcext:value-type="float">
            <text:p>12856.1</text:p>
          </table:table-cell>
          <table:table-cell office:value-type="float" office:value="12817.4" calcext:value-type="float">
            <text:p>12817.4</text:p>
          </table:table-cell>
          <table:table-cell office:value-type="float" office:value="12782.1" calcext:value-type="float">
            <text:p>12782.1</text:p>
          </table:table-cell>
          <table:table-cell office:value-type="float" office:value="12655.3" calcext:value-type="float">
            <text:p>12655.3</text:p>
          </table:table-cell>
          <table:table-cell office:value-type="float" office:value="12518.4" calcext:value-type="float">
            <text:p>12518.4</text:p>
          </table:table-cell>
          <table:table-cell office:value-type="float" office:value="12467.5" calcext:value-type="float">
            <text:p>12467.5</text:p>
          </table:table-cell>
          <table:table-cell office:value-type="float" office:value="12445.9" calcext:value-type="float">
            <text:p>12445.9</text:p>
          </table:table-cell>
          <table:table-cell office:value-type="float" office:value="12401.8" calcext:value-type="float">
            <text:p>12401.8</text:p>
          </table:table-cell>
          <table:table-cell office:value-type="float" office:value="12407.5" calcext:value-type="float">
            <text:p>12407.5</text:p>
          </table:table-cell>
          <table:table-cell office:value-type="float" office:value="12441.7" calcext:value-type="float">
            <text:p>12441.7</text:p>
          </table:table-cell>
          <table:table-cell office:value-type="float" office:value="12354" calcext:value-type="float">
            <text:p>12354</text:p>
          </table:table-cell>
          <table:table-cell office:value-type="float" office:value="12382.9" calcext:value-type="float">
            <text:p>12382.9</text:p>
          </table:table-cell>
          <table:table-cell office:value-type="float" office:value="12369.4" calcext:value-type="float">
            <text:p>12369.4</text:p>
          </table:table-cell>
          <table:table-cell office:value-type="float" office:value="12347.4" calcext:value-type="float">
            <text:p>12347.4</text:p>
          </table:table-cell>
          <table:table-cell office:value-type="float" office:value="12307.3" calcext:value-type="float">
            <text:p>12307.3</text:p>
          </table:table-cell>
          <table:table-cell office:value-type="float" office:value="12220.4" calcext:value-type="float">
            <text:p>12220.4</text:p>
          </table:table-cell>
          <table:table-cell office:value-type="float" office:value="12074.8" calcext:value-type="float">
            <text:p>12074.8</text:p>
          </table:table-cell>
          <table:table-cell office:value-type="float" office:value="11876.7" calcext:value-type="float">
            <text:p>11876.7</text:p>
          </table:table-cell>
          <table:table-cell office:value-type="float" office:value="11870.3" calcext:value-type="float">
            <text:p>11870.3</text:p>
          </table:table-cell>
          <table:table-cell office:value-type="float" office:value="11858.5" calcext:value-type="float">
            <text:p>11858.5</text:p>
          </table:table-cell>
          <table:table-cell office:value-type="float" office:value="11845.6" calcext:value-type="float">
            <text:p>11845.6</text:p>
          </table:table-cell>
          <table:table-cell office:value-type="float" office:value="11830.5" calcext:value-type="float">
            <text:p>11830.5</text:p>
          </table:table-cell>
          <table:table-cell office:value-type="float" office:value="11816.1" calcext:value-type="float">
            <text:p>11816.1</text:p>
          </table:table-cell>
          <table:table-cell office:value-type="float" office:value="11824.1" calcext:value-type="float">
            <text:p>11824.1</text:p>
          </table:table-cell>
          <table:table-cell office:value-type="float" office:value="11835.1" calcext:value-type="float">
            <text:p>11835.1</text:p>
          </table:table-cell>
          <table:table-cell office:value-type="float" office:value="11899.1" calcext:value-type="float">
            <text:p>11899.1</text:p>
          </table:table-cell>
          <table:table-cell office:value-type="float" office:value="11855.7" calcext:value-type="float">
            <text:p>11855.7</text:p>
          </table:table-cell>
          <table:table-cell office:value-type="float" office:value="11843.8" calcext:value-type="float">
            <text:p>11843.8</text:p>
          </table:table-cell>
          <table:table-cell office:value-type="float" office:value="11820" calcext:value-type="float">
            <text:p>11820</text:p>
          </table:table-cell>
          <table:table-cell office:value-type="float" office:value="11820.8" calcext:value-type="float">
            <text:p>11820.8</text:p>
          </table:table-cell>
          <table:table-cell office:value-type="float" office:value="11807.2" calcext:value-type="float">
            <text:p>11807.2</text:p>
          </table:table-cell>
          <table:table-cell office:value-type="float" office:value="11741.9" calcext:value-type="float">
            <text:p>11741.9</text:p>
          </table:table-cell>
          <table:table-cell office:value-type="float" office:value="11713.5" calcext:value-type="float">
            <text:p>11713.5</text:p>
          </table:table-cell>
          <table:table-cell office:value-type="float" office:value="11641" calcext:value-type="float">
            <text:p>11641</text:p>
          </table:table-cell>
          <table:table-cell office:value-type="float" office:value="11564.1" calcext:value-type="float">
            <text:p>11564.1</text:p>
          </table:table-cell>
          <table:table-cell office:value-type="float" office:value="11560.6" calcext:value-type="float">
            <text:p>11560.6</text:p>
          </table:table-cell>
          <table:table-cell office:value-type="float" office:value="11517.4" calcext:value-type="float">
            <text:p>11517.4</text:p>
          </table:table-cell>
          <table:table-cell office:value-type="float" office:value="11540.4" calcext:value-type="float">
            <text:p>11540.4</text:p>
          </table:table-cell>
          <table:table-cell office:value-type="float" office:value="11517.9" calcext:value-type="float">
            <text:p>11517.9</text:p>
          </table:table-cell>
          <table:table-cell office:value-type="float" office:value="11407" calcext:value-type="float">
            <text:p>11407</text:p>
          </table:table-cell>
          <table:table-cell office:value-type="float" office:value="11385.1" calcext:value-type="float">
            <text:p>11385.1</text:p>
          </table:table-cell>
          <table:table-cell office:value-type="float" office:value="11399.2" calcext:value-type="float">
            <text:p>11399.2</text:p>
          </table:table-cell>
          <table:table-cell office:value-type="float" office:value="11369.2" calcext:value-type="float">
            <text:p>11369.2</text:p>
          </table:table-cell>
          <table:table-cell office:value-type="float" office:value="11329.5" calcext:value-type="float">
            <text:p>11329.5</text:p>
          </table:table-cell>
          <table:table-cell office:value-type="float" office:value="11230.8" calcext:value-type="float">
            <text:p>11230.8</text:p>
          </table:table-cell>
          <table:table-cell office:value-type="float" office:value="11283.8" calcext:value-type="float">
            <text:p>11283.8</text:p>
          </table:table-cell>
          <table:table-cell office:value-type="float" office:value="11175.8" calcext:value-type="float">
            <text:p>11175.8</text:p>
          </table:table-cell>
          <table:table-cell office:value-type="float" office:value="11160.4" calcext:value-type="float">
            <text:p>11160.4</text:p>
          </table:table-cell>
          <table:table-cell office:value-type="float" office:value="11110.8" calcext:value-type="float">
            <text:p>11110.8</text:p>
          </table:table-cell>
          <table:table-cell office:value-type="float" office:value="11138.9" calcext:value-type="float">
            <text:p>11138.9</text:p>
          </table:table-cell>
          <table:table-cell office:value-type="float" office:value="11123" calcext:value-type="float">
            <text:p>11123</text:p>
          </table:table-cell>
          <table:table-cell office:value-type="float" office:value="11183.1" calcext:value-type="float">
            <text:p>11183.1</text:p>
          </table:table-cell>
          <table:table-cell office:value-type="float" office:value="11125.4" calcext:value-type="float">
            <text:p>11125.4</text:p>
          </table:table-cell>
          <table:table-cell office:value-type="float" office:value="11066.8" calcext:value-type="float">
            <text:p>11066.8</text:p>
          </table:table-cell>
          <table:table-cell office:value-type="float" office:value="10990.7" calcext:value-type="float">
            <text:p>10990.7</text:p>
          </table:table-cell>
          <table:table-cell office:value-type="float" office:value="10980.1" calcext:value-type="float">
            <text:p>10980.1</text:p>
          </table:table-cell>
          <table:table-cell office:value-type="float" office:value="10955.6" calcext:value-type="float">
            <text:p>10955.6</text:p>
          </table:table-cell>
          <table:table-cell office:value-type="float" office:value="10996.5" calcext:value-type="float">
            <text:p>10996.5</text:p>
          </table:table-cell>
          <table:table-cell office:value-type="float" office:value="10990" calcext:value-type="float">
            <text:p>10990</text:p>
          </table:table-cell>
          <table:table-cell office:value-type="float" office:value="10959.6" calcext:value-type="float">
            <text:p>10959.6</text:p>
          </table:table-cell>
          <table:table-cell office:value-type="float" office:value="10880.3" calcext:value-type="float">
            <text:p>10880.3</text:p>
          </table:table-cell>
          <table:table-cell office:value-type="float" office:value="10813.9" calcext:value-type="float">
            <text:p>10813.9</text:p>
          </table:table-cell>
          <table:table-cell office:value-type="float" office:value="10762" calcext:value-type="float">
            <text:p>10762</text:p>
          </table:table-cell>
          <table:table-cell office:value-type="float" office:value="10736.1" calcext:value-type="float">
            <text:p>10736.1</text:p>
          </table:table-cell>
          <table:table-cell office:value-type="float" office:value="10809.6" calcext:value-type="float">
            <text:p>10809.6</text:p>
          </table:table-cell>
          <table:table-cell office:value-type="float" office:value="10646.5" calcext:value-type="float">
            <text:p>10646.5</text:p>
          </table:table-cell>
          <table:table-cell office:value-type="float" office:value="10657.4" calcext:value-type="float">
            <text:p>10657.4</text:p>
          </table:table-cell>
          <table:table-cell office:value-type="float" office:value="10675.5" calcext:value-type="float">
            <text:p>10675.5</text:p>
          </table:table-cell>
          <table:table-cell office:value-type="float" office:value="10660.8" calcext:value-type="float">
            <text:p>10660.8</text:p>
          </table:table-cell>
          <table:table-cell office:value-type="float" office:value="10587.3" calcext:value-type="float">
            <text:p>10587.3</text:p>
          </table:table-cell>
          <table:table-cell office:value-type="float" office:value="10590.8" calcext:value-type="float">
            <text:p>10590.8</text:p>
          </table:table-cell>
          <table:table-cell office:value-type="float" office:value="10641.2" calcext:value-type="float">
            <text:p>10641.2</text:p>
          </table:table-cell>
          <table:table-cell office:value-type="float" office:value="10620.9" calcext:value-type="float">
            <text:p>10620.9</text:p>
          </table:table-cell>
          <table:table-cell office:value-type="float" office:value="10619" calcext:value-type="float">
            <text:p>10619</text:p>
          </table:table-cell>
          <table:table-cell office:value-type="float" office:value="10595.4" calcext:value-type="float">
            <text:p>10595.4</text:p>
          </table:table-cell>
          <table:table-cell office:value-type="float" office:value="10665" calcext:value-type="float">
            <text:p>10665</text:p>
          </table:table-cell>
          <table:table-cell office:value-type="float" office:value="10601.2" calcext:value-type="float">
            <text:p>10601.2</text:p>
          </table:table-cell>
          <table:table-cell office:value-type="float" office:value="10492.7" calcext:value-type="float">
            <text:p>10492.7</text:p>
          </table:table-cell>
          <table:table-cell office:value-type="float" office:value="10448.4" calcext:value-type="float">
            <text:p>10448.4</text:p>
          </table:table-cell>
          <table:table-cell office:value-type="float" office:value="10318" calcext:value-type="float">
            <text:p>10318</text:p>
          </table:table-cell>
          <table:table-cell office:value-type="float" office:value="10252.9" calcext:value-type="float">
            <text:p>10252.9</text:p>
          </table:table-cell>
          <table:table-cell office:value-type="float" office:value="10244" calcext:value-type="float">
            <text:p>10244</text:p>
          </table:table-cell>
          <table:table-cell office:value-type="float" office:value="10238.5" calcext:value-type="float">
            <text:p>10238.5</text:p>
          </table:table-cell>
          <table:table-cell office:value-type="float" office:value="10237.8" calcext:value-type="float">
            <text:p>10237.8</text:p>
          </table:table-cell>
          <table:table-cell office:value-type="float" office:value="10252.9" calcext:value-type="float">
            <text:p>10252.9</text:p>
          </table:table-cell>
          <table:table-cell office:value-type="float" office:value="10292.5" calcext:value-type="float">
            <text:p>10292.5</text:p>
          </table:table-cell>
          <table:table-cell office:value-type="float" office:value="10228.6" calcext:value-type="float">
            <text:p>10228.6</text:p>
          </table:table-cell>
          <table:table-cell office:value-type="float" office:value="10257.1" calcext:value-type="float">
            <text:p>10257.1</text:p>
          </table:table-cell>
          <table:table-cell office:value-type="float" office:value="10215.8" calcext:value-type="float">
            <text:p>10215.8</text:p>
          </table:table-cell>
          <table:table-cell office:value-type="float" office:value="10245.8" calcext:value-type="float">
            <text:p>10245.8</text:p>
          </table:table-cell>
          <table:table-cell office:value-type="float" office:value="10229.4" calcext:value-type="float">
            <text:p>10229.4</text:p>
          </table:table-cell>
          <table:table-cell office:value-type="float" office:value="10272" calcext:value-type="float">
            <text:p>10272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212.1" calcext:value-type="float">
            <text:p>10212.1</text:p>
          </table:table-cell>
          <table:table-cell office:value-type="float" office:value="10240.6" calcext:value-type="float">
            <text:p>10240.6</text:p>
          </table:table-cell>
          <table:table-cell office:value-type="float" office:value="10271.4" calcext:value-type="float">
            <text:p>10271.4</text:p>
          </table:table-cell>
          <table:table-cell office:value-type="float" office:value="10226.5" calcext:value-type="float">
            <text:p>10226.5</text:p>
          </table:table-cell>
          <table:table-cell office:value-type="float" office:value="10266.4" calcext:value-type="float">
            <text:p>10266.4</text:p>
          </table:table-cell>
          <table:table-cell office:value-type="float" office:value="10281" calcext:value-type="float">
            <text:p>10281</text:p>
          </table:table-cell>
          <table:table-cell office:value-type="float" office:value="10249.5" calcext:value-type="float">
            <text:p>10249.5</text:p>
          </table:table-cell>
          <table:table-cell table:number-columns-repeated="98"/>
        </table:table-row>
        <table:table-row table:style-name="ro1">
          <table:table-cell table:number-columns-repeated="3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2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2</text:p>
          </table:table-cell>
          <table:table-cell table:number-columns-repeated="305"/>
        </table:table-row>
        <table:table-row table:style-name="ro1">
          <table:table-cell table:number-columns-repeated="3" office:value-type="float" office:value="24180.1" calcext:value-type="float">
            <text:p>24180.1</text:p>
          </table:table-cell>
          <table:table-cell office:value-type="float" office:value="24101.7" calcext:value-type="float">
            <text:p>24101.7</text:p>
          </table:table-cell>
          <table:table-cell table:number-columns-repeated="2" office:value-type="float" office:value="23423.8" calcext:value-type="float">
            <text:p>23423.8</text:p>
          </table:table-cell>
          <table:table-cell table:number-columns-repeated="3" office:value-type="float" office:value="22914.7" calcext:value-type="float">
            <text:p>22914.7</text:p>
          </table:table-cell>
          <table:table-cell table:number-columns-repeated="3" office:value-type="float" office:value="22697.8" calcext:value-type="float">
            <text:p>22697.8</text:p>
          </table:table-cell>
          <table:table-cell office:value-type="float" office:value="22216.4" calcext:value-type="float">
            <text:p>22216.4</text:p>
          </table:table-cell>
          <table:table-cell table:number-columns-repeated="2" office:value-type="float" office:value="21884.5" calcext:value-type="float">
            <text:p>21884.5</text:p>
          </table:table-cell>
          <table:table-cell office:value-type="float" office:value="21783.9" calcext:value-type="float">
            <text:p>21783.9</text:p>
          </table:table-cell>
          <table:table-cell office:value-type="float" office:value="21743.4" calcext:value-type="float">
            <text:p>21743.4</text:p>
          </table:table-cell>
          <table:table-cell table:number-columns-repeated="2" office:value-type="float" office:value="21374" calcext:value-type="float">
            <text:p>21374</text:p>
          </table:table-cell>
          <table:table-cell office:value-type="float" office:value="21277.5" calcext:value-type="float">
            <text:p>21277.5</text:p>
          </table:table-cell>
          <table:table-cell table:number-columns-repeated="2" office:value-type="float" office:value="20934.5" calcext:value-type="float">
            <text:p>20934.5</text:p>
          </table:table-cell>
          <table:table-cell office:value-type="float" office:value="20844.6" calcext:value-type="float">
            <text:p>20844.6</text:p>
          </table:table-cell>
          <table:table-cell office:value-type="float" office:value="20603.5" calcext:value-type="float">
            <text:p>20603.5</text:p>
          </table:table-cell>
          <table:table-cell office:value-type="float" office:value="20579.9" calcext:value-type="float">
            <text:p>20579.9</text:p>
          </table:table-cell>
          <table:table-cell table:number-columns-repeated="2" office:value-type="float" office:value="20539" calcext:value-type="float">
            <text:p>20539</text:p>
          </table:table-cell>
          <table:table-cell table:number-columns-repeated="3" office:value-type="float" office:value="20005.4" calcext:value-type="float">
            <text:p>20005.4</text:p>
          </table:table-cell>
          <table:table-cell office:value-type="float" office:value="19974.2" calcext:value-type="float">
            <text:p>19974.2</text:p>
          </table:table-cell>
          <table:table-cell table:number-columns-repeated="2" office:value-type="float" office:value="19819.8" calcext:value-type="float">
            <text:p>19819.8</text:p>
          </table:table-cell>
          <table:table-cell table:number-columns-repeated="3" office:value-type="float" office:value="19312" calcext:value-type="float">
            <text:p>19312</text:p>
          </table:table-cell>
          <table:table-cell office:value-type="float" office:value="19106.6" calcext:value-type="float">
            <text:p>19106.6</text:p>
          </table:table-cell>
          <table:table-cell office:value-type="float" office:value="19063.7" calcext:value-type="float">
            <text:p>19063.7</text:p>
          </table:table-cell>
          <table:table-cell office:value-type="float" office:value="19037.7" calcext:value-type="float">
            <text:p>19037.7</text:p>
          </table:table-cell>
          <table:table-cell table:number-columns-repeated="3" office:value-type="float" office:value="18978.7" calcext:value-type="float">
            <text:p>18978.7</text:p>
          </table:table-cell>
          <table:table-cell office:value-type="float" office:value="18829.2" calcext:value-type="float">
            <text:p>18829.2</text:p>
          </table:table-cell>
          <table:table-cell table:number-columns-repeated="2" office:value-type="float" office:value="18730.6" calcext:value-type="float">
            <text:p>18730.6</text:p>
          </table:table-cell>
          <table:table-cell office:value-type="float" office:value="18372.1" calcext:value-type="float">
            <text:p>18372.1</text:p>
          </table:table-cell>
          <table:table-cell table:number-columns-repeated="2" office:value-type="float" office:value="18341.4" calcext:value-type="float">
            <text:p>18341.4</text:p>
          </table:table-cell>
          <table:table-cell table:number-columns-repeated="3" office:value-type="float" office:value="17940.6" calcext:value-type="float">
            <text:p>17940.6</text:p>
          </table:table-cell>
          <table:table-cell table:number-columns-repeated="3" office:value-type="float" office:value="17743" calcext:value-type="float">
            <text:p>17743</text:p>
          </table:table-cell>
          <table:table-cell table:number-columns-repeated="2" office:value-type="float" office:value="17555" calcext:value-type="float">
            <text:p>17555</text:p>
          </table:table-cell>
          <table:table-cell office:value-type="float" office:value="17328.8" calcext:value-type="float">
            <text:p>17328.8</text:p>
          </table:table-cell>
          <table:table-cell office:value-type="float" office:value="17291.1" calcext:value-type="float">
            <text:p>17291.1</text:p>
          </table:table-cell>
          <table:table-cell table:number-columns-repeated="2" office:value-type="float" office:value="16926.4" calcext:value-type="float">
            <text:p>16926.4</text:p>
          </table:table-cell>
          <table:table-cell office:value-type="float" office:value="16828.9" calcext:value-type="float">
            <text:p>16828.9</text:p>
          </table:table-cell>
          <table:table-cell office:value-type="float" office:value="16772.4" calcext:value-type="float">
            <text:p>16772.4</text:p>
          </table:table-cell>
          <table:table-cell table:number-columns-repeated="2" office:value-type="float" office:value="16707" calcext:value-type="float">
            <text:p>16707</text:p>
          </table:table-cell>
          <table:table-cell office:value-type="float" office:value="16418.5" calcext:value-type="float">
            <text:p>16418.5</text:p>
          </table:table-cell>
          <table:table-cell table:number-columns-repeated="4" office:value-type="float" office:value="16299.8" calcext:value-type="float">
            <text:p>16299.8</text:p>
          </table:table-cell>
          <table:table-cell table:number-columns-repeated="4" office:value-type="float" office:value="16284.4" calcext:value-type="float">
            <text:p>16284.4</text:p>
          </table:table-cell>
          <table:table-cell table:number-columns-repeated="4" office:value-type="float" office:value="16260.2" calcext:value-type="float">
            <text:p>16260.2</text:p>
          </table:table-cell>
          <table:table-cell table:number-columns-repeated="5" office:value-type="float" office:value="15838" calcext:value-type="float">
            <text:p>15838</text:p>
          </table:table-cell>
          <table:table-cell table:number-columns-repeated="3" office:value-type="float" office:value="14880.4" calcext:value-type="float">
            <text:p>14880.4</text:p>
          </table:table-cell>
          <table:table-cell table:number-columns-repeated="2" office:value-type="float" office:value="14857.6" calcext:value-type="float">
            <text:p>14857.6</text:p>
          </table:table-cell>
          <table:table-cell table:number-columns-repeated="5" office:value-type="float" office:value="14248.6" calcext:value-type="float">
            <text:p>14248.6</text:p>
          </table:table-cell>
          <table:table-cell table:number-columns-repeated="2" office:value-type="float" office:value="14202.7" calcext:value-type="float">
            <text:p>14202.7</text:p>
          </table:table-cell>
          <table:table-cell table:number-columns-repeated="4" office:value-type="float" office:value="13975.7" calcext:value-type="float">
            <text:p>13975.7</text:p>
          </table:table-cell>
          <table:table-cell table:number-columns-repeated="3" office:value-type="float" office:value="13897.1" calcext:value-type="float">
            <text:p>13897.1</text:p>
          </table:table-cell>
          <table:table-cell table:number-columns-repeated="2" office:value-type="float" office:value="13859.9" calcext:value-type="float">
            <text:p>13859.9</text:p>
          </table:table-cell>
          <table:table-cell table:number-columns-repeated="3" office:value-type="float" office:value="13845.3" calcext:value-type="float">
            <text:p>13845.3</text:p>
          </table:table-cell>
          <table:table-cell table:number-columns-repeated="5" office:value-type="float" office:value="13556.8" calcext:value-type="float">
            <text:p>13556.8</text:p>
          </table:table-cell>
          <table:table-cell table:number-columns-repeated="6" office:value-type="float" office:value="13351.9" calcext:value-type="float">
            <text:p>13351.9</text:p>
          </table:table-cell>
          <table:table-cell table:number-columns-repeated="3" office:value-type="float" office:value="13284.1" calcext:value-type="float">
            <text:p>13284.1</text:p>
          </table:table-cell>
          <table:table-cell table:number-columns-repeated="4" office:value-type="float" office:value="13255.9" calcext:value-type="float">
            <text:p>13255.9</text:p>
          </table:table-cell>
          <table:table-cell table:number-columns-repeated="2" office:value-type="float" office:value="13121.2" calcext:value-type="float">
            <text:p>13121.2</text:p>
          </table:table-cell>
          <table:table-cell table:number-columns-repeated="5" office:value-type="float" office:value="12906.2" calcext:value-type="float">
            <text:p>12906.2</text:p>
          </table:table-cell>
          <table:table-cell office:value-type="float" office:value="12884.7" calcext:value-type="float">
            <text:p>12884.7</text:p>
          </table:table-cell>
          <table:table-cell table:number-columns-repeated="5" office:value-type="float" office:value="12882.6" calcext:value-type="float">
            <text:p>12882.6</text:p>
          </table:table-cell>
          <table:table-cell office:value-type="float" office:value="12636" calcext:value-type="float">
            <text:p>12636</text:p>
          </table:table-cell>
          <table:table-cell table:number-columns-repeated="4" office:value-type="float" office:value="12485.5" calcext:value-type="float">
            <text:p>12485.5</text:p>
          </table:table-cell>
          <table:table-cell table:number-columns-repeated="2" office:value-type="float" office:value="12452.7" calcext:value-type="float">
            <text:p>12452.7</text:p>
          </table:table-cell>
          <table:table-cell table:number-columns-repeated="5" office:value-type="float" office:value="11843.8" calcext:value-type="float">
            <text:p>11843.8</text:p>
          </table:table-cell>
          <table:table-cell table:number-columns-repeated="3" office:value-type="float" office:value="11742.1" calcext:value-type="float">
            <text:p>11742.1</text:p>
          </table:table-cell>
          <table:table-cell table:number-columns-repeated="3" office:value-type="float" office:value="11362.5" calcext:value-type="float">
            <text:p>11362.5</text:p>
          </table:table-cell>
          <table:table-cell office:value-type="float" office:value="11347.5" calcext:value-type="float">
            <text:p>11347.5</text:p>
          </table:table-cell>
          <table:table-cell table:number-columns-repeated="4" office:value-type="float" office:value="11133.4" calcext:value-type="float">
            <text:p>11133.4</text:p>
          </table:table-cell>
          <table:table-cell table:number-columns-repeated="4" office:value-type="float" office:value="10948" calcext:value-type="float">
            <text:p>10948</text:p>
          </table:table-cell>
          <table:table-cell table:number-columns-repeated="4" office:value-type="float" office:value="10864" calcext:value-type="float">
            <text:p>10864</text:p>
          </table:table-cell>
          <table:table-cell office:value-type="float" office:value="10813" calcext:value-type="float">
            <text:p>10813</text:p>
          </table:table-cell>
          <table:table-cell table:number-columns-repeated="3" office:value-type="float" office:value="10657.3" calcext:value-type="float">
            <text:p>10657.3</text:p>
          </table:table-cell>
          <table:table-cell office:value-type="float" office:value="10645.1" calcext:value-type="float">
            <text:p>10645.1</text:p>
          </table:table-cell>
          <table:table-cell table:number-columns-repeated="5" office:value-type="float" office:value="10531" calcext:value-type="float">
            <text:p>10531</text:p>
          </table:table-cell>
          <table:table-cell table:number-columns-repeated="4" office:value-type="float" office:value="10418.1" calcext:value-type="float">
            <text:p>10418.1</text:p>
          </table:table-cell>
          <table:table-cell table:number-columns-repeated="8" office:value-type="float" office:value="10387.8" calcext:value-type="float">
            <text:p>10387.8</text:p>
          </table:table-cell>
          <table:table-cell table:number-columns-repeated="2" office:value-type="float" office:value="10380.3" calcext:value-type="float">
            <text:p>10380.3</text:p>
          </table:table-cell>
          <table:table-cell table:number-columns-repeated="6" office:value-type="float" office:value="10370.1" calcext:value-type="float">
            <text:p>10370.1</text:p>
          </table:table-cell>
          <table:table-cell table:number-columns-repeated="3" office:value-type="float" office:value="10315.9" calcext:value-type="float">
            <text:p>10315.9</text:p>
          </table:table-cell>
          <table:table-cell table:number-columns-repeated="7" office:value-type="float" office:value="10142.2" calcext:value-type="float">
            <text:p>10142.2</text:p>
          </table:table-cell>
          <table:table-cell table:number-columns-repeated="3" office:value-type="float" office:value="10108.2" calcext:value-type="float">
            <text:p>10108.2</text:p>
          </table:table-cell>
          <table:table-cell table:number-columns-repeated="3" office:value-type="float" office:value="10086.2" calcext:value-type="float">
            <text:p>10086.2</text:p>
          </table:table-cell>
          <table:table-cell table:number-columns-repeated="10" office:value-type="float" office:value="9981.57" calcext:value-type="float">
            <text:p>9981.57</text:p>
          </table:table-cell>
          <table:table-cell table:number-columns-repeated="9" office:value-type="float" office:value="9880.81" calcext:value-type="float">
            <text:p>9880.81</text:p>
          </table:table-cell>
          <table:table-cell table:number-columns-repeated="3" office:value-type="float" office:value="9751.5" calcext:value-type="float">
            <text:p>9751.5</text:p>
          </table:table-cell>
          <table:table-cell office:value-type="float" office:value="9707.72" calcext:value-type="float">
            <text:p>9707.72</text:p>
          </table:table-cell>
          <table:table-cell table:number-columns-repeated="4" office:value-type="float" office:value="9645.54" calcext:value-type="float">
            <text:p>9645.54</text:p>
          </table:table-cell>
          <table:table-cell table:number-columns-repeated="10" office:value-type="float" office:value="9632.27" calcext:value-type="float">
            <text:p>9632.27</text:p>
          </table:table-cell>
          <table:table-cell table:number-columns-repeated="7" office:value-type="float" office:value="9550.88" calcext:value-type="float">
            <text:p>9550.88</text:p>
          </table:table-cell>
          <table:table-cell table:number-columns-repeated="6" office:value-type="float" office:value="9510.41" calcext:value-type="float">
            <text:p>9510.41</text:p>
          </table:table-cell>
          <table:table-cell table:number-columns-repeated="3" office:value-type="float" office:value="9445.34" calcext:value-type="float">
            <text:p>9445.34</text:p>
          </table:table-cell>
          <table:table-cell office:value-type="float" office:value="9387.27" calcext:value-type="float">
            <text:p>9387.27</text:p>
          </table:table-cell>
          <table:table-cell table:number-columns-repeated="4" office:value-type="float" office:value="9341.42" calcext:value-type="float">
            <text:p>9341.42</text:p>
          </table:table-cell>
          <table:table-cell table:number-columns-repeated="16" office:value-type="float" office:value="9324.8" calcext:value-type="float">
            <text:p>9324.8</text:p>
          </table:table-cell>
          <table:table-cell table:number-columns-repeated="24"/>
        </table:table-row>
        <table:table-row table:style-name="ro1">
          <table:table-cell office:value-type="float" office:value="29319.2" calcext:value-type="float">
            <text:p>29319.2</text:p>
          </table:table-cell>
          <table:table-cell office:value-type="float" office:value="27502.3" calcext:value-type="float">
            <text:p>27502.3</text:p>
          </table:table-cell>
          <table:table-cell office:value-type="float" office:value="26204.2" calcext:value-type="float">
            <text:p>26204.2</text:p>
          </table:table-cell>
          <table:table-cell office:value-type="float" office:value="25051.6" calcext:value-type="float">
            <text:p>25051.6</text:p>
          </table:table-cell>
          <table:table-cell office:value-type="float" office:value="24470.3" calcext:value-type="float">
            <text:p>24470.3</text:p>
          </table:table-cell>
          <table:table-cell office:value-type="float" office:value="24411" calcext:value-type="float">
            <text:p>24411</text:p>
          </table:table-cell>
          <table:table-cell office:value-type="float" office:value="24187.2" calcext:value-type="float">
            <text:p>24187.2</text:p>
          </table:table-cell>
          <table:table-cell office:value-type="float" office:value="23772.2" calcext:value-type="float">
            <text:p>23772.2</text:p>
          </table:table-cell>
          <table:table-cell office:value-type="float" office:value="23487.8" calcext:value-type="float">
            <text:p>23487.8</text:p>
          </table:table-cell>
          <table:table-cell office:value-type="float" office:value="23250.7" calcext:value-type="float">
            <text:p>23250.7</text:p>
          </table:table-cell>
          <table:table-cell office:value-type="float" office:value="23146.6" calcext:value-type="float">
            <text:p>23146.6</text:p>
          </table:table-cell>
          <table:table-cell office:value-type="float" office:value="23058.8" calcext:value-type="float">
            <text:p>23058.8</text:p>
          </table:table-cell>
          <table:table-cell office:value-type="float" office:value="22945.2" calcext:value-type="float">
            <text:p>22945.2</text:p>
          </table:table-cell>
          <table:table-cell office:value-type="float" office:value="22949.2" calcext:value-type="float">
            <text:p>22949.2</text:p>
          </table:table-cell>
          <table:table-cell office:value-type="float" office:value="22862.2" calcext:value-type="float">
            <text:p>22862.2</text:p>
          </table:table-cell>
          <table:table-cell office:value-type="float" office:value="22511.8" calcext:value-type="float">
            <text:p>22511.8</text:p>
          </table:table-cell>
          <table:table-cell office:value-type="float" office:value="22218.3" calcext:value-type="float">
            <text:p>22218.3</text:p>
          </table:table-cell>
          <table:table-cell office:value-type="float" office:value="22115.3" calcext:value-type="float">
            <text:p>22115.3</text:p>
          </table:table-cell>
          <table:table-cell office:value-type="float" office:value="22002.2" calcext:value-type="float">
            <text:p>22002.2</text:p>
          </table:table-cell>
          <table:table-cell office:value-type="float" office:value="21926.7" calcext:value-type="float">
            <text:p>21926.7</text:p>
          </table:table-cell>
          <table:table-cell office:value-type="float" office:value="21760.6" calcext:value-type="float">
            <text:p>21760.6</text:p>
          </table:table-cell>
          <table:table-cell office:value-type="float" office:value="21598.3" calcext:value-type="float">
            <text:p>21598.3</text:p>
          </table:table-cell>
          <table:table-cell office:value-type="float" office:value="21459" calcext:value-type="float">
            <text:p>21459</text:p>
          </table:table-cell>
          <table:table-cell office:value-type="float" office:value="21336.6" calcext:value-type="float">
            <text:p>21336.6</text:p>
          </table:table-cell>
          <table:table-cell office:value-type="float" office:value="21126.3" calcext:value-type="float">
            <text:p>21126.3</text:p>
          </table:table-cell>
          <table:table-cell office:value-type="float" office:value="21031" calcext:value-type="float">
            <text:p>21031</text:p>
          </table:table-cell>
          <table:table-cell office:value-type="float" office:value="20875.5" calcext:value-type="float">
            <text:p>20875.5</text:p>
          </table:table-cell>
          <table:table-cell office:value-type="float" office:value="20836.3" calcext:value-type="float">
            <text:p>20836.3</text:p>
          </table:table-cell>
          <table:table-cell office:value-type="float" office:value="20795.6" calcext:value-type="float">
            <text:p>20795.6</text:p>
          </table:table-cell>
          <table:table-cell office:value-type="float" office:value="20624.1" calcext:value-type="float">
            <text:p>20624.1</text:p>
          </table:table-cell>
          <table:table-cell office:value-type="float" office:value="20368.5" calcext:value-type="float">
            <text:p>20368.5</text:p>
          </table:table-cell>
          <table:table-cell office:value-type="float" office:value="20233.9" calcext:value-type="float">
            <text:p>20233.9</text:p>
          </table:table-cell>
          <table:table-cell office:value-type="float" office:value="20232.5" calcext:value-type="float">
            <text:p>20232.5</text:p>
          </table:table-cell>
          <table:table-cell office:value-type="float" office:value="20138.1" calcext:value-type="float">
            <text:p>20138.1</text:p>
          </table:table-cell>
          <table:table-cell office:value-type="float" office:value="20004.9" calcext:value-type="float">
            <text:p>20004.9</text:p>
          </table:table-cell>
          <table:table-cell office:value-type="float" office:value="19840.2" calcext:value-type="float">
            <text:p>19840.2</text:p>
          </table:table-cell>
          <table:table-cell office:value-type="float" office:value="19561.7" calcext:value-type="float">
            <text:p>19561.7</text:p>
          </table:table-cell>
          <table:table-cell office:value-type="float" office:value="19514.3" calcext:value-type="float">
            <text:p>19514.3</text:p>
          </table:table-cell>
          <table:table-cell office:value-type="float" office:value="19478.8" calcext:value-type="float">
            <text:p>19478.8</text:p>
          </table:table-cell>
          <table:table-cell office:value-type="float" office:value="19413.7" calcext:value-type="float">
            <text:p>19413.7</text:p>
          </table:table-cell>
          <table:table-cell office:value-type="float" office:value="19291.9" calcext:value-type="float">
            <text:p>19291.9</text:p>
          </table:table-cell>
          <table:table-cell office:value-type="float" office:value="19242" calcext:value-type="float">
            <text:p>19242</text:p>
          </table:table-cell>
          <table:table-cell office:value-type="float" office:value="19250.6" calcext:value-type="float">
            <text:p>19250.6</text:p>
          </table:table-cell>
          <table:table-cell office:value-type="float" office:value="19179.2" calcext:value-type="float">
            <text:p>19179.2</text:p>
          </table:table-cell>
          <table:table-cell office:value-type="float" office:value="19165.9" calcext:value-type="float">
            <text:p>19165.9</text:p>
          </table:table-cell>
          <table:table-cell office:value-type="float" office:value="19032.1" calcext:value-type="float">
            <text:p>19032.1</text:p>
          </table:table-cell>
          <table:table-cell office:value-type="float" office:value="18915.2" calcext:value-type="float">
            <text:p>18915.2</text:p>
          </table:table-cell>
          <table:table-cell office:value-type="float" office:value="18853" calcext:value-type="float">
            <text:p>18853</text:p>
          </table:table-cell>
          <table:table-cell office:value-type="float" office:value="18649.7" calcext:value-type="float">
            <text:p>18649.7</text:p>
          </table:table-cell>
          <table:table-cell office:value-type="float" office:value="18503.7" calcext:value-type="float">
            <text:p>18503.7</text:p>
          </table:table-cell>
          <table:table-cell office:value-type="float" office:value="18388.4" calcext:value-type="float">
            <text:p>18388.4</text:p>
          </table:table-cell>
          <table:table-cell office:value-type="float" office:value="18172.7" calcext:value-type="float">
            <text:p>18172.7</text:p>
          </table:table-cell>
          <table:table-cell office:value-type="float" office:value="18136" calcext:value-type="float">
            <text:p>18136</text:p>
          </table:table-cell>
          <table:table-cell office:value-type="float" office:value="18071" calcext:value-type="float">
            <text:p>18071</text:p>
          </table:table-cell>
          <table:table-cell office:value-type="float" office:value="18000.2" calcext:value-type="float">
            <text:p>18000.2</text:p>
          </table:table-cell>
          <table:table-cell office:value-type="float" office:value="17943.6" calcext:value-type="float">
            <text:p>17943.6</text:p>
          </table:table-cell>
          <table:table-cell office:value-type="float" office:value="17895" calcext:value-type="float">
            <text:p>17895</text:p>
          </table:table-cell>
          <table:table-cell office:value-type="float" office:value="17769.6" calcext:value-type="float">
            <text:p>17769.6</text:p>
          </table:table-cell>
          <table:table-cell office:value-type="float" office:value="17702.6" calcext:value-type="float">
            <text:p>17702.6</text:p>
          </table:table-cell>
          <table:table-cell office:value-type="float" office:value="17559.9" calcext:value-type="float">
            <text:p>17559.9</text:p>
          </table:table-cell>
          <table:table-cell office:value-type="float" office:value="17423" calcext:value-type="float">
            <text:p>17423</text:p>
          </table:table-cell>
          <table:table-cell office:value-type="float" office:value="17257.8" calcext:value-type="float">
            <text:p>17257.8</text:p>
          </table:table-cell>
          <table:table-cell office:value-type="float" office:value="17103.4" calcext:value-type="float">
            <text:p>17103.4</text:p>
          </table:table-cell>
          <table:table-cell office:value-type="float" office:value="17015.6" calcext:value-type="float">
            <text:p>17015.6</text:p>
          </table:table-cell>
          <table:table-cell office:value-type="float" office:value="17005.3" calcext:value-type="float">
            <text:p>17005.3</text:p>
          </table:table-cell>
          <table:table-cell office:value-type="float" office:value="16918.9" calcext:value-type="float">
            <text:p>16918.9</text:p>
          </table:table-cell>
          <table:table-cell office:value-type="float" office:value="16817.9" calcext:value-type="float">
            <text:p>16817.9</text:p>
          </table:table-cell>
          <table:table-cell office:value-type="float" office:value="16642.3" calcext:value-type="float">
            <text:p>16642.3</text:p>
          </table:table-cell>
          <table:table-cell office:value-type="float" office:value="16544.8" calcext:value-type="float">
            <text:p>16544.8</text:p>
          </table:table-cell>
          <table:table-cell office:value-type="float" office:value="16542.4" calcext:value-type="float">
            <text:p>16542.4</text:p>
          </table:table-cell>
          <table:table-cell office:value-type="float" office:value="16511" calcext:value-type="float">
            <text:p>16511</text:p>
          </table:table-cell>
          <table:table-cell office:value-type="float" office:value="16549.5" calcext:value-type="float">
            <text:p>16549.5</text:p>
          </table:table-cell>
          <table:table-cell office:value-type="float" office:value="16506.2" calcext:value-type="float">
            <text:p>16506.2</text:p>
          </table:table-cell>
          <table:table-cell office:value-type="float" office:value="16479.8" calcext:value-type="float">
            <text:p>16479.8</text:p>
          </table:table-cell>
          <table:table-cell office:value-type="float" office:value="16508" calcext:value-type="float">
            <text:p>16508</text:p>
          </table:table-cell>
          <table:table-cell office:value-type="float" office:value="16477.3" calcext:value-type="float">
            <text:p>16477.3</text:p>
          </table:table-cell>
          <table:table-cell office:value-type="float" office:value="16502.2" calcext:value-type="float">
            <text:p>16502.2</text:p>
          </table:table-cell>
          <table:table-cell office:value-type="float" office:value="16506.8" calcext:value-type="float">
            <text:p>16506.8</text:p>
          </table:table-cell>
          <table:table-cell office:value-type="float" office:value="16433.6" calcext:value-type="float">
            <text:p>16433.6</text:p>
          </table:table-cell>
          <table:table-cell office:value-type="float" office:value="16313" calcext:value-type="float">
            <text:p>16313</text:p>
          </table:table-cell>
          <table:table-cell office:value-type="float" office:value="16072.5" calcext:value-type="float">
            <text:p>16072.5</text:p>
          </table:table-cell>
          <table:table-cell office:value-type="float" office:value="16048.5" calcext:value-type="float">
            <text:p>16048.5</text:p>
          </table:table-cell>
          <table:table-cell office:value-type="float" office:value="16035.5" calcext:value-type="float">
            <text:p>16035.5</text:p>
          </table:table-cell>
          <table:table-cell office:value-type="float" office:value="16005" calcext:value-type="float">
            <text:p>16005</text:p>
          </table:table-cell>
          <table:table-cell office:value-type="float" office:value="15764.9" calcext:value-type="float">
            <text:p>15764.9</text:p>
          </table:table-cell>
          <table:table-cell office:value-type="float" office:value="15286.4" calcext:value-type="float">
            <text:p>15286.4</text:p>
          </table:table-cell>
          <table:table-cell office:value-type="float" office:value="15080.7" calcext:value-type="float">
            <text:p>15080.7</text:p>
          </table:table-cell>
          <table:table-cell office:value-type="float" office:value="15090.5" calcext:value-type="float">
            <text:p>15090.5</text:p>
          </table:table-cell>
          <table:table-cell office:value-type="float" office:value="15046.4" calcext:value-type="float">
            <text:p>15046.4</text:p>
          </table:table-cell>
          <table:table-cell office:value-type="float" office:value="14868.7" calcext:value-type="float">
            <text:p>14868.7</text:p>
          </table:table-cell>
          <table:table-cell office:value-type="float" office:value="14526.2" calcext:value-type="float">
            <text:p>14526.2</text:p>
          </table:table-cell>
          <table:table-cell office:value-type="float" office:value="14512.1" calcext:value-type="float">
            <text:p>14512.1</text:p>
          </table:table-cell>
          <table:table-cell office:value-type="float" office:value="14451" calcext:value-type="float">
            <text:p>14451</text:p>
          </table:table-cell>
          <table:table-cell office:value-type="float" office:value="14439.2" calcext:value-type="float">
            <text:p>14439.2</text:p>
          </table:table-cell>
          <table:table-cell office:value-type="float" office:value="14434.4" calcext:value-type="float">
            <text:p>14434.4</text:p>
          </table:table-cell>
          <table:table-cell office:value-type="float" office:value="14429.6" calcext:value-type="float">
            <text:p>14429.6</text:p>
          </table:table-cell>
          <table:table-cell office:value-type="float" office:value="14330.8" calcext:value-type="float">
            <text:p>14330.8</text:p>
          </table:table-cell>
          <table:table-cell office:value-type="float" office:value="14197.4" calcext:value-type="float">
            <text:p>14197.4</text:p>
          </table:table-cell>
          <table:table-cell office:value-type="float" office:value="14211.5" calcext:value-type="float">
            <text:p>14211.5</text:p>
          </table:table-cell>
          <table:table-cell office:value-type="float" office:value="14194" calcext:value-type="float">
            <text:p>14194</text:p>
          </table:table-cell>
          <table:table-cell office:value-type="float" office:value="14195.6" calcext:value-type="float">
            <text:p>14195.6</text:p>
          </table:table-cell>
          <table:table-cell office:value-type="float" office:value="14122.2" calcext:value-type="float">
            <text:p>14122.2</text:p>
          </table:table-cell>
          <table:table-cell office:value-type="float" office:value="14115" calcext:value-type="float">
            <text:p>14115</text:p>
          </table:table-cell>
          <table:table-cell office:value-type="float" office:value="14129.5" calcext:value-type="float">
            <text:p>14129.5</text:p>
          </table:table-cell>
          <table:table-cell office:value-type="float" office:value="14097.9" calcext:value-type="float">
            <text:p>14097.9</text:p>
          </table:table-cell>
          <table:table-cell office:value-type="float" office:value="14030.5" calcext:value-type="float">
            <text:p>14030.5</text:p>
          </table:table-cell>
          <table:table-cell office:value-type="float" office:value="14096.2" calcext:value-type="float">
            <text:p>14096.2</text:p>
          </table:table-cell>
          <table:table-cell office:value-type="float" office:value="14040.3" calcext:value-type="float">
            <text:p>14040.3</text:p>
          </table:table-cell>
          <table:table-cell office:value-type="float" office:value="14036.6" calcext:value-type="float">
            <text:p>14036.6</text:p>
          </table:table-cell>
          <table:table-cell office:value-type="float" office:value="13892.8" calcext:value-type="float">
            <text:p>13892.8</text:p>
          </table:table-cell>
          <table:table-cell office:value-type="float" office:value="13755.8" calcext:value-type="float">
            <text:p>13755.8</text:p>
          </table:table-cell>
          <table:table-cell office:value-type="float" office:value="13721.1" calcext:value-type="float">
            <text:p>13721.1</text:p>
          </table:table-cell>
          <table:table-cell office:value-type="float" office:value="13796.6" calcext:value-type="float">
            <text:p>13796.6</text:p>
          </table:table-cell>
          <table:table-cell office:value-type="float" office:value="13700.3" calcext:value-type="float">
            <text:p>13700.3</text:p>
          </table:table-cell>
          <table:table-cell office:value-type="float" office:value="13632.2" calcext:value-type="float">
            <text:p>13632.2</text:p>
          </table:table-cell>
          <table:table-cell office:value-type="float" office:value="13524.3" calcext:value-type="float">
            <text:p>13524.3</text:p>
          </table:table-cell>
          <table:table-cell office:value-type="float" office:value="13545.9" calcext:value-type="float">
            <text:p>13545.9</text:p>
          </table:table-cell>
          <table:table-cell office:value-type="float" office:value="13597.3" calcext:value-type="float">
            <text:p>13597.3</text:p>
          </table:table-cell>
          <table:table-cell office:value-type="float" office:value="13613.4" calcext:value-type="float">
            <text:p>13613.4</text:p>
          </table:table-cell>
          <table:table-cell office:value-type="float" office:value="13545.6" calcext:value-type="float">
            <text:p>13545.6</text:p>
          </table:table-cell>
          <table:table-cell office:value-type="float" office:value="13479.5" calcext:value-type="float">
            <text:p>13479.5</text:p>
          </table:table-cell>
          <table:table-cell office:value-type="float" office:value="13508.4" calcext:value-type="float">
            <text:p>13508.4</text:p>
          </table:table-cell>
          <table:table-cell office:value-type="float" office:value="13458.4" calcext:value-type="float">
            <text:p>13458.4</text:p>
          </table:table-cell>
          <table:table-cell office:value-type="float" office:value="13499.9" calcext:value-type="float">
            <text:p>13499.9</text:p>
          </table:table-cell>
          <table:table-cell office:value-type="float" office:value="13458.8" calcext:value-type="float">
            <text:p>13458.8</text:p>
          </table:table-cell>
          <table:table-cell office:value-type="float" office:value="13443.9" calcext:value-type="float">
            <text:p>13443.9</text:p>
          </table:table-cell>
          <table:table-cell office:value-type="float" office:value="13381" calcext:value-type="float">
            <text:p>13381</text:p>
          </table:table-cell>
          <table:table-cell office:value-type="float" office:value="13359.3" calcext:value-type="float">
            <text:p>13359.3</text:p>
          </table:table-cell>
          <table:table-cell office:value-type="float" office:value="13329.9" calcext:value-type="float">
            <text:p>13329.9</text:p>
          </table:table-cell>
          <table:table-cell office:value-type="float" office:value="13169.2" calcext:value-type="float">
            <text:p>13169.2</text:p>
          </table:table-cell>
          <table:table-cell office:value-type="float" office:value="13111.2" calcext:value-type="float">
            <text:p>13111.2</text:p>
          </table:table-cell>
          <table:table-cell office:value-type="float" office:value="13109.5" calcext:value-type="float">
            <text:p>13109.5</text:p>
          </table:table-cell>
          <table:table-cell office:value-type="float" office:value="13138.4" calcext:value-type="float">
            <text:p>13138.4</text:p>
          </table:table-cell>
          <table:table-cell office:value-type="float" office:value="13068.3" calcext:value-type="float">
            <text:p>13068.3</text:p>
          </table:table-cell>
          <table:table-cell office:value-type="float" office:value="13050.3" calcext:value-type="float">
            <text:p>13050.3</text:p>
          </table:table-cell>
          <table:table-cell office:value-type="float" office:value="13072.4" calcext:value-type="float">
            <text:p>13072.4</text:p>
          </table:table-cell>
          <table:table-cell office:value-type="float" office:value="13044.2" calcext:value-type="float">
            <text:p>13044.2</text:p>
          </table:table-cell>
          <table:table-cell office:value-type="float" office:value="13042.9" calcext:value-type="float">
            <text:p>13042.9</text:p>
          </table:table-cell>
          <table:table-cell office:value-type="float" office:value="13017.9" calcext:value-type="float">
            <text:p>13017.9</text:p>
          </table:table-cell>
          <table:table-cell office:value-type="float" office:value="12926" calcext:value-type="float">
            <text:p>12926</text:p>
          </table:table-cell>
          <table:table-cell office:value-type="float" office:value="12812.9" calcext:value-type="float">
            <text:p>12812.9</text:p>
          </table:table-cell>
          <table:table-cell office:value-type="float" office:value="12705.2" calcext:value-type="float">
            <text:p>12705.2</text:p>
          </table:table-cell>
          <table:table-cell office:value-type="float" office:value="12733.2" calcext:value-type="float">
            <text:p>12733.2</text:p>
          </table:table-cell>
          <table:table-cell office:value-type="float" office:value="12667.7" calcext:value-type="float">
            <text:p>12667.7</text:p>
          </table:table-cell>
          <table:table-cell office:value-type="float" office:value="12702.6" calcext:value-type="float">
            <text:p>12702.6</text:p>
          </table:table-cell>
          <table:table-cell office:value-type="float" office:value="12610.6" calcext:value-type="float">
            <text:p>12610.6</text:p>
          </table:table-cell>
          <table:table-cell office:value-type="float" office:value="12402" calcext:value-type="float">
            <text:p>12402</text:p>
          </table:table-cell>
          <table:table-cell office:value-type="float" office:value="12063.4" calcext:value-type="float">
            <text:p>12063.4</text:p>
          </table:table-cell>
          <table:table-cell office:value-type="float" office:value="11988.3" calcext:value-type="float">
            <text:p>11988.3</text:p>
          </table:table-cell>
          <table:table-cell office:value-type="float" office:value="12003.3" calcext:value-type="float">
            <text:p>12003.3</text:p>
          </table:table-cell>
          <table:table-cell office:value-type="float" office:value="12035" calcext:value-type="float">
            <text:p>12035</text:p>
          </table:table-cell>
          <table:table-cell office:value-type="float" office:value="11987.8" calcext:value-type="float">
            <text:p>11987.8</text:p>
          </table:table-cell>
          <table:table-cell office:value-type="float" office:value="11930.8" calcext:value-type="float">
            <text:p>11930.8</text:p>
          </table:table-cell>
          <table:table-cell office:value-type="float" office:value="11892.2" calcext:value-type="float">
            <text:p>11892.2</text:p>
          </table:table-cell>
          <table:table-cell office:value-type="float" office:value="11846.2" calcext:value-type="float">
            <text:p>11846.2</text:p>
          </table:table-cell>
          <table:table-cell office:value-type="float" office:value="11658" calcext:value-type="float">
            <text:p>11658</text:p>
          </table:table-cell>
          <table:table-cell office:value-type="float" office:value="11532" calcext:value-type="float">
            <text:p>11532</text:p>
          </table:table-cell>
          <table:table-cell office:value-type="float" office:value="11544" calcext:value-type="float">
            <text:p>11544</text:p>
          </table:table-cell>
          <table:table-cell office:value-type="float" office:value="11476.2" calcext:value-type="float">
            <text:p>11476.2</text:p>
          </table:table-cell>
          <table:table-cell office:value-type="float" office:value="11368.2" calcext:value-type="float">
            <text:p>11368.2</text:p>
          </table:table-cell>
          <table:table-cell office:value-type="float" office:value="11370" calcext:value-type="float">
            <text:p>11370</text:p>
          </table:table-cell>
          <table:table-cell office:value-type="float" office:value="11279.4" calcext:value-type="float">
            <text:p>11279.4</text:p>
          </table:table-cell>
          <table:table-cell office:value-type="float" office:value="11268.6" calcext:value-type="float">
            <text:p>11268.6</text:p>
          </table:table-cell>
          <table:table-cell office:value-type="float" office:value="11243.3" calcext:value-type="float">
            <text:p>11243.3</text:p>
          </table:table-cell>
          <table:table-cell office:value-type="float" office:value="11127.5" calcext:value-type="float">
            <text:p>11127.5</text:p>
          </table:table-cell>
          <table:table-cell office:value-type="float" office:value="11132.5" calcext:value-type="float">
            <text:p>11132.5</text:p>
          </table:table-cell>
          <table:table-cell office:value-type="float" office:value="11157" calcext:value-type="float">
            <text:p>11157</text:p>
          </table:table-cell>
          <table:table-cell office:value-type="float" office:value="11062.8" calcext:value-type="float">
            <text:p>11062.8</text:p>
          </table:table-cell>
          <table:table-cell office:value-type="float" office:value="11044.7" calcext:value-type="float">
            <text:p>11044.7</text:p>
          </table:table-cell>
          <table:table-cell office:value-type="float" office:value="11034" calcext:value-type="float">
            <text:p>11034</text:p>
          </table:table-cell>
          <table:table-cell office:value-type="float" office:value="10997.5" calcext:value-type="float">
            <text:p>10997.5</text:p>
          </table:table-cell>
          <table:table-cell office:value-type="float" office:value="10988" calcext:value-type="float">
            <text:p>10988</text:p>
          </table:table-cell>
          <table:table-cell office:value-type="float" office:value="10867.3" calcext:value-type="float">
            <text:p>10867.3</text:p>
          </table:table-cell>
          <table:table-cell office:value-type="float" office:value="10822.3" calcext:value-type="float">
            <text:p>10822.3</text:p>
          </table:table-cell>
          <table:table-cell office:value-type="float" office:value="10840.5" calcext:value-type="float">
            <text:p>10840.5</text:p>
          </table:table-cell>
          <table:table-cell office:value-type="float" office:value="10789.3" calcext:value-type="float">
            <text:p>10789.3</text:p>
          </table:table-cell>
          <table:table-cell office:value-type="float" office:value="10707.5" calcext:value-type="float">
            <text:p>10707.5</text:p>
          </table:table-cell>
          <table:table-cell office:value-type="float" office:value="10711.7" calcext:value-type="float">
            <text:p>10711.7</text:p>
          </table:table-cell>
          <table:table-cell office:value-type="float" office:value="10741.3" calcext:value-type="float">
            <text:p>10741.3</text:p>
          </table:table-cell>
          <table:table-cell office:value-type="float" office:value="10726.9" calcext:value-type="float">
            <text:p>10726.9</text:p>
          </table:table-cell>
          <table:table-cell office:value-type="float" office:value="10726" calcext:value-type="float">
            <text:p>10726</text:p>
          </table:table-cell>
          <table:table-cell office:value-type="float" office:value="10641.7" calcext:value-type="float">
            <text:p>10641.7</text:p>
          </table:table-cell>
          <table:table-cell office:value-type="float" office:value="10670.1" calcext:value-type="float">
            <text:p>10670.1</text:p>
          </table:table-cell>
          <table:table-cell office:value-type="float" office:value="10599.1" calcext:value-type="float">
            <text:p>10599.1</text:p>
          </table:table-cell>
          <table:table-cell office:value-type="float" office:value="10614.2" calcext:value-type="float">
            <text:p>10614.2</text:p>
          </table:table-cell>
          <table:table-cell office:value-type="float" office:value="10595.9" calcext:value-type="float">
            <text:p>10595.9</text:p>
          </table:table-cell>
          <table:table-cell office:value-type="float" office:value="10616.3" calcext:value-type="float">
            <text:p>10616.3</text:p>
          </table:table-cell>
          <table:table-cell office:value-type="float" office:value="10514.6" calcext:value-type="float">
            <text:p>10514.6</text:p>
          </table:table-cell>
          <table:table-cell office:value-type="float" office:value="10608.8" calcext:value-type="float">
            <text:p>10608.8</text:p>
          </table:table-cell>
          <table:table-cell office:value-type="float" office:value="10555.4" calcext:value-type="float">
            <text:p>10555.4</text:p>
          </table:table-cell>
          <table:table-cell office:value-type="float" office:value="10593.6" calcext:value-type="float">
            <text:p>10593.6</text:p>
          </table:table-cell>
          <table:table-cell office:value-type="float" office:value="10610.3" calcext:value-type="float">
            <text:p>10610.3</text:p>
          </table:table-cell>
          <table:table-cell office:value-type="float" office:value="10538" calcext:value-type="float">
            <text:p>10538</text:p>
          </table:table-cell>
          <table:table-cell office:value-type="float" office:value="10562.8" calcext:value-type="float">
            <text:p>10562.8</text:p>
          </table:table-cell>
          <table:table-cell office:value-type="float" office:value="10642.9" calcext:value-type="float">
            <text:p>10642.9</text:p>
          </table:table-cell>
          <table:table-cell office:value-type="float" office:value="10533.4" calcext:value-type="float">
            <text:p>10533.4</text:p>
          </table:table-cell>
          <table:table-cell office:value-type="float" office:value="10530" calcext:value-type="float">
            <text:p>10530</text:p>
          </table:table-cell>
          <table:table-cell office:value-type="float" office:value="10531.9" calcext:value-type="float">
            <text:p>10531.9</text:p>
          </table:table-cell>
          <table:table-cell office:value-type="float" office:value="10578.4" calcext:value-type="float">
            <text:p>10578.4</text:p>
          </table:table-cell>
          <table:table-cell office:value-type="float" office:value="10540.2" calcext:value-type="float">
            <text:p>10540.2</text:p>
          </table:table-cell>
          <table:table-cell office:value-type="float" office:value="10519.8" calcext:value-type="float">
            <text:p>10519.8</text:p>
          </table:table-cell>
          <table:table-cell office:value-type="float" office:value="10514.6" calcext:value-type="float">
            <text:p>10514.6</text:p>
          </table:table-cell>
          <table:table-cell office:value-type="float" office:value="10432.3" calcext:value-type="float">
            <text:p>10432.3</text:p>
          </table:table-cell>
          <table:table-cell office:value-type="float" office:value="10525.1" calcext:value-type="float">
            <text:p>10525.1</text:p>
          </table:table-cell>
          <table:table-cell office:value-type="float" office:value="10374.3" calcext:value-type="float">
            <text:p>10374.3</text:p>
          </table:table-cell>
          <table:table-cell office:value-type="float" office:value="10348.2" calcext:value-type="float">
            <text:p>10348.2</text:p>
          </table:table-cell>
          <table:table-cell table:number-columns-repeated="2" office:value-type="float" office:value="10334.9" calcext:value-type="float">
            <text:p>10334.9</text:p>
          </table:table-cell>
          <table:table-cell office:value-type="float" office:value="10302.6" calcext:value-type="float">
            <text:p>10302.6</text:p>
          </table:table-cell>
          <table:table-cell office:value-type="float" office:value="10280.7" calcext:value-type="float">
            <text:p>10280.7</text:p>
          </table:table-cell>
          <table:table-cell office:value-type="float" office:value="10284.9" calcext:value-type="float">
            <text:p>10284.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98.3" calcext:value-type="float">
            <text:p>10298.3</text:p>
          </table:table-cell>
          <table:table-cell office:value-type="float" office:value="10349.5" calcext:value-type="float">
            <text:p>10349.5</text:p>
          </table:table-cell>
          <table:table-cell office:value-type="float" office:value="10254.6" calcext:value-type="float">
            <text:p>10254.6</text:p>
          </table:table-cell>
          <table:table-cell office:value-type="float" office:value="10284.1" calcext:value-type="float">
            <text:p>10284.1</text:p>
          </table:table-cell>
          <table:table-cell office:value-type="float" office:value="10217.2" calcext:value-type="float">
            <text:p>10217.2</text:p>
          </table:table-cell>
          <table:table-cell office:value-type="float" office:value="10234.8" calcext:value-type="float">
            <text:p>10234.8</text:p>
          </table:table-cell>
          <table:table-cell office:value-type="float" office:value="10175.3" calcext:value-type="float">
            <text:p>10175.3</text:p>
          </table:table-cell>
          <table:table-cell office:value-type="float" office:value="10176.7" calcext:value-type="float">
            <text:p>10176.7</text:p>
          </table:table-cell>
          <table:table-cell office:value-type="float" office:value="10206.8" calcext:value-type="float">
            <text:p>10206.8</text:p>
          </table:table-cell>
          <table:table-cell office:value-type="float" office:value="10144.1" calcext:value-type="float">
            <text:p>10144.1</text:p>
          </table:table-cell>
          <table:table-cell office:value-type="float" office:value="10161.4" calcext:value-type="float">
            <text:p>10161.4</text:p>
          </table:table-cell>
          <table:table-cell office:value-type="float" office:value="10202.4" calcext:value-type="float">
            <text:p>10202.4</text:p>
          </table:table-cell>
          <table:table-cell office:value-type="float" office:value="10180" calcext:value-type="float">
            <text:p>10180</text:p>
          </table:table-cell>
          <table:table-cell office:value-type="float" office:value="10179.4" calcext:value-type="float">
            <text:p>10179.4</text:p>
          </table:table-cell>
          <table:table-cell office:value-type="float" office:value="10147.1" calcext:value-type="float">
            <text:p>10147.1</text:p>
          </table:table-cell>
          <table:table-cell office:value-type="float" office:value="10078.1" calcext:value-type="float">
            <text:p>10078.1</text:p>
          </table:table-cell>
          <table:table-cell office:value-type="float" office:value="10083.3" calcext:value-type="float">
            <text:p>10083.3</text:p>
          </table:table-cell>
          <table:table-cell office:value-type="float" office:value="10068.7" calcext:value-type="float">
            <text:p>10068.7</text:p>
          </table:table-cell>
          <table:table-cell office:value-type="float" office:value="10100.9" calcext:value-type="float">
            <text:p>10100.9</text:p>
          </table:table-cell>
          <table:table-cell office:value-type="float" office:value="10094.2" calcext:value-type="float">
            <text:p>10094.2</text:p>
          </table:table-cell>
          <table:table-cell office:value-type="float" office:value="10084.3" calcext:value-type="float">
            <text:p>10084.3</text:p>
          </table:table-cell>
          <table:table-cell office:value-type="float" office:value="10019.1" calcext:value-type="float">
            <text:p>10019.1</text:p>
          </table:table-cell>
          <table:table-cell office:value-type="float" office:value="10022.5" calcext:value-type="float">
            <text:p>10022.5</text:p>
          </table:table-cell>
          <table:table-cell office:value-type="float" office:value="10011.9" calcext:value-type="float">
            <text:p>10011.9</text:p>
          </table:table-cell>
          <table:table-cell office:value-type="float" office:value="10057.8" calcext:value-type="float">
            <text:p>10057.8</text:p>
          </table:table-cell>
          <table:table-cell office:value-type="float" office:value="9944.96" calcext:value-type="float">
            <text:p>9944.96</text:p>
          </table:table-cell>
          <table:table-cell office:value-type="float" office:value="9968.95" calcext:value-type="float">
            <text:p>9968.95</text:p>
          </table:table-cell>
          <table:table-cell office:value-type="float" office:value="9906.85" calcext:value-type="float">
            <text:p>9906.85</text:p>
          </table:table-cell>
          <table:table-cell office:value-type="float" office:value="9848.96" calcext:value-type="float">
            <text:p>9848.96</text:p>
          </table:table-cell>
          <table:table-cell office:value-type="float" office:value="9810.5" calcext:value-type="float">
            <text:p>9810.5</text:p>
          </table:table-cell>
          <table:table-cell office:value-type="float" office:value="9782.48" calcext:value-type="float">
            <text:p>9782.48</text:p>
          </table:table-cell>
          <table:table-cell office:value-type="float" office:value="9838.81" calcext:value-type="float">
            <text:p>9838.81</text:p>
          </table:table-cell>
          <table:table-cell office:value-type="float" office:value="9833.68" calcext:value-type="float">
            <text:p>9833.68</text:p>
          </table:table-cell>
          <table:table-cell office:value-type="float" office:value="9842.02" calcext:value-type="float">
            <text:p>9842.02</text:p>
          </table:table-cell>
          <table:table-cell office:value-type="float" office:value="9858.78" calcext:value-type="float">
            <text:p>9858.78</text:p>
          </table:table-cell>
          <table:table-cell office:value-type="float" office:value="9830.54" calcext:value-type="float">
            <text:p>9830.54</text:p>
          </table:table-cell>
          <table:table-cell office:value-type="float" office:value="9767.62" calcext:value-type="float">
            <text:p>9767.62</text:p>
          </table:table-cell>
          <table:table-cell office:value-type="float" office:value="9803.97" calcext:value-type="float">
            <text:p>9803.97</text:p>
          </table:table-cell>
          <table:table-cell office:value-type="float" office:value="9811.94" calcext:value-type="float">
            <text:p>9811.94</text:p>
          </table:table-cell>
          <table:table-cell office:value-type="float" office:value="9805.35" calcext:value-type="float">
            <text:p>9805.35</text:p>
          </table:table-cell>
          <table:table-cell office:value-type="float" office:value="9846.74" calcext:value-type="float">
            <text:p>9846.74</text:p>
          </table:table-cell>
          <table:table-cell office:value-type="float" office:value="9757.46" calcext:value-type="float">
            <text:p>9757.46</text:p>
          </table:table-cell>
          <table:table-cell office:value-type="float" office:value="9774.07" calcext:value-type="float">
            <text:p>9774.07</text:p>
          </table:table-cell>
          <table:table-cell office:value-type="float" office:value="9729.99" calcext:value-type="float">
            <text:p>9729.99</text:p>
          </table:table-cell>
          <table:table-cell office:value-type="float" office:value="9752.17" calcext:value-type="float">
            <text:p>9752.17</text:p>
          </table:table-cell>
          <table:table-cell office:value-type="float" office:value="9708.63" calcext:value-type="float">
            <text:p>9708.63</text:p>
          </table:table-cell>
          <table:table-cell office:value-type="float" office:value="9713.95" calcext:value-type="float">
            <text:p>9713.95</text:p>
          </table:table-cell>
          <table:table-cell office:value-type="float" office:value="9741.68" calcext:value-type="float">
            <text:p>9741.68</text:p>
          </table:table-cell>
          <table:table-cell office:value-type="float" office:value="9705.87" calcext:value-type="float">
            <text:p>9705.87</text:p>
          </table:table-cell>
          <table:table-cell office:value-type="float" office:value="9785.4" calcext:value-type="float">
            <text:p>9785.4</text:p>
          </table:table-cell>
          <table:table-cell office:value-type="float" office:value="9739.24" calcext:value-type="float">
            <text:p>9739.24</text:p>
          </table:table-cell>
          <table:table-cell office:value-type="float" office:value="9702.06" calcext:value-type="float">
            <text:p>9702.06</text:p>
          </table:table-cell>
          <table:table-cell office:value-type="float" office:value="9756.98" calcext:value-type="float">
            <text:p>9756.98</text:p>
          </table:table-cell>
          <table:table-cell office:value-type="float" office:value="9757.99" calcext:value-type="float">
            <text:p>9757.99</text:p>
          </table:table-cell>
          <table:table-cell office:value-type="float" office:value="9666.36" calcext:value-type="float">
            <text:p>9666.36</text:p>
          </table:table-cell>
          <table:table-cell office:value-type="float" office:value="9662.41" calcext:value-type="float">
            <text:p>9662.41</text:p>
          </table:table-cell>
          <table:table-cell office:value-type="float" office:value="9648.18" calcext:value-type="float">
            <text:p>9648.18</text:p>
          </table:table-cell>
          <table:table-cell office:value-type="float" office:value="9605.74" calcext:value-type="float">
            <text:p>9605.74</text:p>
          </table:table-cell>
          <table:table-cell office:value-type="float" office:value="9584.18" calcext:value-type="float">
            <text:p>9584.18</text:p>
          </table:table-cell>
          <table:table-cell office:value-type="float" office:value="9510.38" calcext:value-type="float">
            <text:p>9510.38</text:p>
          </table:table-cell>
          <table:table-cell office:value-type="float" office:value="9482.38" calcext:value-type="float">
            <text:p>9482.38</text:p>
          </table:table-cell>
          <table:table-cell office:value-type="float" office:value="9505.8" calcext:value-type="float">
            <text:p>9505.8</text:p>
          </table:table-cell>
          <table:table-cell office:value-type="float" office:value="9549.21" calcext:value-type="float">
            <text:p>9549.21</text:p>
          </table:table-cell>
          <table:table-cell office:value-type="float" office:value="9508.9" calcext:value-type="float">
            <text:p>9508.9</text:p>
          </table:table-cell>
          <table:table-cell office:value-type="float" office:value="9580.56" calcext:value-type="float">
            <text:p>9580.56</text:p>
          </table:table-cell>
          <table:table-cell office:value-type="float" office:value="9504.65" calcext:value-type="float">
            <text:p>9504.65</text:p>
          </table:table-cell>
          <table:table-cell office:value-type="float" office:value="9534.35" calcext:value-type="float">
            <text:p>9534.35</text:p>
          </table:table-cell>
          <table:table-cell office:value-type="float" office:value="9537.67" calcext:value-type="float">
            <text:p>9537.67</text:p>
          </table:table-cell>
          <table:table-cell office:value-type="float" office:value="9561.29" calcext:value-type="float">
            <text:p>9561.29</text:p>
          </table:table-cell>
          <table:table-cell office:value-type="float" office:value="9507.31" calcext:value-type="float">
            <text:p>9507.31</text:p>
          </table:table-cell>
          <table:table-cell office:value-type="float" office:value="9462.07" calcext:value-type="float">
            <text:p>9462.07</text:p>
          </table:table-cell>
          <table:table-cell office:value-type="float" office:value="9583.74" calcext:value-type="float">
            <text:p>9583.74</text:p>
          </table:table-cell>
          <table:table-cell office:value-type="float" office:value="9568.06" calcext:value-type="float">
            <text:p>9568.06</text:p>
          </table:table-cell>
          <table:table-cell office:value-type="float" office:value="9510.29" calcext:value-type="float">
            <text:p>9510.29</text:p>
          </table:table-cell>
          <table:table-cell office:value-type="float" office:value="9488.11" calcext:value-type="float">
            <text:p>9488.11</text:p>
          </table:table-cell>
          <table:table-cell office:value-type="float" office:value="9545.85" calcext:value-type="float">
            <text:p>9545.85</text:p>
          </table:table-cell>
          <table:table-cell table:number-columns-repeated="24"/>
        </table:table-row>
        <table:table-row table:style-name="ro1">
          <table:table-cell table:number-columns-repeated="3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3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3</text:p>
          </table:table-cell>
          <table:table-cell table:number-columns-repeated="305"/>
        </table:table-row>
        <table:table-row table:style-name="ro1">
          <table:table-cell office:value-type="float" office:value="25494.1" calcext:value-type="float">
            <text:p>25494.1</text:p>
          </table:table-cell>
          <table:table-cell office:value-type="float" office:value="25122.4" calcext:value-type="float">
            <text:p>25122.4</text:p>
          </table:table-cell>
          <table:table-cell office:value-type="float" office:value="25061.3" calcext:value-type="float">
            <text:p>25061.3</text:p>
          </table:table-cell>
          <table:table-cell table:number-columns-repeated="2" office:value-type="float" office:value="23971.6" calcext:value-type="float">
            <text:p>23971.6</text:p>
          </table:table-cell>
          <table:table-cell table:number-columns-repeated="2" office:value-type="float" office:value="23827.1" calcext:value-type="float">
            <text:p>23827.1</text:p>
          </table:table-cell>
          <table:table-cell table:number-columns-repeated="2" office:value-type="float" office:value="22305.4" calcext:value-type="float">
            <text:p>22305.4</text:p>
          </table:table-cell>
          <table:table-cell office:value-type="float" office:value="22187.9" calcext:value-type="float">
            <text:p>22187.9</text:p>
          </table:table-cell>
          <table:table-cell office:value-type="float" office:value="22173.9" calcext:value-type="float">
            <text:p>22173.9</text:p>
          </table:table-cell>
          <table:table-cell table:number-columns-repeated="2" office:value-type="float" office:value="21383.3" calcext:value-type="float">
            <text:p>21383.3</text:p>
          </table:table-cell>
          <table:table-cell office:value-type="float" office:value="21374.4" calcext:value-type="float">
            <text:p>21374.4</text:p>
          </table:table-cell>
          <table:table-cell table:number-columns-repeated="2" office:value-type="float" office:value="20244.7" calcext:value-type="float">
            <text:p>20244.7</text:p>
          </table:table-cell>
          <table:table-cell office:value-type="float" office:value="20172.8" calcext:value-type="float">
            <text:p>20172.8</text:p>
          </table:table-cell>
          <table:table-cell office:value-type="float" office:value="19914.3" calcext:value-type="float">
            <text:p>19914.3</text:p>
          </table:table-cell>
          <table:table-cell office:value-type="float" office:value="19853.2" calcext:value-type="float">
            <text:p>19853.2</text:p>
          </table:table-cell>
          <table:table-cell table:number-columns-repeated="2" office:value-type="float" office:value="19748.1" calcext:value-type="float">
            <text:p>19748.1</text:p>
          </table:table-cell>
          <table:table-cell office:value-type="float" office:value="19657.3" calcext:value-type="float">
            <text:p>19657.3</text:p>
          </table:table-cell>
          <table:table-cell office:value-type="float" office:value="19458.8" calcext:value-type="float">
            <text:p>19458.8</text:p>
          </table:table-cell>
          <table:table-cell office:value-type="float" office:value="19199.5" calcext:value-type="float">
            <text:p>19199.5</text:p>
          </table:table-cell>
          <table:table-cell table:number-columns-repeated="2" office:value-type="float" office:value="19084.4" calcext:value-type="float">
            <text:p>19084.4</text:p>
          </table:table-cell>
          <table:table-cell office:value-type="float" office:value="19021.4" calcext:value-type="float">
            <text:p>19021.4</text:p>
          </table:table-cell>
          <table:table-cell office:value-type="float" office:value="18724.3" calcext:value-type="float">
            <text:p>18724.3</text:p>
          </table:table-cell>
          <table:table-cell table:number-columns-repeated="2" office:value-type="float" office:value="18506.9" calcext:value-type="float">
            <text:p>18506.9</text:p>
          </table:table-cell>
          <table:table-cell office:value-type="float" office:value="18397.8" calcext:value-type="float">
            <text:p>18397.8</text:p>
          </table:table-cell>
          <table:table-cell office:value-type="float" office:value="18359.2" calcext:value-type="float">
            <text:p>18359.2</text:p>
          </table:table-cell>
          <table:table-cell table:number-columns-repeated="2" office:value-type="float" office:value="18091.3" calcext:value-type="float">
            <text:p>18091.3</text:p>
          </table:table-cell>
          <table:table-cell office:value-type="float" office:value="17802.6" calcext:value-type="float">
            <text:p>17802.6</text:p>
          </table:table-cell>
          <table:table-cell office:value-type="float" office:value="17649.1" calcext:value-type="float">
            <text:p>17649.1</text:p>
          </table:table-cell>
          <table:table-cell table:number-columns-repeated="3" office:value-type="float" office:value="17437.7" calcext:value-type="float">
            <text:p>17437.7</text:p>
          </table:table-cell>
          <table:table-cell office:value-type="float" office:value="17158.5" calcext:value-type="float">
            <text:p>17158.5</text:p>
          </table:table-cell>
          <table:table-cell table:number-columns-repeated="2" office:value-type="float" office:value="17075.3" calcext:value-type="float">
            <text:p>17075.3</text:p>
          </table:table-cell>
          <table:table-cell office:value-type="float" office:value="16955" calcext:value-type="float">
            <text:p>16955</text:p>
          </table:table-cell>
          <table:table-cell table:number-columns-repeated="4" office:value-type="float" office:value="16364.4" calcext:value-type="float">
            <text:p>16364.4</text:p>
          </table:table-cell>
          <table:table-cell office:value-type="float" office:value="16351.4" calcext:value-type="float">
            <text:p>16351.4</text:p>
          </table:table-cell>
          <table:table-cell office:value-type="float" office:value="16313.2" calcext:value-type="float">
            <text:p>16313.2</text:p>
          </table:table-cell>
          <table:table-cell table:number-columns-repeated="3" office:value-type="float" office:value="16238.2" calcext:value-type="float">
            <text:p>16238.2</text:p>
          </table:table-cell>
          <table:table-cell office:value-type="float" office:value="16149.3" calcext:value-type="float">
            <text:p>16149.3</text:p>
          </table:table-cell>
          <table:table-cell table:number-columns-repeated="3" office:value-type="float" office:value="15762.5" calcext:value-type="float">
            <text:p>15762.5</text:p>
          </table:table-cell>
          <table:table-cell table:number-columns-repeated="2" office:value-type="float" office:value="15669.5" calcext:value-type="float">
            <text:p>15669.5</text:p>
          </table:table-cell>
          <table:table-cell table:number-columns-repeated="2" office:value-type="float" office:value="15657.5" calcext:value-type="float">
            <text:p>15657.5</text:p>
          </table:table-cell>
          <table:table-cell office:value-type="float" office:value="15612.5" calcext:value-type="float">
            <text:p>15612.5</text:p>
          </table:table-cell>
          <table:table-cell table:number-columns-repeated="2" office:value-type="float" office:value="15459.7" calcext:value-type="float">
            <text:p>15459.7</text:p>
          </table:table-cell>
          <table:table-cell office:value-type="float" office:value="15333.3" calcext:value-type="float">
            <text:p>15333.3</text:p>
          </table:table-cell>
          <table:table-cell table:number-columns-repeated="3" office:value-type="float" office:value="14674" calcext:value-type="float">
            <text:p>14674</text:p>
          </table:table-cell>
          <table:table-cell table:number-columns-repeated="2" office:value-type="float" office:value="14607.5" calcext:value-type="float">
            <text:p>14607.5</text:p>
          </table:table-cell>
          <table:table-cell table:number-columns-repeated="4" office:value-type="float" office:value="14382.4" calcext:value-type="float">
            <text:p>14382.4</text:p>
          </table:table-cell>
          <table:table-cell table:number-columns-repeated="2" office:value-type="float" office:value="14245.2" calcext:value-type="float">
            <text:p>14245.2</text:p>
          </table:table-cell>
          <table:table-cell table:number-columns-repeated="4" office:value-type="float" office:value="14017" calcext:value-type="float">
            <text:p>14017</text:p>
          </table:table-cell>
          <table:table-cell table:number-columns-repeated="3" office:value-type="float" office:value="13843.4" calcext:value-type="float">
            <text:p>13843.4</text:p>
          </table:table-cell>
          <table:table-cell table:number-columns-repeated="3" office:value-type="float" office:value="13558.6" calcext:value-type="float">
            <text:p>13558.6</text:p>
          </table:table-cell>
          <table:table-cell table:number-columns-repeated="3" office:value-type="float" office:value="12985.5" calcext:value-type="float">
            <text:p>12985.5</text:p>
          </table:table-cell>
          <table:table-cell table:number-columns-repeated="4" office:value-type="float" office:value="12846.9" calcext:value-type="float">
            <text:p>12846.9</text:p>
          </table:table-cell>
          <table:table-cell table:number-columns-repeated="3" office:value-type="float" office:value="12731.8" calcext:value-type="float">
            <text:p>12731.8</text:p>
          </table:table-cell>
          <table:table-cell table:number-columns-repeated="3" office:value-type="float" office:value="12641" calcext:value-type="float">
            <text:p>12641</text:p>
          </table:table-cell>
          <table:table-cell table:number-columns-repeated="2" office:value-type="float" office:value="12567" calcext:value-type="float">
            <text:p>12567</text:p>
          </table:table-cell>
          <table:table-cell table:number-columns-repeated="4" office:value-type="float" office:value="12456.5" calcext:value-type="float">
            <text:p>12456.5</text:p>
          </table:table-cell>
          <table:table-cell table:number-columns-repeated="4" office:value-type="float" office:value="12446.8" calcext:value-type="float">
            <text:p>12446.8</text:p>
          </table:table-cell>
          <table:table-cell office:value-type="float" office:value="12318.8" calcext:value-type="float">
            <text:p>12318.8</text:p>
          </table:table-cell>
          <table:table-cell table:number-columns-repeated="3" office:value-type="float" office:value="12200.3" calcext:value-type="float">
            <text:p>12200.3</text:p>
          </table:table-cell>
          <table:table-cell table:number-columns-repeated="2" office:value-type="float" office:value="12173.7" calcext:value-type="float">
            <text:p>12173.7</text:p>
          </table:table-cell>
          <table:table-cell office:value-type="float" office:value="12069.8" calcext:value-type="float">
            <text:p>12069.8</text:p>
          </table:table-cell>
          <table:table-cell table:number-columns-repeated="5" office:value-type="float" office:value="12017.2" calcext:value-type="float">
            <text:p>12017.2</text:p>
          </table:table-cell>
          <table:table-cell office:value-type="float" office:value="11437.1" calcext:value-type="float">
            <text:p>11437.1</text:p>
          </table:table-cell>
          <table:table-cell table:number-columns-repeated="4" office:value-type="float" office:value="11432.1" calcext:value-type="float">
            <text:p>11432.1</text:p>
          </table:table-cell>
          <table:table-cell office:value-type="float" office:value="11203.7" calcext:value-type="float">
            <text:p>11203.7</text:p>
          </table:table-cell>
          <table:table-cell table:number-columns-repeated="2" office:value-type="float" office:value="11055.3" calcext:value-type="float">
            <text:p>11055.3</text:p>
          </table:table-cell>
          <table:table-cell table:number-columns-repeated="10" office:value-type="float" office:value="10957" calcext:value-type="float">
            <text:p>10957</text:p>
          </table:table-cell>
          <table:table-cell table:number-columns-repeated="2" office:value-type="float" office:value="10905.9" calcext:value-type="float">
            <text:p>10905.9</text:p>
          </table:table-cell>
          <table:table-cell office:value-type="float" office:value="10905" calcext:value-type="float">
            <text:p>10905</text:p>
          </table:table-cell>
          <table:table-cell table:number-columns-repeated="9" office:value-type="float" office:value="10810.5" calcext:value-type="float">
            <text:p>10810.5</text:p>
          </table:table-cell>
          <table:table-cell table:number-columns-repeated="2" office:value-type="float" office:value="10763.7" calcext:value-type="float">
            <text:p>10763.7</text:p>
          </table:table-cell>
          <table:table-cell table:number-columns-repeated="5" office:value-type="float" office:value="10594.9" calcext:value-type="float">
            <text:p>10594.9</text:p>
          </table:table-cell>
          <table:table-cell table:number-columns-repeated="5" office:value-type="float" office:value="10405.6" calcext:value-type="float">
            <text:p>10405.6</text:p>
          </table:table-cell>
          <table:table-cell table:number-columns-repeated="5" office:value-type="float" office:value="10354.4" calcext:value-type="float">
            <text:p>10354.4</text:p>
          </table:table-cell>
          <table:table-cell table:number-columns-repeated="7" office:value-type="float" office:value="10212.2" calcext:value-type="float">
            <text:p>10212.2</text:p>
          </table:table-cell>
          <table:table-cell table:number-columns-repeated="3" office:value-type="float" office:value="10166" calcext:value-type="float">
            <text:p>10166</text:p>
          </table:table-cell>
          <table:table-cell table:number-columns-repeated="4" office:value-type="float" office:value="10117" calcext:value-type="float">
            <text:p>10117</text:p>
          </table:table-cell>
          <table:table-cell table:number-columns-repeated="4" office:value-type="float" office:value="9990.33" calcext:value-type="float">
            <text:p>9990.33</text:p>
          </table:table-cell>
          <table:table-cell table:number-columns-repeated="13" office:value-type="float" office:value="9981.24" calcext:value-type="float">
            <text:p>9981.24</text:p>
          </table:table-cell>
          <table:table-cell table:number-columns-repeated="2" office:value-type="float" office:value="9966.54" calcext:value-type="float">
            <text:p>9966.54</text:p>
          </table:table-cell>
          <table:table-cell table:number-columns-repeated="3" office:value-type="float" office:value="9880.46" calcext:value-type="float">
            <text:p>9880.46</text:p>
          </table:table-cell>
          <table:table-cell table:number-columns-repeated="2" office:value-type="float" office:value="9749.9" calcext:value-type="float">
            <text:p>9749.9</text:p>
          </table:table-cell>
          <table:table-cell office:value-type="float" office:value="9729.73" calcext:value-type="float">
            <text:p>9729.73</text:p>
          </table:table-cell>
          <table:table-cell table:number-columns-repeated="6" office:value-type="float" office:value="9724.64" calcext:value-type="float">
            <text:p>9724.64</text:p>
          </table:table-cell>
          <table:table-cell table:number-columns-repeated="2" office:value-type="float" office:value="9677.47" calcext:value-type="float">
            <text:p>9677.47</text:p>
          </table:table-cell>
          <table:table-cell table:number-columns-repeated="5" office:value-type="float" office:value="9648.91" calcext:value-type="float">
            <text:p>9648.91</text:p>
          </table:table-cell>
          <table:table-cell table:number-columns-repeated="12" office:value-type="float" office:value="9527.66" calcext:value-type="float">
            <text:p>9527.66</text:p>
          </table:table-cell>
          <table:table-cell table:number-columns-repeated="10" office:value-type="float" office:value="9408.4" calcext:value-type="float">
            <text:p>9408.4</text:p>
          </table:table-cell>
          <table:table-cell table:number-columns-repeated="4" office:value-type="float" office:value="9055.99" calcext:value-type="float">
            <text:p>9055.99</text:p>
          </table:table-cell>
          <table:table-cell table:number-columns-repeated="3" office:value-type="float" office:value="9028.57" calcext:value-type="float">
            <text:p>9028.57</text:p>
          </table:table-cell>
          <table:table-cell table:number-columns-repeated="16" office:value-type="float" office:value="8968.78" calcext:value-type="float">
            <text:p>8968.78</text:p>
          </table:table-cell>
          <table:table-cell table:number-columns-repeated="48"/>
        </table:table-row>
        <table:table-row table:style-name="ro1">
          <table:table-cell office:value-type="float" office:value="29202.2" calcext:value-type="float">
            <text:p>29202.2</text:p>
          </table:table-cell>
          <table:table-cell office:value-type="float" office:value="27287.5" calcext:value-type="float">
            <text:p>27287.5</text:p>
          </table:table-cell>
          <table:table-cell office:value-type="float" office:value="26252.3" calcext:value-type="float">
            <text:p>26252.3</text:p>
          </table:table-cell>
          <table:table-cell office:value-type="float" office:value="25782" calcext:value-type="float">
            <text:p>25782</text:p>
          </table:table-cell>
          <table:table-cell office:value-type="float" office:value="25379.9" calcext:value-type="float">
            <text:p>25379.9</text:p>
          </table:table-cell>
          <table:table-cell office:value-type="float" office:value="25027.6" calcext:value-type="float">
            <text:p>25027.6</text:p>
          </table:table-cell>
          <table:table-cell office:value-type="float" office:value="24340.7" calcext:value-type="float">
            <text:p>24340.7</text:p>
          </table:table-cell>
          <table:table-cell office:value-type="float" office:value="24159.9" calcext:value-type="float">
            <text:p>24159.9</text:p>
          </table:table-cell>
          <table:table-cell office:value-type="float" office:value="23928.4" calcext:value-type="float">
            <text:p>23928.4</text:p>
          </table:table-cell>
          <table:table-cell office:value-type="float" office:value="23543.2" calcext:value-type="float">
            <text:p>23543.2</text:p>
          </table:table-cell>
          <table:table-cell office:value-type="float" office:value="22869.8" calcext:value-type="float">
            <text:p>22869.8</text:p>
          </table:table-cell>
          <table:table-cell office:value-type="float" office:value="22534.2" calcext:value-type="float">
            <text:p>22534.2</text:p>
          </table:table-cell>
          <table:table-cell office:value-type="float" office:value="22411.9" calcext:value-type="float">
            <text:p>22411.9</text:p>
          </table:table-cell>
          <table:table-cell office:value-type="float" office:value="22182" calcext:value-type="float">
            <text:p>22182</text:p>
          </table:table-cell>
          <table:table-cell office:value-type="float" office:value="21778.8" calcext:value-type="float">
            <text:p>21778.8</text:p>
          </table:table-cell>
          <table:table-cell office:value-type="float" office:value="21551.7" calcext:value-type="float">
            <text:p>21551.7</text:p>
          </table:table-cell>
          <table:table-cell office:value-type="float" office:value="21117.3" calcext:value-type="float">
            <text:p>21117.3</text:p>
          </table:table-cell>
          <table:table-cell office:value-type="float" office:value="20502.1" calcext:value-type="float">
            <text:p>20502.1</text:p>
          </table:table-cell>
          <table:table-cell office:value-type="float" office:value="20481.2" calcext:value-type="float">
            <text:p>20481.2</text:p>
          </table:table-cell>
          <table:table-cell office:value-type="float" office:value="20307.7" calcext:value-type="float">
            <text:p>20307.7</text:p>
          </table:table-cell>
          <table:table-cell office:value-type="float" office:value="20173.6" calcext:value-type="float">
            <text:p>20173.6</text:p>
          </table:table-cell>
          <table:table-cell office:value-type="float" office:value="20054.9" calcext:value-type="float">
            <text:p>20054.9</text:p>
          </table:table-cell>
          <table:table-cell office:value-type="float" office:value="19959.8" calcext:value-type="float">
            <text:p>19959.8</text:p>
          </table:table-cell>
          <table:table-cell office:value-type="float" office:value="19909.1" calcext:value-type="float">
            <text:p>19909.1</text:p>
          </table:table-cell>
          <table:table-cell office:value-type="float" office:value="19821.6" calcext:value-type="float">
            <text:p>19821.6</text:p>
          </table:table-cell>
          <table:table-cell office:value-type="float" office:value="19670.4" calcext:value-type="float">
            <text:p>19670.4</text:p>
          </table:table-cell>
          <table:table-cell office:value-type="float" office:value="19496.5" calcext:value-type="float">
            <text:p>19496.5</text:p>
          </table:table-cell>
          <table:table-cell office:value-type="float" office:value="19311.9" calcext:value-type="float">
            <text:p>19311.9</text:p>
          </table:table-cell>
          <table:table-cell office:value-type="float" office:value="19231.1" calcext:value-type="float">
            <text:p>19231.1</text:p>
          </table:table-cell>
          <table:table-cell office:value-type="float" office:value="19177.3" calcext:value-type="float">
            <text:p>19177.3</text:p>
          </table:table-cell>
          <table:table-cell office:value-type="float" office:value="18887.7" calcext:value-type="float">
            <text:p>18887.7</text:p>
          </table:table-cell>
          <table:table-cell office:value-type="float" office:value="18747.5" calcext:value-type="float">
            <text:p>18747.5</text:p>
          </table:table-cell>
          <table:table-cell office:value-type="float" office:value="18664.9" calcext:value-type="float">
            <text:p>18664.9</text:p>
          </table:table-cell>
          <table:table-cell office:value-type="float" office:value="18577.5" calcext:value-type="float">
            <text:p>18577.5</text:p>
          </table:table-cell>
          <table:table-cell office:value-type="float" office:value="18432.9" calcext:value-type="float">
            <text:p>18432.9</text:p>
          </table:table-cell>
          <table:table-cell office:value-type="float" office:value="18311.9" calcext:value-type="float">
            <text:p>18311.9</text:p>
          </table:table-cell>
          <table:table-cell office:value-type="float" office:value="18198.8" calcext:value-type="float">
            <text:p>18198.8</text:p>
          </table:table-cell>
          <table:table-cell office:value-type="float" office:value="17990.2" calcext:value-type="float">
            <text:p>17990.2</text:p>
          </table:table-cell>
          <table:table-cell office:value-type="float" office:value="17848" calcext:value-type="float">
            <text:p>17848</text:p>
          </table:table-cell>
          <table:table-cell office:value-type="float" office:value="17745.8" calcext:value-type="float">
            <text:p>17745.8</text:p>
          </table:table-cell>
          <table:table-cell office:value-type="float" office:value="17696.6" calcext:value-type="float">
            <text:p>17696.6</text:p>
          </table:table-cell>
          <table:table-cell office:value-type="float" office:value="17606.8" calcext:value-type="float">
            <text:p>17606.8</text:p>
          </table:table-cell>
          <table:table-cell office:value-type="float" office:value="17400" calcext:value-type="float">
            <text:p>17400</text:p>
          </table:table-cell>
          <table:table-cell office:value-type="float" office:value="17280.3" calcext:value-type="float">
            <text:p>17280.3</text:p>
          </table:table-cell>
          <table:table-cell office:value-type="float" office:value="17188.2" calcext:value-type="float">
            <text:p>17188.2</text:p>
          </table:table-cell>
          <table:table-cell office:value-type="float" office:value="16987.8" calcext:value-type="float">
            <text:p>16987.8</text:p>
          </table:table-cell>
          <table:table-cell office:value-type="float" office:value="16655.4" calcext:value-type="float">
            <text:p>16655.4</text:p>
          </table:table-cell>
          <table:table-cell office:value-type="float" office:value="16578.9" calcext:value-type="float">
            <text:p>16578.9</text:p>
          </table:table-cell>
          <table:table-cell office:value-type="float" office:value="16575.2" calcext:value-type="float">
            <text:p>16575.2</text:p>
          </table:table-cell>
          <table:table-cell office:value-type="float" office:value="16534.4" calcext:value-type="float">
            <text:p>16534.4</text:p>
          </table:table-cell>
          <table:table-cell office:value-type="float" office:value="16562.4" calcext:value-type="float">
            <text:p>16562.4</text:p>
          </table:table-cell>
          <table:table-cell office:value-type="float" office:value="16515.9" calcext:value-type="float">
            <text:p>16515.9</text:p>
          </table:table-cell>
          <table:table-cell office:value-type="float" office:value="16473.2" calcext:value-type="float">
            <text:p>16473.2</text:p>
          </table:table-cell>
          <table:table-cell office:value-type="float" office:value="16455.3" calcext:value-type="float">
            <text:p>16455.3</text:p>
          </table:table-cell>
          <table:table-cell office:value-type="float" office:value="16436.9" calcext:value-type="float">
            <text:p>16436.9</text:p>
          </table:table-cell>
          <table:table-cell office:value-type="float" office:value="16255.2" calcext:value-type="float">
            <text:p>16255.2</text:p>
          </table:table-cell>
          <table:table-cell office:value-type="float" office:value="16016.4" calcext:value-type="float">
            <text:p>16016.4</text:p>
          </table:table-cell>
          <table:table-cell office:value-type="float" office:value="15939.5" calcext:value-type="float">
            <text:p>15939.5</text:p>
          </table:table-cell>
          <table:table-cell office:value-type="float" office:value="15975.7" calcext:value-type="float">
            <text:p>15975.7</text:p>
          </table:table-cell>
          <table:table-cell office:value-type="float" office:value="15930.3" calcext:value-type="float">
            <text:p>15930.3</text:p>
          </table:table-cell>
          <table:table-cell office:value-type="float" office:value="15876.9" calcext:value-type="float">
            <text:p>15876.9</text:p>
          </table:table-cell>
          <table:table-cell office:value-type="float" office:value="15875.8" calcext:value-type="float">
            <text:p>15875.8</text:p>
          </table:table-cell>
          <table:table-cell office:value-type="float" office:value="15868.5" calcext:value-type="float">
            <text:p>15868.5</text:p>
          </table:table-cell>
          <table:table-cell office:value-type="float" office:value="15827.4" calcext:value-type="float">
            <text:p>15827.4</text:p>
          </table:table-cell>
          <table:table-cell office:value-type="float" office:value="15676.7" calcext:value-type="float">
            <text:p>15676.7</text:p>
          </table:table-cell>
          <table:table-cell office:value-type="float" office:value="15541.1" calcext:value-type="float">
            <text:p>15541.1</text:p>
          </table:table-cell>
          <table:table-cell office:value-type="float" office:value="15316" calcext:value-type="float">
            <text:p>15316</text:p>
          </table:table-cell>
          <table:table-cell office:value-type="float" office:value="14935" calcext:value-type="float">
            <text:p>14935</text:p>
          </table:table-cell>
          <table:table-cell office:value-type="float" office:value="14912.7" calcext:value-type="float">
            <text:p>14912.7</text:p>
          </table:table-cell>
          <table:table-cell office:value-type="float" office:value="14898" calcext:value-type="float">
            <text:p>14898</text:p>
          </table:table-cell>
          <table:table-cell office:value-type="float" office:value="14862" calcext:value-type="float">
            <text:p>14862</text:p>
          </table:table-cell>
          <table:table-cell office:value-type="float" office:value="14782.8" calcext:value-type="float">
            <text:p>14782.8</text:p>
          </table:table-cell>
          <table:table-cell office:value-type="float" office:value="14639.1" calcext:value-type="float">
            <text:p>14639.1</text:p>
          </table:table-cell>
          <table:table-cell office:value-type="float" office:value="14583.9" calcext:value-type="float">
            <text:p>14583.9</text:p>
          </table:table-cell>
          <table:table-cell office:value-type="float" office:value="14587.9" calcext:value-type="float">
            <text:p>14587.9</text:p>
          </table:table-cell>
          <table:table-cell office:value-type="float" office:value="14507.9" calcext:value-type="float">
            <text:p>14507.9</text:p>
          </table:table-cell>
          <table:table-cell office:value-type="float" office:value="14437.2" calcext:value-type="float">
            <text:p>14437.2</text:p>
          </table:table-cell>
          <table:table-cell office:value-type="float" office:value="14383.2" calcext:value-type="float">
            <text:p>14383.2</text:p>
          </table:table-cell>
          <table:table-cell office:value-type="float" office:value="14380.1" calcext:value-type="float">
            <text:p>14380.1</text:p>
          </table:table-cell>
          <table:table-cell office:value-type="float" office:value="14268.7" calcext:value-type="float">
            <text:p>14268.7</text:p>
          </table:table-cell>
          <table:table-cell office:value-type="float" office:value="14209.4" calcext:value-type="float">
            <text:p>14209.4</text:p>
          </table:table-cell>
          <table:table-cell office:value-type="float" office:value="14161.2" calcext:value-type="float">
            <text:p>14161.2</text:p>
          </table:table-cell>
          <table:table-cell office:value-type="float" office:value="14124.7" calcext:value-type="float">
            <text:p>14124.7</text:p>
          </table:table-cell>
          <table:table-cell office:value-type="float" office:value="14047.7" calcext:value-type="float">
            <text:p>14047.7</text:p>
          </table:table-cell>
          <table:table-cell office:value-type="float" office:value="13941.5" calcext:value-type="float">
            <text:p>13941.5</text:p>
          </table:table-cell>
          <table:table-cell office:value-type="float" office:value="13771.1" calcext:value-type="float">
            <text:p>13771.1</text:p>
          </table:table-cell>
          <table:table-cell office:value-type="float" office:value="13713.1" calcext:value-type="float">
            <text:p>13713.1</text:p>
          </table:table-cell>
          <table:table-cell office:value-type="float" office:value="13498.9" calcext:value-type="float">
            <text:p>13498.9</text:p>
          </table:table-cell>
          <table:table-cell office:value-type="float" office:value="13274.6" calcext:value-type="float">
            <text:p>13274.6</text:p>
          </table:table-cell>
          <table:table-cell office:value-type="float" office:value="13169.1" calcext:value-type="float">
            <text:p>13169.1</text:p>
          </table:table-cell>
          <table:table-cell office:value-type="float" office:value="13180.3" calcext:value-type="float">
            <text:p>13180.3</text:p>
          </table:table-cell>
          <table:table-cell office:value-type="float" office:value="13153.7" calcext:value-type="float">
            <text:p>13153.7</text:p>
          </table:table-cell>
          <table:table-cell office:value-type="float" office:value="13043.5" calcext:value-type="float">
            <text:p>13043.5</text:p>
          </table:table-cell>
          <table:table-cell office:value-type="float" office:value="13042.9" calcext:value-type="float">
            <text:p>13042.9</text:p>
          </table:table-cell>
          <table:table-cell office:value-type="float" office:value="13030.2" calcext:value-type="float">
            <text:p>13030.2</text:p>
          </table:table-cell>
          <table:table-cell office:value-type="float" office:value="12957.9" calcext:value-type="float">
            <text:p>12957.9</text:p>
          </table:table-cell>
          <table:table-cell office:value-type="float" office:value="12909.2" calcext:value-type="float">
            <text:p>12909.2</text:p>
          </table:table-cell>
          <table:table-cell office:value-type="float" office:value="12938.9" calcext:value-type="float">
            <text:p>12938.9</text:p>
          </table:table-cell>
          <table:table-cell office:value-type="float" office:value="12834.1" calcext:value-type="float">
            <text:p>12834.1</text:p>
          </table:table-cell>
          <table:table-cell office:value-type="float" office:value="12865.9" calcext:value-type="float">
            <text:p>12865.9</text:p>
          </table:table-cell>
          <table:table-cell office:value-type="float" office:value="12790.4" calcext:value-type="float">
            <text:p>12790.4</text:p>
          </table:table-cell>
          <table:table-cell office:value-type="float" office:value="12764.2" calcext:value-type="float">
            <text:p>12764.2</text:p>
          </table:table-cell>
          <table:table-cell office:value-type="float" office:value="12738.5" calcext:value-type="float">
            <text:p>12738.5</text:p>
          </table:table-cell>
          <table:table-cell office:value-type="float" office:value="12681.3" calcext:value-type="float">
            <text:p>12681.3</text:p>
          </table:table-cell>
          <table:table-cell office:value-type="float" office:value="12682.1" calcext:value-type="float">
            <text:p>12682.1</text:p>
          </table:table-cell>
          <table:table-cell office:value-type="float" office:value="12630.4" calcext:value-type="float">
            <text:p>12630.4</text:p>
          </table:table-cell>
          <table:table-cell office:value-type="float" office:value="12652.9" calcext:value-type="float">
            <text:p>12652.9</text:p>
          </table:table-cell>
          <table:table-cell office:value-type="float" office:value="12630.2" calcext:value-type="float">
            <text:p>12630.2</text:p>
          </table:table-cell>
          <table:table-cell office:value-type="float" office:value="12661.8" calcext:value-type="float">
            <text:p>12661.8</text:p>
          </table:table-cell>
          <table:table-cell office:value-type="float" office:value="12639.4" calcext:value-type="float">
            <text:p>12639.4</text:p>
          </table:table-cell>
          <table:table-cell office:value-type="float" office:value="12577.5" calcext:value-type="float">
            <text:p>12577.5</text:p>
          </table:table-cell>
          <table:table-cell office:value-type="float" office:value="12549" calcext:value-type="float">
            <text:p>12549</text:p>
          </table:table-cell>
          <table:table-cell office:value-type="float" office:value="12465.2" calcext:value-type="float">
            <text:p>12465.2</text:p>
          </table:table-cell>
          <table:table-cell office:value-type="float" office:value="12382.3" calcext:value-type="float">
            <text:p>12382.3</text:p>
          </table:table-cell>
          <table:table-cell office:value-type="float" office:value="12377.2" calcext:value-type="float">
            <text:p>12377.2</text:p>
          </table:table-cell>
          <table:table-cell office:value-type="float" office:value="12392.3" calcext:value-type="float">
            <text:p>12392.3</text:p>
          </table:table-cell>
          <table:table-cell office:value-type="float" office:value="12302.2" calcext:value-type="float">
            <text:p>12302.2</text:p>
          </table:table-cell>
          <table:table-cell office:value-type="float" office:value="12297.9" calcext:value-type="float">
            <text:p>12297.9</text:p>
          </table:table-cell>
          <table:table-cell office:value-type="float" office:value="12246.3" calcext:value-type="float">
            <text:p>12246.3</text:p>
          </table:table-cell>
          <table:table-cell office:value-type="float" office:value="12249.9" calcext:value-type="float">
            <text:p>12249.9</text:p>
          </table:table-cell>
          <table:table-cell office:value-type="float" office:value="12247.7" calcext:value-type="float">
            <text:p>12247.7</text:p>
          </table:table-cell>
          <table:table-cell office:value-type="float" office:value="12120.4" calcext:value-type="float">
            <text:p>12120.4</text:p>
          </table:table-cell>
          <table:table-cell office:value-type="float" office:value="11983.1" calcext:value-type="float">
            <text:p>11983.1</text:p>
          </table:table-cell>
          <table:table-cell office:value-type="float" office:value="11665.7" calcext:value-type="float">
            <text:p>11665.7</text:p>
          </table:table-cell>
          <table:table-cell office:value-type="float" office:value="11621.3" calcext:value-type="float">
            <text:p>11621.3</text:p>
          </table:table-cell>
          <table:table-cell office:value-type="float" office:value="11640" calcext:value-type="float">
            <text:p>11640</text:p>
          </table:table-cell>
          <table:table-cell office:value-type="float" office:value="11638.4" calcext:value-type="float">
            <text:p>11638.4</text:p>
          </table:table-cell>
          <table:table-cell office:value-type="float" office:value="11567.7" calcext:value-type="float">
            <text:p>11567.7</text:p>
          </table:table-cell>
          <table:table-cell office:value-type="float" office:value="11396.2" calcext:value-type="float">
            <text:p>11396.2</text:p>
          </table:table-cell>
          <table:table-cell office:value-type="float" office:value="11205" calcext:value-type="float">
            <text:p>11205</text:p>
          </table:table-cell>
          <table:table-cell office:value-type="float" office:value="11281" calcext:value-type="float">
            <text:p>11281</text:p>
          </table:table-cell>
          <table:table-cell office:value-type="float" office:value="11154.8" calcext:value-type="float">
            <text:p>11154.8</text:p>
          </table:table-cell>
          <table:table-cell office:value-type="float" office:value="11115.8" calcext:value-type="float">
            <text:p>11115.8</text:p>
          </table:table-cell>
          <table:table-cell office:value-type="float" office:value="11183.5" calcext:value-type="float">
            <text:p>11183.5</text:p>
          </table:table-cell>
          <table:table-cell office:value-type="float" office:value="11169.9" calcext:value-type="float">
            <text:p>11169.9</text:p>
          </table:table-cell>
          <table:table-cell office:value-type="float" office:value="11194.1" calcext:value-type="float">
            <text:p>11194.1</text:p>
          </table:table-cell>
          <table:table-cell office:value-type="float" office:value="11136.8" calcext:value-type="float">
            <text:p>11136.8</text:p>
          </table:table-cell>
          <table:table-cell office:value-type="float" office:value="11121.9" calcext:value-type="float">
            <text:p>11121.9</text:p>
          </table:table-cell>
          <table:table-cell office:value-type="float" office:value="11144" calcext:value-type="float">
            <text:p>11144</text:p>
          </table:table-cell>
          <table:table-cell office:value-type="float" office:value="11150.6" calcext:value-type="float">
            <text:p>11150.6</text:p>
          </table:table-cell>
          <table:table-cell office:value-type="float" office:value="11165.1" calcext:value-type="float">
            <text:p>11165.1</text:p>
          </table:table-cell>
          <table:table-cell office:value-type="float" office:value="11172.7" calcext:value-type="float">
            <text:p>11172.7</text:p>
          </table:table-cell>
          <table:table-cell office:value-type="float" office:value="11096" calcext:value-type="float">
            <text:p>11096</text:p>
          </table:table-cell>
          <table:table-cell office:value-type="float" office:value="11096.4" calcext:value-type="float">
            <text:p>11096.4</text:p>
          </table:table-cell>
          <table:table-cell office:value-type="float" office:value="11087.5" calcext:value-type="float">
            <text:p>11087.5</text:p>
          </table:table-cell>
          <table:table-cell office:value-type="float" office:value="11025.6" calcext:value-type="float">
            <text:p>11025.6</text:p>
          </table:table-cell>
          <table:table-cell office:value-type="float" office:value="11077.5" calcext:value-type="float">
            <text:p>11077.5</text:p>
          </table:table-cell>
          <table:table-cell office:value-type="float" office:value="11056.1" calcext:value-type="float">
            <text:p>11056.1</text:p>
          </table:table-cell>
          <table:table-cell office:value-type="float" office:value="10976.8" calcext:value-type="float">
            <text:p>10976.8</text:p>
          </table:table-cell>
          <table:table-cell office:value-type="float" office:value="11060.4" calcext:value-type="float">
            <text:p>11060.4</text:p>
          </table:table-cell>
          <table:table-cell office:value-type="float" office:value="11042.9" calcext:value-type="float">
            <text:p>11042.9</text:p>
          </table:table-cell>
          <table:table-cell office:value-type="float" office:value="11012.8" calcext:value-type="float">
            <text:p>11012.8</text:p>
          </table:table-cell>
          <table:table-cell office:value-type="float" office:value="10981.5" calcext:value-type="float">
            <text:p>10981.5</text:p>
          </table:table-cell>
          <table:table-cell office:value-type="float" office:value="10910" calcext:value-type="float">
            <text:p>10910</text:p>
          </table:table-cell>
          <table:table-cell office:value-type="float" office:value="10967.3" calcext:value-type="float">
            <text:p>10967.3</text:p>
          </table:table-cell>
          <table:table-cell office:value-type="float" office:value="10843.2" calcext:value-type="float">
            <text:p>10843.2</text:p>
          </table:table-cell>
          <table:table-cell office:value-type="float" office:value="10831.5" calcext:value-type="float">
            <text:p>10831.5</text:p>
          </table:table-cell>
          <table:table-cell office:value-type="float" office:value="10768.1" calcext:value-type="float">
            <text:p>10768.1</text:p>
          </table:table-cell>
          <table:table-cell office:value-type="float" office:value="10783.2" calcext:value-type="float">
            <text:p>10783.2</text:p>
          </table:table-cell>
          <table:table-cell office:value-type="float" office:value="10731.1" calcext:value-type="float">
            <text:p>10731.1</text:p>
          </table:table-cell>
          <table:table-cell office:value-type="float" office:value="10662.5" calcext:value-type="float">
            <text:p>10662.5</text:p>
          </table:table-cell>
          <table:table-cell office:value-type="float" office:value="10625.3" calcext:value-type="float">
            <text:p>10625.3</text:p>
          </table:table-cell>
          <table:table-cell office:value-type="float" office:value="10595" calcext:value-type="float">
            <text:p>10595</text:p>
          </table:table-cell>
          <table:table-cell office:value-type="float" office:value="10623.4" calcext:value-type="float">
            <text:p>10623.4</text:p>
          </table:table-cell>
          <table:table-cell office:value-type="float" office:value="10616.1" calcext:value-type="float">
            <text:p>10616.1</text:p>
          </table:table-cell>
          <table:table-cell office:value-type="float" office:value="10545.4" calcext:value-type="float">
            <text:p>10545.4</text:p>
          </table:table-cell>
          <table:table-cell office:value-type="float" office:value="10538.9" calcext:value-type="float">
            <text:p>10538.9</text:p>
          </table:table-cell>
          <table:table-cell office:value-type="float" office:value="10536.7" calcext:value-type="float">
            <text:p>10536.7</text:p>
          </table:table-cell>
          <table:table-cell office:value-type="float" office:value="10573.2" calcext:value-type="float">
            <text:p>10573.2</text:p>
          </table:table-cell>
          <table:table-cell office:value-type="float" office:value="10491.9" calcext:value-type="float">
            <text:p>10491.9</text:p>
          </table:table-cell>
          <table:table-cell office:value-type="float" office:value="10423" calcext:value-type="float">
            <text:p>10423</text:p>
          </table:table-cell>
          <table:table-cell office:value-type="float" office:value="10407.7" calcext:value-type="float">
            <text:p>10407.7</text:p>
          </table:table-cell>
          <table:table-cell office:value-type="float" office:value="10412" calcext:value-type="float">
            <text:p>10412</text:p>
          </table:table-cell>
          <table:table-cell office:value-type="float" office:value="10396.1" calcext:value-type="float">
            <text:p>10396.1</text:p>
          </table:table-cell>
          <table:table-cell office:value-type="float" office:value="10377.6" calcext:value-type="float">
            <text:p>10377.6</text:p>
          </table:table-cell>
          <table:table-cell office:value-type="float" office:value="10470.6" calcext:value-type="float">
            <text:p>10470.6</text:p>
          </table:table-cell>
          <table:table-cell office:value-type="float" office:value="10327.6" calcext:value-type="float">
            <text:p>10327.6</text:p>
          </table:table-cell>
          <table:table-cell office:value-type="float" office:value="10400.3" calcext:value-type="float">
            <text:p>10400.3</text:p>
          </table:table-cell>
          <table:table-cell office:value-type="float" office:value="10373.2" calcext:value-type="float">
            <text:p>10373.2</text:p>
          </table:table-cell>
          <table:table-cell office:value-type="float" office:value="10389.9" calcext:value-type="float">
            <text:p>10389.9</text:p>
          </table:table-cell>
          <table:table-cell office:value-type="float" office:value="10330.9" calcext:value-type="float">
            <text:p>10330.9</text:p>
          </table:table-cell>
          <table:table-cell office:value-type="float" office:value="10264.2" calcext:value-type="float">
            <text:p>10264.2</text:p>
          </table:table-cell>
          <table:table-cell office:value-type="float" office:value="10251" calcext:value-type="float">
            <text:p>10251</text:p>
          </table:table-cell>
          <table:table-cell office:value-type="float" office:value="10275.8" calcext:value-type="float">
            <text:p>10275.8</text:p>
          </table:table-cell>
          <table:table-cell office:value-type="float" office:value="10156.2" calcext:value-type="float">
            <text:p>10156.2</text:p>
          </table:table-cell>
          <table:table-cell office:value-type="float" office:value="10145" calcext:value-type="float">
            <text:p>10145</text:p>
          </table:table-cell>
          <table:table-cell office:value-type="float" office:value="10236.8" calcext:value-type="float">
            <text:p>10236.8</text:p>
          </table:table-cell>
          <table:table-cell office:value-type="float" office:value="10198.8" calcext:value-type="float">
            <text:p>10198.8</text:p>
          </table:table-cell>
          <table:table-cell office:value-type="float" office:value="10195.1" calcext:value-type="float">
            <text:p>10195.1</text:p>
          </table:table-cell>
          <table:table-cell office:value-type="float" office:value="10185.4" calcext:value-type="float">
            <text:p>10185.4</text:p>
          </table:table-cell>
          <table:table-cell office:value-type="float" office:value="10115.6" calcext:value-type="float">
            <text:p>10115.6</text:p>
          </table:table-cell>
          <table:table-cell office:value-type="float" office:value="10148.1" calcext:value-type="float">
            <text:p>10148.1</text:p>
          </table:table-cell>
          <table:table-cell office:value-type="float" office:value="10114.7" calcext:value-type="float">
            <text:p>10114.7</text:p>
          </table:table-cell>
          <table:table-cell office:value-type="float" office:value="10192.4" calcext:value-type="float">
            <text:p>10192.4</text:p>
          </table:table-cell>
          <table:table-cell office:value-type="float" office:value="10213.3" calcext:value-type="float">
            <text:p>10213.3</text:p>
          </table:table-cell>
          <table:table-cell office:value-type="float" office:value="10222.8" calcext:value-type="float">
            <text:p>10222.8</text:p>
          </table:table-cell>
          <table:table-cell office:value-type="float" office:value="10154.3" calcext:value-type="float">
            <text:p>10154.3</text:p>
          </table:table-cell>
          <table:table-cell office:value-type="float" office:value="10204.2" calcext:value-type="float">
            <text:p>10204.2</text:p>
          </table:table-cell>
          <table:table-cell office:value-type="float" office:value="10162.1" calcext:value-type="float">
            <text:p>10162.1</text:p>
          </table:table-cell>
          <table:table-cell office:value-type="float" office:value="10137.2" calcext:value-type="float">
            <text:p>10137.2</text:p>
          </table:table-cell>
          <table:table-cell office:value-type="float" office:value="10182.8" calcext:value-type="float">
            <text:p>10182.8</text:p>
          </table:table-cell>
          <table:table-cell office:value-type="float" office:value="10164.9" calcext:value-type="float">
            <text:p>10164.9</text:p>
          </table:table-cell>
          <table:table-cell office:value-type="float" office:value="10160.4" calcext:value-type="float">
            <text:p>10160.4</text:p>
          </table:table-cell>
          <table:table-cell office:value-type="float" office:value="10056.7" calcext:value-type="float">
            <text:p>10056.7</text:p>
          </table:table-cell>
          <table:table-cell office:value-type="float" office:value="10066.5" calcext:value-type="float">
            <text:p>10066.5</text:p>
          </table:table-cell>
          <table:table-cell office:value-type="float" office:value="9997.58" calcext:value-type="float">
            <text:p>9997.58</text:p>
          </table:table-cell>
          <table:table-cell office:value-type="float" office:value="9924.16" calcext:value-type="float">
            <text:p>9924.16</text:p>
          </table:table-cell>
          <table:table-cell office:value-type="float" office:value="9924.76" calcext:value-type="float">
            <text:p>9924.76</text:p>
          </table:table-cell>
          <table:table-cell office:value-type="float" office:value="9959.22" calcext:value-type="float">
            <text:p>9959.22</text:p>
          </table:table-cell>
          <table:table-cell office:value-type="float" office:value="9931.98" calcext:value-type="float">
            <text:p>9931.98</text:p>
          </table:table-cell>
          <table:table-cell office:value-type="float" office:value="9888.73" calcext:value-type="float">
            <text:p>9888.73</text:p>
          </table:table-cell>
          <table:table-cell office:value-type="float" office:value="9885.71" calcext:value-type="float">
            <text:p>9885.71</text:p>
          </table:table-cell>
          <table:table-cell office:value-type="float" office:value="9925.72" calcext:value-type="float">
            <text:p>9925.72</text:p>
          </table:table-cell>
          <table:table-cell office:value-type="float" office:value="9899.96" calcext:value-type="float">
            <text:p>9899.96</text:p>
          </table:table-cell>
          <table:table-cell office:value-type="float" office:value="9890.72" calcext:value-type="float">
            <text:p>9890.72</text:p>
          </table:table-cell>
          <table:table-cell office:value-type="float" office:value="9880.64" calcext:value-type="float">
            <text:p>9880.64</text:p>
          </table:table-cell>
          <table:table-cell office:value-type="float" office:value="9872.06" calcext:value-type="float">
            <text:p>9872.06</text:p>
          </table:table-cell>
          <table:table-cell office:value-type="float" office:value="9880.13" calcext:value-type="float">
            <text:p>9880.13</text:p>
          </table:table-cell>
          <table:table-cell office:value-type="float" office:value="9818.05" calcext:value-type="float">
            <text:p>9818.05</text:p>
          </table:table-cell>
          <table:table-cell office:value-type="float" office:value="9862.13" calcext:value-type="float">
            <text:p>9862.13</text:p>
          </table:table-cell>
          <table:table-cell office:value-type="float" office:value="9775.48" calcext:value-type="float">
            <text:p>9775.48</text:p>
          </table:table-cell>
          <table:table-cell office:value-type="float" office:value="9859.8" calcext:value-type="float">
            <text:p>9859.8</text:p>
          </table:table-cell>
          <table:table-cell office:value-type="float" office:value="9741.12" calcext:value-type="float">
            <text:p>9741.12</text:p>
          </table:table-cell>
          <table:table-cell office:value-type="float" office:value="9704.65" calcext:value-type="float">
            <text:p>9704.65</text:p>
          </table:table-cell>
          <table:table-cell office:value-type="float" office:value="9692.59" calcext:value-type="float">
            <text:p>9692.59</text:p>
          </table:table-cell>
          <table:table-cell office:value-type="float" office:value="9681.09" calcext:value-type="float">
            <text:p>9681.09</text:p>
          </table:table-cell>
          <table:table-cell office:value-type="float" office:value="9764.11" calcext:value-type="float">
            <text:p>9764.11</text:p>
          </table:table-cell>
          <table:table-cell office:value-type="float" office:value="9768.76" calcext:value-type="float">
            <text:p>9768.76</text:p>
          </table:table-cell>
          <table:table-cell office:value-type="float" office:value="9716.57" calcext:value-type="float">
            <text:p>9716.57</text:p>
          </table:table-cell>
          <table:table-cell office:value-type="float" office:value="9670.92" calcext:value-type="float">
            <text:p>9670.92</text:p>
          </table:table-cell>
          <table:table-cell office:value-type="float" office:value="9710.37" calcext:value-type="float">
            <text:p>9710.37</text:p>
          </table:table-cell>
          <table:table-cell office:value-type="float" office:value="9697.21" calcext:value-type="float">
            <text:p>9697.21</text:p>
          </table:table-cell>
          <table:table-cell office:value-type="float" office:value="9726.27" calcext:value-type="float">
            <text:p>9726.27</text:p>
          </table:table-cell>
          <table:table-cell office:value-type="float" office:value="9680.42" calcext:value-type="float">
            <text:p>9680.42</text:p>
          </table:table-cell>
          <table:table-cell office:value-type="float" office:value="9562.04" calcext:value-type="float">
            <text:p>9562.04</text:p>
          </table:table-cell>
          <table:table-cell office:value-type="float" office:value="9633.58" calcext:value-type="float">
            <text:p>9633.58</text:p>
          </table:table-cell>
          <table:table-cell office:value-type="float" office:value="9619.76" calcext:value-type="float">
            <text:p>9619.76</text:p>
          </table:table-cell>
          <table:table-cell office:value-type="float" office:value="9572.6" calcext:value-type="float">
            <text:p>9572.6</text:p>
          </table:table-cell>
          <table:table-cell office:value-type="float" office:value="9587.53" calcext:value-type="float">
            <text:p>9587.53</text:p>
          </table:table-cell>
          <table:table-cell office:value-type="float" office:value="9604.19" calcext:value-type="float">
            <text:p>9604.19</text:p>
          </table:table-cell>
          <table:table-cell office:value-type="float" office:value="9618.39" calcext:value-type="float">
            <text:p>9618.39</text:p>
          </table:table-cell>
          <table:table-cell office:value-type="float" office:value="9602.59" calcext:value-type="float">
            <text:p>9602.59</text:p>
          </table:table-cell>
          <table:table-cell office:value-type="float" office:value="9581.22" calcext:value-type="float">
            <text:p>9581.22</text:p>
          </table:table-cell>
          <table:table-cell office:value-type="float" office:value="9479.9" calcext:value-type="float">
            <text:p>9479.9</text:p>
          </table:table-cell>
          <table:table-cell office:value-type="float" office:value="9346.63" calcext:value-type="float">
            <text:p>9346.63</text:p>
          </table:table-cell>
          <table:table-cell office:value-type="float" office:value="9264.33" calcext:value-type="float">
            <text:p>9264.33</text:p>
          </table:table-cell>
          <table:table-cell office:value-type="float" office:value="9197.49" calcext:value-type="float">
            <text:p>9197.49</text:p>
          </table:table-cell>
          <table:table-cell office:value-type="float" office:value="9196.61" calcext:value-type="float">
            <text:p>9196.61</text:p>
          </table:table-cell>
          <table:table-cell office:value-type="float" office:value="9249.36" calcext:value-type="float">
            <text:p>9249.36</text:p>
          </table:table-cell>
          <table:table-cell office:value-type="float" office:value="9259.44" calcext:value-type="float">
            <text:p>9259.44</text:p>
          </table:table-cell>
          <table:table-cell office:value-type="float" office:value="9215.13" calcext:value-type="float">
            <text:p>9215.13</text:p>
          </table:table-cell>
          <table:table-cell office:value-type="float" office:value="9176.15" calcext:value-type="float">
            <text:p>9176.15</text:p>
          </table:table-cell>
          <table:table-cell office:value-type="float" office:value="9133.86" calcext:value-type="float">
            <text:p>9133.86</text:p>
          </table:table-cell>
          <table:table-cell office:value-type="float" office:value="9119.95" calcext:value-type="float">
            <text:p>9119.95</text:p>
          </table:table-cell>
          <table:table-cell office:value-type="float" office:value="9209.57" calcext:value-type="float">
            <text:p>9209.57</text:p>
          </table:table-cell>
          <table:table-cell office:value-type="float" office:value="9159.24" calcext:value-type="float">
            <text:p>9159.24</text:p>
          </table:table-cell>
          <table:table-cell office:value-type="float" office:value="9137.33" calcext:value-type="float">
            <text:p>9137.33</text:p>
          </table:table-cell>
          <table:table-cell office:value-type="float" office:value="9101.98" calcext:value-type="float">
            <text:p>9101.98</text:p>
          </table:table-cell>
          <table:table-cell office:value-type="float" office:value="9219.77" calcext:value-type="float">
            <text:p>9219.77</text:p>
          </table:table-cell>
          <table:table-cell office:value-type="float" office:value="9141.61" calcext:value-type="float">
            <text:p>9141.61</text:p>
          </table:table-cell>
          <table:table-cell office:value-type="float" office:value="9078.44" calcext:value-type="float">
            <text:p>9078.44</text:p>
          </table:table-cell>
          <table:table-cell office:value-type="float" office:value="9157.68" calcext:value-type="float">
            <text:p>9157.68</text:p>
          </table:table-cell>
          <table:table-cell office:value-type="float" office:value="9169.34" calcext:value-type="float">
            <text:p>9169.34</text:p>
          </table:table-cell>
          <table:table-cell office:value-type="float" office:value="9153.78" calcext:value-type="float">
            <text:p>9153.78</text:p>
          </table:table-cell>
          <table:table-cell table:number-columns-repeated="48"/>
        </table:table-row>
        <table:table-row table:style-name="ro1">
          <table:table-cell table:number-columns-repeated="3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4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4</text:p>
          </table:table-cell>
          <table:table-cell table:number-columns-repeated="305"/>
        </table:table-row>
        <table:table-row table:style-name="ro1">
          <table:table-cell table:number-columns-repeated="2" office:value-type="float" office:value="24928.9" calcext:value-type="float">
            <text:p>24928.9</text:p>
          </table:table-cell>
          <table:table-cell table:number-columns-repeated="2" office:value-type="float" office:value="24464.1" calcext:value-type="float">
            <text:p>24464.1</text:p>
          </table:table-cell>
          <table:table-cell table:number-columns-repeated="3" office:value-type="float" office:value="24365.5" calcext:value-type="float">
            <text:p>24365.5</text:p>
          </table:table-cell>
          <table:table-cell table:number-columns-repeated="2" office:value-type="float" office:value="23918.2" calcext:value-type="float">
            <text:p>23918.2</text:p>
          </table:table-cell>
          <table:table-cell office:value-type="float" office:value="23905" calcext:value-type="float">
            <text:p>23905</text:p>
          </table:table-cell>
          <table:table-cell office:value-type="float" office:value="23370.4" calcext:value-type="float">
            <text:p>23370.4</text:p>
          </table:table-cell>
          <table:table-cell office:value-type="float" office:value="23280.5" calcext:value-type="float">
            <text:p>23280.5</text:p>
          </table:table-cell>
          <table:table-cell office:value-type="float" office:value="22672.9" calcext:value-type="float">
            <text:p>22672.9</text:p>
          </table:table-cell>
          <table:table-cell table:number-columns-repeated="2" office:value-type="float" office:value="22568.7" calcext:value-type="float">
            <text:p>22568.7</text:p>
          </table:table-cell>
          <table:table-cell table:number-columns-repeated="2" office:value-type="float" office:value="21873.6" calcext:value-type="float">
            <text:p>21873.6</text:p>
          </table:table-cell>
          <table:table-cell office:value-type="float" office:value="21831.5" calcext:value-type="float">
            <text:p>21831.5</text:p>
          </table:table-cell>
          <table:table-cell office:value-type="float" office:value="21776.3" calcext:value-type="float">
            <text:p>21776.3</text:p>
          </table:table-cell>
          <table:table-cell office:value-type="float" office:value="21540.1" calcext:value-type="float">
            <text:p>21540.1</text:p>
          </table:table-cell>
          <table:table-cell office:value-type="float" office:value="21491.4" calcext:value-type="float">
            <text:p>21491.4</text:p>
          </table:table-cell>
          <table:table-cell office:value-type="float" office:value="21390.5" calcext:value-type="float">
            <text:p>21390.5</text:p>
          </table:table-cell>
          <table:table-cell office:value-type="float" office:value="21367" calcext:value-type="float">
            <text:p>21367</text:p>
          </table:table-cell>
          <table:table-cell table:number-columns-repeated="3" office:value-type="float" office:value="20872.2" calcext:value-type="float">
            <text:p>20872.2</text:p>
          </table:table-cell>
          <table:table-cell office:value-type="float" office:value="20591.6" calcext:value-type="float">
            <text:p>20591.6</text:p>
          </table:table-cell>
          <table:table-cell office:value-type="float" office:value="20528.6" calcext:value-type="float">
            <text:p>20528.6</text:p>
          </table:table-cell>
          <table:table-cell table:number-columns-repeated="2" office:value-type="float" office:value="20097.5" calcext:value-type="float">
            <text:p>20097.5</text:p>
          </table:table-cell>
          <table:table-cell table:number-columns-repeated="4" office:value-type="float" office:value="19668.1" calcext:value-type="float">
            <text:p>19668.1</text:p>
          </table:table-cell>
          <table:table-cell table:number-columns-repeated="2" office:value-type="float" office:value="18377.4" calcext:value-type="float">
            <text:p>18377.4</text:p>
          </table:table-cell>
          <table:table-cell office:value-type="float" office:value="18329.5" calcext:value-type="float">
            <text:p>18329.5</text:p>
          </table:table-cell>
          <table:table-cell table:number-columns-repeated="2" office:value-type="float" office:value="17864.2" calcext:value-type="float">
            <text:p>17864.2</text:p>
          </table:table-cell>
          <table:table-cell office:value-type="float" office:value="17826" calcext:value-type="float">
            <text:p>17826</text:p>
          </table:table-cell>
          <table:table-cell office:value-type="float" office:value="17641.7" calcext:value-type="float">
            <text:p>17641.7</text:p>
          </table:table-cell>
          <table:table-cell office:value-type="float" office:value="17603.1" calcext:value-type="float">
            <text:p>17603.1</text:p>
          </table:table-cell>
          <table:table-cell office:value-type="float" office:value="17374.2" calcext:value-type="float">
            <text:p>17374.2</text:p>
          </table:table-cell>
          <table:table-cell table:number-columns-repeated="2" office:value-type="float" office:value="17204.5" calcext:value-type="float">
            <text:p>17204.5</text:p>
          </table:table-cell>
          <table:table-cell office:value-type="float" office:value="17072.3" calcext:value-type="float">
            <text:p>17072.3</text:p>
          </table:table-cell>
          <table:table-cell office:value-type="float" office:value="17056.1" calcext:value-type="float">
            <text:p>17056.1</text:p>
          </table:table-cell>
          <table:table-cell table:number-columns-repeated="2" office:value-type="float" office:value="16953.9" calcext:value-type="float">
            <text:p>16953.9</text:p>
          </table:table-cell>
          <table:table-cell office:value-type="float" office:value="16557.1" calcext:value-type="float">
            <text:p>16557.1</text:p>
          </table:table-cell>
          <table:table-cell office:value-type="float" office:value="16412.1" calcext:value-type="float">
            <text:p>16412.1</text:p>
          </table:table-cell>
          <table:table-cell table:number-columns-repeated="2" office:value-type="float" office:value="16219.1" calcext:value-type="float">
            <text:p>16219.1</text:p>
          </table:table-cell>
          <table:table-cell office:value-type="float" office:value="16105.5" calcext:value-type="float">
            <text:p>16105.5</text:p>
          </table:table-cell>
          <table:table-cell table:number-columns-repeated="4" office:value-type="float" office:value="15609.2" calcext:value-type="float">
            <text:p>15609.2</text:p>
          </table:table-cell>
          <table:table-cell office:value-type="float" office:value="15516.5" calcext:value-type="float">
            <text:p>15516.5</text:p>
          </table:table-cell>
          <table:table-cell table:number-columns-repeated="3" office:value-type="float" office:value="15043.7" calcext:value-type="float">
            <text:p>15043.7</text:p>
          </table:table-cell>
          <table:table-cell office:value-type="float" office:value="14998.6" calcext:value-type="float">
            <text:p>14998.6</text:p>
          </table:table-cell>
          <table:table-cell office:value-type="float" office:value="14974.4" calcext:value-type="float">
            <text:p>14974.4</text:p>
          </table:table-cell>
          <table:table-cell office:value-type="float" office:value="14605.1" calcext:value-type="float">
            <text:p>14605.1</text:p>
          </table:table-cell>
          <table:table-cell table:number-columns-repeated="4" office:value-type="float" office:value="14438.9" calcext:value-type="float">
            <text:p>14438.9</text:p>
          </table:table-cell>
          <table:table-cell office:value-type="float" office:value="14264.5" calcext:value-type="float">
            <text:p>14264.5</text:p>
          </table:table-cell>
          <table:table-cell table:number-columns-repeated="3" office:value-type="float" office:value="14162.3" calcext:value-type="float">
            <text:p>14162.3</text:p>
          </table:table-cell>
          <table:table-cell table:number-columns-repeated="2" office:value-type="float" office:value="14000" calcext:value-type="float">
            <text:p>14000</text:p>
          </table:table-cell>
          <table:table-cell table:number-columns-repeated="3" office:value-type="float" office:value="13776.7" calcext:value-type="float">
            <text:p>13776.7</text:p>
          </table:table-cell>
          <table:table-cell office:value-type="float" office:value="13768.9" calcext:value-type="float">
            <text:p>13768.9</text:p>
          </table:table-cell>
          <table:table-cell table:number-columns-repeated="2" office:value-type="float" office:value="13765.3" calcext:value-type="float">
            <text:p>13765.3</text:p>
          </table:table-cell>
          <table:table-cell office:value-type="float" office:value="13725.6" calcext:value-type="float">
            <text:p>13725.6</text:p>
          </table:table-cell>
          <table:table-cell office:value-type="float" office:value="13715.3" calcext:value-type="float">
            <text:p>13715.3</text:p>
          </table:table-cell>
          <table:table-cell table:number-columns-repeated="3" office:value-type="float" office:value="13511.2" calcext:value-type="float">
            <text:p>13511.2</text:p>
          </table:table-cell>
          <table:table-cell office:value-type="float" office:value="13354.9" calcext:value-type="float">
            <text:p>13354.9</text:p>
          </table:table-cell>
          <table:table-cell table:number-columns-repeated="2" office:value-type="float" office:value="13268.6" calcext:value-type="float">
            <text:p>13268.6</text:p>
          </table:table-cell>
          <table:table-cell office:value-type="float" office:value="13255.2" calcext:value-type="float">
            <text:p>13255.2</text:p>
          </table:table-cell>
          <table:table-cell office:value-type="float" office:value="13222.5" calcext:value-type="float">
            <text:p>13222.5</text:p>
          </table:table-cell>
          <table:table-cell table:number-columns-repeated="3" office:value-type="float" office:value="13163.9" calcext:value-type="float">
            <text:p>13163.9</text:p>
          </table:table-cell>
          <table:table-cell office:value-type="float" office:value="13156.1" calcext:value-type="float">
            <text:p>13156.1</text:p>
          </table:table-cell>
          <table:table-cell office:value-type="float" office:value="13151.8" calcext:value-type="float">
            <text:p>13151.8</text:p>
          </table:table-cell>
          <table:table-cell table:number-columns-repeated="2" office:value-type="float" office:value="13026" calcext:value-type="float">
            <text:p>13026</text:p>
          </table:table-cell>
          <table:table-cell table:number-columns-repeated="2" office:value-type="float" office:value="12925.3" calcext:value-type="float">
            <text:p>12925.3</text:p>
          </table:table-cell>
          <table:table-cell table:number-columns-repeated="3" office:value-type="float" office:value="12698.6" calcext:value-type="float">
            <text:p>12698.6</text:p>
          </table:table-cell>
          <table:table-cell table:number-columns-repeated="4" office:value-type="float" office:value="12591.8" calcext:value-type="float">
            <text:p>12591.8</text:p>
          </table:table-cell>
          <table:table-cell table:number-columns-repeated="10" office:value-type="float" office:value="12442.3" calcext:value-type="float">
            <text:p>12442.3</text:p>
          </table:table-cell>
          <table:table-cell table:number-columns-repeated="2" office:value-type="float" office:value="12141.7" calcext:value-type="float">
            <text:p>12141.7</text:p>
          </table:table-cell>
          <table:table-cell table:number-columns-repeated="4" office:value-type="float" office:value="11897.1" calcext:value-type="float">
            <text:p>11897.1</text:p>
          </table:table-cell>
          <table:table-cell table:number-columns-repeated="4" office:value-type="float" office:value="11842.6" calcext:value-type="float">
            <text:p>11842.6</text:p>
          </table:table-cell>
          <table:table-cell office:value-type="float" office:value="11779.5" calcext:value-type="float">
            <text:p>11779.5</text:p>
          </table:table-cell>
          <table:table-cell table:number-columns-repeated="4" office:value-type="float" office:value="11645.5" calcext:value-type="float">
            <text:p>11645.5</text:p>
          </table:table-cell>
          <table:table-cell table:number-columns-repeated="4" office:value-type="float" office:value="11582.5" calcext:value-type="float">
            <text:p>11582.5</text:p>
          </table:table-cell>
          <table:table-cell table:number-columns-repeated="5" office:value-type="float" office:value="11307.6" calcext:value-type="float">
            <text:p>11307.6</text:p>
          </table:table-cell>
          <table:table-cell table:number-columns-repeated="11" office:value-type="float" office:value="11111.2" calcext:value-type="float">
            <text:p>11111.2</text:p>
          </table:table-cell>
          <table:table-cell table:number-columns-repeated="3" office:value-type="float" office:value="11089.2" calcext:value-type="float">
            <text:p>11089.2</text:p>
          </table:table-cell>
          <table:table-cell table:number-columns-repeated="8" office:value-type="float" office:value="11080" calcext:value-type="float">
            <text:p>11080</text:p>
          </table:table-cell>
          <table:table-cell table:number-columns-repeated="10" office:value-type="float" office:value="10799.8" calcext:value-type="float">
            <text:p>10799.8</text:p>
          </table:table-cell>
          <table:table-cell table:number-columns-repeated="4" office:value-type="float" office:value="10745.3" calcext:value-type="float">
            <text:p>10745.3</text:p>
          </table:table-cell>
          <table:table-cell table:number-columns-repeated="7" office:value-type="float" office:value="10617.3" calcext:value-type="float">
            <text:p>10617.3</text:p>
          </table:table-cell>
          <table:table-cell table:number-columns-repeated="4" office:value-type="float" office:value="10582.5" calcext:value-type="float">
            <text:p>10582.5</text:p>
          </table:table-cell>
          <table:table-cell table:number-columns-repeated="6" office:value-type="float" office:value="10547.6" calcext:value-type="float">
            <text:p>10547.6</text:p>
          </table:table-cell>
          <table:table-cell office:value-type="float" office:value="10501.2" calcext:value-type="float">
            <text:p>10501.2</text:p>
          </table:table-cell>
          <table:table-cell table:number-columns-repeated="15" office:value-type="float" office:value="10470.5" calcext:value-type="float">
            <text:p>10470.5</text:p>
          </table:table-cell>
          <table:table-cell table:number-columns-repeated="6" office:value-type="float" office:value="10382.6" calcext:value-type="float">
            <text:p>10382.6</text:p>
          </table:table-cell>
          <table:table-cell table:number-columns-repeated="3" office:value-type="float" office:value="10268.4" calcext:value-type="float">
            <text:p>10268.4</text:p>
          </table:table-cell>
          <table:table-cell table:number-columns-repeated="16" office:value-type="float" office:value="10223.4" calcext:value-type="float">
            <text:p>10223.4</text:p>
          </table:table-cell>
          <table:table-cell table:number-columns-repeated="77"/>
        </table:table-row>
        <table:table-row table:style-name="ro1">
          <table:table-cell office:value-type="float" office:value="29553.2" calcext:value-type="float">
            <text:p>29553.2</text:p>
          </table:table-cell>
          <table:table-cell office:value-type="float" office:value="27624.5" calcext:value-type="float">
            <text:p>27624.5</text:p>
          </table:table-cell>
          <table:table-cell office:value-type="float" office:value="26004.5" calcext:value-type="float">
            <text:p>26004.5</text:p>
          </table:table-cell>
          <table:table-cell office:value-type="float" office:value="25241.4" calcext:value-type="float">
            <text:p>25241.4</text:p>
          </table:table-cell>
          <table:table-cell office:value-type="float" office:value="25155.1" calcext:value-type="float">
            <text:p>25155.1</text:p>
          </table:table-cell>
          <table:table-cell office:value-type="float" office:value="24927.8" calcext:value-type="float">
            <text:p>24927.8</text:p>
          </table:table-cell>
          <table:table-cell office:value-type="float" office:value="24734.7" calcext:value-type="float">
            <text:p>24734.7</text:p>
          </table:table-cell>
          <table:table-cell office:value-type="float" office:value="24647.9" calcext:value-type="float">
            <text:p>24647.9</text:p>
          </table:table-cell>
          <table:table-cell office:value-type="float" office:value="24594.4" calcext:value-type="float">
            <text:p>24594.4</text:p>
          </table:table-cell>
          <table:table-cell office:value-type="float" office:value="24419.2" calcext:value-type="float">
            <text:p>24419.2</text:p>
          </table:table-cell>
          <table:table-cell office:value-type="float" office:value="24180.7" calcext:value-type="float">
            <text:p>24180.7</text:p>
          </table:table-cell>
          <table:table-cell office:value-type="float" office:value="24088" calcext:value-type="float">
            <text:p>24088</text:p>
          </table:table-cell>
          <table:table-cell office:value-type="float" office:value="23825.4" calcext:value-type="float">
            <text:p>23825.4</text:p>
          </table:table-cell>
          <table:table-cell office:value-type="float" office:value="23538.6" calcext:value-type="float">
            <text:p>23538.6</text:p>
          </table:table-cell>
          <table:table-cell office:value-type="float" office:value="23311.8" calcext:value-type="float">
            <text:p>23311.8</text:p>
          </table:table-cell>
          <table:table-cell office:value-type="float" office:value="23017.1" calcext:value-type="float">
            <text:p>23017.1</text:p>
          </table:table-cell>
          <table:table-cell office:value-type="float" office:value="22781.4" calcext:value-type="float">
            <text:p>22781.4</text:p>
          </table:table-cell>
          <table:table-cell office:value-type="float" office:value="22648" calcext:value-type="float">
            <text:p>22648</text:p>
          </table:table-cell>
          <table:table-cell office:value-type="float" office:value="22293.1" calcext:value-type="float">
            <text:p>22293.1</text:p>
          </table:table-cell>
          <table:table-cell office:value-type="float" office:value="22093.5" calcext:value-type="float">
            <text:p>22093.5</text:p>
          </table:table-cell>
          <table:table-cell office:value-type="float" office:value="22051.1" calcext:value-type="float">
            <text:p>22051.1</text:p>
          </table:table-cell>
          <table:table-cell office:value-type="float" office:value="21907.4" calcext:value-type="float">
            <text:p>21907.4</text:p>
          </table:table-cell>
          <table:table-cell office:value-type="float" office:value="21789" calcext:value-type="float">
            <text:p>21789</text:p>
          </table:table-cell>
          <table:table-cell office:value-type="float" office:value="21715.3" calcext:value-type="float">
            <text:p>21715.3</text:p>
          </table:table-cell>
          <table:table-cell office:value-type="float" office:value="21628.9" calcext:value-type="float">
            <text:p>21628.9</text:p>
          </table:table-cell>
          <table:table-cell office:value-type="float" office:value="21426.9" calcext:value-type="float">
            <text:p>21426.9</text:p>
          </table:table-cell>
          <table:table-cell office:value-type="float" office:value="21176.7" calcext:value-type="float">
            <text:p>21176.7</text:p>
          </table:table-cell>
          <table:table-cell office:value-type="float" office:value="21113.2" calcext:value-type="float">
            <text:p>21113.2</text:p>
          </table:table-cell>
          <table:table-cell office:value-type="float" office:value="20951.4" calcext:value-type="float">
            <text:p>20951.4</text:p>
          </table:table-cell>
          <table:table-cell office:value-type="float" office:value="20799.8" calcext:value-type="float">
            <text:p>20799.8</text:p>
          </table:table-cell>
          <table:table-cell office:value-type="float" office:value="20583.4" calcext:value-type="float">
            <text:p>20583.4</text:p>
          </table:table-cell>
          <table:table-cell office:value-type="float" office:value="20330.6" calcext:value-type="float">
            <text:p>20330.6</text:p>
          </table:table-cell>
          <table:table-cell office:value-type="float" office:value="20232.6" calcext:value-type="float">
            <text:p>20232.6</text:p>
          </table:table-cell>
          <table:table-cell office:value-type="float" office:value="20001.5" calcext:value-type="float">
            <text:p>20001.5</text:p>
          </table:table-cell>
          <table:table-cell office:value-type="float" office:value="19880.4" calcext:value-type="float">
            <text:p>19880.4</text:p>
          </table:table-cell>
          <table:table-cell office:value-type="float" office:value="19738.6" calcext:value-type="float">
            <text:p>19738.6</text:p>
          </table:table-cell>
          <table:table-cell office:value-type="float" office:value="19370.5" calcext:value-type="float">
            <text:p>19370.5</text:p>
          </table:table-cell>
          <table:table-cell office:value-type="float" office:value="18733.6" calcext:value-type="float">
            <text:p>18733.6</text:p>
          </table:table-cell>
          <table:table-cell office:value-type="float" office:value="18550.2" calcext:value-type="float">
            <text:p>18550.2</text:p>
          </table:table-cell>
          <table:table-cell office:value-type="float" office:value="18385.5" calcext:value-type="float">
            <text:p>18385.5</text:p>
          </table:table-cell>
          <table:table-cell office:value-type="float" office:value="18097" calcext:value-type="float">
            <text:p>18097</text:p>
          </table:table-cell>
          <table:table-cell office:value-type="float" office:value="18042.3" calcext:value-type="float">
            <text:p>18042.3</text:p>
          </table:table-cell>
          <table:table-cell office:value-type="float" office:value="18029.4" calcext:value-type="float">
            <text:p>18029.4</text:p>
          </table:table-cell>
          <table:table-cell office:value-type="float" office:value="17874" calcext:value-type="float">
            <text:p>17874</text:p>
          </table:table-cell>
          <table:table-cell office:value-type="float" office:value="17795.5" calcext:value-type="float">
            <text:p>17795.5</text:p>
          </table:table-cell>
          <table:table-cell office:value-type="float" office:value="17642.9" calcext:value-type="float">
            <text:p>17642.9</text:p>
          </table:table-cell>
          <table:table-cell office:value-type="float" office:value="17427.9" calcext:value-type="float">
            <text:p>17427.9</text:p>
          </table:table-cell>
          <table:table-cell office:value-type="float" office:value="17366.4" calcext:value-type="float">
            <text:p>17366.4</text:p>
          </table:table-cell>
          <table:table-cell office:value-type="float" office:value="17278.1" calcext:value-type="float">
            <text:p>17278.1</text:p>
          </table:table-cell>
          <table:table-cell office:value-type="float" office:value="17213.4" calcext:value-type="float">
            <text:p>17213.4</text:p>
          </table:table-cell>
          <table:table-cell office:value-type="float" office:value="17166.1" calcext:value-type="float">
            <text:p>17166.1</text:p>
          </table:table-cell>
          <table:table-cell office:value-type="float" office:value="17022.5" calcext:value-type="float">
            <text:p>17022.5</text:p>
          </table:table-cell>
          <table:table-cell office:value-type="float" office:value="16811.6" calcext:value-type="float">
            <text:p>16811.6</text:p>
          </table:table-cell>
          <table:table-cell office:value-type="float" office:value="16605.8" calcext:value-type="float">
            <text:p>16605.8</text:p>
          </table:table-cell>
          <table:table-cell office:value-type="float" office:value="16472.4" calcext:value-type="float">
            <text:p>16472.4</text:p>
          </table:table-cell>
          <table:table-cell office:value-type="float" office:value="16342.8" calcext:value-type="float">
            <text:p>16342.8</text:p>
          </table:table-cell>
          <table:table-cell office:value-type="float" office:value="16166.7" calcext:value-type="float">
            <text:p>16166.7</text:p>
          </table:table-cell>
          <table:table-cell office:value-type="float" office:value="15866.6" calcext:value-type="float">
            <text:p>15866.6</text:p>
          </table:table-cell>
          <table:table-cell office:value-type="float" office:value="15835.9" calcext:value-type="float">
            <text:p>15835.9</text:p>
          </table:table-cell>
          <table:table-cell office:value-type="float" office:value="15774.9" calcext:value-type="float">
            <text:p>15774.9</text:p>
          </table:table-cell>
          <table:table-cell office:value-type="float" office:value="15758.3" calcext:value-type="float">
            <text:p>15758.3</text:p>
          </table:table-cell>
          <table:table-cell office:value-type="float" office:value="15638.3" calcext:value-type="float">
            <text:p>15638.3</text:p>
          </table:table-cell>
          <table:table-cell office:value-type="float" office:value="15430.6" calcext:value-type="float">
            <text:p>15430.6</text:p>
          </table:table-cell>
          <table:table-cell office:value-type="float" office:value="15247.4" calcext:value-type="float">
            <text:p>15247.4</text:p>
          </table:table-cell>
          <table:table-cell office:value-type="float" office:value="15224" calcext:value-type="float">
            <text:p>15224</text:p>
          </table:table-cell>
          <table:table-cell office:value-type="float" office:value="15205.5" calcext:value-type="float">
            <text:p>15205.5</text:p>
          </table:table-cell>
          <table:table-cell office:value-type="float" office:value="15117.6" calcext:value-type="float">
            <text:p>15117.6</text:p>
          </table:table-cell>
          <table:table-cell office:value-type="float" office:value="14915.2" calcext:value-type="float">
            <text:p>14915.2</text:p>
          </table:table-cell>
          <table:table-cell office:value-type="float" office:value="14711.9" calcext:value-type="float">
            <text:p>14711.9</text:p>
          </table:table-cell>
          <table:table-cell office:value-type="float" office:value="14650" calcext:value-type="float">
            <text:p>14650</text:p>
          </table:table-cell>
          <table:table-cell office:value-type="float" office:value="14600.8" calcext:value-type="float">
            <text:p>14600.8</text:p>
          </table:table-cell>
          <table:table-cell office:value-type="float" office:value="14540" calcext:value-type="float">
            <text:p>14540</text:p>
          </table:table-cell>
          <table:table-cell office:value-type="float" office:value="14439.7" calcext:value-type="float">
            <text:p>14439.7</text:p>
          </table:table-cell>
          <table:table-cell office:value-type="float" office:value="14402.4" calcext:value-type="float">
            <text:p>14402.4</text:p>
          </table:table-cell>
          <table:table-cell office:value-type="float" office:value="14335.6" calcext:value-type="float">
            <text:p>14335.6</text:p>
          </table:table-cell>
          <table:table-cell office:value-type="float" office:value="14310.6" calcext:value-type="float">
            <text:p>14310.6</text:p>
          </table:table-cell>
          <table:table-cell office:value-type="float" office:value="14208.3" calcext:value-type="float">
            <text:p>14208.3</text:p>
          </table:table-cell>
          <table:table-cell office:value-type="float" office:value="14134.7" calcext:value-type="float">
            <text:p>14134.7</text:p>
          </table:table-cell>
          <table:table-cell office:value-type="float" office:value="14129.3" calcext:value-type="float">
            <text:p>14129.3</text:p>
          </table:table-cell>
          <table:table-cell office:value-type="float" office:value="14030.4" calcext:value-type="float">
            <text:p>14030.4</text:p>
          </table:table-cell>
          <table:table-cell office:value-type="float" office:value="14006.9" calcext:value-type="float">
            <text:p>14006.9</text:p>
          </table:table-cell>
          <table:table-cell office:value-type="float" office:value="13936.6" calcext:value-type="float">
            <text:p>13936.6</text:p>
          </table:table-cell>
          <table:table-cell office:value-type="float" office:value="13937.7" calcext:value-type="float">
            <text:p>13937.7</text:p>
          </table:table-cell>
          <table:table-cell office:value-type="float" office:value="13992.7" calcext:value-type="float">
            <text:p>13992.7</text:p>
          </table:table-cell>
          <table:table-cell office:value-type="float" office:value="13908.8" calcext:value-type="float">
            <text:p>13908.8</text:p>
          </table:table-cell>
          <table:table-cell office:value-type="float" office:value="13866" calcext:value-type="float">
            <text:p>13866</text:p>
          </table:table-cell>
          <table:table-cell office:value-type="float" office:value="13744.3" calcext:value-type="float">
            <text:p>13744.3</text:p>
          </table:table-cell>
          <table:table-cell office:value-type="float" office:value="13691.9" calcext:value-type="float">
            <text:p>13691.9</text:p>
          </table:table-cell>
          <table:table-cell office:value-type="float" office:value="13622.5" calcext:value-type="float">
            <text:p>13622.5</text:p>
          </table:table-cell>
          <table:table-cell office:value-type="float" office:value="13521.5" calcext:value-type="float">
            <text:p>13521.5</text:p>
          </table:table-cell>
          <table:table-cell office:value-type="float" office:value="13495.2" calcext:value-type="float">
            <text:p>13495.2</text:p>
          </table:table-cell>
          <table:table-cell office:value-type="float" office:value="13444" calcext:value-type="float">
            <text:p>13444</text:p>
          </table:table-cell>
          <table:table-cell office:value-type="float" office:value="13394.8" calcext:value-type="float">
            <text:p>13394.8</text:p>
          </table:table-cell>
          <table:table-cell office:value-type="float" office:value="13408.8" calcext:value-type="float">
            <text:p>13408.8</text:p>
          </table:table-cell>
          <table:table-cell office:value-type="float" office:value="13334.1" calcext:value-type="float">
            <text:p>13334.1</text:p>
          </table:table-cell>
          <table:table-cell office:value-type="float" office:value="13338.6" calcext:value-type="float">
            <text:p>13338.6</text:p>
          </table:table-cell>
          <table:table-cell office:value-type="float" office:value="13380.3" calcext:value-type="float">
            <text:p>13380.3</text:p>
          </table:table-cell>
          <table:table-cell office:value-type="float" office:value="13316.6" calcext:value-type="float">
            <text:p>13316.6</text:p>
          </table:table-cell>
          <table:table-cell office:value-type="float" office:value="13334.8" calcext:value-type="float">
            <text:p>13334.8</text:p>
          </table:table-cell>
          <table:table-cell office:value-type="float" office:value="13274.5" calcext:value-type="float">
            <text:p>13274.5</text:p>
          </table:table-cell>
          <table:table-cell office:value-type="float" office:value="13190.5" calcext:value-type="float">
            <text:p>13190.5</text:p>
          </table:table-cell>
          <table:table-cell office:value-type="float" office:value="13109.1" calcext:value-type="float">
            <text:p>13109.1</text:p>
          </table:table-cell>
          <table:table-cell office:value-type="float" office:value="12971.4" calcext:value-type="float">
            <text:p>12971.4</text:p>
          </table:table-cell>
          <table:table-cell office:value-type="float" office:value="12911.2" calcext:value-type="float">
            <text:p>12911.2</text:p>
          </table:table-cell>
          <table:table-cell office:value-type="float" office:value="12882.8" calcext:value-type="float">
            <text:p>12882.8</text:p>
          </table:table-cell>
          <table:table-cell office:value-type="float" office:value="12843.8" calcext:value-type="float">
            <text:p>12843.8</text:p>
          </table:table-cell>
          <table:table-cell office:value-type="float" office:value="12805.9" calcext:value-type="float">
            <text:p>12805.9</text:p>
          </table:table-cell>
          <table:table-cell office:value-type="float" office:value="12768.5" calcext:value-type="float">
            <text:p>12768.5</text:p>
          </table:table-cell>
          <table:table-cell office:value-type="float" office:value="12766.8" calcext:value-type="float">
            <text:p>12766.8</text:p>
          </table:table-cell>
          <table:table-cell office:value-type="float" office:value="12841.5" calcext:value-type="float">
            <text:p>12841.5</text:p>
          </table:table-cell>
          <table:table-cell office:value-type="float" office:value="12684.7" calcext:value-type="float">
            <text:p>12684.7</text:p>
          </table:table-cell>
          <table:table-cell office:value-type="float" office:value="12707.8" calcext:value-type="float">
            <text:p>12707.8</text:p>
          </table:table-cell>
          <table:table-cell office:value-type="float" office:value="12623.1" calcext:value-type="float">
            <text:p>12623.1</text:p>
          </table:table-cell>
          <table:table-cell office:value-type="float" office:value="12613.3" calcext:value-type="float">
            <text:p>12613.3</text:p>
          </table:table-cell>
          <table:table-cell office:value-type="float" office:value="12621.4" calcext:value-type="float">
            <text:p>12621.4</text:p>
          </table:table-cell>
          <table:table-cell office:value-type="float" office:value="12647.4" calcext:value-type="float">
            <text:p>12647.4</text:p>
          </table:table-cell>
          <table:table-cell office:value-type="float" office:value="12639.3" calcext:value-type="float">
            <text:p>12639.3</text:p>
          </table:table-cell>
          <table:table-cell office:value-type="float" office:value="12653.7" calcext:value-type="float">
            <text:p>12653.7</text:p>
          </table:table-cell>
          <table:table-cell office:value-type="float" office:value="12593" calcext:value-type="float">
            <text:p>12593</text:p>
          </table:table-cell>
          <table:table-cell office:value-type="float" office:value="12592.3" calcext:value-type="float">
            <text:p>12592.3</text:p>
          </table:table-cell>
          <table:table-cell office:value-type="float" office:value="12480" calcext:value-type="float">
            <text:p>12480</text:p>
          </table:table-cell>
          <table:table-cell office:value-type="float" office:value="12386.9" calcext:value-type="float">
            <text:p>12386.9</text:p>
          </table:table-cell>
          <table:table-cell office:value-type="float" office:value="12160.7" calcext:value-type="float">
            <text:p>12160.7</text:p>
          </table:table-cell>
          <table:table-cell office:value-type="float" office:value="12042.1" calcext:value-type="float">
            <text:p>12042.1</text:p>
          </table:table-cell>
          <table:table-cell office:value-type="float" office:value="12135.6" calcext:value-type="float">
            <text:p>12135.6</text:p>
          </table:table-cell>
          <table:table-cell office:value-type="float" office:value="12074.7" calcext:value-type="float">
            <text:p>12074.7</text:p>
          </table:table-cell>
          <table:table-cell office:value-type="float" office:value="12031.1" calcext:value-type="float">
            <text:p>12031.1</text:p>
          </table:table-cell>
          <table:table-cell office:value-type="float" office:value="12008" calcext:value-type="float">
            <text:p>12008</text:p>
          </table:table-cell>
          <table:table-cell office:value-type="float" office:value="12027.8" calcext:value-type="float">
            <text:p>12027.8</text:p>
          </table:table-cell>
          <table:table-cell office:value-type="float" office:value="11991.1" calcext:value-type="float">
            <text:p>11991.1</text:p>
          </table:table-cell>
          <table:table-cell office:value-type="float" office:value="11964" calcext:value-type="float">
            <text:p>11964</text:p>
          </table:table-cell>
          <table:table-cell office:value-type="float" office:value="11992.9" calcext:value-type="float">
            <text:p>11992.9</text:p>
          </table:table-cell>
          <table:table-cell office:value-type="float" office:value="11797.8" calcext:value-type="float">
            <text:p>11797.8</text:p>
          </table:table-cell>
          <table:table-cell office:value-type="float" office:value="11808.8" calcext:value-type="float">
            <text:p>11808.8</text:p>
          </table:table-cell>
          <table:table-cell office:value-type="float" office:value="11850.5" calcext:value-type="float">
            <text:p>11850.5</text:p>
          </table:table-cell>
          <table:table-cell office:value-type="float" office:value="11773.3" calcext:value-type="float">
            <text:p>11773.3</text:p>
          </table:table-cell>
          <table:table-cell office:value-type="float" office:value="11732" calcext:value-type="float">
            <text:p>11732</text:p>
          </table:table-cell>
          <table:table-cell office:value-type="float" office:value="11699.3" calcext:value-type="float">
            <text:p>11699.3</text:p>
          </table:table-cell>
          <table:table-cell office:value-type="float" office:value="11632.8" calcext:value-type="float">
            <text:p>11632.8</text:p>
          </table:table-cell>
          <table:table-cell office:value-type="float" office:value="11518.3" calcext:value-type="float">
            <text:p>11518.3</text:p>
          </table:table-cell>
          <table:table-cell office:value-type="float" office:value="11514.7" calcext:value-type="float">
            <text:p>11514.7</text:p>
          </table:table-cell>
          <table:table-cell office:value-type="float" office:value="11494.5" calcext:value-type="float">
            <text:p>11494.5</text:p>
          </table:table-cell>
          <table:table-cell office:value-type="float" office:value="11468.4" calcext:value-type="float">
            <text:p>11468.4</text:p>
          </table:table-cell>
          <table:table-cell office:value-type="float" office:value="11437.5" calcext:value-type="float">
            <text:p>11437.5</text:p>
          </table:table-cell>
          <table:table-cell office:value-type="float" office:value="11404.8" calcext:value-type="float">
            <text:p>11404.8</text:p>
          </table:table-cell>
          <table:table-cell office:value-type="float" office:value="11299.8" calcext:value-type="float">
            <text:p>11299.8</text:p>
          </table:table-cell>
          <table:table-cell office:value-type="float" office:value="11305.9" calcext:value-type="float">
            <text:p>11305.9</text:p>
          </table:table-cell>
          <table:table-cell office:value-type="float" office:value="11354.5" calcext:value-type="float">
            <text:p>11354.5</text:p>
          </table:table-cell>
          <table:table-cell office:value-type="float" office:value="11254.1" calcext:value-type="float">
            <text:p>11254.1</text:p>
          </table:table-cell>
          <table:table-cell office:value-type="float" office:value="11285.7" calcext:value-type="float">
            <text:p>11285.7</text:p>
          </table:table-cell>
          <table:table-cell office:value-type="float" office:value="11325.6" calcext:value-type="float">
            <text:p>11325.6</text:p>
          </table:table-cell>
          <table:table-cell office:value-type="float" office:value="11267.6" calcext:value-type="float">
            <text:p>11267.6</text:p>
          </table:table-cell>
          <table:table-cell office:value-type="float" office:value="11285.8" calcext:value-type="float">
            <text:p>11285.8</text:p>
          </table:table-cell>
          <table:table-cell office:value-type="float" office:value="11288.5" calcext:value-type="float">
            <text:p>11288.5</text:p>
          </table:table-cell>
          <table:table-cell office:value-type="float" office:value="11286.5" calcext:value-type="float">
            <text:p>11286.5</text:p>
          </table:table-cell>
          <table:table-cell office:value-type="float" office:value="11307.7" calcext:value-type="float">
            <text:p>11307.7</text:p>
          </table:table-cell>
          <table:table-cell office:value-type="float" office:value="11318.1" calcext:value-type="float">
            <text:p>11318.1</text:p>
          </table:table-cell>
          <table:table-cell office:value-type="float" office:value="11219.1" calcext:value-type="float">
            <text:p>11219.1</text:p>
          </table:table-cell>
          <table:table-cell office:value-type="float" office:value="11244.6" calcext:value-type="float">
            <text:p>11244.6</text:p>
          </table:table-cell>
          <table:table-cell office:value-type="float" office:value="11256.2" calcext:value-type="float">
            <text:p>11256.2</text:p>
          </table:table-cell>
          <table:table-cell office:value-type="float" office:value="11268.7" calcext:value-type="float">
            <text:p>11268.7</text:p>
          </table:table-cell>
          <table:table-cell office:value-type="float" office:value="11249.6" calcext:value-type="float">
            <text:p>11249.6</text:p>
          </table:table-cell>
          <table:table-cell office:value-type="float" office:value="11270.3" calcext:value-type="float">
            <text:p>11270.3</text:p>
          </table:table-cell>
          <table:table-cell office:value-type="float" office:value="11225.2" calcext:value-type="float">
            <text:p>11225.2</text:p>
          </table:table-cell>
          <table:table-cell office:value-type="float" office:value="11229.1" calcext:value-type="float">
            <text:p>11229.1</text:p>
          </table:table-cell>
          <table:table-cell office:value-type="float" office:value="11208.6" calcext:value-type="float">
            <text:p>11208.6</text:p>
          </table:table-cell>
          <table:table-cell office:value-type="float" office:value="11082.3" calcext:value-type="float">
            <text:p>11082.3</text:p>
          </table:table-cell>
          <table:table-cell office:value-type="float" office:value="10958.1" calcext:value-type="float">
            <text:p>10958.1</text:p>
          </table:table-cell>
          <table:table-cell office:value-type="float" office:value="11006.5" calcext:value-type="float">
            <text:p>11006.5</text:p>
          </table:table-cell>
          <table:table-cell office:value-type="float" office:value="11044.3" calcext:value-type="float">
            <text:p>11044.3</text:p>
          </table:table-cell>
          <table:table-cell office:value-type="float" office:value="10985.7" calcext:value-type="float">
            <text:p>10985.7</text:p>
          </table:table-cell>
          <table:table-cell office:value-type="float" office:value="10946.1" calcext:value-type="float">
            <text:p>10946.1</text:p>
          </table:table-cell>
          <table:table-cell office:value-type="float" office:value="10978.7" calcext:value-type="float">
            <text:p>10978.7</text:p>
          </table:table-cell>
          <table:table-cell office:value-type="float" office:value="10970.8" calcext:value-type="float">
            <text:p>10970.8</text:p>
          </table:table-cell>
          <table:table-cell office:value-type="float" office:value="10944" calcext:value-type="float">
            <text:p>10944</text:p>
          </table:table-cell>
          <table:table-cell office:value-type="float" office:value="10987.8" calcext:value-type="float">
            <text:p>10987.8</text:p>
          </table:table-cell>
          <table:table-cell office:value-type="float" office:value="10967.1" calcext:value-type="float">
            <text:p>10967.1</text:p>
          </table:table-cell>
          <table:table-cell office:value-type="float" office:value="10907.2" calcext:value-type="float">
            <text:p>10907.2</text:p>
          </table:table-cell>
          <table:table-cell office:value-type="float" office:value="10896.5" calcext:value-type="float">
            <text:p>10896.5</text:p>
          </table:table-cell>
          <table:table-cell office:value-type="float" office:value="10914.5" calcext:value-type="float">
            <text:p>10914.5</text:p>
          </table:table-cell>
          <table:table-cell office:value-type="float" office:value="10861.3" calcext:value-type="float">
            <text:p>10861.3</text:p>
          </table:table-cell>
          <table:table-cell office:value-type="float" office:value="10775.8" calcext:value-type="float">
            <text:p>10775.8</text:p>
          </table:table-cell>
          <table:table-cell office:value-type="float" office:value="10806.6" calcext:value-type="float">
            <text:p>10806.6</text:p>
          </table:table-cell>
          <table:table-cell office:value-type="float" office:value="10810.3" calcext:value-type="float">
            <text:p>10810.3</text:p>
          </table:table-cell>
          <table:table-cell office:value-type="float" office:value="10777.7" calcext:value-type="float">
            <text:p>10777.7</text:p>
          </table:table-cell>
          <table:table-cell office:value-type="float" office:value="10793.8" calcext:value-type="float">
            <text:p>10793.8</text:p>
          </table:table-cell>
          <table:table-cell office:value-type="float" office:value="10746.5" calcext:value-type="float">
            <text:p>10746.5</text:p>
          </table:table-cell>
          <table:table-cell office:value-type="float" office:value="10731.9" calcext:value-type="float">
            <text:p>10731.9</text:p>
          </table:table-cell>
          <table:table-cell office:value-type="float" office:value="10767.5" calcext:value-type="float">
            <text:p>10767.5</text:p>
          </table:table-cell>
          <table:table-cell office:value-type="float" office:value="10736.1" calcext:value-type="float">
            <text:p>10736.1</text:p>
          </table:table-cell>
          <table:table-cell office:value-type="float" office:value="10770.6" calcext:value-type="float">
            <text:p>10770.6</text:p>
          </table:table-cell>
          <table:table-cell office:value-type="float" office:value="10765.4" calcext:value-type="float">
            <text:p>10765.4</text:p>
          </table:table-cell>
          <table:table-cell office:value-type="float" office:value="10772.1" calcext:value-type="float">
            <text:p>10772.1</text:p>
          </table:table-cell>
          <table:table-cell office:value-type="float" office:value="10792" calcext:value-type="float">
            <text:p>10792</text:p>
          </table:table-cell>
          <table:table-cell office:value-type="float" office:value="10771" calcext:value-type="float">
            <text:p>10771</text:p>
          </table:table-cell>
          <table:table-cell office:value-type="float" office:value="10703.9" calcext:value-type="float">
            <text:p>10703.9</text:p>
          </table:table-cell>
          <table:table-cell office:value-type="float" office:value="10766.8" calcext:value-type="float">
            <text:p>10766.8</text:p>
          </table:table-cell>
          <table:table-cell office:value-type="float" office:value="10672.3" calcext:value-type="float">
            <text:p>10672.3</text:p>
          </table:table-cell>
          <table:table-cell office:value-type="float" office:value="10679" calcext:value-type="float">
            <text:p>10679</text:p>
          </table:table-cell>
          <table:table-cell office:value-type="float" office:value="10655.2" calcext:value-type="float">
            <text:p>10655.2</text:p>
          </table:table-cell>
          <table:table-cell office:value-type="float" office:value="10606.7" calcext:value-type="float">
            <text:p>10606.7</text:p>
          </table:table-cell>
          <table:table-cell office:value-type="float" office:value="10722.7" calcext:value-type="float">
            <text:p>10722.7</text:p>
          </table:table-cell>
          <table:table-cell office:value-type="float" office:value="10658.6" calcext:value-type="float">
            <text:p>10658.6</text:p>
          </table:table-cell>
          <table:table-cell office:value-type="float" office:value="10656.6" calcext:value-type="float">
            <text:p>10656.6</text:p>
          </table:table-cell>
          <table:table-cell office:value-type="float" office:value="10638.7" calcext:value-type="float">
            <text:p>10638.7</text:p>
          </table:table-cell>
          <table:table-cell office:value-type="float" office:value="10682.3" calcext:value-type="float">
            <text:p>10682.3</text:p>
          </table:table-cell>
          <table:table-cell office:value-type="float" office:value="10632.2" calcext:value-type="float">
            <text:p>10632.2</text:p>
          </table:table-cell>
          <table:table-cell office:value-type="float" office:value="10658.7" calcext:value-type="float">
            <text:p>10658.7</text:p>
          </table:table-cell>
          <table:table-cell office:value-type="float" office:value="10601.6" calcext:value-type="float">
            <text:p>10601.6</text:p>
          </table:table-cell>
          <table:table-cell office:value-type="float" office:value="10659.1" calcext:value-type="float">
            <text:p>10659.1</text:p>
          </table:table-cell>
          <table:table-cell office:value-type="float" office:value="10614.9" calcext:value-type="float">
            <text:p>10614.9</text:p>
          </table:table-cell>
          <table:table-cell office:value-type="float" office:value="10625.8" calcext:value-type="float">
            <text:p>10625.8</text:p>
          </table:table-cell>
          <table:table-cell office:value-type="float" office:value="10679.5" calcext:value-type="float">
            <text:p>10679.5</text:p>
          </table:table-cell>
          <table:table-cell office:value-type="float" office:value="10595.2" calcext:value-type="float">
            <text:p>10595.2</text:p>
          </table:table-cell>
          <table:table-cell office:value-type="float" office:value="10537" calcext:value-type="float">
            <text:p>10537</text:p>
          </table:table-cell>
          <table:table-cell office:value-type="float" office:value="10563" calcext:value-type="float">
            <text:p>10563</text:p>
          </table:table-cell>
          <table:table-cell office:value-type="float" office:value="10564.8" calcext:value-type="float">
            <text:p>10564.8</text:p>
          </table:table-cell>
          <table:table-cell office:value-type="float" office:value="10591.1" calcext:value-type="float">
            <text:p>10591.1</text:p>
          </table:table-cell>
          <table:table-cell office:value-type="float" office:value="10536.4" calcext:value-type="float">
            <text:p>10536.4</text:p>
          </table:table-cell>
          <table:table-cell office:value-type="float" office:value="10462.8" calcext:value-type="float">
            <text:p>10462.8</text:p>
          </table:table-cell>
          <table:table-cell office:value-type="float" office:value="10470.2" calcext:value-type="float">
            <text:p>10470.2</text:p>
          </table:table-cell>
          <table:table-cell office:value-type="float" office:value="10411.7" calcext:value-type="float">
            <text:p>10411.7</text:p>
          </table:table-cell>
          <table:table-cell office:value-type="float" office:value="10459.7" calcext:value-type="float">
            <text:p>10459.7</text:p>
          </table:table-cell>
          <table:table-cell office:value-type="float" office:value="10391.8" calcext:value-type="float">
            <text:p>10391.8</text:p>
          </table:table-cell>
          <table:table-cell office:value-type="float" office:value="10387.2" calcext:value-type="float">
            <text:p>10387.2</text:p>
          </table:table-cell>
          <table:table-cell office:value-type="float" office:value="10386.1" calcext:value-type="float">
            <text:p>10386.1</text:p>
          </table:table-cell>
          <table:table-cell office:value-type="float" office:value="10408.7" calcext:value-type="float">
            <text:p>10408.7</text:p>
          </table:table-cell>
          <table:table-cell office:value-type="float" office:value="10403.4" calcext:value-type="float">
            <text:p>10403.4</text:p>
          </table:table-cell>
          <table:table-cell office:value-type="float" office:value="10367.8" calcext:value-type="float">
            <text:p>10367.8</text:p>
          </table:table-cell>
          <table:table-cell office:value-type="float" office:value="10414.2" calcext:value-type="float">
            <text:p>10414.2</text:p>
          </table:table-cell>
          <table:table-cell office:value-type="float" office:value="10431.7" calcext:value-type="float">
            <text:p>10431.7</text:p>
          </table:table-cell>
          <table:table-cell office:value-type="float" office:value="10404" calcext:value-type="float">
            <text:p>10404</text:p>
          </table:table-cell>
          <table:table-cell office:value-type="float" office:value="10381.5" calcext:value-type="float">
            <text:p>10381.5</text:p>
          </table:table-cell>
          <table:table-cell office:value-type="float" office:value="10393.1" calcext:value-type="float">
            <text:p>10393.1</text:p>
          </table:table-cell>
          <table:table-cell office:value-type="float" office:value="10394" calcext:value-type="float">
            <text:p>10394</text:p>
          </table:table-cell>
          <table:table-cell table:number-columns-repeated="77"/>
        </table:table-row>
        <table:table-row table:style-name="ro1">
          <table:table-cell table:number-columns-repeated="3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5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5</text:p>
          </table:table-cell>
          <table:table-cell table:number-columns-repeated="305"/>
        </table:table-row>
        <table:table-row table:style-name="ro1">
          <table:table-cell office:value-type="float" office:value="25405.4" calcext:value-type="float">
            <text:p>25405.4</text:p>
          </table:table-cell>
          <table:table-cell office:value-type="float" office:value="25082.7" calcext:value-type="float">
            <text:p>25082.7</text:p>
          </table:table-cell>
          <table:table-cell table:number-columns-repeated="3" office:value-type="float" office:value="24906" calcext:value-type="float">
            <text:p>24906</text:p>
          </table:table-cell>
          <table:table-cell table:number-columns-repeated="3" office:value-type="float" office:value="24179.3" calcext:value-type="float">
            <text:p>24179.3</text:p>
          </table:table-cell>
          <table:table-cell table:number-columns-repeated="3" office:value-type="float" office:value="23163.4" calcext:value-type="float">
            <text:p>23163.4</text:p>
          </table:table-cell>
          <table:table-cell table:number-columns-repeated="2" office:value-type="float" office:value="22998.5" calcext:value-type="float">
            <text:p>22998.5</text:p>
          </table:table-cell>
          <table:table-cell office:value-type="float" office:value="22275.7" calcext:value-type="float">
            <text:p>22275.7</text:p>
          </table:table-cell>
          <table:table-cell table:number-columns-repeated="3" office:value-type="float" office:value="21860.3" calcext:value-type="float">
            <text:p>21860.3</text:p>
          </table:table-cell>
          <table:table-cell office:value-type="float" office:value="21790" calcext:value-type="float">
            <text:p>21790</text:p>
          </table:table-cell>
          <table:table-cell office:value-type="float" office:value="21653.9" calcext:value-type="float">
            <text:p>21653.9</text:p>
          </table:table-cell>
          <table:table-cell office:value-type="float" office:value="21483.5" calcext:value-type="float">
            <text:p>21483.5</text:p>
          </table:table-cell>
          <table:table-cell table:number-columns-repeated="2" office:value-type="float" office:value="21095.5" calcext:value-type="float">
            <text:p>21095.5</text:p>
          </table:table-cell>
          <table:table-cell office:value-type="float" office:value="20016.3" calcext:value-type="float">
            <text:p>20016.3</text:p>
          </table:table-cell>
          <table:table-cell table:number-columns-repeated="3" office:value-type="float" office:value="19199.7" calcext:value-type="float">
            <text:p>19199.7</text:p>
          </table:table-cell>
          <table:table-cell office:value-type="float" office:value="19104.7" calcext:value-type="float">
            <text:p>19104.7</text:p>
          </table:table-cell>
          <table:table-cell office:value-type="float" office:value="19101.4" calcext:value-type="float">
            <text:p>19101.4</text:p>
          </table:table-cell>
          <table:table-cell table:number-columns-repeated="2" office:value-type="float" office:value="18951.4" calcext:value-type="float">
            <text:p>18951.4</text:p>
          </table:table-cell>
          <table:table-cell table:number-columns-repeated="5" office:value-type="float" office:value="18797.5" calcext:value-type="float">
            <text:p>18797.5</text:p>
          </table:table-cell>
          <table:table-cell office:value-type="float" office:value="18580.1" calcext:value-type="float">
            <text:p>18580.1</text:p>
          </table:table-cell>
          <table:table-cell office:value-type="float" office:value="18528.7" calcext:value-type="float">
            <text:p>18528.7</text:p>
          </table:table-cell>
          <table:table-cell table:number-columns-repeated="4" office:value-type="float" office:value="17758.5" calcext:value-type="float">
            <text:p>17758.5</text:p>
          </table:table-cell>
          <table:table-cell table:number-columns-repeated="3" office:value-type="float" office:value="17459.2" calcext:value-type="float">
            <text:p>17459.2</text:p>
          </table:table-cell>
          <table:table-cell table:number-columns-repeated="3" office:value-type="float" office:value="17071.6" calcext:value-type="float">
            <text:p>17071.6</text:p>
          </table:table-cell>
          <table:table-cell table:number-columns-repeated="2" office:value-type="float" office:value="16598.1" calcext:value-type="float">
            <text:p>16598.1</text:p>
          </table:table-cell>
          <table:table-cell table:number-columns-repeated="3" office:value-type="float" office:value="16123.4" calcext:value-type="float">
            <text:p>16123.4</text:p>
          </table:table-cell>
          <table:table-cell table:number-columns-repeated="2" office:value-type="float" office:value="15956.9" calcext:value-type="float">
            <text:p>15956.9</text:p>
          </table:table-cell>
          <table:table-cell table:number-columns-repeated="4" office:value-type="float" office:value="15488.5" calcext:value-type="float">
            <text:p>15488.5</text:p>
          </table:table-cell>
          <table:table-cell office:value-type="float" office:value="15318.6" calcext:value-type="float">
            <text:p>15318.6</text:p>
          </table:table-cell>
          <table:table-cell table:number-columns-repeated="2" office:value-type="float" office:value="15308.4" calcext:value-type="float">
            <text:p>15308.4</text:p>
          </table:table-cell>
          <table:table-cell table:number-columns-repeated="3" office:value-type="float" office:value="15061.4" calcext:value-type="float">
            <text:p>15061.4</text:p>
          </table:table-cell>
          <table:table-cell table:number-columns-repeated="2" office:value-type="float" office:value="15047.4" calcext:value-type="float">
            <text:p>15047.4</text:p>
          </table:table-cell>
          <table:table-cell table:number-columns-repeated="3" office:value-type="float" office:value="14876.2" calcext:value-type="float">
            <text:p>14876.2</text:p>
          </table:table-cell>
          <table:table-cell table:number-columns-repeated="2" office:value-type="float" office:value="14718" calcext:value-type="float">
            <text:p>14718</text:p>
          </table:table-cell>
          <table:table-cell office:value-type="float" office:value="14715.6" calcext:value-type="float">
            <text:p>14715.6</text:p>
          </table:table-cell>
          <table:table-cell office:value-type="float" office:value="14700.4" calcext:value-type="float">
            <text:p>14700.4</text:p>
          </table:table-cell>
          <table:table-cell table:number-columns-repeated="4" office:value-type="float" office:value="14548.1" calcext:value-type="float">
            <text:p>14548.1</text:p>
          </table:table-cell>
          <table:table-cell table:number-columns-repeated="4" office:value-type="float" office:value="14409.1" calcext:value-type="float">
            <text:p>14409.1</text:p>
          </table:table-cell>
          <table:table-cell office:value-type="float" office:value="14310.1" calcext:value-type="float">
            <text:p>14310.1</text:p>
          </table:table-cell>
          <table:table-cell table:number-columns-repeated="2" office:value-type="float" office:value="14260" calcext:value-type="float">
            <text:p>14260</text:p>
          </table:table-cell>
          <table:table-cell table:number-columns-repeated="4" office:value-type="float" office:value="14199.2" calcext:value-type="float">
            <text:p>14199.2</text:p>
          </table:table-cell>
          <table:table-cell table:number-columns-repeated="2" office:value-type="float" office:value="13813.9" calcext:value-type="float">
            <text:p>13813.9</text:p>
          </table:table-cell>
          <table:table-cell table:number-columns-repeated="3" office:value-type="float" office:value="13805.9" calcext:value-type="float">
            <text:p>13805.9</text:p>
          </table:table-cell>
          <table:table-cell table:number-columns-repeated="3" office:value-type="float" office:value="13781.9" calcext:value-type="float">
            <text:p>13781.9</text:p>
          </table:table-cell>
          <table:table-cell office:value-type="float" office:value="13776.5" calcext:value-type="float">
            <text:p>13776.5</text:p>
          </table:table-cell>
          <table:table-cell table:number-columns-repeated="3" office:value-type="float" office:value="13578.7" calcext:value-type="float">
            <text:p>13578.7</text:p>
          </table:table-cell>
          <table:table-cell office:value-type="float" office:value="13546.9" calcext:value-type="float">
            <text:p>13546.9</text:p>
          </table:table-cell>
          <table:table-cell office:value-type="float" office:value="13503.4" calcext:value-type="float">
            <text:p>13503.4</text:p>
          </table:table-cell>
          <table:table-cell table:number-columns-repeated="2" office:value-type="float" office:value="13461.7" calcext:value-type="float">
            <text:p>13461.7</text:p>
          </table:table-cell>
          <table:table-cell table:number-columns-repeated="5" office:value-type="float" office:value="13001.4" calcext:value-type="float">
            <text:p>13001.4</text:p>
          </table:table-cell>
          <table:table-cell table:number-columns-repeated="2" office:value-type="float" office:value="12901.3" calcext:value-type="float">
            <text:p>12901.3</text:p>
          </table:table-cell>
          <table:table-cell office:value-type="float" office:value="12885.7" calcext:value-type="float">
            <text:p>12885.7</text:p>
          </table:table-cell>
          <table:table-cell table:number-columns-repeated="7" office:value-type="float" office:value="12705.4" calcext:value-type="float">
            <text:p>12705.4</text:p>
          </table:table-cell>
          <table:table-cell table:number-columns-repeated="2" office:value-type="float" office:value="12690.3" calcext:value-type="float">
            <text:p>12690.3</text:p>
          </table:table-cell>
          <table:table-cell table:number-columns-repeated="2" office:value-type="float" office:value="12595.6" calcext:value-type="float">
            <text:p>12595.6</text:p>
          </table:table-cell>
          <table:table-cell table:number-columns-repeated="2" office:value-type="float" office:value="12308" calcext:value-type="float">
            <text:p>12308</text:p>
          </table:table-cell>
          <table:table-cell table:number-columns-repeated="12" office:value-type="float" office:value="12279.4" calcext:value-type="float">
            <text:p>12279.4</text:p>
          </table:table-cell>
          <table:table-cell table:number-columns-repeated="2" office:value-type="float" office:value="12203.6" calcext:value-type="float">
            <text:p>12203.6</text:p>
          </table:table-cell>
          <table:table-cell table:number-columns-repeated="3" office:value-type="float" office:value="11937.1" calcext:value-type="float">
            <text:p>11937.1</text:p>
          </table:table-cell>
          <table:table-cell table:number-columns-repeated="2" office:value-type="float" office:value="11914.8" calcext:value-type="float">
            <text:p>11914.8</text:p>
          </table:table-cell>
          <table:table-cell table:number-columns-repeated="3" office:value-type="float" office:value="11897.5" calcext:value-type="float">
            <text:p>11897.5</text:p>
          </table:table-cell>
          <table:table-cell table:number-columns-repeated="2" office:value-type="float" office:value="11810.3" calcext:value-type="float">
            <text:p>11810.3</text:p>
          </table:table-cell>
          <table:table-cell table:number-columns-repeated="2" office:value-type="float" office:value="11781.5" calcext:value-type="float">
            <text:p>11781.5</text:p>
          </table:table-cell>
          <table:table-cell table:number-columns-repeated="5" office:value-type="float" office:value="11751.4" calcext:value-type="float">
            <text:p>11751.4</text:p>
          </table:table-cell>
          <table:table-cell table:number-columns-repeated="2" office:value-type="float" office:value="11727.4" calcext:value-type="float">
            <text:p>11727.4</text:p>
          </table:table-cell>
          <table:table-cell table:number-columns-repeated="3" office:value-type="float" office:value="11667.6" calcext:value-type="float">
            <text:p>11667.6</text:p>
          </table:table-cell>
          <table:table-cell table:number-columns-repeated="3" office:value-type="float" office:value="11624.8" calcext:value-type="float">
            <text:p>11624.8</text:p>
          </table:table-cell>
          <table:table-cell table:number-columns-repeated="2" office:value-type="float" office:value="11596" calcext:value-type="float">
            <text:p>11596</text:p>
          </table:table-cell>
          <table:table-cell table:number-columns-repeated="5" office:value-type="float" office:value="11561.1" calcext:value-type="float">
            <text:p>11561.1</text:p>
          </table:table-cell>
          <table:table-cell table:number-columns-repeated="4" office:value-type="float" office:value="11512" calcext:value-type="float">
            <text:p>11512</text:p>
          </table:table-cell>
          <table:table-cell table:number-columns-repeated="2" office:value-type="float" office:value="11463" calcext:value-type="float">
            <text:p>11463</text:p>
          </table:table-cell>
          <table:table-cell table:number-columns-repeated="3" office:value-type="float" office:value="11399.1" calcext:value-type="float">
            <text:p>11399.1</text:p>
          </table:table-cell>
          <table:table-cell table:number-columns-repeated="3" office:value-type="float" office:value="11074.1" calcext:value-type="float">
            <text:p>11074.1</text:p>
          </table:table-cell>
          <table:table-cell table:number-columns-repeated="4" office:value-type="float" office:value="11070.7" calcext:value-type="float">
            <text:p>11070.7</text:p>
          </table:table-cell>
          <table:table-cell table:number-columns-repeated="2" office:value-type="float" office:value="11055.3" calcext:value-type="float">
            <text:p>11055.3</text:p>
          </table:table-cell>
          <table:table-cell table:number-columns-repeated="10" office:value-type="float" office:value="10970.1" calcext:value-type="float">
            <text:p>10970.1</text:p>
          </table:table-cell>
          <table:table-cell table:number-columns-repeated="2" office:value-type="float" office:value="10945.1" calcext:value-type="float">
            <text:p>10945.1</text:p>
          </table:table-cell>
          <table:table-cell table:number-columns-repeated="4" office:value-type="float" office:value="10934.6" calcext:value-type="float">
            <text:p>10934.6</text:p>
          </table:table-cell>
          <table:table-cell office:value-type="float" office:value="10865.8" calcext:value-type="float">
            <text:p>10865.8</text:p>
          </table:table-cell>
          <table:table-cell table:number-columns-repeated="4" office:value-type="float" office:value="10602.8" calcext:value-type="float">
            <text:p>10602.8</text:p>
          </table:table-cell>
          <table:table-cell table:number-columns-repeated="13" office:value-type="float" office:value="10493.5" calcext:value-type="float">
            <text:p>10493.5</text:p>
          </table:table-cell>
          <table:table-cell table:number-columns-repeated="11" office:value-type="float" office:value="10424.7" calcext:value-type="float">
            <text:p>10424.7</text:p>
          </table:table-cell>
          <table:table-cell table:number-columns-repeated="6" office:value-type="float" office:value="10345" calcext:value-type="float">
            <text:p>10345</text:p>
          </table:table-cell>
          <table:table-cell table:number-columns-repeated="6" office:value-type="float" office:value="10320.6" calcext:value-type="float">
            <text:p>10320.6</text:p>
          </table:table-cell>
          <table:table-cell table:number-columns-repeated="8" office:value-type="float" office:value="10256.9" calcext:value-type="float">
            <text:p>10256.9</text:p>
          </table:table-cell>
          <table:table-cell table:number-columns-repeated="7" office:value-type="float" office:value="10161.4" calcext:value-type="float">
            <text:p>10161.4</text:p>
          </table:table-cell>
          <table:table-cell table:number-columns-repeated="4" office:value-type="float" office:value="10126.7" calcext:value-type="float">
            <text:p>10126.7</text:p>
          </table:table-cell>
          <table:table-cell table:number-columns-repeated="5" office:value-type="float" office:value="9954.27" calcext:value-type="float">
            <text:p>9954.27</text:p>
          </table:table-cell>
          <table:table-cell table:number-columns-repeated="4" office:value-type="float" office:value="9636.79" calcext:value-type="float">
            <text:p>9636.79</text:p>
          </table:table-cell>
          <table:table-cell table:number-columns-repeated="7" office:value-type="float" office:value="9625.07" calcext:value-type="float">
            <text:p>9625.07</text:p>
          </table:table-cell>
          <table:table-cell table:number-columns-repeated="7" office:value-type="float" office:value="9491.19" calcext:value-type="float">
            <text:p>9491.19</text:p>
          </table:table-cell>
          <table:table-cell table:number-columns-repeated="4" office:value-type="float" office:value="9267.95" calcext:value-type="float">
            <text:p>9267.95</text:p>
          </table:table-cell>
          <table:table-cell table:number-columns-repeated="4" office:value-type="float" office:value="9179.04" calcext:value-type="float">
            <text:p>9179.04</text:p>
          </table:table-cell>
          <table:table-cell table:number-columns-repeated="16" office:value-type="float" office:value="9144.51" calcext:value-type="float">
            <text:p>9144.51</text:p>
          </table:table-cell>
        </table:table-row>
        <table:table-row table:style-name="ro1">
          <table:table-cell office:value-type="float" office:value="29011.4" calcext:value-type="float">
            <text:p>29011.4</text:p>
          </table:table-cell>
          <table:table-cell office:value-type="float" office:value="27480.6" calcext:value-type="float">
            <text:p>27480.6</text:p>
          </table:table-cell>
          <table:table-cell office:value-type="float" office:value="26328.2" calcext:value-type="float">
            <text:p>26328.2</text:p>
          </table:table-cell>
          <table:table-cell office:value-type="float" office:value="25719.7" calcext:value-type="float">
            <text:p>25719.7</text:p>
          </table:table-cell>
          <table:table-cell office:value-type="float" office:value="25472.9" calcext:value-type="float">
            <text:p>25472.9</text:p>
          </table:table-cell>
          <table:table-cell office:value-type="float" office:value="25296.2" calcext:value-type="float">
            <text:p>25296.2</text:p>
          </table:table-cell>
          <table:table-cell office:value-type="float" office:value="25092.4" calcext:value-type="float">
            <text:p>25092.4</text:p>
          </table:table-cell>
          <table:table-cell office:value-type="float" office:value="24805.2" calcext:value-type="float">
            <text:p>24805.2</text:p>
          </table:table-cell>
          <table:table-cell office:value-type="float" office:value="24469.8" calcext:value-type="float">
            <text:p>24469.8</text:p>
          </table:table-cell>
          <table:table-cell office:value-type="float" office:value="24386.2" calcext:value-type="float">
            <text:p>24386.2</text:p>
          </table:table-cell>
          <table:table-cell office:value-type="float" office:value="24169.1" calcext:value-type="float">
            <text:p>24169.1</text:p>
          </table:table-cell>
          <table:table-cell office:value-type="float" office:value="23677.3" calcext:value-type="float">
            <text:p>23677.3</text:p>
          </table:table-cell>
          <table:table-cell office:value-type="float" office:value="23406.3" calcext:value-type="float">
            <text:p>23406.3</text:p>
          </table:table-cell>
          <table:table-cell office:value-type="float" office:value="23358" calcext:value-type="float">
            <text:p>23358</text:p>
          </table:table-cell>
          <table:table-cell office:value-type="float" office:value="23223.1" calcext:value-type="float">
            <text:p>23223.1</text:p>
          </table:table-cell>
          <table:table-cell office:value-type="float" office:value="23033.3" calcext:value-type="float">
            <text:p>23033.3</text:p>
          </table:table-cell>
          <table:table-cell office:value-type="float" office:value="22603.6" calcext:value-type="float">
            <text:p>22603.6</text:p>
          </table:table-cell>
          <table:table-cell office:value-type="float" office:value="22247" calcext:value-type="float">
            <text:p>22247</text:p>
          </table:table-cell>
          <table:table-cell office:value-type="float" office:value="22092.2" calcext:value-type="float">
            <text:p>22092.2</text:p>
          </table:table-cell>
          <table:table-cell office:value-type="float" office:value="22054.5" calcext:value-type="float">
            <text:p>22054.5</text:p>
          </table:table-cell>
          <table:table-cell office:value-type="float" office:value="21972.7" calcext:value-type="float">
            <text:p>21972.7</text:p>
          </table:table-cell>
          <table:table-cell office:value-type="float" office:value="21829.4" calcext:value-type="float">
            <text:p>21829.4</text:p>
          </table:table-cell>
          <table:table-cell office:value-type="float" office:value="21668.4" calcext:value-type="float">
            <text:p>21668.4</text:p>
          </table:table-cell>
          <table:table-cell office:value-type="float" office:value="21404.9" calcext:value-type="float">
            <text:p>21404.9</text:p>
          </table:table-cell>
          <table:table-cell office:value-type="float" office:value="20929.5" calcext:value-type="float">
            <text:p>20929.5</text:p>
          </table:table-cell>
          <table:table-cell office:value-type="float" office:value="20255.4" calcext:value-type="float">
            <text:p>20255.4</text:p>
          </table:table-cell>
          <table:table-cell office:value-type="float" office:value="19756.1" calcext:value-type="float">
            <text:p>19756.1</text:p>
          </table:table-cell>
          <table:table-cell office:value-type="float" office:value="19431.2" calcext:value-type="float">
            <text:p>19431.2</text:p>
          </table:table-cell>
          <table:table-cell office:value-type="float" office:value="19426.8" calcext:value-type="float">
            <text:p>19426.8</text:p>
          </table:table-cell>
          <table:table-cell office:value-type="float" office:value="19316.7" calcext:value-type="float">
            <text:p>19316.7</text:p>
          </table:table-cell>
          <table:table-cell office:value-type="float" office:value="19324.5" calcext:value-type="float">
            <text:p>19324.5</text:p>
          </table:table-cell>
          <table:table-cell office:value-type="float" office:value="19201.5" calcext:value-type="float">
            <text:p>19201.5</text:p>
          </table:table-cell>
          <table:table-cell office:value-type="float" office:value="19118.4" calcext:value-type="float">
            <text:p>19118.4</text:p>
          </table:table-cell>
          <table:table-cell office:value-type="float" office:value="19083.8" calcext:value-type="float">
            <text:p>19083.8</text:p>
          </table:table-cell>
          <table:table-cell office:value-type="float" office:value="19026.3" calcext:value-type="float">
            <text:p>19026.3</text:p>
          </table:table-cell>
          <table:table-cell office:value-type="float" office:value="19046.6" calcext:value-type="float">
            <text:p>19046.6</text:p>
          </table:table-cell>
          <table:table-cell office:value-type="float" office:value="19011.4" calcext:value-type="float">
            <text:p>19011.4</text:p>
          </table:table-cell>
          <table:table-cell office:value-type="float" office:value="18920.5" calcext:value-type="float">
            <text:p>18920.5</text:p>
          </table:table-cell>
          <table:table-cell office:value-type="float" office:value="18818.4" calcext:value-type="float">
            <text:p>18818.4</text:p>
          </table:table-cell>
          <table:table-cell office:value-type="float" office:value="18687.5" calcext:value-type="float">
            <text:p>18687.5</text:p>
          </table:table-cell>
          <table:table-cell office:value-type="float" office:value="18422.3" calcext:value-type="float">
            <text:p>18422.3</text:p>
          </table:table-cell>
          <table:table-cell office:value-type="float" office:value="18015.5" calcext:value-type="float">
            <text:p>18015.5</text:p>
          </table:table-cell>
          <table:table-cell office:value-type="float" office:value="17961.9" calcext:value-type="float">
            <text:p>17961.9</text:p>
          </table:table-cell>
          <table:table-cell office:value-type="float" office:value="17929.4" calcext:value-type="float">
            <text:p>17929.4</text:p>
          </table:table-cell>
          <table:table-cell office:value-type="float" office:value="17791.9" calcext:value-type="float">
            <text:p>17791.9</text:p>
          </table:table-cell>
          <table:table-cell office:value-type="float" office:value="17678" calcext:value-type="float">
            <text:p>17678</text:p>
          </table:table-cell>
          <table:table-cell office:value-type="float" office:value="17606.2" calcext:value-type="float">
            <text:p>17606.2</text:p>
          </table:table-cell>
          <table:table-cell office:value-type="float" office:value="17418.1" calcext:value-type="float">
            <text:p>17418.1</text:p>
          </table:table-cell>
          <table:table-cell office:value-type="float" office:value="17276.7" calcext:value-type="float">
            <text:p>17276.7</text:p>
          </table:table-cell>
          <table:table-cell office:value-type="float" office:value="17154.9" calcext:value-type="float">
            <text:p>17154.9</text:p>
          </table:table-cell>
          <table:table-cell office:value-type="float" office:value="16898.1" calcext:value-type="float">
            <text:p>16898.1</text:p>
          </table:table-cell>
          <table:table-cell office:value-type="float" office:value="16685.5" calcext:value-type="float">
            <text:p>16685.5</text:p>
          </table:table-cell>
          <table:table-cell office:value-type="float" office:value="16481.8" calcext:value-type="float">
            <text:p>16481.8</text:p>
          </table:table-cell>
          <table:table-cell office:value-type="float" office:value="16343.2" calcext:value-type="float">
            <text:p>16343.2</text:p>
          </table:table-cell>
          <table:table-cell office:value-type="float" office:value="16278.6" calcext:value-type="float">
            <text:p>16278.6</text:p>
          </table:table-cell>
          <table:table-cell office:value-type="float" office:value="16180.8" calcext:value-type="float">
            <text:p>16180.8</text:p>
          </table:table-cell>
          <table:table-cell office:value-type="float" office:value="16001.8" calcext:value-type="float">
            <text:p>16001.8</text:p>
          </table:table-cell>
          <table:table-cell office:value-type="float" office:value="15783.7" calcext:value-type="float">
            <text:p>15783.7</text:p>
          </table:table-cell>
          <table:table-cell office:value-type="float" office:value="15662.5" calcext:value-type="float">
            <text:p>15662.5</text:p>
          </table:table-cell>
          <table:table-cell office:value-type="float" office:value="15692.2" calcext:value-type="float">
            <text:p>15692.2</text:p>
          </table:table-cell>
          <table:table-cell office:value-type="float" office:value="15656.4" calcext:value-type="float">
            <text:p>15656.4</text:p>
          </table:table-cell>
          <table:table-cell office:value-type="float" office:value="15554.1" calcext:value-type="float">
            <text:p>15554.1</text:p>
          </table:table-cell>
          <table:table-cell office:value-type="float" office:value="15507.9" calcext:value-type="float">
            <text:p>15507.9</text:p>
          </table:table-cell>
          <table:table-cell office:value-type="float" office:value="15536.5" calcext:value-type="float">
            <text:p>15536.5</text:p>
          </table:table-cell>
          <table:table-cell office:value-type="float" office:value="15317.4" calcext:value-type="float">
            <text:p>15317.4</text:p>
          </table:table-cell>
          <table:table-cell office:value-type="float" office:value="15284.8" calcext:value-type="float">
            <text:p>15284.8</text:p>
          </table:table-cell>
          <table:table-cell office:value-type="float" office:value="15243" calcext:value-type="float">
            <text:p>15243</text:p>
          </table:table-cell>
          <table:table-cell office:value-type="float" office:value="15259.6" calcext:value-type="float">
            <text:p>15259.6</text:p>
          </table:table-cell>
          <table:table-cell office:value-type="float" office:value="15238.2" calcext:value-type="float">
            <text:p>15238.2</text:p>
          </table:table-cell>
          <table:table-cell office:value-type="float" office:value="15129" calcext:value-type="float">
            <text:p>15129</text:p>
          </table:table-cell>
          <table:table-cell office:value-type="float" office:value="15021" calcext:value-type="float">
            <text:p>15021</text:p>
          </table:table-cell>
          <table:table-cell office:value-type="float" office:value="15010.6" calcext:value-type="float">
            <text:p>15010.6</text:p>
          </table:table-cell>
          <table:table-cell office:value-type="float" office:value="14978.7" calcext:value-type="float">
            <text:p>14978.7</text:p>
          </table:table-cell>
          <table:table-cell office:value-type="float" office:value="14906.9" calcext:value-type="float">
            <text:p>14906.9</text:p>
          </table:table-cell>
          <table:table-cell office:value-type="float" office:value="14952.3" calcext:value-type="float">
            <text:p>14952.3</text:p>
          </table:table-cell>
          <table:table-cell office:value-type="float" office:value="14900.8" calcext:value-type="float">
            <text:p>14900.8</text:p>
          </table:table-cell>
          <table:table-cell office:value-type="float" office:value="14782.5" calcext:value-type="float">
            <text:p>14782.5</text:p>
          </table:table-cell>
          <table:table-cell office:value-type="float" office:value="14741.7" calcext:value-type="float">
            <text:p>14741.7</text:p>
          </table:table-cell>
          <table:table-cell office:value-type="float" office:value="14710.1" calcext:value-type="float">
            <text:p>14710.1</text:p>
          </table:table-cell>
          <table:table-cell office:value-type="float" office:value="14722.3" calcext:value-type="float">
            <text:p>14722.3</text:p>
          </table:table-cell>
          <table:table-cell office:value-type="float" office:value="14624.6" calcext:value-type="float">
            <text:p>14624.6</text:p>
          </table:table-cell>
          <table:table-cell office:value-type="float" office:value="14614.9" calcext:value-type="float">
            <text:p>14614.9</text:p>
          </table:table-cell>
          <table:table-cell office:value-type="float" office:value="14615.7" calcext:value-type="float">
            <text:p>14615.7</text:p>
          </table:table-cell>
          <table:table-cell office:value-type="float" office:value="14568.9" calcext:value-type="float">
            <text:p>14568.9</text:p>
          </table:table-cell>
          <table:table-cell office:value-type="float" office:value="14531.9" calcext:value-type="float">
            <text:p>14531.9</text:p>
          </table:table-cell>
          <table:table-cell office:value-type="float" office:value="14494.2" calcext:value-type="float">
            <text:p>14494.2</text:p>
          </table:table-cell>
          <table:table-cell office:value-type="float" office:value="14443.3" calcext:value-type="float">
            <text:p>14443.3</text:p>
          </table:table-cell>
          <table:table-cell office:value-type="float" office:value="14408.3" calcext:value-type="float">
            <text:p>14408.3</text:p>
          </table:table-cell>
          <table:table-cell office:value-type="float" office:value="14393.4" calcext:value-type="float">
            <text:p>14393.4</text:p>
          </table:table-cell>
          <table:table-cell office:value-type="float" office:value="14435.4" calcext:value-type="float">
            <text:p>14435.4</text:p>
          </table:table-cell>
          <table:table-cell office:value-type="float" office:value="14325.8" calcext:value-type="float">
            <text:p>14325.8</text:p>
          </table:table-cell>
          <table:table-cell office:value-type="float" office:value="14095.2" calcext:value-type="float">
            <text:p>14095.2</text:p>
          </table:table-cell>
          <table:table-cell office:value-type="float" office:value="14044.3" calcext:value-type="float">
            <text:p>14044.3</text:p>
          </table:table-cell>
          <table:table-cell office:value-type="float" office:value="14021.3" calcext:value-type="float">
            <text:p>14021.3</text:p>
          </table:table-cell>
          <table:table-cell office:value-type="float" office:value="14028" calcext:value-type="float">
            <text:p>14028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14031.5" calcext:value-type="float">
            <text:p>14031.5</text:p>
          </table:table-cell>
          <table:table-cell office:value-type="float" office:value="14071.8" calcext:value-type="float">
            <text:p>14071.8</text:p>
          </table:table-cell>
          <table:table-cell office:value-type="float" office:value="13994.3" calcext:value-type="float">
            <text:p>13994.3</text:p>
          </table:table-cell>
          <table:table-cell office:value-type="float" office:value="13937.4" calcext:value-type="float">
            <text:p>13937.4</text:p>
          </table:table-cell>
          <table:table-cell office:value-type="float" office:value="13829.9" calcext:value-type="float">
            <text:p>13829.9</text:p>
          </table:table-cell>
          <table:table-cell office:value-type="float" office:value="13748.9" calcext:value-type="float">
            <text:p>13748.9</text:p>
          </table:table-cell>
          <table:table-cell office:value-type="float" office:value="13778.1" calcext:value-type="float">
            <text:p>13778.1</text:p>
          </table:table-cell>
          <table:table-cell office:value-type="float" office:value="13723.8" calcext:value-type="float">
            <text:p>13723.8</text:p>
          </table:table-cell>
          <table:table-cell office:value-type="float" office:value="13706" calcext:value-type="float">
            <text:p>13706</text:p>
          </table:table-cell>
          <table:table-cell office:value-type="float" office:value="13694.7" calcext:value-type="float">
            <text:p>13694.7</text:p>
          </table:table-cell>
          <table:table-cell office:value-type="float" office:value="13584.1" calcext:value-type="float">
            <text:p>13584.1</text:p>
          </table:table-cell>
          <table:table-cell office:value-type="float" office:value="13364.3" calcext:value-type="float">
            <text:p>13364.3</text:p>
          </table:table-cell>
          <table:table-cell office:value-type="float" office:value="13200.1" calcext:value-type="float">
            <text:p>13200.1</text:p>
          </table:table-cell>
          <table:table-cell office:value-type="float" office:value="13154.6" calcext:value-type="float">
            <text:p>13154.6</text:p>
          </table:table-cell>
          <table:table-cell office:value-type="float" office:value="13156.1" calcext:value-type="float">
            <text:p>13156.1</text:p>
          </table:table-cell>
          <table:table-cell office:value-type="float" office:value="13155" calcext:value-type="float">
            <text:p>13155</text:p>
          </table:table-cell>
          <table:table-cell office:value-type="float" office:value="13104.6" calcext:value-type="float">
            <text:p>13104.6</text:p>
          </table:table-cell>
          <table:table-cell office:value-type="float" office:value="13112.9" calcext:value-type="float">
            <text:p>13112.9</text:p>
          </table:table-cell>
          <table:table-cell office:value-type="float" office:value="13046.8" calcext:value-type="float">
            <text:p>13046.8</text:p>
          </table:table-cell>
          <table:table-cell office:value-type="float" office:value="12949.1" calcext:value-type="float">
            <text:p>12949.1</text:p>
          </table:table-cell>
          <table:table-cell office:value-type="float" office:value="12933.2" calcext:value-type="float">
            <text:p>12933.2</text:p>
          </table:table-cell>
          <table:table-cell office:value-type="float" office:value="12864" calcext:value-type="float">
            <text:p>12864</text:p>
          </table:table-cell>
          <table:table-cell office:value-type="float" office:value="12925.4" calcext:value-type="float">
            <text:p>12925.4</text:p>
          </table:table-cell>
          <table:table-cell office:value-type="float" office:value="12906.4" calcext:value-type="float">
            <text:p>12906.4</text:p>
          </table:table-cell>
          <table:table-cell office:value-type="float" office:value="12877.2" calcext:value-type="float">
            <text:p>12877.2</text:p>
          </table:table-cell>
          <table:table-cell office:value-type="float" office:value="12918.3" calcext:value-type="float">
            <text:p>12918.3</text:p>
          </table:table-cell>
          <table:table-cell office:value-type="float" office:value="12902.7" calcext:value-type="float">
            <text:p>12902.7</text:p>
          </table:table-cell>
          <table:table-cell office:value-type="float" office:value="12836.3" calcext:value-type="float">
            <text:p>12836.3</text:p>
          </table:table-cell>
          <table:table-cell office:value-type="float" office:value="12783.9" calcext:value-type="float">
            <text:p>12783.9</text:p>
          </table:table-cell>
          <table:table-cell office:value-type="float" office:value="12725.3" calcext:value-type="float">
            <text:p>12725.3</text:p>
          </table:table-cell>
          <table:table-cell office:value-type="float" office:value="12580.5" calcext:value-type="float">
            <text:p>12580.5</text:p>
          </table:table-cell>
          <table:table-cell office:value-type="float" office:value="12503.1" calcext:value-type="float">
            <text:p>12503.1</text:p>
          </table:table-cell>
          <table:table-cell office:value-type="float" office:value="12533" calcext:value-type="float">
            <text:p>12533</text:p>
          </table:table-cell>
          <table:table-cell office:value-type="float" office:value="12558.3" calcext:value-type="float">
            <text:p>12558.3</text:p>
          </table:table-cell>
          <table:table-cell office:value-type="float" office:value="12441.7" calcext:value-type="float">
            <text:p>12441.7</text:p>
          </table:table-cell>
          <table:table-cell office:value-type="float" office:value="12507.4" calcext:value-type="float">
            <text:p>12507.4</text:p>
          </table:table-cell>
          <table:table-cell office:value-type="float" office:value="12500.4" calcext:value-type="float">
            <text:p>12500.4</text:p>
          </table:table-cell>
          <table:table-cell office:value-type="float" office:value="12481.8" calcext:value-type="float">
            <text:p>12481.8</text:p>
          </table:table-cell>
          <table:table-cell office:value-type="float" office:value="12489.8" calcext:value-type="float">
            <text:p>12489.8</text:p>
          </table:table-cell>
          <table:table-cell office:value-type="float" office:value="12471.1" calcext:value-type="float">
            <text:p>12471.1</text:p>
          </table:table-cell>
          <table:table-cell office:value-type="float" office:value="12443.2" calcext:value-type="float">
            <text:p>12443.2</text:p>
          </table:table-cell>
          <table:table-cell office:value-type="float" office:value="12471.4" calcext:value-type="float">
            <text:p>12471.4</text:p>
          </table:table-cell>
          <table:table-cell office:value-type="float" office:value="12451.9" calcext:value-type="float">
            <text:p>12451.9</text:p>
          </table:table-cell>
          <table:table-cell office:value-type="float" office:value="12463.1" calcext:value-type="float">
            <text:p>12463.1</text:p>
          </table:table-cell>
          <table:table-cell office:value-type="float" office:value="12391.9" calcext:value-type="float">
            <text:p>12391.9</text:p>
          </table:table-cell>
          <table:table-cell office:value-type="float" office:value="12339.7" calcext:value-type="float">
            <text:p>12339.7</text:p>
          </table:table-cell>
          <table:table-cell office:value-type="float" office:value="12307.2" calcext:value-type="float">
            <text:p>12307.2</text:p>
          </table:table-cell>
          <table:table-cell office:value-type="float" office:value="12151.8" calcext:value-type="float">
            <text:p>12151.8</text:p>
          </table:table-cell>
          <table:table-cell office:value-type="float" office:value="12131.3" calcext:value-type="float">
            <text:p>12131.3</text:p>
          </table:table-cell>
          <table:table-cell office:value-type="float" office:value="12128.1" calcext:value-type="float">
            <text:p>12128.1</text:p>
          </table:table-cell>
          <table:table-cell office:value-type="float" office:value="12133.7" calcext:value-type="float">
            <text:p>12133.7</text:p>
          </table:table-cell>
          <table:table-cell office:value-type="float" office:value="12096.2" calcext:value-type="float">
            <text:p>12096.2</text:p>
          </table:table-cell>
          <table:table-cell office:value-type="float" office:value="12060.7" calcext:value-type="float">
            <text:p>12060.7</text:p>
          </table:table-cell>
          <table:table-cell office:value-type="float" office:value="12084.6" calcext:value-type="float">
            <text:p>12084.6</text:p>
          </table:table-cell>
          <table:table-cell office:value-type="float" office:value="12018" calcext:value-type="float">
            <text:p>12018</text:p>
          </table:table-cell>
          <table:table-cell office:value-type="float" office:value="11970.4" calcext:value-type="float">
            <text:p>11970.4</text:p>
          </table:table-cell>
          <table:table-cell office:value-type="float" office:value="11937" calcext:value-type="float">
            <text:p>11937</text:p>
          </table:table-cell>
          <table:table-cell office:value-type="float" office:value="11966.1" calcext:value-type="float">
            <text:p>11966.1</text:p>
          </table:table-cell>
          <table:table-cell office:value-type="float" office:value="11981.3" calcext:value-type="float">
            <text:p>11981.3</text:p>
          </table:table-cell>
          <table:table-cell office:value-type="float" office:value="11936.5" calcext:value-type="float">
            <text:p>11936.5</text:p>
          </table:table-cell>
          <table:table-cell office:value-type="float" office:value="11962.4" calcext:value-type="float">
            <text:p>11962.4</text:p>
          </table:table-cell>
          <table:table-cell office:value-type="float" office:value="11985" calcext:value-type="float">
            <text:p>11985</text:p>
          </table:table-cell>
          <table:table-cell office:value-type="float" office:value="11914.8" calcext:value-type="float">
            <text:p>11914.8</text:p>
          </table:table-cell>
          <table:table-cell office:value-type="float" office:value="11900.8" calcext:value-type="float">
            <text:p>11900.8</text:p>
          </table:table-cell>
          <table:table-cell office:value-type="float" office:value="11906.4" calcext:value-type="float">
            <text:p>11906.4</text:p>
          </table:table-cell>
          <table:table-cell office:value-type="float" office:value="11927.4" calcext:value-type="float">
            <text:p>11927.4</text:p>
          </table:table-cell>
          <table:table-cell office:value-type="float" office:value="11837.6" calcext:value-type="float">
            <text:p>11837.6</text:p>
          </table:table-cell>
          <table:table-cell office:value-type="float" office:value="11833.3" calcext:value-type="float">
            <text:p>11833.3</text:p>
          </table:table-cell>
          <table:table-cell office:value-type="float" office:value="11814.2" calcext:value-type="float">
            <text:p>11814.2</text:p>
          </table:table-cell>
          <table:table-cell office:value-type="float" office:value="11790.7" calcext:value-type="float">
            <text:p>11790.7</text:p>
          </table:table-cell>
          <table:table-cell office:value-type="float" office:value="11774.9" calcext:value-type="float">
            <text:p>11774.9</text:p>
          </table:table-cell>
          <table:table-cell office:value-type="float" office:value="11854.6" calcext:value-type="float">
            <text:p>11854.6</text:p>
          </table:table-cell>
          <table:table-cell office:value-type="float" office:value="11770.3" calcext:value-type="float">
            <text:p>11770.3</text:p>
          </table:table-cell>
          <table:table-cell office:value-type="float" office:value="11802.1" calcext:value-type="float">
            <text:p>11802.1</text:p>
          </table:table-cell>
          <table:table-cell office:value-type="float" office:value="11727" calcext:value-type="float">
            <text:p>11727</text:p>
          </table:table-cell>
          <table:table-cell office:value-type="float" office:value="11776.7" calcext:value-type="float">
            <text:p>11776.7</text:p>
          </table:table-cell>
          <table:table-cell office:value-type="float" office:value="11736.5" calcext:value-type="float">
            <text:p>11736.5</text:p>
          </table:table-cell>
          <table:table-cell office:value-type="float" office:value="11754.9" calcext:value-type="float">
            <text:p>11754.9</text:p>
          </table:table-cell>
          <table:table-cell office:value-type="float" office:value="11755.5" calcext:value-type="float">
            <text:p>11755.5</text:p>
          </table:table-cell>
          <table:table-cell office:value-type="float" office:value="11702.9" calcext:value-type="float">
            <text:p>11702.9</text:p>
          </table:table-cell>
          <table:table-cell office:value-type="float" office:value="11670" calcext:value-type="float">
            <text:p>11670</text:p>
          </table:table-cell>
          <table:table-cell office:value-type="float" office:value="11764.8" calcext:value-type="float">
            <text:p>11764.8</text:p>
          </table:table-cell>
          <table:table-cell office:value-type="float" office:value="11613.5" calcext:value-type="float">
            <text:p>11613.5</text:p>
          </table:table-cell>
          <table:table-cell office:value-type="float" office:value="11638" calcext:value-type="float">
            <text:p>11638</text:p>
          </table:table-cell>
          <table:table-cell office:value-type="float" office:value="11584.1" calcext:value-type="float">
            <text:p>11584.1</text:p>
          </table:table-cell>
          <table:table-cell office:value-type="float" office:value="11539.7" calcext:value-type="float">
            <text:p>11539.7</text:p>
          </table:table-cell>
          <table:table-cell office:value-type="float" office:value="11511.3" calcext:value-type="float">
            <text:p>11511.3</text:p>
          </table:table-cell>
          <table:table-cell office:value-type="float" office:value="11449.5" calcext:value-type="float">
            <text:p>11449.5</text:p>
          </table:table-cell>
          <table:table-cell office:value-type="float" office:value="11270.7" calcext:value-type="float">
            <text:p>11270.7</text:p>
          </table:table-cell>
          <table:table-cell office:value-type="float" office:value="11243.8" calcext:value-type="float">
            <text:p>11243.8</text:p>
          </table:table-cell>
          <table:table-cell office:value-type="float" office:value="11278" calcext:value-type="float">
            <text:p>11278</text:p>
          </table:table-cell>
          <table:table-cell office:value-type="float" office:value="11269.4" calcext:value-type="float">
            <text:p>11269.4</text:p>
          </table:table-cell>
          <table:table-cell office:value-type="float" office:value="11228.3" calcext:value-type="float">
            <text:p>11228.3</text:p>
          </table:table-cell>
          <table:table-cell office:value-type="float" office:value="11269.4" calcext:value-type="float">
            <text:p>11269.4</text:p>
          </table:table-cell>
          <table:table-cell office:value-type="float" office:value="11226.7" calcext:value-type="float">
            <text:p>11226.7</text:p>
          </table:table-cell>
          <table:table-cell office:value-type="float" office:value="11225.5" calcext:value-type="float">
            <text:p>11225.5</text:p>
          </table:table-cell>
          <table:table-cell office:value-type="float" office:value="11156.4" calcext:value-type="float">
            <text:p>11156.4</text:p>
          </table:table-cell>
          <table:table-cell office:value-type="float" office:value="11157.4" calcext:value-type="float">
            <text:p>11157.4</text:p>
          </table:table-cell>
          <table:table-cell office:value-type="float" office:value="11202.6" calcext:value-type="float">
            <text:p>11202.6</text:p>
          </table:table-cell>
          <table:table-cell office:value-type="float" office:value="11187.7" calcext:value-type="float">
            <text:p>11187.7</text:p>
          </table:table-cell>
          <table:table-cell office:value-type="float" office:value="11169.4" calcext:value-type="float">
            <text:p>11169.4</text:p>
          </table:table-cell>
          <table:table-cell office:value-type="float" office:value="11129.2" calcext:value-type="float">
            <text:p>11129.2</text:p>
          </table:table-cell>
          <table:table-cell office:value-type="float" office:value="11154.9" calcext:value-type="float">
            <text:p>11154.9</text:p>
          </table:table-cell>
          <table:table-cell office:value-type="float" office:value="11142.4" calcext:value-type="float">
            <text:p>11142.4</text:p>
          </table:table-cell>
          <table:table-cell office:value-type="float" office:value="11162.9" calcext:value-type="float">
            <text:p>11162.9</text:p>
          </table:table-cell>
          <table:table-cell office:value-type="float" office:value="11124.5" calcext:value-type="float">
            <text:p>11124.5</text:p>
          </table:table-cell>
          <table:table-cell office:value-type="float" office:value="11149.7" calcext:value-type="float">
            <text:p>11149.7</text:p>
          </table:table-cell>
          <table:table-cell office:value-type="float" office:value="11121.6" calcext:value-type="float">
            <text:p>11121.6</text:p>
          </table:table-cell>
          <table:table-cell office:value-type="float" office:value="11114.4" calcext:value-type="float">
            <text:p>11114.4</text:p>
          </table:table-cell>
          <table:table-cell office:value-type="float" office:value="11154" calcext:value-type="float">
            <text:p>11154</text:p>
          </table:table-cell>
          <table:table-cell office:value-type="float" office:value="11115" calcext:value-type="float">
            <text:p>11115</text:p>
          </table:table-cell>
          <table:table-cell office:value-type="float" office:value="11120" calcext:value-type="float">
            <text:p>11120</text:p>
          </table:table-cell>
          <table:table-cell office:value-type="float" office:value="11008.5" calcext:value-type="float">
            <text:p>11008.5</text:p>
          </table:table-cell>
          <table:table-cell office:value-type="float" office:value="10774.7" calcext:value-type="float">
            <text:p>10774.7</text:p>
          </table:table-cell>
          <table:table-cell office:value-type="float" office:value="10767" calcext:value-type="float">
            <text:p>10767</text:p>
          </table:table-cell>
          <table:table-cell office:value-type="float" office:value="10803" calcext:value-type="float">
            <text:p>10803</text:p>
          </table:table-cell>
          <table:table-cell office:value-type="float" office:value="10818.2" calcext:value-type="float">
            <text:p>10818.2</text:p>
          </table:table-cell>
          <table:table-cell office:value-type="float" office:value="10722.5" calcext:value-type="float">
            <text:p>10722.5</text:p>
          </table:table-cell>
          <table:table-cell office:value-type="float" office:value="10697.5" calcext:value-type="float">
            <text:p>10697.5</text:p>
          </table:table-cell>
          <table:table-cell office:value-type="float" office:value="10651.4" calcext:value-type="float">
            <text:p>10651.4</text:p>
          </table:table-cell>
          <table:table-cell office:value-type="float" office:value="10682.3" calcext:value-type="float">
            <text:p>10682.3</text:p>
          </table:table-cell>
          <table:table-cell office:value-type="float" office:value="10683.1" calcext:value-type="float">
            <text:p>10683.1</text:p>
          </table:table-cell>
          <table:table-cell office:value-type="float" office:value="10656.2" calcext:value-type="float">
            <text:p>10656.2</text:p>
          </table:table-cell>
          <table:table-cell office:value-type="float" office:value="10717.9" calcext:value-type="float">
            <text:p>10717.9</text:p>
          </table:table-cell>
          <table:table-cell office:value-type="float" office:value="10627.5" calcext:value-type="float">
            <text:p>10627.5</text:p>
          </table:table-cell>
          <table:table-cell office:value-type="float" office:value="10681" calcext:value-type="float">
            <text:p>10681</text:p>
          </table:table-cell>
          <table:table-cell office:value-type="float" office:value="10707.3" calcext:value-type="float">
            <text:p>10707.3</text:p>
          </table:table-cell>
          <table:table-cell office:value-type="float" office:value="10712.1" calcext:value-type="float">
            <text:p>10712.1</text:p>
          </table:table-cell>
          <table:table-cell office:value-type="float" office:value="10699.3" calcext:value-type="float">
            <text:p>10699.3</text:p>
          </table:table-cell>
          <table:table-cell office:value-type="float" office:value="10684.9" calcext:value-type="float">
            <text:p>10684.9</text:p>
          </table:table-cell>
          <table:table-cell office:value-type="float" office:value="10598.1" calcext:value-type="float">
            <text:p>10598.1</text:p>
          </table:table-cell>
          <table:table-cell office:value-type="float" office:value="10641.1" calcext:value-type="float">
            <text:p>10641.1</text:p>
          </table:table-cell>
          <table:table-cell office:value-type="float" office:value="10588.7" calcext:value-type="float">
            <text:p>10588.7</text:p>
          </table:table-cell>
          <table:table-cell office:value-type="float" office:value="10604.6" calcext:value-type="float">
            <text:p>10604.6</text:p>
          </table:table-cell>
          <table:table-cell office:value-type="float" office:value="10584" calcext:value-type="float">
            <text:p>10584</text:p>
          </table:table-cell>
          <table:table-cell office:value-type="float" office:value="10617.8" calcext:value-type="float">
            <text:p>10617.8</text:p>
          </table:table-cell>
          <table:table-cell office:value-type="float" office:value="10596.8" calcext:value-type="float">
            <text:p>10596.8</text:p>
          </table:table-cell>
          <table:table-cell office:value-type="float" office:value="10653.9" calcext:value-type="float">
            <text:p>10653.9</text:p>
          </table:table-cell>
          <table:table-cell office:value-type="float" office:value="10571.4" calcext:value-type="float">
            <text:p>10571.4</text:p>
          </table:table-cell>
          <table:table-cell office:value-type="float" office:value="10656.6" calcext:value-type="float">
            <text:p>10656.6</text:p>
          </table:table-cell>
          <table:table-cell office:value-type="float" office:value="10574.8" calcext:value-type="float">
            <text:p>10574.8</text:p>
          </table:table-cell>
          <table:table-cell office:value-type="float" office:value="10553.9" calcext:value-type="float">
            <text:p>10553.9</text:p>
          </table:table-cell>
          <table:table-cell office:value-type="float" office:value="10495.2" calcext:value-type="float">
            <text:p>10495.2</text:p>
          </table:table-cell>
          <table:table-cell office:value-type="float" office:value="10536" calcext:value-type="float">
            <text:p>10536</text:p>
          </table:table-cell>
          <table:table-cell office:value-type="float" office:value="10594.7" calcext:value-type="float">
            <text:p>10594.7</text:p>
          </table:table-cell>
          <table:table-cell office:value-type="float" office:value="10496.4" calcext:value-type="float">
            <text:p>10496.4</text:p>
          </table:table-cell>
          <table:table-cell office:value-type="float" office:value="10517.5" calcext:value-type="float">
            <text:p>10517.5</text:p>
          </table:table-cell>
          <table:table-cell office:value-type="float" office:value="10494.3" calcext:value-type="float">
            <text:p>10494.3</text:p>
          </table:table-cell>
          <table:table-cell office:value-type="float" office:value="10490.2" calcext:value-type="float">
            <text:p>10490.2</text:p>
          </table:table-cell>
          <table:table-cell office:value-type="float" office:value="10470.5" calcext:value-type="float">
            <text:p>10470.5</text:p>
          </table:table-cell>
          <table:table-cell office:value-type="float" office:value="10510.4" calcext:value-type="float">
            <text:p>10510.4</text:p>
          </table:table-cell>
          <table:table-cell office:value-type="float" office:value="10521" calcext:value-type="float">
            <text:p>10521</text:p>
          </table:table-cell>
          <table:table-cell office:value-type="float" office:value="10464.1" calcext:value-type="float">
            <text:p>10464.1</text:p>
          </table:table-cell>
          <table:table-cell office:value-type="float" office:value="10464.8" calcext:value-type="float">
            <text:p>10464.8</text:p>
          </table:table-cell>
          <table:table-cell office:value-type="float" office:value="10424.3" calcext:value-type="float">
            <text:p>10424.3</text:p>
          </table:table-cell>
          <table:table-cell office:value-type="float" office:value="10410.8" calcext:value-type="float">
            <text:p>10410.8</text:p>
          </table:table-cell>
          <table:table-cell office:value-type="float" office:value="10419.8" calcext:value-type="float">
            <text:p>10419.8</text:p>
          </table:table-cell>
          <table:table-cell office:value-type="float" office:value="10453.7" calcext:value-type="float">
            <text:p>10453.7</text:p>
          </table:table-cell>
          <table:table-cell office:value-type="float" office:value="10449.3" calcext:value-type="float">
            <text:p>10449.3</text:p>
          </table:table-cell>
          <table:table-cell office:value-type="float" office:value="10403.2" calcext:value-type="float">
            <text:p>10403.2</text:p>
          </table:table-cell>
          <table:table-cell office:value-type="float" office:value="10462.4" calcext:value-type="float">
            <text:p>10462.4</text:p>
          </table:table-cell>
          <table:table-cell office:value-type="float" office:value="10392.2" calcext:value-type="float">
            <text:p>10392.2</text:p>
          </table:table-cell>
          <table:table-cell office:value-type="float" office:value="10342.7" calcext:value-type="float">
            <text:p>10342.7</text:p>
          </table:table-cell>
          <table:table-cell office:value-type="float" office:value="10379.7" calcext:value-type="float">
            <text:p>10379.7</text:p>
          </table:table-cell>
          <table:table-cell office:value-type="float" office:value="10320.9" calcext:value-type="float">
            <text:p>10320.9</text:p>
          </table:table-cell>
          <table:table-cell office:value-type="float" office:value="10351.4" calcext:value-type="float">
            <text:p>10351.4</text:p>
          </table:table-cell>
          <table:table-cell office:value-type="float" office:value="10317.7" calcext:value-type="float">
            <text:p>10317.7</text:p>
          </table:table-cell>
          <table:table-cell office:value-type="float" office:value="10286.7" calcext:value-type="float">
            <text:p>10286.7</text:p>
          </table:table-cell>
          <table:table-cell office:value-type="float" office:value="10314.5" calcext:value-type="float">
            <text:p>10314.5</text:p>
          </table:table-cell>
          <table:table-cell office:value-type="float" office:value="10363.7" calcext:value-type="float">
            <text:p>10363.7</text:p>
          </table:table-cell>
          <table:table-cell office:value-type="float" office:value="10294.6" calcext:value-type="float">
            <text:p>10294.6</text:p>
          </table:table-cell>
          <table:table-cell office:value-type="float" office:value="10198.9" calcext:value-type="float">
            <text:p>10198.9</text:p>
          </table:table-cell>
          <table:table-cell office:value-type="float" office:value="10158.7" calcext:value-type="float">
            <text:p>10158.7</text:p>
          </table:table-cell>
          <table:table-cell office:value-type="float" office:value="10133.4" calcext:value-type="float">
            <text:p>10133.4</text:p>
          </table:table-cell>
          <table:table-cell office:value-type="float" office:value="10103.3" calcext:value-type="float">
            <text:p>10103.3</text:p>
          </table:table-cell>
          <table:table-cell office:value-type="float" office:value="10101.3" calcext:value-type="float">
            <text:p>10101.3</text:p>
          </table:table-cell>
          <table:table-cell office:value-type="float" office:value="10062" calcext:value-type="float">
            <text:p>10062</text:p>
          </table:table-cell>
          <table:table-cell office:value-type="float" office:value="9875.76" calcext:value-type="float">
            <text:p>9875.76</text:p>
          </table:table-cell>
          <table:table-cell office:value-type="float" office:value="9806.37" calcext:value-type="float">
            <text:p>9806.37</text:p>
          </table:table-cell>
          <table:table-cell office:value-type="float" office:value="9809.78" calcext:value-type="float">
            <text:p>9809.78</text:p>
          </table:table-cell>
          <table:table-cell office:value-type="float" office:value="9751.75" calcext:value-type="float">
            <text:p>9751.75</text:p>
          </table:table-cell>
          <table:table-cell office:value-type="float" office:value="9828.1" calcext:value-type="float">
            <text:p>9828.1</text:p>
          </table:table-cell>
          <table:table-cell office:value-type="float" office:value="9766.32" calcext:value-type="float">
            <text:p>9766.32</text:p>
          </table:table-cell>
          <table:table-cell office:value-type="float" office:value="9808.89" calcext:value-type="float">
            <text:p>9808.89</text:p>
          </table:table-cell>
          <table:table-cell office:value-type="float" office:value="9832.9" calcext:value-type="float">
            <text:p>9832.9</text:p>
          </table:table-cell>
          <table:table-cell office:value-type="float" office:value="9792.86" calcext:value-type="float">
            <text:p>9792.86</text:p>
          </table:table-cell>
          <table:table-cell office:value-type="float" office:value="9765.76" calcext:value-type="float">
            <text:p>9765.76</text:p>
          </table:table-cell>
          <table:table-cell office:value-type="float" office:value="9752.15" calcext:value-type="float">
            <text:p>9752.15</text:p>
          </table:table-cell>
          <table:table-cell office:value-type="float" office:value="9704.84" calcext:value-type="float">
            <text:p>9704.84</text:p>
          </table:table-cell>
          <table:table-cell office:value-type="float" office:value="9669.07" calcext:value-type="float">
            <text:p>9669.07</text:p>
          </table:table-cell>
          <table:table-cell office:value-type="float" office:value="9677.63" calcext:value-type="float">
            <text:p>9677.63</text:p>
          </table:table-cell>
          <table:table-cell office:value-type="float" office:value="9653.71" calcext:value-type="float">
            <text:p>9653.71</text:p>
          </table:table-cell>
          <table:table-cell office:value-type="float" office:value="9657.51" calcext:value-type="float">
            <text:p>9657.51</text:p>
          </table:table-cell>
          <table:table-cell office:value-type="float" office:value="9701.33" calcext:value-type="float">
            <text:p>9701.33</text:p>
          </table:table-cell>
          <table:table-cell office:value-type="float" office:value="9581.01" calcext:value-type="float">
            <text:p>9581.01</text:p>
          </table:table-cell>
          <table:table-cell office:value-type="float" office:value="9504.86" calcext:value-type="float">
            <text:p>9504.86</text:p>
          </table:table-cell>
          <table:table-cell office:value-type="float" office:value="9413.23" calcext:value-type="float">
            <text:p>9413.23</text:p>
          </table:table-cell>
          <table:table-cell office:value-type="float" office:value="9424.53" calcext:value-type="float">
            <text:p>9424.53</text:p>
          </table:table-cell>
          <table:table-cell office:value-type="float" office:value="9410.04" calcext:value-type="float">
            <text:p>9410.04</text:p>
          </table:table-cell>
          <table:table-cell office:value-type="float" office:value="9354.89" calcext:value-type="float">
            <text:p>9354.89</text:p>
          </table:table-cell>
          <table:table-cell office:value-type="float" office:value="9336.89" calcext:value-type="float">
            <text:p>9336.89</text:p>
          </table:table-cell>
          <table:table-cell office:value-type="float" office:value="9327.66" calcext:value-type="float">
            <text:p>9327.66</text:p>
          </table:table-cell>
          <table:table-cell office:value-type="float" office:value="9352.07" calcext:value-type="float">
            <text:p>9352.07</text:p>
          </table:table-cell>
          <table:table-cell office:value-type="float" office:value="9334.83" calcext:value-type="float">
            <text:p>9334.83</text:p>
          </table:table-cell>
          <table:table-cell office:value-type="float" office:value="9278.37" calcext:value-type="float">
            <text:p>9278.37</text:p>
          </table:table-cell>
          <table:table-cell office:value-type="float" office:value="9313.54" calcext:value-type="float">
            <text:p>9313.54</text:p>
          </table:table-cell>
          <table:table-cell office:value-type="float" office:value="9308.42" calcext:value-type="float">
            <text:p>9308.42</text:p>
          </table:table-cell>
          <table:table-cell office:value-type="float" office:value="9337.16" calcext:value-type="float">
            <text:p>9337.16</text:p>
          </table:table-cell>
          <table:table-cell office:value-type="float" office:value="9340.62" calcext:value-type="float">
            <text:p>9340.62</text:p>
          </table:table-cell>
          <table:table-cell office:value-type="float" office:value="9295.23" calcext:value-type="float">
            <text:p>9295.23</text:p>
          </table:table-cell>
          <table:table-cell office:value-type="float" office:value="9294.76" calcext:value-type="float">
            <text:p>9294.76</text:p>
          </table:table-cell>
          <table:table-cell office:value-type="float" office:value="9356.23" calcext:value-type="float">
            <text:p>9356.23</text:p>
          </table:table-cell>
          <table:table-cell office:value-type="float" office:value="9342.82" calcext:value-type="float">
            <text:p>9342.82</text:p>
          </table:table-cell>
          <table:table-cell office:value-type="float" office:value="9330.73" calcext:value-type="float">
            <text:p>9330.73</text:p>
          </table:table-cell>
          <table:table-cell office:value-type="float" office:value="9293.04" calcext:value-type="float">
            <text:p>9293.04</text:p>
          </table:table-cell>
          <table:table-cell office:value-type="float" office:value="9331.66" calcext:value-type="float">
            <text:p>9331.66</text:p>
          </table:table-cell>
        </table:table-row>
        <table:table-row table:style-name="ro1">
          <table:table-cell table:number-columns-repeated="3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2:13:27.343844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2:14:24.760758145</dc:date>
    <dc:creator>Eric </dc:creator>
    <meta:generator>LibreOffice/4.2.7.2$Linux_X86_64 LibreOffice_project/420m0$Build-2</meta:generator>
    <meta:editing-duration>PT20M9S</meta:editing-duration>
    <meta:editing-cycles>5</meta:editing-cycles>
    <meta:document-statistic meta:table-count="1" meta:cell-count="29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4cm" svg:y="0.025cm" chart:style-name="ch2">
          <text:p>Elite Fitness for each Generation</text:p>
        </chart:title>
        <chart:subtitle svg:x="1.275cm" svg:y="0.824cm" chart:style-name="ch3">
          <text:p>Crossover: 80%, Mutation: 10%, Population: 100, K: 5, Dynamic Mutation: Off</text:p>
        </chart:subtitle>
        <chart:legend chart:legend-position="end" svg:x="13.651cm" svg:y="3.205cm" style:legend-expansion="high" chart:style-name="ch4"/>
        <chart:plot-area chart:style-name="ch5" table:cell-range-address="Sheet1.G1:Sheet1.G1 Sheet1.A2:Sheet1.HF2 Sheet1.G6:Sheet1.G6 Sheet1.A7:Sheet1.KB7 Sheet1.G11:Sheet1.G11 Sheet1.A12:Sheet1.JD12 Sheet1.G16:Sheet1.G16 Sheet1.A17:Sheet1.IA17 Sheet1.G21:Sheet1.G21 Sheet1.A22:Sheet1.KZ22" chart:data-source-has-labels="column" svg:x="0.319cm" svg:y="1.334cm" svg:width="13.01cm" svg:height="7.485cm">
          <chartooo:coordinate-region svg:x="1.496cm" svg:y="1.533cm" svg:width="11.833cm" svg:height="6.36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HF2" chart:label-cell-address="Sheet1.G1:Sheet1.G1" chart:class="chart:line">
            <chart:data-point chart:repeated="214"/>
          </chart:series>
          <chart:series chart:style-name="ch9" chart:values-cell-range-address="Sheet1.A7:Sheet1.KB7" chart:label-cell-address="Sheet1.G6:Sheet1.G6" chart:class="chart:line">
            <chart:data-point chart:repeated="288"/>
          </chart:series>
          <chart:series chart:style-name="ch10" chart:values-cell-range-address="Sheet1.A12:Sheet1.JD12" chart:label-cell-address="Sheet1.G11:Sheet1.G11" chart:class="chart:line">
            <chart:data-point chart:repeated="264"/>
          </chart:series>
          <chart:series chart:style-name="ch11" chart:values-cell-range-address="Sheet1.A17:Sheet1.IA17" chart:label-cell-address="Sheet1.G16:Sheet1.G16" chart:class="chart:line">
            <chart:data-point chart:repeated="235"/>
          </chart:series>
          <chart:series chart:style-name="ch12" chart:values-cell-range-address="Sheet1.A22:Sheet1.KZ22" chart:label-cell-address="Sheet1.G21:Sheet1.G21" chart:class="chart:line">
            <chart:data-point chart:repeated="3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5299.9">
                <text:p>25299.9</text:p>
                <draw:g>
                  <svg:desc>Sheet1.A2:Sheet1.HF2</svg:desc>
                </draw:g>
              </table:table-cell>
              <table:table-cell office:value-type="float" office:value="25299.9">
                <text:p>25299.9</text:p>
              </table:table-cell>
              <table:table-cell office:value-type="float" office:value="25299.9">
                <text:p>25299.9</text:p>
              </table:table-cell>
              <table:table-cell office:value-type="float" office:value="24959.6">
                <text:p>24959.6</text:p>
              </table:table-cell>
              <table:table-cell office:value-type="float" office:value="24571.1">
                <text:p>24571.1</text:p>
              </table:table-cell>
              <table:table-cell office:value-type="float" office:value="24571.1">
                <text:p>24571.1</text:p>
              </table:table-cell>
              <table:table-cell office:value-type="float" office:value="24571.1">
                <text:p>24571.1</text:p>
              </table:table-cell>
              <table:table-cell office:value-type="float" office:value="24390">
                <text:p>24390</text:p>
              </table:table-cell>
              <table:table-cell office:value-type="float" office:value="24390">
                <text:p>24390</text:p>
              </table:table-cell>
              <table:table-cell office:value-type="float" office:value="24000.4">
                <text:p>24000.4</text:p>
              </table:table-cell>
              <table:table-cell office:value-type="float" office:value="24000.4">
                <text:p>24000.4</text:p>
              </table:table-cell>
              <table:table-cell office:value-type="float" office:value="24000.4">
                <text:p>24000.4</text:p>
              </table:table-cell>
              <table:table-cell office:value-type="float" office:value="23819.3">
                <text:p>23819.3</text:p>
              </table:table-cell>
              <table:table-cell office:value-type="float" office:value="23412">
                <text:p>23412</text:p>
              </table:table-cell>
              <table:table-cell office:value-type="float" office:value="23412">
                <text:p>23412</text:p>
              </table:table-cell>
              <table:table-cell office:value-type="float" office:value="23169.9">
                <text:p>23169.9</text:p>
              </table:table-cell>
              <table:table-cell office:value-type="float" office:value="23169.9">
                <text:p>23169.9</text:p>
              </table:table-cell>
              <table:table-cell office:value-type="float" office:value="22694.9">
                <text:p>22694.9</text:p>
              </table:table-cell>
              <table:table-cell office:value-type="float" office:value="22694.9">
                <text:p>22694.9</text:p>
              </table:table-cell>
              <table:table-cell office:value-type="float" office:value="22694.9">
                <text:p>22694.9</text:p>
              </table:table-cell>
              <table:table-cell office:value-type="float" office:value="22661.7">
                <text:p>22661.7</text:p>
              </table:table-cell>
              <table:table-cell office:value-type="float" office:value="22634">
                <text:p>22634</text:p>
              </table:table-cell>
              <table:table-cell office:value-type="float" office:value="21959.1">
                <text:p>21959.1</text:p>
              </table:table-cell>
              <table:table-cell office:value-type="float" office:value="21959.1">
                <text:p>21959.1</text:p>
              </table:table-cell>
              <table:table-cell office:value-type="float" office:value="21722.8">
                <text:p>21722.8</text:p>
              </table:table-cell>
              <table:table-cell office:value-type="float" office:value="21722.8">
                <text:p>21722.8</text:p>
              </table:table-cell>
              <table:table-cell office:value-type="float" office:value="21573.7">
                <text:p>21573.7</text:p>
              </table:table-cell>
              <table:table-cell office:value-type="float" office:value="21573.7">
                <text:p>21573.7</text:p>
              </table:table-cell>
              <table:table-cell office:value-type="float" office:value="21573.7">
                <text:p>21573.7</text:p>
              </table:table-cell>
              <table:table-cell office:value-type="float" office:value="21407.7">
                <text:p>21407.7</text:p>
              </table:table-cell>
              <table:table-cell office:value-type="float" office:value="21397.9">
                <text:p>21397.9</text:p>
              </table:table-cell>
              <table:table-cell office:value-type="float" office:value="21363.8">
                <text:p>21363.8</text:p>
              </table:table-cell>
              <table:table-cell office:value-type="float" office:value="21035.9">
                <text:p>21035.9</text:p>
              </table:table-cell>
              <table:table-cell office:value-type="float" office:value="20669.5">
                <text:p>20669.5</text:p>
              </table:table-cell>
              <table:table-cell office:value-type="float" office:value="20669.5">
                <text:p>20669.5</text:p>
              </table:table-cell>
              <table:table-cell office:value-type="float" office:value="20669.5">
                <text:p>20669.5</text:p>
              </table:table-cell>
              <table:table-cell office:value-type="float" office:value="20570.3">
                <text:p>20570.3</text:p>
              </table:table-cell>
              <table:table-cell office:value-type="float" office:value="20450.4">
                <text:p>20450.4</text:p>
              </table:table-cell>
              <table:table-cell office:value-type="float" office:value="20177.3">
                <text:p>20177.3</text:p>
              </table:table-cell>
              <table:table-cell office:value-type="float" office:value="19744.8">
                <text:p>19744.8</text:p>
              </table:table-cell>
              <table:table-cell office:value-type="float" office:value="19744.8">
                <text:p>19744.8</text:p>
              </table:table-cell>
              <table:table-cell office:value-type="float" office:value="19581.9">
                <text:p>19581.9</text:p>
              </table:table-cell>
              <table:table-cell office:value-type="float" office:value="19534.9">
                <text:p>19534.9</text:p>
              </table:table-cell>
              <table:table-cell office:value-type="float" office:value="19534.9">
                <text:p>19534.9</text:p>
              </table:table-cell>
              <table:table-cell office:value-type="float" office:value="19534.9">
                <text:p>19534.9</text:p>
              </table:table-cell>
              <table:table-cell office:value-type="float" office:value="19534.9">
                <text:p>19534.9</text:p>
              </table:table-cell>
              <table:table-cell office:value-type="float" office:value="19157.1">
                <text:p>19157.1</text:p>
              </table:table-cell>
              <table:table-cell office:value-type="float" office:value="19070.6">
                <text:p>19070.6</text:p>
              </table:table-cell>
              <table:table-cell office:value-type="float" office:value="18861.5">
                <text:p>18861.5</text:p>
              </table:table-cell>
              <table:table-cell office:value-type="float" office:value="18619.1">
                <text:p>18619.1</text:p>
              </table:table-cell>
              <table:table-cell office:value-type="float" office:value="18619.1">
                <text:p>18619.1</text:p>
              </table:table-cell>
              <table:table-cell office:value-type="float" office:value="18619.1">
                <text:p>18619.1</text:p>
              </table:table-cell>
              <table:table-cell office:value-type="float" office:value="18367.9">
                <text:p>18367.9</text:p>
              </table:table-cell>
              <table:table-cell office:value-type="float" office:value="18367.9">
                <text:p>18367.9</text:p>
              </table:table-cell>
              <table:table-cell office:value-type="float" office:value="18308.7">
                <text:p>18308.7</text:p>
              </table:table-cell>
              <table:table-cell office:value-type="float" office:value="18308.7">
                <text:p>18308.7</text:p>
              </table:table-cell>
              <table:table-cell office:value-type="float" office:value="18308.7">
                <text:p>18308.7</text:p>
              </table:table-cell>
              <table:table-cell office:value-type="float" office:value="17867.2">
                <text:p>17867.2</text:p>
              </table:table-cell>
              <table:table-cell office:value-type="float" office:value="17867.2">
                <text:p>17867.2</text:p>
              </table:table-cell>
              <table:table-cell office:value-type="float" office:value="17311.9">
                <text:p>17311.9</text:p>
              </table:table-cell>
              <table:table-cell office:value-type="float" office:value="17311.9">
                <text:p>17311.9</text:p>
              </table:table-cell>
              <table:table-cell office:value-type="float" office:value="17311.9">
                <text:p>17311.9</text:p>
              </table:table-cell>
              <table:table-cell office:value-type="float" office:value="16848.2">
                <text:p>16848.2</text:p>
              </table:table-cell>
              <table:table-cell office:value-type="float" office:value="16522.6">
                <text:p>16522.6</text:p>
              </table:table-cell>
              <table:table-cell office:value-type="float" office:value="16522.6">
                <text:p>16522.6</text:p>
              </table:table-cell>
              <table:table-cell office:value-type="float" office:value="16522.6">
                <text:p>16522.6</text:p>
              </table:table-cell>
              <table:table-cell office:value-type="float" office:value="16379.8">
                <text:p>16379.8</text:p>
              </table:table-cell>
              <table:table-cell office:value-type="float" office:value="16135">
                <text:p>16135</text:p>
              </table:table-cell>
              <table:table-cell office:value-type="float" office:value="16135">
                <text:p>16135</text:p>
              </table:table-cell>
              <table:table-cell office:value-type="float" office:value="16135">
                <text:p>16135</text:p>
              </table:table-cell>
              <table:table-cell office:value-type="float" office:value="16043">
                <text:p>16043</text:p>
              </table:table-cell>
              <table:table-cell office:value-type="float" office:value="16043">
                <text:p>16043</text:p>
              </table:table-cell>
              <table:table-cell office:value-type="float" office:value="16043">
                <text:p>16043</text:p>
              </table:table-cell>
              <table:table-cell office:value-type="float" office:value="15985.5">
                <text:p>15985.5</text:p>
              </table:table-cell>
              <table:table-cell office:value-type="float" office:value="15985.5">
                <text:p>15985.5</text:p>
              </table:table-cell>
              <table:table-cell office:value-type="float" office:value="15812">
                <text:p>15812</text:p>
              </table:table-cell>
              <table:table-cell office:value-type="float" office:value="15812">
                <text:p>15812</text:p>
              </table:table-cell>
              <table:table-cell office:value-type="float" office:value="15812">
                <text:p>15812</text:p>
              </table:table-cell>
              <table:table-cell office:value-type="float" office:value="15733.5">
                <text:p>15733.5</text:p>
              </table:table-cell>
              <table:table-cell office:value-type="float" office:value="15708">
                <text:p>15708</text:p>
              </table:table-cell>
              <table:table-cell office:value-type="float" office:value="15489.3">
                <text:p>15489.3</text:p>
              </table:table-cell>
              <table:table-cell office:value-type="float" office:value="15489.3">
                <text:p>15489.3</text:p>
              </table:table-cell>
              <table:table-cell office:value-type="float" office:value="15489.3">
                <text:p>15489.3</text:p>
              </table:table-cell>
              <table:table-cell office:value-type="float" office:value="15466.7">
                <text:p>15466.7</text:p>
              </table:table-cell>
              <table:table-cell office:value-type="float" office:value="15466.7">
                <text:p>15466.7</text:p>
              </table:table-cell>
              <table:table-cell office:value-type="float" office:value="14965">
                <text:p>14965</text:p>
              </table:table-cell>
              <table:table-cell office:value-type="float" office:value="14965">
                <text:p>14965</text:p>
              </table:table-cell>
              <table:table-cell office:value-type="float" office:value="14698.7">
                <text:p>14698.7</text:p>
              </table:table-cell>
              <table:table-cell office:value-type="float" office:value="14698.7">
                <text:p>14698.7</text:p>
              </table:table-cell>
              <table:table-cell office:value-type="float" office:value="14698.7">
                <text:p>14698.7</text:p>
              </table:table-cell>
              <table:table-cell office:value-type="float" office:value="14698.7">
                <text:p>14698.7</text:p>
              </table:table-cell>
              <table:table-cell office:value-type="float" office:value="14474.4">
                <text:p>14474.4</text:p>
              </table:table-cell>
              <table:table-cell office:value-type="float" office:value="14419.8">
                <text:p>14419.8</text:p>
              </table:table-cell>
              <table:table-cell office:value-type="float" office:value="13950.1">
                <text:p>13950.1</text:p>
              </table:table-cell>
              <table:table-cell office:value-type="float" office:value="13950.1">
                <text:p>13950.1</text:p>
              </table:table-cell>
              <table:table-cell office:value-type="float" office:value="13818.5">
                <text:p>13818.5</text:p>
              </table:table-cell>
              <table:table-cell office:value-type="float" office:value="13818.5">
                <text:p>13818.5</text:p>
              </table:table-cell>
              <table:table-cell office:value-type="float" office:value="13818.5">
                <text:p>13818.5</text:p>
              </table:table-cell>
              <table:table-cell office:value-type="float" office:value="13818.5">
                <text:p>13818.5</text:p>
              </table:table-cell>
              <table:table-cell office:value-type="float" office:value="13430.4">
                <text:p>13430.4</text:p>
              </table:table-cell>
              <table:table-cell office:value-type="float" office:value="13430.4">
                <text:p>13430.4</text:p>
              </table:table-cell>
              <table:table-cell office:value-type="float" office:value="13430.4">
                <text:p>13430.4</text:p>
              </table:table-cell>
              <table:table-cell office:value-type="float" office:value="13411">
                <text:p>13411</text:p>
              </table:table-cell>
              <table:table-cell office:value-type="float" office:value="13049.6">
                <text:p>13049.6</text:p>
              </table:table-cell>
              <table:table-cell office:value-type="float" office:value="13049.6">
                <text:p>13049.6</text:p>
              </table:table-cell>
              <table:table-cell office:value-type="float" office:value="13049.6">
                <text:p>13049.6</text:p>
              </table:table-cell>
              <table:table-cell office:value-type="float" office:value="13049.6">
                <text:p>13049.6</text:p>
              </table:table-cell>
              <table:table-cell office:value-type="float" office:value="12858.5">
                <text:p>12858.5</text:p>
              </table:table-cell>
              <table:table-cell office:value-type="float" office:value="12858.5">
                <text:p>12858.5</text:p>
              </table:table-cell>
              <table:table-cell office:value-type="float" office:value="12695.1">
                <text:p>12695.1</text:p>
              </table:table-cell>
              <table:table-cell office:value-type="float" office:value="12646.8">
                <text:p>12646.8</text:p>
              </table:table-cell>
              <table:table-cell office:value-type="float" office:value="12646.8">
                <text:p>12646.8</text:p>
              </table:table-cell>
              <table:table-cell office:value-type="float" office:value="12646.8">
                <text:p>12646.8</text:p>
              </table:table-cell>
              <table:table-cell office:value-type="float" office:value="12646.8">
                <text:p>12646.8</text:p>
              </table:table-cell>
              <table:table-cell office:value-type="float" office:value="12646.8">
                <text:p>12646.8</text:p>
              </table:table-cell>
              <table:table-cell office:value-type="float" office:value="12291.1">
                <text:p>12291.1</text:p>
              </table:table-cell>
              <table:table-cell office:value-type="float" office:value="12291.1">
                <text:p>12291.1</text:p>
              </table:table-cell>
              <table:table-cell office:value-type="float" office:value="12210.3">
                <text:p>12210.3</text:p>
              </table:table-cell>
              <table:table-cell office:value-type="float" office:value="12210.3">
                <text:p>12210.3</text:p>
              </table:table-cell>
              <table:table-cell office:value-type="float" office:value="12210.3">
                <text:p>12210.3</text:p>
              </table:table-cell>
              <table:table-cell office:value-type="float" office:value="12210.3">
                <text:p>12210.3</text:p>
              </table:table-cell>
              <table:table-cell office:value-type="float" office:value="12210.3">
                <text:p>12210.3</text:p>
              </table:table-cell>
              <table:table-cell office:value-type="float" office:value="12210.3">
                <text:p>12210.3</text:p>
              </table:table-cell>
              <table:table-cell office:value-type="float" office:value="12210.3">
                <text:p>12210.3</text:p>
              </table:table-cell>
              <table:table-cell office:value-type="float" office:value="12176.5">
                <text:p>12176.5</text:p>
              </table:table-cell>
              <table:table-cell office:value-type="float" office:value="12079">
                <text:p>12079</text:p>
              </table:table-cell>
              <table:table-cell office:value-type="float" office:value="12079">
                <text:p>12079</text:p>
              </table:table-cell>
              <table:table-cell office:value-type="float" office:value="11681.4">
                <text:p>11681.4</text:p>
              </table:table-cell>
              <table:table-cell office:value-type="float" office:value="11681.4">
                <text:p>11681.4</text:p>
              </table:table-cell>
              <table:table-cell office:value-type="float" office:value="11681.4">
                <text:p>11681.4</text:p>
              </table:table-cell>
              <table:table-cell office:value-type="float" office:value="11681.4">
                <text:p>11681.4</text:p>
              </table:table-cell>
              <table:table-cell office:value-type="float" office:value="11674.6">
                <text:p>11674.6</text:p>
              </table:table-cell>
              <table:table-cell office:value-type="float" office:value="11674.6">
                <text:p>11674.6</text:p>
              </table:table-cell>
              <table:table-cell office:value-type="float" office:value="11674.6">
                <text:p>11674.6</text:p>
              </table:table-cell>
              <table:table-cell office:value-type="float" office:value="11667.6">
                <text:p>11667.6</text:p>
              </table:table-cell>
              <table:table-cell office:value-type="float" office:value="11667.6">
                <text:p>11667.6</text:p>
              </table:table-cell>
              <table:table-cell office:value-type="float" office:value="11667.6">
                <text:p>11667.6</text:p>
              </table:table-cell>
              <table:table-cell office:value-type="float" office:value="11667.6">
                <text:p>11667.6</text:p>
              </table:table-cell>
              <table:table-cell office:value-type="float" office:value="11667.6">
                <text:p>11667.6</text:p>
              </table:table-cell>
              <table:table-cell office:value-type="float" office:value="11667.6">
                <text:p>11667.6</text:p>
              </table:table-cell>
              <table:table-cell office:value-type="float" office:value="11653">
                <text:p>11653</text:p>
              </table:table-cell>
              <table:table-cell office:value-type="float" office:value="11653">
                <text:p>11653</text:p>
              </table:table-cell>
              <table:table-cell office:value-type="float" office:value="11571.4">
                <text:p>11571.4</text:p>
              </table:table-cell>
              <table:table-cell office:value-type="float" office:value="11571.4">
                <text:p>11571.4</text:p>
              </table:table-cell>
              <table:table-cell office:value-type="float" office:value="11568.2">
                <text:p>11568.2</text:p>
              </table:table-cell>
              <table:table-cell office:value-type="float" office:value="11358.9">
                <text:p>11358.9</text:p>
              </table:table-cell>
              <table:table-cell office:value-type="float" office:value="11358.9">
                <text:p>11358.9</text:p>
              </table:table-cell>
              <table:table-cell office:value-type="float" office:value="11358.9">
                <text:p>11358.9</text:p>
              </table:table-cell>
              <table:table-cell office:value-type="float" office:value="11309.7">
                <text:p>11309.7</text:p>
              </table:table-cell>
              <table:table-cell office:value-type="float" office:value="11309.7">
                <text:p>11309.7</text:p>
              </table:table-cell>
              <table:table-cell office:value-type="float" office:value="11221.2">
                <text:p>11221.2</text:p>
              </table:table-cell>
              <table:table-cell office:value-type="float" office:value="11221.2">
                <text:p>11221.2</text:p>
              </table:table-cell>
              <table:table-cell office:value-type="float" office:value="11221.2">
                <text:p>11221.2</text:p>
              </table:table-cell>
              <table:table-cell office:value-type="float" office:value="11221.2">
                <text:p>11221.2</text:p>
              </table:table-cell>
              <table:table-cell office:value-type="float" office:value="11221.2">
                <text:p>11221.2</text:p>
              </table:table-cell>
              <table:table-cell office:value-type="float" office:value="11076.8">
                <text:p>11076.8</text:p>
              </table:table-cell>
              <table:table-cell office:value-type="float" office:value="11076.8">
                <text:p>11076.8</text:p>
              </table:table-cell>
              <table:table-cell office:value-type="float" office:value="11076.8">
                <text:p>11076.8</text:p>
              </table:table-cell>
              <table:table-cell office:value-type="float" office:value="10988.6">
                <text:p>10988.6</text:p>
              </table:table-cell>
              <table:table-cell office:value-type="float" office:value="10933.5">
                <text:p>10933.5</text:p>
              </table:table-cell>
              <table:table-cell office:value-type="float" office:value="10933.5">
                <text:p>10933.5</text:p>
              </table:table-cell>
              <table:table-cell office:value-type="float" office:value="10933.5">
                <text:p>10933.5</text:p>
              </table:table-cell>
              <table:table-cell office:value-type="float" office:value="10933.5">
                <text:p>10933.5</text:p>
              </table:table-cell>
              <table:table-cell office:value-type="float" office:value="10933.5">
                <text:p>10933.5</text:p>
              </table:table-cell>
              <table:table-cell office:value-type="float" office:value="10933.5">
                <text:p>10933.5</text:p>
              </table:table-cell>
              <table:table-cell office:value-type="float" office:value="10804.6">
                <text:p>10804.6</text:p>
              </table:table-cell>
              <table:table-cell office:value-type="float" office:value="10804.6">
                <text:p>10804.6</text:p>
              </table:table-cell>
              <table:table-cell office:value-type="float" office:value="10804.6">
                <text:p>10804.6</text:p>
              </table:table-cell>
              <table:table-cell office:value-type="float" office:value="10804.6">
                <text:p>10804.6</text:p>
              </table:table-cell>
              <table:table-cell office:value-type="float" office:value="10804.6">
                <text:p>10804.6</text:p>
              </table:table-cell>
              <table:table-cell office:value-type="float" office:value="10804.6">
                <text:p>10804.6</text:p>
              </table:table-cell>
              <table:table-cell office:value-type="float" office:value="10580.7">
                <text:p>10580.7</text:p>
              </table:table-cell>
              <table:table-cell office:value-type="float" office:value="10580.7">
                <text:p>10580.7</text:p>
              </table:table-cell>
              <table:table-cell office:value-type="float" office:value="10580.7">
                <text:p>10580.7</text:p>
              </table:table-cell>
              <table:table-cell office:value-type="float" office:value="10580.7">
                <text:p>10580.7</text:p>
              </table:table-cell>
              <table:table-cell office:value-type="float" office:value="10580.7">
                <text:p>10580.7</text:p>
              </table:table-cell>
              <table:table-cell office:value-type="float" office:value="10453.2">
                <text:p>10453.2</text:p>
              </table:table-cell>
              <table:table-cell office:value-type="float" office:value="10453.2">
                <text:p>10453.2</text:p>
              </table:table-cell>
              <table:table-cell office:value-type="float" office:value="10453.2">
                <text:p>10453.2</text:p>
              </table:table-cell>
              <table:table-cell office:value-type="float" office:value="10453.2">
                <text:p>10453.2</text:p>
              </table:table-cell>
              <table:table-cell office:value-type="float" office:value="10453.2">
                <text:p>10453.2</text:p>
              </table:table-cell>
              <table:table-cell office:value-type="float" office:value="10453.2">
                <text:p>10453.2</text:p>
              </table:table-cell>
              <table:table-cell office:value-type="float" office:value="10453.2">
                <text:p>10453.2</text:p>
              </table:table-cell>
              <table:table-cell office:value-type="float" office:value="10453.2">
                <text:p>10453.2</text:p>
              </table:table-cell>
              <table:table-cell office:value-type="float" office:value="10453.2">
                <text:p>10453.2</text:p>
              </table:table-cell>
              <table:table-cell office:value-type="float" office:value="10453.2">
                <text:p>10453.2</text:p>
              </table:table-cell>
              <table:table-cell office:value-type="float" office:value="10453.2">
                <text:p>10453.2</text:p>
              </table:table-cell>
              <table:table-cell office:value-type="float" office:value="10413.7">
                <text:p>10413.7</text:p>
              </table:table-cell>
              <table:table-cell office:value-type="float" office:value="10371">
                <text:p>10371</text:p>
              </table:table-cell>
              <table:table-cell office:value-type="float" office:value="10371">
                <text:p>10371</text:p>
              </table:table-cell>
              <table:table-cell office:value-type="float" office:value="10098.9">
                <text:p>10098.9</text:p>
              </table:table-cell>
              <table:table-cell office:value-type="float" office:value="10098.9">
                <text:p>10098.9</text:p>
              </table:table-cell>
              <table:table-cell office:value-type="float" office:value="10098.9">
                <text:p>10098.9</text:p>
              </table:table-cell>
              <table:table-cell office:value-type="float" office:value="10098.9">
                <text:p>10098.9</text:p>
              </table:table-cell>
              <table:table-cell office:value-type="float" office:value="10098.9">
                <text:p>10098.9</text:p>
              </table:table-cell>
              <table:table-cell office:value-type="float" office:value="10098.9">
                <text:p>10098.9</text:p>
              </table:table-cell>
              <table:table-cell office:value-type="float" office:value="10098.9">
                <text:p>10098.9</text:p>
              </table:table-cell>
              <table:table-cell office:value-type="float" office:value="10082">
                <text:p>10082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  <table:table-cell office:value-type="float" office:value="10081.1">
                <text:p>10081.1</text:p>
              </table:table-cell>
            </table:table-row>
            <table:table-row>
              <table:table-cell office:value-type="string">
                <text:p>Run: 2</text:p>
                <draw:g>
                  <svg:desc>Sheet1.G6:Sheet1.G6</svg:desc>
                </draw:g>
              </table:table-cell>
              <table:table-cell office:value-type="float" office:value="24180.1">
                <text:p>24180.1</text:p>
                <draw:g>
                  <svg:desc>Sheet1.A7:Sheet1.KB7</svg:desc>
                </draw:g>
              </table:table-cell>
              <table:table-cell office:value-type="float" office:value="24180.1">
                <text:p>24180.1</text:p>
              </table:table-cell>
              <table:table-cell office:value-type="float" office:value="24180.1">
                <text:p>24180.1</text:p>
              </table:table-cell>
              <table:table-cell office:value-type="float" office:value="24101.7">
                <text:p>24101.7</text:p>
              </table:table-cell>
              <table:table-cell office:value-type="float" office:value="23423.8">
                <text:p>23423.8</text:p>
              </table:table-cell>
              <table:table-cell office:value-type="float" office:value="23423.8">
                <text:p>23423.8</text:p>
              </table:table-cell>
              <table:table-cell office:value-type="float" office:value="22914.7">
                <text:p>22914.7</text:p>
              </table:table-cell>
              <table:table-cell office:value-type="float" office:value="22914.7">
                <text:p>22914.7</text:p>
              </table:table-cell>
              <table:table-cell office:value-type="float" office:value="22914.7">
                <text:p>22914.7</text:p>
              </table:table-cell>
              <table:table-cell office:value-type="float" office:value="22697.8">
                <text:p>22697.8</text:p>
              </table:table-cell>
              <table:table-cell office:value-type="float" office:value="22697.8">
                <text:p>22697.8</text:p>
              </table:table-cell>
              <table:table-cell office:value-type="float" office:value="22697.8">
                <text:p>22697.8</text:p>
              </table:table-cell>
              <table:table-cell office:value-type="float" office:value="22216.4">
                <text:p>22216.4</text:p>
              </table:table-cell>
              <table:table-cell office:value-type="float" office:value="21884.5">
                <text:p>21884.5</text:p>
              </table:table-cell>
              <table:table-cell office:value-type="float" office:value="21884.5">
                <text:p>21884.5</text:p>
              </table:table-cell>
              <table:table-cell office:value-type="float" office:value="21783.9">
                <text:p>21783.9</text:p>
              </table:table-cell>
              <table:table-cell office:value-type="float" office:value="21743.4">
                <text:p>21743.4</text:p>
              </table:table-cell>
              <table:table-cell office:value-type="float" office:value="21374">
                <text:p>21374</text:p>
              </table:table-cell>
              <table:table-cell office:value-type="float" office:value="21374">
                <text:p>21374</text:p>
              </table:table-cell>
              <table:table-cell office:value-type="float" office:value="21277.5">
                <text:p>21277.5</text:p>
              </table:table-cell>
              <table:table-cell office:value-type="float" office:value="20934.5">
                <text:p>20934.5</text:p>
              </table:table-cell>
              <table:table-cell office:value-type="float" office:value="20934.5">
                <text:p>20934.5</text:p>
              </table:table-cell>
              <table:table-cell office:value-type="float" office:value="20844.6">
                <text:p>20844.6</text:p>
              </table:table-cell>
              <table:table-cell office:value-type="float" office:value="20603.5">
                <text:p>20603.5</text:p>
              </table:table-cell>
              <table:table-cell office:value-type="float" office:value="20579.9">
                <text:p>20579.9</text:p>
              </table:table-cell>
              <table:table-cell office:value-type="float" office:value="20539">
                <text:p>20539</text:p>
              </table:table-cell>
              <table:table-cell office:value-type="float" office:value="20539">
                <text:p>20539</text:p>
              </table:table-cell>
              <table:table-cell office:value-type="float" office:value="20005.4">
                <text:p>20005.4</text:p>
              </table:table-cell>
              <table:table-cell office:value-type="float" office:value="20005.4">
                <text:p>20005.4</text:p>
              </table:table-cell>
              <table:table-cell office:value-type="float" office:value="20005.4">
                <text:p>20005.4</text:p>
              </table:table-cell>
              <table:table-cell office:value-type="float" office:value="19974.2">
                <text:p>19974.2</text:p>
              </table:table-cell>
              <table:table-cell office:value-type="float" office:value="19819.8">
                <text:p>19819.8</text:p>
              </table:table-cell>
              <table:table-cell office:value-type="float" office:value="19819.8">
                <text:p>19819.8</text:p>
              </table:table-cell>
              <table:table-cell office:value-type="float" office:value="19312">
                <text:p>19312</text:p>
              </table:table-cell>
              <table:table-cell office:value-type="float" office:value="19312">
                <text:p>19312</text:p>
              </table:table-cell>
              <table:table-cell office:value-type="float" office:value="19312">
                <text:p>19312</text:p>
              </table:table-cell>
              <table:table-cell office:value-type="float" office:value="19106.6">
                <text:p>19106.6</text:p>
              </table:table-cell>
              <table:table-cell office:value-type="float" office:value="19063.7">
                <text:p>19063.7</text:p>
              </table:table-cell>
              <table:table-cell office:value-type="float" office:value="19037.7">
                <text:p>19037.7</text:p>
              </table:table-cell>
              <table:table-cell office:value-type="float" office:value="18978.7">
                <text:p>18978.7</text:p>
              </table:table-cell>
              <table:table-cell office:value-type="float" office:value="18978.7">
                <text:p>18978.7</text:p>
              </table:table-cell>
              <table:table-cell office:value-type="float" office:value="18978.7">
                <text:p>18978.7</text:p>
              </table:table-cell>
              <table:table-cell office:value-type="float" office:value="18829.2">
                <text:p>18829.2</text:p>
              </table:table-cell>
              <table:table-cell office:value-type="float" office:value="18730.6">
                <text:p>18730.6</text:p>
              </table:table-cell>
              <table:table-cell office:value-type="float" office:value="18730.6">
                <text:p>18730.6</text:p>
              </table:table-cell>
              <table:table-cell office:value-type="float" office:value="18372.1">
                <text:p>18372.1</text:p>
              </table:table-cell>
              <table:table-cell office:value-type="float" office:value="18341.4">
                <text:p>18341.4</text:p>
              </table:table-cell>
              <table:table-cell office:value-type="float" office:value="18341.4">
                <text:p>18341.4</text:p>
              </table:table-cell>
              <table:table-cell office:value-type="float" office:value="17940.6">
                <text:p>17940.6</text:p>
              </table:table-cell>
              <table:table-cell office:value-type="float" office:value="17940.6">
                <text:p>17940.6</text:p>
              </table:table-cell>
              <table:table-cell office:value-type="float" office:value="17940.6">
                <text:p>17940.6</text:p>
              </table:table-cell>
              <table:table-cell office:value-type="float" office:value="17743">
                <text:p>17743</text:p>
              </table:table-cell>
              <table:table-cell office:value-type="float" office:value="17743">
                <text:p>17743</text:p>
              </table:table-cell>
              <table:table-cell office:value-type="float" office:value="17743">
                <text:p>17743</text:p>
              </table:table-cell>
              <table:table-cell office:value-type="float" office:value="17555">
                <text:p>17555</text:p>
              </table:table-cell>
              <table:table-cell office:value-type="float" office:value="17555">
                <text:p>17555</text:p>
              </table:table-cell>
              <table:table-cell office:value-type="float" office:value="17328.8">
                <text:p>17328.8</text:p>
              </table:table-cell>
              <table:table-cell office:value-type="float" office:value="17291.1">
                <text:p>17291.1</text:p>
              </table:table-cell>
              <table:table-cell office:value-type="float" office:value="16926.4">
                <text:p>16926.4</text:p>
              </table:table-cell>
              <table:table-cell office:value-type="float" office:value="16926.4">
                <text:p>16926.4</text:p>
              </table:table-cell>
              <table:table-cell office:value-type="float" office:value="16828.9">
                <text:p>16828.9</text:p>
              </table:table-cell>
              <table:table-cell office:value-type="float" office:value="16772.4">
                <text:p>16772.4</text:p>
              </table:table-cell>
              <table:table-cell office:value-type="float" office:value="16707">
                <text:p>16707</text:p>
              </table:table-cell>
              <table:table-cell office:value-type="float" office:value="16707">
                <text:p>16707</text:p>
              </table:table-cell>
              <table:table-cell office:value-type="float" office:value="16418.5">
                <text:p>16418.5</text:p>
              </table:table-cell>
              <table:table-cell office:value-type="float" office:value="16299.8">
                <text:p>16299.8</text:p>
              </table:table-cell>
              <table:table-cell office:value-type="float" office:value="16299.8">
                <text:p>16299.8</text:p>
              </table:table-cell>
              <table:table-cell office:value-type="float" office:value="16299.8">
                <text:p>16299.8</text:p>
              </table:table-cell>
              <table:table-cell office:value-type="float" office:value="16299.8">
                <text:p>16299.8</text:p>
              </table:table-cell>
              <table:table-cell office:value-type="float" office:value="16284.4">
                <text:p>16284.4</text:p>
              </table:table-cell>
              <table:table-cell office:value-type="float" office:value="16284.4">
                <text:p>16284.4</text:p>
              </table:table-cell>
              <table:table-cell office:value-type="float" office:value="16284.4">
                <text:p>16284.4</text:p>
              </table:table-cell>
              <table:table-cell office:value-type="float" office:value="16284.4">
                <text:p>16284.4</text:p>
              </table:table-cell>
              <table:table-cell office:value-type="float" office:value="16260.2">
                <text:p>16260.2</text:p>
              </table:table-cell>
              <table:table-cell office:value-type="float" office:value="16260.2">
                <text:p>16260.2</text:p>
              </table:table-cell>
              <table:table-cell office:value-type="float" office:value="16260.2">
                <text:p>16260.2</text:p>
              </table:table-cell>
              <table:table-cell office:value-type="float" office:value="16260.2">
                <text:p>16260.2</text:p>
              </table:table-cell>
              <table:table-cell office:value-type="float" office:value="15838">
                <text:p>15838</text:p>
              </table:table-cell>
              <table:table-cell office:value-type="float" office:value="15838">
                <text:p>15838</text:p>
              </table:table-cell>
              <table:table-cell office:value-type="float" office:value="15838">
                <text:p>15838</text:p>
              </table:table-cell>
              <table:table-cell office:value-type="float" office:value="15838">
                <text:p>15838</text:p>
              </table:table-cell>
              <table:table-cell office:value-type="float" office:value="15838">
                <text:p>15838</text:p>
              </table:table-cell>
              <table:table-cell office:value-type="float" office:value="14880.4">
                <text:p>14880.4</text:p>
              </table:table-cell>
              <table:table-cell office:value-type="float" office:value="14880.4">
                <text:p>14880.4</text:p>
              </table:table-cell>
              <table:table-cell office:value-type="float" office:value="14880.4">
                <text:p>14880.4</text:p>
              </table:table-cell>
              <table:table-cell office:value-type="float" office:value="14857.6">
                <text:p>14857.6</text:p>
              </table:table-cell>
              <table:table-cell office:value-type="float" office:value="14857.6">
                <text:p>14857.6</text:p>
              </table:table-cell>
              <table:table-cell office:value-type="float" office:value="14248.6">
                <text:p>14248.6</text:p>
              </table:table-cell>
              <table:table-cell office:value-type="float" office:value="14248.6">
                <text:p>14248.6</text:p>
              </table:table-cell>
              <table:table-cell office:value-type="float" office:value="14248.6">
                <text:p>14248.6</text:p>
              </table:table-cell>
              <table:table-cell office:value-type="float" office:value="14248.6">
                <text:p>14248.6</text:p>
              </table:table-cell>
              <table:table-cell office:value-type="float" office:value="14248.6">
                <text:p>14248.6</text:p>
              </table:table-cell>
              <table:table-cell office:value-type="float" office:value="14202.7">
                <text:p>14202.7</text:p>
              </table:table-cell>
              <table:table-cell office:value-type="float" office:value="14202.7">
                <text:p>14202.7</text:p>
              </table:table-cell>
              <table:table-cell office:value-type="float" office:value="13975.7">
                <text:p>13975.7</text:p>
              </table:table-cell>
              <table:table-cell office:value-type="float" office:value="13975.7">
                <text:p>13975.7</text:p>
              </table:table-cell>
              <table:table-cell office:value-type="float" office:value="13975.7">
                <text:p>13975.7</text:p>
              </table:table-cell>
              <table:table-cell office:value-type="float" office:value="13975.7">
                <text:p>13975.7</text:p>
              </table:table-cell>
              <table:table-cell office:value-type="float" office:value="13897.1">
                <text:p>13897.1</text:p>
              </table:table-cell>
              <table:table-cell office:value-type="float" office:value="13897.1">
                <text:p>13897.1</text:p>
              </table:table-cell>
              <table:table-cell office:value-type="float" office:value="13897.1">
                <text:p>13897.1</text:p>
              </table:table-cell>
              <table:table-cell office:value-type="float" office:value="13859.9">
                <text:p>13859.9</text:p>
              </table:table-cell>
              <table:table-cell office:value-type="float" office:value="13859.9">
                <text:p>13859.9</text:p>
              </table:table-cell>
              <table:table-cell office:value-type="float" office:value="13845.3">
                <text:p>13845.3</text:p>
              </table:table-cell>
              <table:table-cell office:value-type="float" office:value="13845.3">
                <text:p>13845.3</text:p>
              </table:table-cell>
              <table:table-cell office:value-type="float" office:value="13845.3">
                <text:p>13845.3</text:p>
              </table:table-cell>
              <table:table-cell office:value-type="float" office:value="13556.8">
                <text:p>13556.8</text:p>
              </table:table-cell>
              <table:table-cell office:value-type="float" office:value="13556.8">
                <text:p>13556.8</text:p>
              </table:table-cell>
              <table:table-cell office:value-type="float" office:value="13556.8">
                <text:p>13556.8</text:p>
              </table:table-cell>
              <table:table-cell office:value-type="float" office:value="13556.8">
                <text:p>13556.8</text:p>
              </table:table-cell>
              <table:table-cell office:value-type="float" office:value="13556.8">
                <text:p>13556.8</text:p>
              </table:table-cell>
              <table:table-cell office:value-type="float" office:value="13351.9">
                <text:p>13351.9</text:p>
              </table:table-cell>
              <table:table-cell office:value-type="float" office:value="13351.9">
                <text:p>13351.9</text:p>
              </table:table-cell>
              <table:table-cell office:value-type="float" office:value="13351.9">
                <text:p>13351.9</text:p>
              </table:table-cell>
              <table:table-cell office:value-type="float" office:value="13351.9">
                <text:p>13351.9</text:p>
              </table:table-cell>
              <table:table-cell office:value-type="float" office:value="13351.9">
                <text:p>13351.9</text:p>
              </table:table-cell>
              <table:table-cell office:value-type="float" office:value="13351.9">
                <text:p>13351.9</text:p>
              </table:table-cell>
              <table:table-cell office:value-type="float" office:value="13284.1">
                <text:p>13284.1</text:p>
              </table:table-cell>
              <table:table-cell office:value-type="float" office:value="13284.1">
                <text:p>13284.1</text:p>
              </table:table-cell>
              <table:table-cell office:value-type="float" office:value="13284.1">
                <text:p>13284.1</text:p>
              </table:table-cell>
              <table:table-cell office:value-type="float" office:value="13255.9">
                <text:p>13255.9</text:p>
              </table:table-cell>
              <table:table-cell office:value-type="float" office:value="13255.9">
                <text:p>13255.9</text:p>
              </table:table-cell>
              <table:table-cell office:value-type="float" office:value="13255.9">
                <text:p>13255.9</text:p>
              </table:table-cell>
              <table:table-cell office:value-type="float" office:value="13255.9">
                <text:p>13255.9</text:p>
              </table:table-cell>
              <table:table-cell office:value-type="float" office:value="13121.2">
                <text:p>13121.2</text:p>
              </table:table-cell>
              <table:table-cell office:value-type="float" office:value="13121.2">
                <text:p>13121.2</text:p>
              </table:table-cell>
              <table:table-cell office:value-type="float" office:value="12906.2">
                <text:p>12906.2</text:p>
              </table:table-cell>
              <table:table-cell office:value-type="float" office:value="12906.2">
                <text:p>12906.2</text:p>
              </table:table-cell>
              <table:table-cell office:value-type="float" office:value="12906.2">
                <text:p>12906.2</text:p>
              </table:table-cell>
              <table:table-cell office:value-type="float" office:value="12906.2">
                <text:p>12906.2</text:p>
              </table:table-cell>
              <table:table-cell office:value-type="float" office:value="12906.2">
                <text:p>12906.2</text:p>
              </table:table-cell>
              <table:table-cell office:value-type="float" office:value="12884.7">
                <text:p>12884.7</text:p>
              </table:table-cell>
              <table:table-cell office:value-type="float" office:value="12882.6">
                <text:p>12882.6</text:p>
              </table:table-cell>
              <table:table-cell office:value-type="float" office:value="12882.6">
                <text:p>12882.6</text:p>
              </table:table-cell>
              <table:table-cell office:value-type="float" office:value="12882.6">
                <text:p>12882.6</text:p>
              </table:table-cell>
              <table:table-cell office:value-type="float" office:value="12882.6">
                <text:p>12882.6</text:p>
              </table:table-cell>
              <table:table-cell office:value-type="float" office:value="12882.6">
                <text:p>12882.6</text:p>
              </table:table-cell>
              <table:table-cell office:value-type="float" office:value="12636">
                <text:p>12636</text:p>
              </table:table-cell>
              <table:table-cell office:value-type="float" office:value="12485.5">
                <text:p>12485.5</text:p>
              </table:table-cell>
              <table:table-cell office:value-type="float" office:value="12485.5">
                <text:p>12485.5</text:p>
              </table:table-cell>
              <table:table-cell office:value-type="float" office:value="12485.5">
                <text:p>12485.5</text:p>
              </table:table-cell>
              <table:table-cell office:value-type="float" office:value="12485.5">
                <text:p>12485.5</text:p>
              </table:table-cell>
              <table:table-cell office:value-type="float" office:value="12452.7">
                <text:p>12452.7</text:p>
              </table:table-cell>
              <table:table-cell office:value-type="float" office:value="12452.7">
                <text:p>12452.7</text:p>
              </table:table-cell>
              <table:table-cell office:value-type="float" office:value="11843.8">
                <text:p>11843.8</text:p>
              </table:table-cell>
              <table:table-cell office:value-type="float" office:value="11843.8">
                <text:p>11843.8</text:p>
              </table:table-cell>
              <table:table-cell office:value-type="float" office:value="11843.8">
                <text:p>11843.8</text:p>
              </table:table-cell>
              <table:table-cell office:value-type="float" office:value="11843.8">
                <text:p>11843.8</text:p>
              </table:table-cell>
              <table:table-cell office:value-type="float" office:value="11843.8">
                <text:p>11843.8</text:p>
              </table:table-cell>
              <table:table-cell office:value-type="float" office:value="11742.1">
                <text:p>11742.1</text:p>
              </table:table-cell>
              <table:table-cell office:value-type="float" office:value="11742.1">
                <text:p>11742.1</text:p>
              </table:table-cell>
              <table:table-cell office:value-type="float" office:value="11742.1">
                <text:p>11742.1</text:p>
              </table:table-cell>
              <table:table-cell office:value-type="float" office:value="11362.5">
                <text:p>11362.5</text:p>
              </table:table-cell>
              <table:table-cell office:value-type="float" office:value="11362.5">
                <text:p>11362.5</text:p>
              </table:table-cell>
              <table:table-cell office:value-type="float" office:value="11362.5">
                <text:p>11362.5</text:p>
              </table:table-cell>
              <table:table-cell office:value-type="float" office:value="11347.5">
                <text:p>11347.5</text:p>
              </table:table-cell>
              <table:table-cell office:value-type="float" office:value="11133.4">
                <text:p>11133.4</text:p>
              </table:table-cell>
              <table:table-cell office:value-type="float" office:value="11133.4">
                <text:p>11133.4</text:p>
              </table:table-cell>
              <table:table-cell office:value-type="float" office:value="11133.4">
                <text:p>11133.4</text:p>
              </table:table-cell>
              <table:table-cell office:value-type="float" office:value="11133.4">
                <text:p>11133.4</text:p>
              </table:table-cell>
              <table:table-cell office:value-type="float" office:value="10948">
                <text:p>10948</text:p>
              </table:table-cell>
              <table:table-cell office:value-type="float" office:value="10948">
                <text:p>10948</text:p>
              </table:table-cell>
              <table:table-cell office:value-type="float" office:value="10948">
                <text:p>10948</text:p>
              </table:table-cell>
              <table:table-cell office:value-type="float" office:value="10948">
                <text:p>10948</text:p>
              </table:table-cell>
              <table:table-cell office:value-type="float" office:value="10864">
                <text:p>10864</text:p>
              </table:table-cell>
              <table:table-cell office:value-type="float" office:value="10864">
                <text:p>10864</text:p>
              </table:table-cell>
              <table:table-cell office:value-type="float" office:value="10864">
                <text:p>10864</text:p>
              </table:table-cell>
              <table:table-cell office:value-type="float" office:value="10864">
                <text:p>10864</text:p>
              </table:table-cell>
              <table:table-cell office:value-type="float" office:value="10813">
                <text:p>10813</text:p>
              </table:table-cell>
              <table:table-cell office:value-type="float" office:value="10657.3">
                <text:p>10657.3</text:p>
              </table:table-cell>
              <table:table-cell office:value-type="float" office:value="10657.3">
                <text:p>10657.3</text:p>
              </table:table-cell>
              <table:table-cell office:value-type="float" office:value="10657.3">
                <text:p>10657.3</text:p>
              </table:table-cell>
              <table:table-cell office:value-type="float" office:value="10645.1">
                <text:p>10645.1</text:p>
              </table:table-cell>
              <table:table-cell office:value-type="float" office:value="10531">
                <text:p>10531</text:p>
              </table:table-cell>
              <table:table-cell office:value-type="float" office:value="10531">
                <text:p>10531</text:p>
              </table:table-cell>
              <table:table-cell office:value-type="float" office:value="10531">
                <text:p>10531</text:p>
              </table:table-cell>
              <table:table-cell office:value-type="float" office:value="10531">
                <text:p>10531</text:p>
              </table:table-cell>
              <table:table-cell office:value-type="float" office:value="10531">
                <text:p>10531</text:p>
              </table:table-cell>
              <table:table-cell office:value-type="float" office:value="10418.1">
                <text:p>10418.1</text:p>
              </table:table-cell>
              <table:table-cell office:value-type="float" office:value="10418.1">
                <text:p>10418.1</text:p>
              </table:table-cell>
              <table:table-cell office:value-type="float" office:value="10418.1">
                <text:p>10418.1</text:p>
              </table:table-cell>
              <table:table-cell office:value-type="float" office:value="10418.1">
                <text:p>10418.1</text:p>
              </table:table-cell>
              <table:table-cell office:value-type="float" office:value="10387.8">
                <text:p>10387.8</text:p>
              </table:table-cell>
              <table:table-cell office:value-type="float" office:value="10387.8">
                <text:p>10387.8</text:p>
              </table:table-cell>
              <table:table-cell office:value-type="float" office:value="10387.8">
                <text:p>10387.8</text:p>
              </table:table-cell>
              <table:table-cell office:value-type="float" office:value="10387.8">
                <text:p>10387.8</text:p>
              </table:table-cell>
              <table:table-cell office:value-type="float" office:value="10387.8">
                <text:p>10387.8</text:p>
              </table:table-cell>
              <table:table-cell office:value-type="float" office:value="10387.8">
                <text:p>10387.8</text:p>
              </table:table-cell>
              <table:table-cell office:value-type="float" office:value="10387.8">
                <text:p>10387.8</text:p>
              </table:table-cell>
              <table:table-cell office:value-type="float" office:value="10387.8">
                <text:p>10387.8</text:p>
              </table:table-cell>
              <table:table-cell office:value-type="float" office:value="10380.3">
                <text:p>10380.3</text:p>
              </table:table-cell>
              <table:table-cell office:value-type="float" office:value="10380.3">
                <text:p>10380.3</text:p>
              </table:table-cell>
              <table:table-cell office:value-type="float" office:value="10370.1">
                <text:p>10370.1</text:p>
              </table:table-cell>
              <table:table-cell office:value-type="float" office:value="10370.1">
                <text:p>10370.1</text:p>
              </table:table-cell>
              <table:table-cell office:value-type="float" office:value="10370.1">
                <text:p>10370.1</text:p>
              </table:table-cell>
              <table:table-cell office:value-type="float" office:value="10370.1">
                <text:p>10370.1</text:p>
              </table:table-cell>
              <table:table-cell office:value-type="float" office:value="10370.1">
                <text:p>10370.1</text:p>
              </table:table-cell>
              <table:table-cell office:value-type="float" office:value="10370.1">
                <text:p>10370.1</text:p>
              </table:table-cell>
              <table:table-cell office:value-type="float" office:value="10315.9">
                <text:p>10315.9</text:p>
              </table:table-cell>
              <table:table-cell office:value-type="float" office:value="10315.9">
                <text:p>10315.9</text:p>
              </table:table-cell>
              <table:table-cell office:value-type="float" office:value="10315.9">
                <text:p>10315.9</text:p>
              </table:table-cell>
              <table:table-cell office:value-type="float" office:value="10142.2">
                <text:p>10142.2</text:p>
              </table:table-cell>
              <table:table-cell office:value-type="float" office:value="10142.2">
                <text:p>10142.2</text:p>
              </table:table-cell>
              <table:table-cell office:value-type="float" office:value="10142.2">
                <text:p>10142.2</text:p>
              </table:table-cell>
              <table:table-cell office:value-type="float" office:value="10142.2">
                <text:p>10142.2</text:p>
              </table:table-cell>
              <table:table-cell office:value-type="float" office:value="10142.2">
                <text:p>10142.2</text:p>
              </table:table-cell>
              <table:table-cell office:value-type="float" office:value="10142.2">
                <text:p>10142.2</text:p>
              </table:table-cell>
              <table:table-cell office:value-type="float" office:value="10142.2">
                <text:p>10142.2</text:p>
              </table:table-cell>
              <table:table-cell office:value-type="float" office:value="10108.2">
                <text:p>10108.2</text:p>
              </table:table-cell>
              <table:table-cell office:value-type="float" office:value="10108.2">
                <text:p>10108.2</text:p>
              </table:table-cell>
              <table:table-cell office:value-type="float" office:value="10108.2">
                <text:p>10108.2</text:p>
              </table:table-cell>
              <table:table-cell office:value-type="float" office:value="10086.2">
                <text:p>10086.2</text:p>
              </table:table-cell>
              <table:table-cell office:value-type="float" office:value="10086.2">
                <text:p>10086.2</text:p>
              </table:table-cell>
              <table:table-cell office:value-type="float" office:value="10086.2">
                <text:p>10086.2</text:p>
              </table:table-cell>
              <table:table-cell office:value-type="float" office:value="9981.57">
                <text:p>9981.57</text:p>
              </table:table-cell>
              <table:table-cell office:value-type="float" office:value="9981.57">
                <text:p>9981.57</text:p>
              </table:table-cell>
              <table:table-cell office:value-type="float" office:value="9981.57">
                <text:p>9981.57</text:p>
              </table:table-cell>
              <table:table-cell office:value-type="float" office:value="9981.57">
                <text:p>9981.57</text:p>
              </table:table-cell>
              <table:table-cell office:value-type="float" office:value="9981.57">
                <text:p>9981.57</text:p>
              </table:table-cell>
              <table:table-cell office:value-type="float" office:value="9981.57">
                <text:p>9981.57</text:p>
              </table:table-cell>
              <table:table-cell office:value-type="float" office:value="9981.57">
                <text:p>9981.57</text:p>
              </table:table-cell>
              <table:table-cell office:value-type="float" office:value="9981.57">
                <text:p>9981.57</text:p>
              </table:table-cell>
              <table:table-cell office:value-type="float" office:value="9981.57">
                <text:p>9981.57</text:p>
              </table:table-cell>
              <table:table-cell office:value-type="float" office:value="9981.57">
                <text:p>9981.57</text:p>
              </table:table-cell>
              <table:table-cell office:value-type="float" office:value="9880.81">
                <text:p>9880.81</text:p>
              </table:table-cell>
              <table:table-cell office:value-type="float" office:value="9880.81">
                <text:p>9880.81</text:p>
              </table:table-cell>
              <table:table-cell office:value-type="float" office:value="9880.81">
                <text:p>9880.81</text:p>
              </table:table-cell>
              <table:table-cell office:value-type="float" office:value="9880.81">
                <text:p>9880.81</text:p>
              </table:table-cell>
              <table:table-cell office:value-type="float" office:value="9880.81">
                <text:p>9880.81</text:p>
              </table:table-cell>
              <table:table-cell office:value-type="float" office:value="9880.81">
                <text:p>9880.81</text:p>
              </table:table-cell>
              <table:table-cell office:value-type="float" office:value="9880.81">
                <text:p>9880.81</text:p>
              </table:table-cell>
              <table:table-cell office:value-type="float" office:value="9880.81">
                <text:p>9880.81</text:p>
              </table:table-cell>
              <table:table-cell office:value-type="float" office:value="9880.81">
                <text:p>9880.81</text:p>
              </table:table-cell>
              <table:table-cell office:value-type="float" office:value="9751.5">
                <text:p>9751.5</text:p>
              </table:table-cell>
              <table:table-cell office:value-type="float" office:value="9751.5">
                <text:p>9751.5</text:p>
              </table:table-cell>
              <table:table-cell office:value-type="float" office:value="9751.5">
                <text:p>9751.5</text:p>
              </table:table-cell>
              <table:table-cell office:value-type="float" office:value="9707.72">
                <text:p>9707.72</text:p>
              </table:table-cell>
              <table:table-cell office:value-type="float" office:value="9645.54">
                <text:p>9645.54</text:p>
              </table:table-cell>
              <table:table-cell office:value-type="float" office:value="9645.54">
                <text:p>9645.54</text:p>
              </table:table-cell>
              <table:table-cell office:value-type="float" office:value="9645.54">
                <text:p>9645.54</text:p>
              </table:table-cell>
              <table:table-cell office:value-type="float" office:value="9645.54">
                <text:p>9645.54</text:p>
              </table:table-cell>
              <table:table-cell office:value-type="float" office:value="9632.27">
                <text:p>9632.27</text:p>
              </table:table-cell>
              <table:table-cell office:value-type="float" office:value="9632.27">
                <text:p>9632.27</text:p>
              </table:table-cell>
              <table:table-cell office:value-type="float" office:value="9632.27">
                <text:p>9632.27</text:p>
              </table:table-cell>
              <table:table-cell office:value-type="float" office:value="9632.27">
                <text:p>9632.27</text:p>
              </table:table-cell>
              <table:table-cell office:value-type="float" office:value="9632.27">
                <text:p>9632.27</text:p>
              </table:table-cell>
              <table:table-cell office:value-type="float" office:value="9632.27">
                <text:p>9632.27</text:p>
              </table:table-cell>
              <table:table-cell office:value-type="float" office:value="9632.27">
                <text:p>9632.27</text:p>
              </table:table-cell>
              <table:table-cell office:value-type="float" office:value="9632.27">
                <text:p>9632.27</text:p>
              </table:table-cell>
              <table:table-cell office:value-type="float" office:value="9632.27">
                <text:p>9632.27</text:p>
              </table:table-cell>
              <table:table-cell office:value-type="float" office:value="9632.27">
                <text:p>9632.27</text:p>
              </table:table-cell>
              <table:table-cell office:value-type="float" office:value="9550.88">
                <text:p>9550.88</text:p>
              </table:table-cell>
              <table:table-cell office:value-type="float" office:value="9550.88">
                <text:p>9550.88</text:p>
              </table:table-cell>
              <table:table-cell office:value-type="float" office:value="9550.88">
                <text:p>9550.88</text:p>
              </table:table-cell>
              <table:table-cell office:value-type="float" office:value="9550.88">
                <text:p>9550.88</text:p>
              </table:table-cell>
              <table:table-cell office:value-type="float" office:value="9550.88">
                <text:p>9550.88</text:p>
              </table:table-cell>
              <table:table-cell office:value-type="float" office:value="9550.88">
                <text:p>9550.88</text:p>
              </table:table-cell>
              <table:table-cell office:value-type="float" office:value="9550.88">
                <text:p>9550.88</text:p>
              </table:table-cell>
              <table:table-cell office:value-type="float" office:value="9510.41">
                <text:p>9510.41</text:p>
              </table:table-cell>
              <table:table-cell office:value-type="float" office:value="9510.41">
                <text:p>9510.41</text:p>
              </table:table-cell>
              <table:table-cell office:value-type="float" office:value="9510.41">
                <text:p>9510.41</text:p>
              </table:table-cell>
              <table:table-cell office:value-type="float" office:value="9510.41">
                <text:p>9510.41</text:p>
              </table:table-cell>
              <table:table-cell office:value-type="float" office:value="9510.41">
                <text:p>9510.41</text:p>
              </table:table-cell>
              <table:table-cell office:value-type="float" office:value="9510.41">
                <text:p>9510.41</text:p>
              </table:table-cell>
              <table:table-cell office:value-type="float" office:value="9445.34">
                <text:p>9445.34</text:p>
              </table:table-cell>
              <table:table-cell office:value-type="float" office:value="9445.34">
                <text:p>9445.34</text:p>
              </table:table-cell>
              <table:table-cell office:value-type="float" office:value="9445.34">
                <text:p>9445.34</text:p>
              </table:table-cell>
              <table:table-cell office:value-type="float" office:value="9387.27">
                <text:p>9387.27</text:p>
              </table:table-cell>
              <table:table-cell office:value-type="float" office:value="9341.42">
                <text:p>9341.42</text:p>
              </table:table-cell>
              <table:table-cell office:value-type="float" office:value="9341.42">
                <text:p>9341.42</text:p>
              </table:table-cell>
              <table:table-cell office:value-type="float" office:value="9341.42">
                <text:p>9341.42</text:p>
              </table:table-cell>
              <table:table-cell office:value-type="float" office:value="9341.42">
                <text:p>9341.42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  <table:table-cell office:value-type="float" office:value="9324.8">
                <text:p>9324.8</text:p>
              </table:table-cell>
            </table:table-row>
            <table:table-row>
              <table:table-cell office:value-type="string">
                <text:p>Run: 3</text:p>
                <draw:g>
                  <svg:desc>Sheet1.G11:Sheet1.G11</svg:desc>
                </draw:g>
              </table:table-cell>
              <table:table-cell office:value-type="float" office:value="25494.1">
                <text:p>25494.1</text:p>
                <draw:g>
                  <svg:desc>Sheet1.A12:Sheet1.JD12</svg:desc>
                </draw:g>
              </table:table-cell>
              <table:table-cell office:value-type="float" office:value="25122.4">
                <text:p>25122.4</text:p>
              </table:table-cell>
              <table:table-cell office:value-type="float" office:value="25061.3">
                <text:p>25061.3</text:p>
              </table:table-cell>
              <table:table-cell office:value-type="float" office:value="23971.6">
                <text:p>23971.6</text:p>
              </table:table-cell>
              <table:table-cell office:value-type="float" office:value="23971.6">
                <text:p>23971.6</text:p>
              </table:table-cell>
              <table:table-cell office:value-type="float" office:value="23827.1">
                <text:p>23827.1</text:p>
              </table:table-cell>
              <table:table-cell office:value-type="float" office:value="23827.1">
                <text:p>23827.1</text:p>
              </table:table-cell>
              <table:table-cell office:value-type="float" office:value="22305.4">
                <text:p>22305.4</text:p>
              </table:table-cell>
              <table:table-cell office:value-type="float" office:value="22305.4">
                <text:p>22305.4</text:p>
              </table:table-cell>
              <table:table-cell office:value-type="float" office:value="22187.9">
                <text:p>22187.9</text:p>
              </table:table-cell>
              <table:table-cell office:value-type="float" office:value="22173.9">
                <text:p>22173.9</text:p>
              </table:table-cell>
              <table:table-cell office:value-type="float" office:value="21383.3">
                <text:p>21383.3</text:p>
              </table:table-cell>
              <table:table-cell office:value-type="float" office:value="21383.3">
                <text:p>21383.3</text:p>
              </table:table-cell>
              <table:table-cell office:value-type="float" office:value="21374.4">
                <text:p>21374.4</text:p>
              </table:table-cell>
              <table:table-cell office:value-type="float" office:value="20244.7">
                <text:p>20244.7</text:p>
              </table:table-cell>
              <table:table-cell office:value-type="float" office:value="20244.7">
                <text:p>20244.7</text:p>
              </table:table-cell>
              <table:table-cell office:value-type="float" office:value="20172.8">
                <text:p>20172.8</text:p>
              </table:table-cell>
              <table:table-cell office:value-type="float" office:value="19914.3">
                <text:p>19914.3</text:p>
              </table:table-cell>
              <table:table-cell office:value-type="float" office:value="19853.2">
                <text:p>19853.2</text:p>
              </table:table-cell>
              <table:table-cell office:value-type="float" office:value="19748.1">
                <text:p>19748.1</text:p>
              </table:table-cell>
              <table:table-cell office:value-type="float" office:value="19748.1">
                <text:p>19748.1</text:p>
              </table:table-cell>
              <table:table-cell office:value-type="float" office:value="19657.3">
                <text:p>19657.3</text:p>
              </table:table-cell>
              <table:table-cell office:value-type="float" office:value="19458.8">
                <text:p>19458.8</text:p>
              </table:table-cell>
              <table:table-cell office:value-type="float" office:value="19199.5">
                <text:p>19199.5</text:p>
              </table:table-cell>
              <table:table-cell office:value-type="float" office:value="19084.4">
                <text:p>19084.4</text:p>
              </table:table-cell>
              <table:table-cell office:value-type="float" office:value="19084.4">
                <text:p>19084.4</text:p>
              </table:table-cell>
              <table:table-cell office:value-type="float" office:value="19021.4">
                <text:p>19021.4</text:p>
              </table:table-cell>
              <table:table-cell office:value-type="float" office:value="18724.3">
                <text:p>18724.3</text:p>
              </table:table-cell>
              <table:table-cell office:value-type="float" office:value="18506.9">
                <text:p>18506.9</text:p>
              </table:table-cell>
              <table:table-cell office:value-type="float" office:value="18506.9">
                <text:p>18506.9</text:p>
              </table:table-cell>
              <table:table-cell office:value-type="float" office:value="18397.8">
                <text:p>18397.8</text:p>
              </table:table-cell>
              <table:table-cell office:value-type="float" office:value="18359.2">
                <text:p>18359.2</text:p>
              </table:table-cell>
              <table:table-cell office:value-type="float" office:value="18091.3">
                <text:p>18091.3</text:p>
              </table:table-cell>
              <table:table-cell office:value-type="float" office:value="18091.3">
                <text:p>18091.3</text:p>
              </table:table-cell>
              <table:table-cell office:value-type="float" office:value="17802.6">
                <text:p>17802.6</text:p>
              </table:table-cell>
              <table:table-cell office:value-type="float" office:value="17649.1">
                <text:p>17649.1</text:p>
              </table:table-cell>
              <table:table-cell office:value-type="float" office:value="17437.7">
                <text:p>17437.7</text:p>
              </table:table-cell>
              <table:table-cell office:value-type="float" office:value="17437.7">
                <text:p>17437.7</text:p>
              </table:table-cell>
              <table:table-cell office:value-type="float" office:value="17437.7">
                <text:p>17437.7</text:p>
              </table:table-cell>
              <table:table-cell office:value-type="float" office:value="17158.5">
                <text:p>17158.5</text:p>
              </table:table-cell>
              <table:table-cell office:value-type="float" office:value="17075.3">
                <text:p>17075.3</text:p>
              </table:table-cell>
              <table:table-cell office:value-type="float" office:value="17075.3">
                <text:p>17075.3</text:p>
              </table:table-cell>
              <table:table-cell office:value-type="float" office:value="16955">
                <text:p>16955</text:p>
              </table:table-cell>
              <table:table-cell office:value-type="float" office:value="16364.4">
                <text:p>16364.4</text:p>
              </table:table-cell>
              <table:table-cell office:value-type="float" office:value="16364.4">
                <text:p>16364.4</text:p>
              </table:table-cell>
              <table:table-cell office:value-type="float" office:value="16364.4">
                <text:p>16364.4</text:p>
              </table:table-cell>
              <table:table-cell office:value-type="float" office:value="16364.4">
                <text:p>16364.4</text:p>
              </table:table-cell>
              <table:table-cell office:value-type="float" office:value="16351.4">
                <text:p>16351.4</text:p>
              </table:table-cell>
              <table:table-cell office:value-type="float" office:value="16313.2">
                <text:p>16313.2</text:p>
              </table:table-cell>
              <table:table-cell office:value-type="float" office:value="16238.2">
                <text:p>16238.2</text:p>
              </table:table-cell>
              <table:table-cell office:value-type="float" office:value="16238.2">
                <text:p>16238.2</text:p>
              </table:table-cell>
              <table:table-cell office:value-type="float" office:value="16238.2">
                <text:p>16238.2</text:p>
              </table:table-cell>
              <table:table-cell office:value-type="float" office:value="16149.3">
                <text:p>16149.3</text:p>
              </table:table-cell>
              <table:table-cell office:value-type="float" office:value="15762.5">
                <text:p>15762.5</text:p>
              </table:table-cell>
              <table:table-cell office:value-type="float" office:value="15762.5">
                <text:p>15762.5</text:p>
              </table:table-cell>
              <table:table-cell office:value-type="float" office:value="15762.5">
                <text:p>15762.5</text:p>
              </table:table-cell>
              <table:table-cell office:value-type="float" office:value="15669.5">
                <text:p>15669.5</text:p>
              </table:table-cell>
              <table:table-cell office:value-type="float" office:value="15669.5">
                <text:p>15669.5</text:p>
              </table:table-cell>
              <table:table-cell office:value-type="float" office:value="15657.5">
                <text:p>15657.5</text:p>
              </table:table-cell>
              <table:table-cell office:value-type="float" office:value="15657.5">
                <text:p>15657.5</text:p>
              </table:table-cell>
              <table:table-cell office:value-type="float" office:value="15612.5">
                <text:p>15612.5</text:p>
              </table:table-cell>
              <table:table-cell office:value-type="float" office:value="15459.7">
                <text:p>15459.7</text:p>
              </table:table-cell>
              <table:table-cell office:value-type="float" office:value="15459.7">
                <text:p>15459.7</text:p>
              </table:table-cell>
              <table:table-cell office:value-type="float" office:value="15333.3">
                <text:p>15333.3</text:p>
              </table:table-cell>
              <table:table-cell office:value-type="float" office:value="14674">
                <text:p>14674</text:p>
              </table:table-cell>
              <table:table-cell office:value-type="float" office:value="14674">
                <text:p>14674</text:p>
              </table:table-cell>
              <table:table-cell office:value-type="float" office:value="14674">
                <text:p>14674</text:p>
              </table:table-cell>
              <table:table-cell office:value-type="float" office:value="14607.5">
                <text:p>14607.5</text:p>
              </table:table-cell>
              <table:table-cell office:value-type="float" office:value="14607.5">
                <text:p>14607.5</text:p>
              </table:table-cell>
              <table:table-cell office:value-type="float" office:value="14382.4">
                <text:p>14382.4</text:p>
              </table:table-cell>
              <table:table-cell office:value-type="float" office:value="14382.4">
                <text:p>14382.4</text:p>
              </table:table-cell>
              <table:table-cell office:value-type="float" office:value="14382.4">
                <text:p>14382.4</text:p>
              </table:table-cell>
              <table:table-cell office:value-type="float" office:value="14382.4">
                <text:p>14382.4</text:p>
              </table:table-cell>
              <table:table-cell office:value-type="float" office:value="14245.2">
                <text:p>14245.2</text:p>
              </table:table-cell>
              <table:table-cell office:value-type="float" office:value="14245.2">
                <text:p>14245.2</text:p>
              </table:table-cell>
              <table:table-cell office:value-type="float" office:value="14017">
                <text:p>14017</text:p>
              </table:table-cell>
              <table:table-cell office:value-type="float" office:value="14017">
                <text:p>14017</text:p>
              </table:table-cell>
              <table:table-cell office:value-type="float" office:value="14017">
                <text:p>14017</text:p>
              </table:table-cell>
              <table:table-cell office:value-type="float" office:value="14017">
                <text:p>14017</text:p>
              </table:table-cell>
              <table:table-cell office:value-type="float" office:value="13843.4">
                <text:p>13843.4</text:p>
              </table:table-cell>
              <table:table-cell office:value-type="float" office:value="13843.4">
                <text:p>13843.4</text:p>
              </table:table-cell>
              <table:table-cell office:value-type="float" office:value="13843.4">
                <text:p>13843.4</text:p>
              </table:table-cell>
              <table:table-cell office:value-type="float" office:value="13558.6">
                <text:p>13558.6</text:p>
              </table:table-cell>
              <table:table-cell office:value-type="float" office:value="13558.6">
                <text:p>13558.6</text:p>
              </table:table-cell>
              <table:table-cell office:value-type="float" office:value="13558.6">
                <text:p>13558.6</text:p>
              </table:table-cell>
              <table:table-cell office:value-type="float" office:value="12985.5">
                <text:p>12985.5</text:p>
              </table:table-cell>
              <table:table-cell office:value-type="float" office:value="12985.5">
                <text:p>12985.5</text:p>
              </table:table-cell>
              <table:table-cell office:value-type="float" office:value="12985.5">
                <text:p>12985.5</text:p>
              </table:table-cell>
              <table:table-cell office:value-type="float" office:value="12846.9">
                <text:p>12846.9</text:p>
              </table:table-cell>
              <table:table-cell office:value-type="float" office:value="12846.9">
                <text:p>12846.9</text:p>
              </table:table-cell>
              <table:table-cell office:value-type="float" office:value="12846.9">
                <text:p>12846.9</text:p>
              </table:table-cell>
              <table:table-cell office:value-type="float" office:value="12846.9">
                <text:p>12846.9</text:p>
              </table:table-cell>
              <table:table-cell office:value-type="float" office:value="12731.8">
                <text:p>12731.8</text:p>
              </table:table-cell>
              <table:table-cell office:value-type="float" office:value="12731.8">
                <text:p>12731.8</text:p>
              </table:table-cell>
              <table:table-cell office:value-type="float" office:value="12731.8">
                <text:p>12731.8</text:p>
              </table:table-cell>
              <table:table-cell office:value-type="float" office:value="12641">
                <text:p>12641</text:p>
              </table:table-cell>
              <table:table-cell office:value-type="float" office:value="12641">
                <text:p>12641</text:p>
              </table:table-cell>
              <table:table-cell office:value-type="float" office:value="12641">
                <text:p>12641</text:p>
              </table:table-cell>
              <table:table-cell office:value-type="float" office:value="12567">
                <text:p>12567</text:p>
              </table:table-cell>
              <table:table-cell office:value-type="float" office:value="12567">
                <text:p>12567</text:p>
              </table:table-cell>
              <table:table-cell office:value-type="float" office:value="12456.5">
                <text:p>12456.5</text:p>
              </table:table-cell>
              <table:table-cell office:value-type="float" office:value="12456.5">
                <text:p>12456.5</text:p>
              </table:table-cell>
              <table:table-cell office:value-type="float" office:value="12456.5">
                <text:p>12456.5</text:p>
              </table:table-cell>
              <table:table-cell office:value-type="float" office:value="12456.5">
                <text:p>12456.5</text:p>
              </table:table-cell>
              <table:table-cell office:value-type="float" office:value="12446.8">
                <text:p>12446.8</text:p>
              </table:table-cell>
              <table:table-cell office:value-type="float" office:value="12446.8">
                <text:p>12446.8</text:p>
              </table:table-cell>
              <table:table-cell office:value-type="float" office:value="12446.8">
                <text:p>12446.8</text:p>
              </table:table-cell>
              <table:table-cell office:value-type="float" office:value="12446.8">
                <text:p>12446.8</text:p>
              </table:table-cell>
              <table:table-cell office:value-type="float" office:value="12318.8">
                <text:p>12318.8</text:p>
              </table:table-cell>
              <table:table-cell office:value-type="float" office:value="12200.3">
                <text:p>12200.3</text:p>
              </table:table-cell>
              <table:table-cell office:value-type="float" office:value="12200.3">
                <text:p>12200.3</text:p>
              </table:table-cell>
              <table:table-cell office:value-type="float" office:value="12200.3">
                <text:p>12200.3</text:p>
              </table:table-cell>
              <table:table-cell office:value-type="float" office:value="12173.7">
                <text:p>12173.7</text:p>
              </table:table-cell>
              <table:table-cell office:value-type="float" office:value="12173.7">
                <text:p>12173.7</text:p>
              </table:table-cell>
              <table:table-cell office:value-type="float" office:value="12069.8">
                <text:p>12069.8</text:p>
              </table:table-cell>
              <table:table-cell office:value-type="float" office:value="12017.2">
                <text:p>12017.2</text:p>
              </table:table-cell>
              <table:table-cell office:value-type="float" office:value="12017.2">
                <text:p>12017.2</text:p>
              </table:table-cell>
              <table:table-cell office:value-type="float" office:value="12017.2">
                <text:p>12017.2</text:p>
              </table:table-cell>
              <table:table-cell office:value-type="float" office:value="12017.2">
                <text:p>12017.2</text:p>
              </table:table-cell>
              <table:table-cell office:value-type="float" office:value="12017.2">
                <text:p>12017.2</text:p>
              </table:table-cell>
              <table:table-cell office:value-type="float" office:value="11437.1">
                <text:p>11437.1</text:p>
              </table:table-cell>
              <table:table-cell office:value-type="float" office:value="11432.1">
                <text:p>11432.1</text:p>
              </table:table-cell>
              <table:table-cell office:value-type="float" office:value="11432.1">
                <text:p>11432.1</text:p>
              </table:table-cell>
              <table:table-cell office:value-type="float" office:value="11432.1">
                <text:p>11432.1</text:p>
              </table:table-cell>
              <table:table-cell office:value-type="float" office:value="11432.1">
                <text:p>11432.1</text:p>
              </table:table-cell>
              <table:table-cell office:value-type="float" office:value="11203.7">
                <text:p>11203.7</text:p>
              </table:table-cell>
              <table:table-cell office:value-type="float" office:value="11055.3">
                <text:p>11055.3</text:p>
              </table:table-cell>
              <table:table-cell office:value-type="float" office:value="11055.3">
                <text:p>11055.3</text:p>
              </table:table-cell>
              <table:table-cell office:value-type="float" office:value="10957">
                <text:p>10957</text:p>
              </table:table-cell>
              <table:table-cell office:value-type="float" office:value="10957">
                <text:p>10957</text:p>
              </table:table-cell>
              <table:table-cell office:value-type="float" office:value="10957">
                <text:p>10957</text:p>
              </table:table-cell>
              <table:table-cell office:value-type="float" office:value="10957">
                <text:p>10957</text:p>
              </table:table-cell>
              <table:table-cell office:value-type="float" office:value="10957">
                <text:p>10957</text:p>
              </table:table-cell>
              <table:table-cell office:value-type="float" office:value="10957">
                <text:p>10957</text:p>
              </table:table-cell>
              <table:table-cell office:value-type="float" office:value="10957">
                <text:p>10957</text:p>
              </table:table-cell>
              <table:table-cell office:value-type="float" office:value="10957">
                <text:p>10957</text:p>
              </table:table-cell>
              <table:table-cell office:value-type="float" office:value="10957">
                <text:p>10957</text:p>
              </table:table-cell>
              <table:table-cell office:value-type="float" office:value="10957">
                <text:p>10957</text:p>
              </table:table-cell>
              <table:table-cell office:value-type="float" office:value="10905.9">
                <text:p>10905.9</text:p>
              </table:table-cell>
              <table:table-cell office:value-type="float" office:value="10905.9">
                <text:p>10905.9</text:p>
              </table:table-cell>
              <table:table-cell office:value-type="float" office:value="10905">
                <text:p>10905</text:p>
              </table:table-cell>
              <table:table-cell office:value-type="float" office:value="10810.5">
                <text:p>10810.5</text:p>
              </table:table-cell>
              <table:table-cell office:value-type="float" office:value="10810.5">
                <text:p>10810.5</text:p>
              </table:table-cell>
              <table:table-cell office:value-type="float" office:value="10810.5">
                <text:p>10810.5</text:p>
              </table:table-cell>
              <table:table-cell office:value-type="float" office:value="10810.5">
                <text:p>10810.5</text:p>
              </table:table-cell>
              <table:table-cell office:value-type="float" office:value="10810.5">
                <text:p>10810.5</text:p>
              </table:table-cell>
              <table:table-cell office:value-type="float" office:value="10810.5">
                <text:p>10810.5</text:p>
              </table:table-cell>
              <table:table-cell office:value-type="float" office:value="10810.5">
                <text:p>10810.5</text:p>
              </table:table-cell>
              <table:table-cell office:value-type="float" office:value="10810.5">
                <text:p>10810.5</text:p>
              </table:table-cell>
              <table:table-cell office:value-type="float" office:value="10810.5">
                <text:p>10810.5</text:p>
              </table:table-cell>
              <table:table-cell office:value-type="float" office:value="10763.7">
                <text:p>10763.7</text:p>
              </table:table-cell>
              <table:table-cell office:value-type="float" office:value="10763.7">
                <text:p>10763.7</text:p>
              </table:table-cell>
              <table:table-cell office:value-type="float" office:value="10594.9">
                <text:p>10594.9</text:p>
              </table:table-cell>
              <table:table-cell office:value-type="float" office:value="10594.9">
                <text:p>10594.9</text:p>
              </table:table-cell>
              <table:table-cell office:value-type="float" office:value="10594.9">
                <text:p>10594.9</text:p>
              </table:table-cell>
              <table:table-cell office:value-type="float" office:value="10594.9">
                <text:p>10594.9</text:p>
              </table:table-cell>
              <table:table-cell office:value-type="float" office:value="10594.9">
                <text:p>10594.9</text:p>
              </table:table-cell>
              <table:table-cell office:value-type="float" office:value="10405.6">
                <text:p>10405.6</text:p>
              </table:table-cell>
              <table:table-cell office:value-type="float" office:value="10405.6">
                <text:p>10405.6</text:p>
              </table:table-cell>
              <table:table-cell office:value-type="float" office:value="10405.6">
                <text:p>10405.6</text:p>
              </table:table-cell>
              <table:table-cell office:value-type="float" office:value="10405.6">
                <text:p>10405.6</text:p>
              </table:table-cell>
              <table:table-cell office:value-type="float" office:value="10405.6">
                <text:p>10405.6</text:p>
              </table:table-cell>
              <table:table-cell office:value-type="float" office:value="10354.4">
                <text:p>10354.4</text:p>
              </table:table-cell>
              <table:table-cell office:value-type="float" office:value="10354.4">
                <text:p>10354.4</text:p>
              </table:table-cell>
              <table:table-cell office:value-type="float" office:value="10354.4">
                <text:p>10354.4</text:p>
              </table:table-cell>
              <table:table-cell office:value-type="float" office:value="10354.4">
                <text:p>10354.4</text:p>
              </table:table-cell>
              <table:table-cell office:value-type="float" office:value="10354.4">
                <text:p>10354.4</text:p>
              </table:table-cell>
              <table:table-cell office:value-type="float" office:value="10212.2">
                <text:p>10212.2</text:p>
              </table:table-cell>
              <table:table-cell office:value-type="float" office:value="10212.2">
                <text:p>10212.2</text:p>
              </table:table-cell>
              <table:table-cell office:value-type="float" office:value="10212.2">
                <text:p>10212.2</text:p>
              </table:table-cell>
              <table:table-cell office:value-type="float" office:value="10212.2">
                <text:p>10212.2</text:p>
              </table:table-cell>
              <table:table-cell office:value-type="float" office:value="10212.2">
                <text:p>10212.2</text:p>
              </table:table-cell>
              <table:table-cell office:value-type="float" office:value="10212.2">
                <text:p>10212.2</text:p>
              </table:table-cell>
              <table:table-cell office:value-type="float" office:value="10212.2">
                <text:p>10212.2</text:p>
              </table:table-cell>
              <table:table-cell office:value-type="float" office:value="10166">
                <text:p>10166</text:p>
              </table:table-cell>
              <table:table-cell office:value-type="float" office:value="10166">
                <text:p>10166</text:p>
              </table:table-cell>
              <table:table-cell office:value-type="float" office:value="10166">
                <text:p>10166</text:p>
              </table:table-cell>
              <table:table-cell office:value-type="float" office:value="10117">
                <text:p>10117</text:p>
              </table:table-cell>
              <table:table-cell office:value-type="float" office:value="10117">
                <text:p>10117</text:p>
              </table:table-cell>
              <table:table-cell office:value-type="float" office:value="10117">
                <text:p>10117</text:p>
              </table:table-cell>
              <table:table-cell office:value-type="float" office:value="10117">
                <text:p>10117</text:p>
              </table:table-cell>
              <table:table-cell office:value-type="float" office:value="9990.33">
                <text:p>9990.33</text:p>
              </table:table-cell>
              <table:table-cell office:value-type="float" office:value="9990.33">
                <text:p>9990.33</text:p>
              </table:table-cell>
              <table:table-cell office:value-type="float" office:value="9990.33">
                <text:p>9990.33</text:p>
              </table:table-cell>
              <table:table-cell office:value-type="float" office:value="9990.33">
                <text:p>9990.33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81.24">
                <text:p>9981.24</text:p>
              </table:table-cell>
              <table:table-cell office:value-type="float" office:value="9966.54">
                <text:p>9966.54</text:p>
              </table:table-cell>
              <table:table-cell office:value-type="float" office:value="9966.54">
                <text:p>9966.54</text:p>
              </table:table-cell>
              <table:table-cell office:value-type="float" office:value="9880.46">
                <text:p>9880.46</text:p>
              </table:table-cell>
              <table:table-cell office:value-type="float" office:value="9880.46">
                <text:p>9880.46</text:p>
              </table:table-cell>
              <table:table-cell office:value-type="float" office:value="9880.46">
                <text:p>9880.46</text:p>
              </table:table-cell>
              <table:table-cell office:value-type="float" office:value="9749.9">
                <text:p>9749.9</text:p>
              </table:table-cell>
              <table:table-cell office:value-type="float" office:value="9749.9">
                <text:p>9749.9</text:p>
              </table:table-cell>
              <table:table-cell office:value-type="float" office:value="9729.73">
                <text:p>9729.73</text:p>
              </table:table-cell>
              <table:table-cell office:value-type="float" office:value="9724.64">
                <text:p>9724.64</text:p>
              </table:table-cell>
              <table:table-cell office:value-type="float" office:value="9724.64">
                <text:p>9724.64</text:p>
              </table:table-cell>
              <table:table-cell office:value-type="float" office:value="9724.64">
                <text:p>9724.64</text:p>
              </table:table-cell>
              <table:table-cell office:value-type="float" office:value="9724.64">
                <text:p>9724.64</text:p>
              </table:table-cell>
              <table:table-cell office:value-type="float" office:value="9724.64">
                <text:p>9724.64</text:p>
              </table:table-cell>
              <table:table-cell office:value-type="float" office:value="9724.64">
                <text:p>9724.64</text:p>
              </table:table-cell>
              <table:table-cell office:value-type="float" office:value="9677.47">
                <text:p>9677.47</text:p>
              </table:table-cell>
              <table:table-cell office:value-type="float" office:value="9677.47">
                <text:p>9677.47</text:p>
              </table:table-cell>
              <table:table-cell office:value-type="float" office:value="9648.91">
                <text:p>9648.91</text:p>
              </table:table-cell>
              <table:table-cell office:value-type="float" office:value="9648.91">
                <text:p>9648.91</text:p>
              </table:table-cell>
              <table:table-cell office:value-type="float" office:value="9648.91">
                <text:p>9648.91</text:p>
              </table:table-cell>
              <table:table-cell office:value-type="float" office:value="9648.91">
                <text:p>9648.91</text:p>
              </table:table-cell>
              <table:table-cell office:value-type="float" office:value="9648.91">
                <text:p>9648.91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527.66">
                <text:p>9527.66</text:p>
              </table:table-cell>
              <table:table-cell office:value-type="float" office:value="9408.4">
                <text:p>9408.4</text:p>
              </table:table-cell>
              <table:table-cell office:value-type="float" office:value="9408.4">
                <text:p>9408.4</text:p>
              </table:table-cell>
              <table:table-cell office:value-type="float" office:value="9408.4">
                <text:p>9408.4</text:p>
              </table:table-cell>
              <table:table-cell office:value-type="float" office:value="9408.4">
                <text:p>9408.4</text:p>
              </table:table-cell>
              <table:table-cell office:value-type="float" office:value="9408.4">
                <text:p>9408.4</text:p>
              </table:table-cell>
              <table:table-cell office:value-type="float" office:value="9408.4">
                <text:p>9408.4</text:p>
              </table:table-cell>
              <table:table-cell office:value-type="float" office:value="9408.4">
                <text:p>9408.4</text:p>
              </table:table-cell>
              <table:table-cell office:value-type="float" office:value="9408.4">
                <text:p>9408.4</text:p>
              </table:table-cell>
              <table:table-cell office:value-type="float" office:value="9408.4">
                <text:p>9408.4</text:p>
              </table:table-cell>
              <table:table-cell office:value-type="float" office:value="9408.4">
                <text:p>9408.4</text:p>
              </table:table-cell>
              <table:table-cell office:value-type="float" office:value="9055.99">
                <text:p>9055.99</text:p>
              </table:table-cell>
              <table:table-cell office:value-type="float" office:value="9055.99">
                <text:p>9055.99</text:p>
              </table:table-cell>
              <table:table-cell office:value-type="float" office:value="9055.99">
                <text:p>9055.99</text:p>
              </table:table-cell>
              <table:table-cell office:value-type="float" office:value="9055.99">
                <text:p>9055.99</text:p>
              </table:table-cell>
              <table:table-cell office:value-type="float" office:value="9028.57">
                <text:p>9028.57</text:p>
              </table:table-cell>
              <table:table-cell office:value-type="float" office:value="9028.57">
                <text:p>9028.57</text:p>
              </table:table-cell>
              <table:table-cell office:value-type="float" office:value="9028.57">
                <text:p>9028.57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  <table:table-cell office:value-type="float" office:value="8968.78">
                <text:p>8968.78</text:p>
              </table:table-cell>
            </table:table-row>
            <table:table-row>
              <table:table-cell office:value-type="string">
                <text:p>Run: 4</text:p>
                <draw:g>
                  <svg:desc>Sheet1.G16:Sheet1.G16</svg:desc>
                </draw:g>
              </table:table-cell>
              <table:table-cell office:value-type="float" office:value="24928.9">
                <text:p>24928.9</text:p>
                <draw:g>
                  <svg:desc>Sheet1.A17:Sheet1.IA17</svg:desc>
                </draw:g>
              </table:table-cell>
              <table:table-cell office:value-type="float" office:value="24928.9">
                <text:p>24928.9</text:p>
              </table:table-cell>
              <table:table-cell office:value-type="float" office:value="24464.1">
                <text:p>24464.1</text:p>
              </table:table-cell>
              <table:table-cell office:value-type="float" office:value="24464.1">
                <text:p>24464.1</text:p>
              </table:table-cell>
              <table:table-cell office:value-type="float" office:value="24365.5">
                <text:p>24365.5</text:p>
              </table:table-cell>
              <table:table-cell office:value-type="float" office:value="24365.5">
                <text:p>24365.5</text:p>
              </table:table-cell>
              <table:table-cell office:value-type="float" office:value="24365.5">
                <text:p>24365.5</text:p>
              </table:table-cell>
              <table:table-cell office:value-type="float" office:value="23918.2">
                <text:p>23918.2</text:p>
              </table:table-cell>
              <table:table-cell office:value-type="float" office:value="23918.2">
                <text:p>23918.2</text:p>
              </table:table-cell>
              <table:table-cell office:value-type="float" office:value="23905">
                <text:p>23905</text:p>
              </table:table-cell>
              <table:table-cell office:value-type="float" office:value="23370.4">
                <text:p>23370.4</text:p>
              </table:table-cell>
              <table:table-cell office:value-type="float" office:value="23280.5">
                <text:p>23280.5</text:p>
              </table:table-cell>
              <table:table-cell office:value-type="float" office:value="22672.9">
                <text:p>22672.9</text:p>
              </table:table-cell>
              <table:table-cell office:value-type="float" office:value="22568.7">
                <text:p>22568.7</text:p>
              </table:table-cell>
              <table:table-cell office:value-type="float" office:value="22568.7">
                <text:p>22568.7</text:p>
              </table:table-cell>
              <table:table-cell office:value-type="float" office:value="21873.6">
                <text:p>21873.6</text:p>
              </table:table-cell>
              <table:table-cell office:value-type="float" office:value="21873.6">
                <text:p>21873.6</text:p>
              </table:table-cell>
              <table:table-cell office:value-type="float" office:value="21831.5">
                <text:p>21831.5</text:p>
              </table:table-cell>
              <table:table-cell office:value-type="float" office:value="21776.3">
                <text:p>21776.3</text:p>
              </table:table-cell>
              <table:table-cell office:value-type="float" office:value="21540.1">
                <text:p>21540.1</text:p>
              </table:table-cell>
              <table:table-cell office:value-type="float" office:value="21491.4">
                <text:p>21491.4</text:p>
              </table:table-cell>
              <table:table-cell office:value-type="float" office:value="21390.5">
                <text:p>21390.5</text:p>
              </table:table-cell>
              <table:table-cell office:value-type="float" office:value="21367">
                <text:p>21367</text:p>
              </table:table-cell>
              <table:table-cell office:value-type="float" office:value="20872.2">
                <text:p>20872.2</text:p>
              </table:table-cell>
              <table:table-cell office:value-type="float" office:value="20872.2">
                <text:p>20872.2</text:p>
              </table:table-cell>
              <table:table-cell office:value-type="float" office:value="20872.2">
                <text:p>20872.2</text:p>
              </table:table-cell>
              <table:table-cell office:value-type="float" office:value="20591.6">
                <text:p>20591.6</text:p>
              </table:table-cell>
              <table:table-cell office:value-type="float" office:value="20528.6">
                <text:p>20528.6</text:p>
              </table:table-cell>
              <table:table-cell office:value-type="float" office:value="20097.5">
                <text:p>20097.5</text:p>
              </table:table-cell>
              <table:table-cell office:value-type="float" office:value="20097.5">
                <text:p>20097.5</text:p>
              </table:table-cell>
              <table:table-cell office:value-type="float" office:value="19668.1">
                <text:p>19668.1</text:p>
              </table:table-cell>
              <table:table-cell office:value-type="float" office:value="19668.1">
                <text:p>19668.1</text:p>
              </table:table-cell>
              <table:table-cell office:value-type="float" office:value="19668.1">
                <text:p>19668.1</text:p>
              </table:table-cell>
              <table:table-cell office:value-type="float" office:value="19668.1">
                <text:p>19668.1</text:p>
              </table:table-cell>
              <table:table-cell office:value-type="float" office:value="18377.4">
                <text:p>18377.4</text:p>
              </table:table-cell>
              <table:table-cell office:value-type="float" office:value="18377.4">
                <text:p>18377.4</text:p>
              </table:table-cell>
              <table:table-cell office:value-type="float" office:value="18329.5">
                <text:p>18329.5</text:p>
              </table:table-cell>
              <table:table-cell office:value-type="float" office:value="17864.2">
                <text:p>17864.2</text:p>
              </table:table-cell>
              <table:table-cell office:value-type="float" office:value="17864.2">
                <text:p>17864.2</text:p>
              </table:table-cell>
              <table:table-cell office:value-type="float" office:value="17826">
                <text:p>17826</text:p>
              </table:table-cell>
              <table:table-cell office:value-type="float" office:value="17641.7">
                <text:p>17641.7</text:p>
              </table:table-cell>
              <table:table-cell office:value-type="float" office:value="17603.1">
                <text:p>17603.1</text:p>
              </table:table-cell>
              <table:table-cell office:value-type="float" office:value="17374.2">
                <text:p>17374.2</text:p>
              </table:table-cell>
              <table:table-cell office:value-type="float" office:value="17204.5">
                <text:p>17204.5</text:p>
              </table:table-cell>
              <table:table-cell office:value-type="float" office:value="17204.5">
                <text:p>17204.5</text:p>
              </table:table-cell>
              <table:table-cell office:value-type="float" office:value="17072.3">
                <text:p>17072.3</text:p>
              </table:table-cell>
              <table:table-cell office:value-type="float" office:value="17056.1">
                <text:p>17056.1</text:p>
              </table:table-cell>
              <table:table-cell office:value-type="float" office:value="16953.9">
                <text:p>16953.9</text:p>
              </table:table-cell>
              <table:table-cell office:value-type="float" office:value="16953.9">
                <text:p>16953.9</text:p>
              </table:table-cell>
              <table:table-cell office:value-type="float" office:value="16557.1">
                <text:p>16557.1</text:p>
              </table:table-cell>
              <table:table-cell office:value-type="float" office:value="16412.1">
                <text:p>16412.1</text:p>
              </table:table-cell>
              <table:table-cell office:value-type="float" office:value="16219.1">
                <text:p>16219.1</text:p>
              </table:table-cell>
              <table:table-cell office:value-type="float" office:value="16219.1">
                <text:p>16219.1</text:p>
              </table:table-cell>
              <table:table-cell office:value-type="float" office:value="16105.5">
                <text:p>16105.5</text:p>
              </table:table-cell>
              <table:table-cell office:value-type="float" office:value="15609.2">
                <text:p>15609.2</text:p>
              </table:table-cell>
              <table:table-cell office:value-type="float" office:value="15609.2">
                <text:p>15609.2</text:p>
              </table:table-cell>
              <table:table-cell office:value-type="float" office:value="15609.2">
                <text:p>15609.2</text:p>
              </table:table-cell>
              <table:table-cell office:value-type="float" office:value="15609.2">
                <text:p>15609.2</text:p>
              </table:table-cell>
              <table:table-cell office:value-type="float" office:value="15516.5">
                <text:p>15516.5</text:p>
              </table:table-cell>
              <table:table-cell office:value-type="float" office:value="15043.7">
                <text:p>15043.7</text:p>
              </table:table-cell>
              <table:table-cell office:value-type="float" office:value="15043.7">
                <text:p>15043.7</text:p>
              </table:table-cell>
              <table:table-cell office:value-type="float" office:value="15043.7">
                <text:p>15043.7</text:p>
              </table:table-cell>
              <table:table-cell office:value-type="float" office:value="14998.6">
                <text:p>14998.6</text:p>
              </table:table-cell>
              <table:table-cell office:value-type="float" office:value="14974.4">
                <text:p>14974.4</text:p>
              </table:table-cell>
              <table:table-cell office:value-type="float" office:value="14605.1">
                <text:p>14605.1</text:p>
              </table:table-cell>
              <table:table-cell office:value-type="float" office:value="14438.9">
                <text:p>14438.9</text:p>
              </table:table-cell>
              <table:table-cell office:value-type="float" office:value="14438.9">
                <text:p>14438.9</text:p>
              </table:table-cell>
              <table:table-cell office:value-type="float" office:value="14438.9">
                <text:p>14438.9</text:p>
              </table:table-cell>
              <table:table-cell office:value-type="float" office:value="14438.9">
                <text:p>14438.9</text:p>
              </table:table-cell>
              <table:table-cell office:value-type="float" office:value="14264.5">
                <text:p>14264.5</text:p>
              </table:table-cell>
              <table:table-cell office:value-type="float" office:value="14162.3">
                <text:p>14162.3</text:p>
              </table:table-cell>
              <table:table-cell office:value-type="float" office:value="14162.3">
                <text:p>14162.3</text:p>
              </table:table-cell>
              <table:table-cell office:value-type="float" office:value="14162.3">
                <text:p>14162.3</text:p>
              </table:table-cell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3776.7">
                <text:p>13776.7</text:p>
              </table:table-cell>
              <table:table-cell office:value-type="float" office:value="13776.7">
                <text:p>13776.7</text:p>
              </table:table-cell>
              <table:table-cell office:value-type="float" office:value="13776.7">
                <text:p>13776.7</text:p>
              </table:table-cell>
              <table:table-cell office:value-type="float" office:value="13768.9">
                <text:p>13768.9</text:p>
              </table:table-cell>
              <table:table-cell office:value-type="float" office:value="13765.3">
                <text:p>13765.3</text:p>
              </table:table-cell>
              <table:table-cell office:value-type="float" office:value="13765.3">
                <text:p>13765.3</text:p>
              </table:table-cell>
              <table:table-cell office:value-type="float" office:value="13725.6">
                <text:p>13725.6</text:p>
              </table:table-cell>
              <table:table-cell office:value-type="float" office:value="13715.3">
                <text:p>13715.3</text:p>
              </table:table-cell>
              <table:table-cell office:value-type="float" office:value="13511.2">
                <text:p>13511.2</text:p>
              </table:table-cell>
              <table:table-cell office:value-type="float" office:value="13511.2">
                <text:p>13511.2</text:p>
              </table:table-cell>
              <table:table-cell office:value-type="float" office:value="13511.2">
                <text:p>13511.2</text:p>
              </table:table-cell>
              <table:table-cell office:value-type="float" office:value="13354.9">
                <text:p>13354.9</text:p>
              </table:table-cell>
              <table:table-cell office:value-type="float" office:value="13268.6">
                <text:p>13268.6</text:p>
              </table:table-cell>
              <table:table-cell office:value-type="float" office:value="13268.6">
                <text:p>13268.6</text:p>
              </table:table-cell>
              <table:table-cell office:value-type="float" office:value="13255.2">
                <text:p>13255.2</text:p>
              </table:table-cell>
              <table:table-cell office:value-type="float" office:value="13222.5">
                <text:p>13222.5</text:p>
              </table:table-cell>
              <table:table-cell office:value-type="float" office:value="13163.9">
                <text:p>13163.9</text:p>
              </table:table-cell>
              <table:table-cell office:value-type="float" office:value="13163.9">
                <text:p>13163.9</text:p>
              </table:table-cell>
              <table:table-cell office:value-type="float" office:value="13163.9">
                <text:p>13163.9</text:p>
              </table:table-cell>
              <table:table-cell office:value-type="float" office:value="13156.1">
                <text:p>13156.1</text:p>
              </table:table-cell>
              <table:table-cell office:value-type="float" office:value="13151.8">
                <text:p>13151.8</text:p>
              </table:table-cell>
              <table:table-cell office:value-type="float" office:value="13026">
                <text:p>13026</text:p>
              </table:table-cell>
              <table:table-cell office:value-type="float" office:value="13026">
                <text:p>13026</text:p>
              </table:table-cell>
              <table:table-cell office:value-type="float" office:value="12925.3">
                <text:p>12925.3</text:p>
              </table:table-cell>
              <table:table-cell office:value-type="float" office:value="12925.3">
                <text:p>12925.3</text:p>
              </table:table-cell>
              <table:table-cell office:value-type="float" office:value="12698.6">
                <text:p>12698.6</text:p>
              </table:table-cell>
              <table:table-cell office:value-type="float" office:value="12698.6">
                <text:p>12698.6</text:p>
              </table:table-cell>
              <table:table-cell office:value-type="float" office:value="12698.6">
                <text:p>12698.6</text:p>
              </table:table-cell>
              <table:table-cell office:value-type="float" office:value="12591.8">
                <text:p>12591.8</text:p>
              </table:table-cell>
              <table:table-cell office:value-type="float" office:value="12591.8">
                <text:p>12591.8</text:p>
              </table:table-cell>
              <table:table-cell office:value-type="float" office:value="12591.8">
                <text:p>12591.8</text:p>
              </table:table-cell>
              <table:table-cell office:value-type="float" office:value="12591.8">
                <text:p>12591.8</text:p>
              </table:table-cell>
              <table:table-cell office:value-type="float" office:value="12442.3">
                <text:p>12442.3</text:p>
              </table:table-cell>
              <table:table-cell office:value-type="float" office:value="12442.3">
                <text:p>12442.3</text:p>
              </table:table-cell>
              <table:table-cell office:value-type="float" office:value="12442.3">
                <text:p>12442.3</text:p>
              </table:table-cell>
              <table:table-cell office:value-type="float" office:value="12442.3">
                <text:p>12442.3</text:p>
              </table:table-cell>
              <table:table-cell office:value-type="float" office:value="12442.3">
                <text:p>12442.3</text:p>
              </table:table-cell>
              <table:table-cell office:value-type="float" office:value="12442.3">
                <text:p>12442.3</text:p>
              </table:table-cell>
              <table:table-cell office:value-type="float" office:value="12442.3">
                <text:p>12442.3</text:p>
              </table:table-cell>
              <table:table-cell office:value-type="float" office:value="12442.3">
                <text:p>12442.3</text:p>
              </table:table-cell>
              <table:table-cell office:value-type="float" office:value="12442.3">
                <text:p>12442.3</text:p>
              </table:table-cell>
              <table:table-cell office:value-type="float" office:value="12442.3">
                <text:p>12442.3</text:p>
              </table:table-cell>
              <table:table-cell office:value-type="float" office:value="12141.7">
                <text:p>12141.7</text:p>
              </table:table-cell>
              <table:table-cell office:value-type="float" office:value="12141.7">
                <text:p>12141.7</text:p>
              </table:table-cell>
              <table:table-cell office:value-type="float" office:value="11897.1">
                <text:p>11897.1</text:p>
              </table:table-cell>
              <table:table-cell office:value-type="float" office:value="11897.1">
                <text:p>11897.1</text:p>
              </table:table-cell>
              <table:table-cell office:value-type="float" office:value="11897.1">
                <text:p>11897.1</text:p>
              </table:table-cell>
              <table:table-cell office:value-type="float" office:value="11897.1">
                <text:p>11897.1</text:p>
              </table:table-cell>
              <table:table-cell office:value-type="float" office:value="11842.6">
                <text:p>11842.6</text:p>
              </table:table-cell>
              <table:table-cell office:value-type="float" office:value="11842.6">
                <text:p>11842.6</text:p>
              </table:table-cell>
              <table:table-cell office:value-type="float" office:value="11842.6">
                <text:p>11842.6</text:p>
              </table:table-cell>
              <table:table-cell office:value-type="float" office:value="11842.6">
                <text:p>11842.6</text:p>
              </table:table-cell>
              <table:table-cell office:value-type="float" office:value="11779.5">
                <text:p>11779.5</text:p>
              </table:table-cell>
              <table:table-cell office:value-type="float" office:value="11645.5">
                <text:p>11645.5</text:p>
              </table:table-cell>
              <table:table-cell office:value-type="float" office:value="11645.5">
                <text:p>11645.5</text:p>
              </table:table-cell>
              <table:table-cell office:value-type="float" office:value="11645.5">
                <text:p>11645.5</text:p>
              </table:table-cell>
              <table:table-cell office:value-type="float" office:value="11645.5">
                <text:p>11645.5</text:p>
              </table:table-cell>
              <table:table-cell office:value-type="float" office:value="11582.5">
                <text:p>11582.5</text:p>
              </table:table-cell>
              <table:table-cell office:value-type="float" office:value="11582.5">
                <text:p>11582.5</text:p>
              </table:table-cell>
              <table:table-cell office:value-type="float" office:value="11582.5">
                <text:p>11582.5</text:p>
              </table:table-cell>
              <table:table-cell office:value-type="float" office:value="11582.5">
                <text:p>11582.5</text:p>
              </table:table-cell>
              <table:table-cell office:value-type="float" office:value="11307.6">
                <text:p>11307.6</text:p>
              </table:table-cell>
              <table:table-cell office:value-type="float" office:value="11307.6">
                <text:p>11307.6</text:p>
              </table:table-cell>
              <table:table-cell office:value-type="float" office:value="11307.6">
                <text:p>11307.6</text:p>
              </table:table-cell>
              <table:table-cell office:value-type="float" office:value="11307.6">
                <text:p>11307.6</text:p>
              </table:table-cell>
              <table:table-cell office:value-type="float" office:value="11307.6">
                <text:p>11307.6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111.2">
                <text:p>11111.2</text:p>
              </table:table-cell>
              <table:table-cell office:value-type="float" office:value="11089.2">
                <text:p>11089.2</text:p>
              </table:table-cell>
              <table:table-cell office:value-type="float" office:value="11089.2">
                <text:p>11089.2</text:p>
              </table:table-cell>
              <table:table-cell office:value-type="float" office:value="11089.2">
                <text:p>11089.2</text:p>
              </table:table-cell>
              <table:table-cell office:value-type="float" office:value="11080">
                <text:p>11080</text:p>
              </table:table-cell>
              <table:table-cell office:value-type="float" office:value="11080">
                <text:p>11080</text:p>
              </table:table-cell>
              <table:table-cell office:value-type="float" office:value="11080">
                <text:p>11080</text:p>
              </table:table-cell>
              <table:table-cell office:value-type="float" office:value="11080">
                <text:p>11080</text:p>
              </table:table-cell>
              <table:table-cell office:value-type="float" office:value="11080">
                <text:p>11080</text:p>
              </table:table-cell>
              <table:table-cell office:value-type="float" office:value="11080">
                <text:p>11080</text:p>
              </table:table-cell>
              <table:table-cell office:value-type="float" office:value="11080">
                <text:p>11080</text:p>
              </table:table-cell>
              <table:table-cell office:value-type="float" office:value="11080">
                <text:p>11080</text:p>
              </table:table-cell>
              <table:table-cell office:value-type="float" office:value="10799.8">
                <text:p>10799.8</text:p>
              </table:table-cell>
              <table:table-cell office:value-type="float" office:value="10799.8">
                <text:p>10799.8</text:p>
              </table:table-cell>
              <table:table-cell office:value-type="float" office:value="10799.8">
                <text:p>10799.8</text:p>
              </table:table-cell>
              <table:table-cell office:value-type="float" office:value="10799.8">
                <text:p>10799.8</text:p>
              </table:table-cell>
              <table:table-cell office:value-type="float" office:value="10799.8">
                <text:p>10799.8</text:p>
              </table:table-cell>
              <table:table-cell office:value-type="float" office:value="10799.8">
                <text:p>10799.8</text:p>
              </table:table-cell>
              <table:table-cell office:value-type="float" office:value="10799.8">
                <text:p>10799.8</text:p>
              </table:table-cell>
              <table:table-cell office:value-type="float" office:value="10799.8">
                <text:p>10799.8</text:p>
              </table:table-cell>
              <table:table-cell office:value-type="float" office:value="10799.8">
                <text:p>10799.8</text:p>
              </table:table-cell>
              <table:table-cell office:value-type="float" office:value="10799.8">
                <text:p>10799.8</text:p>
              </table:table-cell>
              <table:table-cell office:value-type="float" office:value="10745.3">
                <text:p>10745.3</text:p>
              </table:table-cell>
              <table:table-cell office:value-type="float" office:value="10745.3">
                <text:p>10745.3</text:p>
              </table:table-cell>
              <table:table-cell office:value-type="float" office:value="10745.3">
                <text:p>10745.3</text:p>
              </table:table-cell>
              <table:table-cell office:value-type="float" office:value="10745.3">
                <text:p>10745.3</text:p>
              </table:table-cell>
              <table:table-cell office:value-type="float" office:value="10617.3">
                <text:p>10617.3</text:p>
              </table:table-cell>
              <table:table-cell office:value-type="float" office:value="10617.3">
                <text:p>10617.3</text:p>
              </table:table-cell>
              <table:table-cell office:value-type="float" office:value="10617.3">
                <text:p>10617.3</text:p>
              </table:table-cell>
              <table:table-cell office:value-type="float" office:value="10617.3">
                <text:p>10617.3</text:p>
              </table:table-cell>
              <table:table-cell office:value-type="float" office:value="10617.3">
                <text:p>10617.3</text:p>
              </table:table-cell>
              <table:table-cell office:value-type="float" office:value="10617.3">
                <text:p>10617.3</text:p>
              </table:table-cell>
              <table:table-cell office:value-type="float" office:value="10617.3">
                <text:p>10617.3</text:p>
              </table:table-cell>
              <table:table-cell office:value-type="float" office:value="10582.5">
                <text:p>10582.5</text:p>
              </table:table-cell>
              <table:table-cell office:value-type="float" office:value="10582.5">
                <text:p>10582.5</text:p>
              </table:table-cell>
              <table:table-cell office:value-type="float" office:value="10582.5">
                <text:p>10582.5</text:p>
              </table:table-cell>
              <table:table-cell office:value-type="float" office:value="10582.5">
                <text:p>10582.5</text:p>
              </table:table-cell>
              <table:table-cell office:value-type="float" office:value="10547.6">
                <text:p>10547.6</text:p>
              </table:table-cell>
              <table:table-cell office:value-type="float" office:value="10547.6">
                <text:p>10547.6</text:p>
              </table:table-cell>
              <table:table-cell office:value-type="float" office:value="10547.6">
                <text:p>10547.6</text:p>
              </table:table-cell>
              <table:table-cell office:value-type="float" office:value="10547.6">
                <text:p>10547.6</text:p>
              </table:table-cell>
              <table:table-cell office:value-type="float" office:value="10547.6">
                <text:p>10547.6</text:p>
              </table:table-cell>
              <table:table-cell office:value-type="float" office:value="10547.6">
                <text:p>10547.6</text:p>
              </table:table-cell>
              <table:table-cell office:value-type="float" office:value="10501.2">
                <text:p>10501.2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470.5">
                <text:p>10470.5</text:p>
              </table:table-cell>
              <table:table-cell office:value-type="float" office:value="10382.6">
                <text:p>10382.6</text:p>
              </table:table-cell>
              <table:table-cell office:value-type="float" office:value="10382.6">
                <text:p>10382.6</text:p>
              </table:table-cell>
              <table:table-cell office:value-type="float" office:value="10382.6">
                <text:p>10382.6</text:p>
              </table:table-cell>
              <table:table-cell office:value-type="float" office:value="10382.6">
                <text:p>10382.6</text:p>
              </table:table-cell>
              <table:table-cell office:value-type="float" office:value="10382.6">
                <text:p>10382.6</text:p>
              </table:table-cell>
              <table:table-cell office:value-type="float" office:value="10382.6">
                <text:p>10382.6</text:p>
              </table:table-cell>
              <table:table-cell office:value-type="float" office:value="10268.4">
                <text:p>10268.4</text:p>
              </table:table-cell>
              <table:table-cell office:value-type="float" office:value="10268.4">
                <text:p>10268.4</text:p>
              </table:table-cell>
              <table:table-cell office:value-type="float" office:value="10268.4">
                <text:p>10268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  <table:table-cell office:value-type="float" office:value="10223.4">
                <text:p>10223.4</text:p>
              </table:table-cell>
            </table:table-row>
            <table:table-row>
              <table:table-cell office:value-type="string">
                <text:p>Run: 5</text:p>
                <draw:g>
                  <svg:desc>Sheet1.G21:Sheet1.G21</svg:desc>
                </draw:g>
              </table:table-cell>
              <table:table-cell office:value-type="float" office:value="25405.4">
                <text:p>25405.4</text:p>
                <draw:g>
                  <svg:desc>Sheet1.A22:Sheet1.KZ22</svg:desc>
                </draw:g>
              </table:table-cell>
              <table:table-cell office:value-type="float" office:value="25082.7">
                <text:p>25082.7</text:p>
              </table:table-cell>
              <table:table-cell office:value-type="float" office:value="24906">
                <text:p>24906</text:p>
              </table:table-cell>
              <table:table-cell office:value-type="float" office:value="24906">
                <text:p>24906</text:p>
              </table:table-cell>
              <table:table-cell office:value-type="float" office:value="24906">
                <text:p>24906</text:p>
              </table:table-cell>
              <table:table-cell office:value-type="float" office:value="24179.3">
                <text:p>24179.3</text:p>
              </table:table-cell>
              <table:table-cell office:value-type="float" office:value="24179.3">
                <text:p>24179.3</text:p>
              </table:table-cell>
              <table:table-cell office:value-type="float" office:value="24179.3">
                <text:p>24179.3</text:p>
              </table:table-cell>
              <table:table-cell office:value-type="float" office:value="23163.4">
                <text:p>23163.4</text:p>
              </table:table-cell>
              <table:table-cell office:value-type="float" office:value="23163.4">
                <text:p>23163.4</text:p>
              </table:table-cell>
              <table:table-cell office:value-type="float" office:value="23163.4">
                <text:p>23163.4</text:p>
              </table:table-cell>
              <table:table-cell office:value-type="float" office:value="22998.5">
                <text:p>22998.5</text:p>
              </table:table-cell>
              <table:table-cell office:value-type="float" office:value="22998.5">
                <text:p>22998.5</text:p>
              </table:table-cell>
              <table:table-cell office:value-type="float" office:value="22275.7">
                <text:p>22275.7</text:p>
              </table:table-cell>
              <table:table-cell office:value-type="float" office:value="21860.3">
                <text:p>21860.3</text:p>
              </table:table-cell>
              <table:table-cell office:value-type="float" office:value="21860.3">
                <text:p>21860.3</text:p>
              </table:table-cell>
              <table:table-cell office:value-type="float" office:value="21860.3">
                <text:p>21860.3</text:p>
              </table:table-cell>
              <table:table-cell office:value-type="float" office:value="21790">
                <text:p>21790</text:p>
              </table:table-cell>
              <table:table-cell office:value-type="float" office:value="21653.9">
                <text:p>21653.9</text:p>
              </table:table-cell>
              <table:table-cell office:value-type="float" office:value="21483.5">
                <text:p>21483.5</text:p>
              </table:table-cell>
              <table:table-cell office:value-type="float" office:value="21095.5">
                <text:p>21095.5</text:p>
              </table:table-cell>
              <table:table-cell office:value-type="float" office:value="21095.5">
                <text:p>21095.5</text:p>
              </table:table-cell>
              <table:table-cell office:value-type="float" office:value="20016.3">
                <text:p>20016.3</text:p>
              </table:table-cell>
              <table:table-cell office:value-type="float" office:value="19199.7">
                <text:p>19199.7</text:p>
              </table:table-cell>
              <table:table-cell office:value-type="float" office:value="19199.7">
                <text:p>19199.7</text:p>
              </table:table-cell>
              <table:table-cell office:value-type="float" office:value="19199.7">
                <text:p>19199.7</text:p>
              </table:table-cell>
              <table:table-cell office:value-type="float" office:value="19104.7">
                <text:p>19104.7</text:p>
              </table:table-cell>
              <table:table-cell office:value-type="float" office:value="19101.4">
                <text:p>19101.4</text:p>
              </table:table-cell>
              <table:table-cell office:value-type="float" office:value="18951.4">
                <text:p>18951.4</text:p>
              </table:table-cell>
              <table:table-cell office:value-type="float" office:value="18951.4">
                <text:p>18951.4</text:p>
              </table:table-cell>
              <table:table-cell office:value-type="float" office:value="18797.5">
                <text:p>18797.5</text:p>
              </table:table-cell>
              <table:table-cell office:value-type="float" office:value="18797.5">
                <text:p>18797.5</text:p>
              </table:table-cell>
              <table:table-cell office:value-type="float" office:value="18797.5">
                <text:p>18797.5</text:p>
              </table:table-cell>
              <table:table-cell office:value-type="float" office:value="18797.5">
                <text:p>18797.5</text:p>
              </table:table-cell>
              <table:table-cell office:value-type="float" office:value="18797.5">
                <text:p>18797.5</text:p>
              </table:table-cell>
              <table:table-cell office:value-type="float" office:value="18580.1">
                <text:p>18580.1</text:p>
              </table:table-cell>
              <table:table-cell office:value-type="float" office:value="18528.7">
                <text:p>18528.7</text:p>
              </table:table-cell>
              <table:table-cell office:value-type="float" office:value="17758.5">
                <text:p>17758.5</text:p>
              </table:table-cell>
              <table:table-cell office:value-type="float" office:value="17758.5">
                <text:p>17758.5</text:p>
              </table:table-cell>
              <table:table-cell office:value-type="float" office:value="17758.5">
                <text:p>17758.5</text:p>
              </table:table-cell>
              <table:table-cell office:value-type="float" office:value="17758.5">
                <text:p>17758.5</text:p>
              </table:table-cell>
              <table:table-cell office:value-type="float" office:value="17459.2">
                <text:p>17459.2</text:p>
              </table:table-cell>
              <table:table-cell office:value-type="float" office:value="17459.2">
                <text:p>17459.2</text:p>
              </table:table-cell>
              <table:table-cell office:value-type="float" office:value="17459.2">
                <text:p>17459.2</text:p>
              </table:table-cell>
              <table:table-cell office:value-type="float" office:value="17071.6">
                <text:p>17071.6</text:p>
              </table:table-cell>
              <table:table-cell office:value-type="float" office:value="17071.6">
                <text:p>17071.6</text:p>
              </table:table-cell>
              <table:table-cell office:value-type="float" office:value="17071.6">
                <text:p>17071.6</text:p>
              </table:table-cell>
              <table:table-cell office:value-type="float" office:value="16598.1">
                <text:p>16598.1</text:p>
              </table:table-cell>
              <table:table-cell office:value-type="float" office:value="16598.1">
                <text:p>16598.1</text:p>
              </table:table-cell>
              <table:table-cell office:value-type="float" office:value="16123.4">
                <text:p>16123.4</text:p>
              </table:table-cell>
              <table:table-cell office:value-type="float" office:value="16123.4">
                <text:p>16123.4</text:p>
              </table:table-cell>
              <table:table-cell office:value-type="float" office:value="16123.4">
                <text:p>16123.4</text:p>
              </table:table-cell>
              <table:table-cell office:value-type="float" office:value="15956.9">
                <text:p>15956.9</text:p>
              </table:table-cell>
              <table:table-cell office:value-type="float" office:value="15956.9">
                <text:p>15956.9</text:p>
              </table:table-cell>
              <table:table-cell office:value-type="float" office:value="15488.5">
                <text:p>15488.5</text:p>
              </table:table-cell>
              <table:table-cell office:value-type="float" office:value="15488.5">
                <text:p>15488.5</text:p>
              </table:table-cell>
              <table:table-cell office:value-type="float" office:value="15488.5">
                <text:p>15488.5</text:p>
              </table:table-cell>
              <table:table-cell office:value-type="float" office:value="15488.5">
                <text:p>15488.5</text:p>
              </table:table-cell>
              <table:table-cell office:value-type="float" office:value="15318.6">
                <text:p>15318.6</text:p>
              </table:table-cell>
              <table:table-cell office:value-type="float" office:value="15308.4">
                <text:p>15308.4</text:p>
              </table:table-cell>
              <table:table-cell office:value-type="float" office:value="15308.4">
                <text:p>15308.4</text:p>
              </table:table-cell>
              <table:table-cell office:value-type="float" office:value="15061.4">
                <text:p>15061.4</text:p>
              </table:table-cell>
              <table:table-cell office:value-type="float" office:value="15061.4">
                <text:p>15061.4</text:p>
              </table:table-cell>
              <table:table-cell office:value-type="float" office:value="15061.4">
                <text:p>15061.4</text:p>
              </table:table-cell>
              <table:table-cell office:value-type="float" office:value="15047.4">
                <text:p>15047.4</text:p>
              </table:table-cell>
              <table:table-cell office:value-type="float" office:value="15047.4">
                <text:p>15047.4</text:p>
              </table:table-cell>
              <table:table-cell office:value-type="float" office:value="14876.2">
                <text:p>14876.2</text:p>
              </table:table-cell>
              <table:table-cell office:value-type="float" office:value="14876.2">
                <text:p>14876.2</text:p>
              </table:table-cell>
              <table:table-cell office:value-type="float" office:value="14876.2">
                <text:p>14876.2</text:p>
              </table:table-cell>
              <table:table-cell office:value-type="float" office:value="14718">
                <text:p>14718</text:p>
              </table:table-cell>
              <table:table-cell office:value-type="float" office:value="14718">
                <text:p>14718</text:p>
              </table:table-cell>
              <table:table-cell office:value-type="float" office:value="14715.6">
                <text:p>14715.6</text:p>
              </table:table-cell>
              <table:table-cell office:value-type="float" office:value="14700.4">
                <text:p>14700.4</text:p>
              </table:table-cell>
              <table:table-cell office:value-type="float" office:value="14548.1">
                <text:p>14548.1</text:p>
              </table:table-cell>
              <table:table-cell office:value-type="float" office:value="14548.1">
                <text:p>14548.1</text:p>
              </table:table-cell>
              <table:table-cell office:value-type="float" office:value="14548.1">
                <text:p>14548.1</text:p>
              </table:table-cell>
              <table:table-cell office:value-type="float" office:value="14548.1">
                <text:p>14548.1</text:p>
              </table:table-cell>
              <table:table-cell office:value-type="float" office:value="14409.1">
                <text:p>14409.1</text:p>
              </table:table-cell>
              <table:table-cell office:value-type="float" office:value="14409.1">
                <text:p>14409.1</text:p>
              </table:table-cell>
              <table:table-cell office:value-type="float" office:value="14409.1">
                <text:p>14409.1</text:p>
              </table:table-cell>
              <table:table-cell office:value-type="float" office:value="14409.1">
                <text:p>14409.1</text:p>
              </table:table-cell>
              <table:table-cell office:value-type="float" office:value="14310.1">
                <text:p>14310.1</text:p>
              </table:table-cell>
              <table:table-cell office:value-type="float" office:value="14260">
                <text:p>14260</text:p>
              </table:table-cell>
              <table:table-cell office:value-type="float" office:value="14260">
                <text:p>14260</text:p>
              </table:table-cell>
              <table:table-cell office:value-type="float" office:value="14199.2">
                <text:p>14199.2</text:p>
              </table:table-cell>
              <table:table-cell office:value-type="float" office:value="14199.2">
                <text:p>14199.2</text:p>
              </table:table-cell>
              <table:table-cell office:value-type="float" office:value="14199.2">
                <text:p>14199.2</text:p>
              </table:table-cell>
              <table:table-cell office:value-type="float" office:value="14199.2">
                <text:p>14199.2</text:p>
              </table:table-cell>
              <table:table-cell office:value-type="float" office:value="13813.9">
                <text:p>13813.9</text:p>
              </table:table-cell>
              <table:table-cell office:value-type="float" office:value="13813.9">
                <text:p>13813.9</text:p>
              </table:table-cell>
              <table:table-cell office:value-type="float" office:value="13805.9">
                <text:p>13805.9</text:p>
              </table:table-cell>
              <table:table-cell office:value-type="float" office:value="13805.9">
                <text:p>13805.9</text:p>
              </table:table-cell>
              <table:table-cell office:value-type="float" office:value="13805.9">
                <text:p>13805.9</text:p>
              </table:table-cell>
              <table:table-cell office:value-type="float" office:value="13781.9">
                <text:p>13781.9</text:p>
              </table:table-cell>
              <table:table-cell office:value-type="float" office:value="13781.9">
                <text:p>13781.9</text:p>
              </table:table-cell>
              <table:table-cell office:value-type="float" office:value="13781.9">
                <text:p>13781.9</text:p>
              </table:table-cell>
              <table:table-cell office:value-type="float" office:value="13776.5">
                <text:p>13776.5</text:p>
              </table:table-cell>
              <table:table-cell office:value-type="float" office:value="13578.7">
                <text:p>13578.7</text:p>
              </table:table-cell>
              <table:table-cell office:value-type="float" office:value="13578.7">
                <text:p>13578.7</text:p>
              </table:table-cell>
              <table:table-cell office:value-type="float" office:value="13578.7">
                <text:p>13578.7</text:p>
              </table:table-cell>
              <table:table-cell office:value-type="float" office:value="13546.9">
                <text:p>13546.9</text:p>
              </table:table-cell>
              <table:table-cell office:value-type="float" office:value="13503.4">
                <text:p>13503.4</text:p>
              </table:table-cell>
              <table:table-cell office:value-type="float" office:value="13461.7">
                <text:p>13461.7</text:p>
              </table:table-cell>
              <table:table-cell office:value-type="float" office:value="13461.7">
                <text:p>13461.7</text:p>
              </table:table-cell>
              <table:table-cell office:value-type="float" office:value="13001.4">
                <text:p>13001.4</text:p>
              </table:table-cell>
              <table:table-cell office:value-type="float" office:value="13001.4">
                <text:p>13001.4</text:p>
              </table:table-cell>
              <table:table-cell office:value-type="float" office:value="13001.4">
                <text:p>13001.4</text:p>
              </table:table-cell>
              <table:table-cell office:value-type="float" office:value="13001.4">
                <text:p>13001.4</text:p>
              </table:table-cell>
              <table:table-cell office:value-type="float" office:value="13001.4">
                <text:p>13001.4</text:p>
              </table:table-cell>
              <table:table-cell office:value-type="float" office:value="12901.3">
                <text:p>12901.3</text:p>
              </table:table-cell>
              <table:table-cell office:value-type="float" office:value="12901.3">
                <text:p>12901.3</text:p>
              </table:table-cell>
              <table:table-cell office:value-type="float" office:value="12885.7">
                <text:p>12885.7</text:p>
              </table:table-cell>
              <table:table-cell office:value-type="float" office:value="12705.4">
                <text:p>12705.4</text:p>
              </table:table-cell>
              <table:table-cell office:value-type="float" office:value="12705.4">
                <text:p>12705.4</text:p>
              </table:table-cell>
              <table:table-cell office:value-type="float" office:value="12705.4">
                <text:p>12705.4</text:p>
              </table:table-cell>
              <table:table-cell office:value-type="float" office:value="12705.4">
                <text:p>12705.4</text:p>
              </table:table-cell>
              <table:table-cell office:value-type="float" office:value="12705.4">
                <text:p>12705.4</text:p>
              </table:table-cell>
              <table:table-cell office:value-type="float" office:value="12705.4">
                <text:p>12705.4</text:p>
              </table:table-cell>
              <table:table-cell office:value-type="float" office:value="12705.4">
                <text:p>12705.4</text:p>
              </table:table-cell>
              <table:table-cell office:value-type="float" office:value="12690.3">
                <text:p>12690.3</text:p>
              </table:table-cell>
              <table:table-cell office:value-type="float" office:value="12690.3">
                <text:p>12690.3</text:p>
              </table:table-cell>
              <table:table-cell office:value-type="float" office:value="12595.6">
                <text:p>12595.6</text:p>
              </table:table-cell>
              <table:table-cell office:value-type="float" office:value="12595.6">
                <text:p>12595.6</text:p>
              </table:table-cell>
              <table:table-cell office:value-type="float" office:value="12308">
                <text:p>12308</text:p>
              </table:table-cell>
              <table:table-cell office:value-type="float" office:value="12308">
                <text:p>12308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79.4">
                <text:p>12279.4</text:p>
              </table:table-cell>
              <table:table-cell office:value-type="float" office:value="12203.6">
                <text:p>12203.6</text:p>
              </table:table-cell>
              <table:table-cell office:value-type="float" office:value="12203.6">
                <text:p>12203.6</text:p>
              </table:table-cell>
              <table:table-cell office:value-type="float" office:value="11937.1">
                <text:p>11937.1</text:p>
              </table:table-cell>
              <table:table-cell office:value-type="float" office:value="11937.1">
                <text:p>11937.1</text:p>
              </table:table-cell>
              <table:table-cell office:value-type="float" office:value="11937.1">
                <text:p>11937.1</text:p>
              </table:table-cell>
              <table:table-cell office:value-type="float" office:value="11914.8">
                <text:p>11914.8</text:p>
              </table:table-cell>
              <table:table-cell office:value-type="float" office:value="11914.8">
                <text:p>11914.8</text:p>
              </table:table-cell>
              <table:table-cell office:value-type="float" office:value="11897.5">
                <text:p>11897.5</text:p>
              </table:table-cell>
              <table:table-cell office:value-type="float" office:value="11897.5">
                <text:p>11897.5</text:p>
              </table:table-cell>
              <table:table-cell office:value-type="float" office:value="11897.5">
                <text:p>11897.5</text:p>
              </table:table-cell>
              <table:table-cell office:value-type="float" office:value="11810.3">
                <text:p>11810.3</text:p>
              </table:table-cell>
              <table:table-cell office:value-type="float" office:value="11810.3">
                <text:p>11810.3</text:p>
              </table:table-cell>
              <table:table-cell office:value-type="float" office:value="11781.5">
                <text:p>11781.5</text:p>
              </table:table-cell>
              <table:table-cell office:value-type="float" office:value="11781.5">
                <text:p>11781.5</text:p>
              </table:table-cell>
              <table:table-cell office:value-type="float" office:value="11751.4">
                <text:p>11751.4</text:p>
              </table:table-cell>
              <table:table-cell office:value-type="float" office:value="11751.4">
                <text:p>11751.4</text:p>
              </table:table-cell>
              <table:table-cell office:value-type="float" office:value="11751.4">
                <text:p>11751.4</text:p>
              </table:table-cell>
              <table:table-cell office:value-type="float" office:value="11751.4">
                <text:p>11751.4</text:p>
              </table:table-cell>
              <table:table-cell office:value-type="float" office:value="11751.4">
                <text:p>11751.4</text:p>
              </table:table-cell>
              <table:table-cell office:value-type="float" office:value="11727.4">
                <text:p>11727.4</text:p>
              </table:table-cell>
              <table:table-cell office:value-type="float" office:value="11727.4">
                <text:p>11727.4</text:p>
              </table:table-cell>
              <table:table-cell office:value-type="float" office:value="11667.6">
                <text:p>11667.6</text:p>
              </table:table-cell>
              <table:table-cell office:value-type="float" office:value="11667.6">
                <text:p>11667.6</text:p>
              </table:table-cell>
              <table:table-cell office:value-type="float" office:value="11667.6">
                <text:p>11667.6</text:p>
              </table:table-cell>
              <table:table-cell office:value-type="float" office:value="11624.8">
                <text:p>11624.8</text:p>
              </table:table-cell>
              <table:table-cell office:value-type="float" office:value="11624.8">
                <text:p>11624.8</text:p>
              </table:table-cell>
              <table:table-cell office:value-type="float" office:value="11624.8">
                <text:p>11624.8</text:p>
              </table:table-cell>
              <table:table-cell office:value-type="float" office:value="11596">
                <text:p>11596</text:p>
              </table:table-cell>
              <table:table-cell office:value-type="float" office:value="11596">
                <text:p>11596</text:p>
              </table:table-cell>
              <table:table-cell office:value-type="float" office:value="11561.1">
                <text:p>11561.1</text:p>
              </table:table-cell>
              <table:table-cell office:value-type="float" office:value="11561.1">
                <text:p>11561.1</text:p>
              </table:table-cell>
              <table:table-cell office:value-type="float" office:value="11561.1">
                <text:p>11561.1</text:p>
              </table:table-cell>
              <table:table-cell office:value-type="float" office:value="11561.1">
                <text:p>11561.1</text:p>
              </table:table-cell>
              <table:table-cell office:value-type="float" office:value="11561.1">
                <text:p>11561.1</text:p>
              </table:table-cell>
              <table:table-cell office:value-type="float" office:value="11512">
                <text:p>11512</text:p>
              </table:table-cell>
              <table:table-cell office:value-type="float" office:value="11512">
                <text:p>11512</text:p>
              </table:table-cell>
              <table:table-cell office:value-type="float" office:value="11512">
                <text:p>11512</text:p>
              </table:table-cell>
              <table:table-cell office:value-type="float" office:value="11512">
                <text:p>11512</text:p>
              </table:table-cell>
              <table:table-cell office:value-type="float" office:value="11463">
                <text:p>11463</text:p>
              </table:table-cell>
              <table:table-cell office:value-type="float" office:value="11463">
                <text:p>11463</text:p>
              </table:table-cell>
              <table:table-cell office:value-type="float" office:value="11399.1">
                <text:p>11399.1</text:p>
              </table:table-cell>
              <table:table-cell office:value-type="float" office:value="11399.1">
                <text:p>11399.1</text:p>
              </table:table-cell>
              <table:table-cell office:value-type="float" office:value="11399.1">
                <text:p>11399.1</text:p>
              </table:table-cell>
              <table:table-cell office:value-type="float" office:value="11074.1">
                <text:p>11074.1</text:p>
              </table:table-cell>
              <table:table-cell office:value-type="float" office:value="11074.1">
                <text:p>11074.1</text:p>
              </table:table-cell>
              <table:table-cell office:value-type="float" office:value="11074.1">
                <text:p>11074.1</text:p>
              </table:table-cell>
              <table:table-cell office:value-type="float" office:value="11070.7">
                <text:p>11070.7</text:p>
              </table:table-cell>
              <table:table-cell office:value-type="float" office:value="11070.7">
                <text:p>11070.7</text:p>
              </table:table-cell>
              <table:table-cell office:value-type="float" office:value="11070.7">
                <text:p>11070.7</text:p>
              </table:table-cell>
              <table:table-cell office:value-type="float" office:value="11070.7">
                <text:p>11070.7</text:p>
              </table:table-cell>
              <table:table-cell office:value-type="float" office:value="11055.3">
                <text:p>11055.3</text:p>
              </table:table-cell>
              <table:table-cell office:value-type="float" office:value="11055.3">
                <text:p>11055.3</text:p>
              </table:table-cell>
              <table:table-cell office:value-type="float" office:value="10970.1">
                <text:p>10970.1</text:p>
              </table:table-cell>
              <table:table-cell office:value-type="float" office:value="10970.1">
                <text:p>10970.1</text:p>
              </table:table-cell>
              <table:table-cell office:value-type="float" office:value="10970.1">
                <text:p>10970.1</text:p>
              </table:table-cell>
              <table:table-cell office:value-type="float" office:value="10970.1">
                <text:p>10970.1</text:p>
              </table:table-cell>
              <table:table-cell office:value-type="float" office:value="10970.1">
                <text:p>10970.1</text:p>
              </table:table-cell>
              <table:table-cell office:value-type="float" office:value="10970.1">
                <text:p>10970.1</text:p>
              </table:table-cell>
              <table:table-cell office:value-type="float" office:value="10970.1">
                <text:p>10970.1</text:p>
              </table:table-cell>
              <table:table-cell office:value-type="float" office:value="10970.1">
                <text:p>10970.1</text:p>
              </table:table-cell>
              <table:table-cell office:value-type="float" office:value="10970.1">
                <text:p>10970.1</text:p>
              </table:table-cell>
              <table:table-cell office:value-type="float" office:value="10970.1">
                <text:p>10970.1</text:p>
              </table:table-cell>
              <table:table-cell office:value-type="float" office:value="10945.1">
                <text:p>10945.1</text:p>
              </table:table-cell>
              <table:table-cell office:value-type="float" office:value="10945.1">
                <text:p>10945.1</text:p>
              </table:table-cell>
              <table:table-cell office:value-type="float" office:value="10934.6">
                <text:p>10934.6</text:p>
              </table:table-cell>
              <table:table-cell office:value-type="float" office:value="10934.6">
                <text:p>10934.6</text:p>
              </table:table-cell>
              <table:table-cell office:value-type="float" office:value="10934.6">
                <text:p>10934.6</text:p>
              </table:table-cell>
              <table:table-cell office:value-type="float" office:value="10934.6">
                <text:p>10934.6</text:p>
              </table:table-cell>
              <table:table-cell office:value-type="float" office:value="10865.8">
                <text:p>10865.8</text:p>
              </table:table-cell>
              <table:table-cell office:value-type="float" office:value="10602.8">
                <text:p>10602.8</text:p>
              </table:table-cell>
              <table:table-cell office:value-type="float" office:value="10602.8">
                <text:p>10602.8</text:p>
              </table:table-cell>
              <table:table-cell office:value-type="float" office:value="10602.8">
                <text:p>10602.8</text:p>
              </table:table-cell>
              <table:table-cell office:value-type="float" office:value="10602.8">
                <text:p>10602.8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93.5">
                <text:p>10493.5</text:p>
              </table:table-cell>
              <table:table-cell office:value-type="float" office:value="10424.7">
                <text:p>10424.7</text:p>
              </table:table-cell>
              <table:table-cell office:value-type="float" office:value="10424.7">
                <text:p>10424.7</text:p>
              </table:table-cell>
              <table:table-cell office:value-type="float" office:value="10424.7">
                <text:p>10424.7</text:p>
              </table:table-cell>
              <table:table-cell office:value-type="float" office:value="10424.7">
                <text:p>10424.7</text:p>
              </table:table-cell>
              <table:table-cell office:value-type="float" office:value="10424.7">
                <text:p>10424.7</text:p>
              </table:table-cell>
              <table:table-cell office:value-type="float" office:value="10424.7">
                <text:p>10424.7</text:p>
              </table:table-cell>
              <table:table-cell office:value-type="float" office:value="10424.7">
                <text:p>10424.7</text:p>
              </table:table-cell>
              <table:table-cell office:value-type="float" office:value="10424.7">
                <text:p>10424.7</text:p>
              </table:table-cell>
              <table:table-cell office:value-type="float" office:value="10424.7">
                <text:p>10424.7</text:p>
              </table:table-cell>
              <table:table-cell office:value-type="float" office:value="10424.7">
                <text:p>10424.7</text:p>
              </table:table-cell>
              <table:table-cell office:value-type="float" office:value="10424.7">
                <text:p>10424.7</text:p>
              </table:table-cell>
              <table:table-cell office:value-type="float" office:value="10345">
                <text:p>10345</text:p>
              </table:table-cell>
              <table:table-cell office:value-type="float" office:value="10345">
                <text:p>10345</text:p>
              </table:table-cell>
              <table:table-cell office:value-type="float" office:value="10345">
                <text:p>10345</text:p>
              </table:table-cell>
              <table:table-cell office:value-type="float" office:value="10345">
                <text:p>10345</text:p>
              </table:table-cell>
              <table:table-cell office:value-type="float" office:value="10345">
                <text:p>10345</text:p>
              </table:table-cell>
              <table:table-cell office:value-type="float" office:value="10345">
                <text:p>10345</text:p>
              </table:table-cell>
              <table:table-cell office:value-type="float" office:value="10320.6">
                <text:p>10320.6</text:p>
              </table:table-cell>
              <table:table-cell office:value-type="float" office:value="10320.6">
                <text:p>10320.6</text:p>
              </table:table-cell>
              <table:table-cell office:value-type="float" office:value="10320.6">
                <text:p>10320.6</text:p>
              </table:table-cell>
              <table:table-cell office:value-type="float" office:value="10320.6">
                <text:p>10320.6</text:p>
              </table:table-cell>
              <table:table-cell office:value-type="float" office:value="10320.6">
                <text:p>10320.6</text:p>
              </table:table-cell>
              <table:table-cell office:value-type="float" office:value="10320.6">
                <text:p>10320.6</text:p>
              </table:table-cell>
              <table:table-cell office:value-type="float" office:value="10256.9">
                <text:p>10256.9</text:p>
              </table:table-cell>
              <table:table-cell office:value-type="float" office:value="10256.9">
                <text:p>10256.9</text:p>
              </table:table-cell>
              <table:table-cell office:value-type="float" office:value="10256.9">
                <text:p>10256.9</text:p>
              </table:table-cell>
              <table:table-cell office:value-type="float" office:value="10256.9">
                <text:p>10256.9</text:p>
              </table:table-cell>
              <table:table-cell office:value-type="float" office:value="10256.9">
                <text:p>10256.9</text:p>
              </table:table-cell>
              <table:table-cell office:value-type="float" office:value="10256.9">
                <text:p>10256.9</text:p>
              </table:table-cell>
              <table:table-cell office:value-type="float" office:value="10256.9">
                <text:p>10256.9</text:p>
              </table:table-cell>
              <table:table-cell office:value-type="float" office:value="10256.9">
                <text:p>10256.9</text:p>
              </table:table-cell>
              <table:table-cell office:value-type="float" office:value="10161.4">
                <text:p>10161.4</text:p>
              </table:table-cell>
              <table:table-cell office:value-type="float" office:value="10161.4">
                <text:p>10161.4</text:p>
              </table:table-cell>
              <table:table-cell office:value-type="float" office:value="10161.4">
                <text:p>10161.4</text:p>
              </table:table-cell>
              <table:table-cell office:value-type="float" office:value="10161.4">
                <text:p>10161.4</text:p>
              </table:table-cell>
              <table:table-cell office:value-type="float" office:value="10161.4">
                <text:p>10161.4</text:p>
              </table:table-cell>
              <table:table-cell office:value-type="float" office:value="10161.4">
                <text:p>10161.4</text:p>
              </table:table-cell>
              <table:table-cell office:value-type="float" office:value="10161.4">
                <text:p>10161.4</text:p>
              </table:table-cell>
              <table:table-cell office:value-type="float" office:value="10126.7">
                <text:p>10126.7</text:p>
              </table:table-cell>
              <table:table-cell office:value-type="float" office:value="10126.7">
                <text:p>10126.7</text:p>
              </table:table-cell>
              <table:table-cell office:value-type="float" office:value="10126.7">
                <text:p>10126.7</text:p>
              </table:table-cell>
              <table:table-cell office:value-type="float" office:value="10126.7">
                <text:p>10126.7</text:p>
              </table:table-cell>
              <table:table-cell office:value-type="float" office:value="9954.27">
                <text:p>9954.27</text:p>
              </table:table-cell>
              <table:table-cell office:value-type="float" office:value="9954.27">
                <text:p>9954.27</text:p>
              </table:table-cell>
              <table:table-cell office:value-type="float" office:value="9954.27">
                <text:p>9954.27</text:p>
              </table:table-cell>
              <table:table-cell office:value-type="float" office:value="9954.27">
                <text:p>9954.27</text:p>
              </table:table-cell>
              <table:table-cell office:value-type="float" office:value="9954.27">
                <text:p>9954.27</text:p>
              </table:table-cell>
              <table:table-cell office:value-type="float" office:value="9636.79">
                <text:p>9636.79</text:p>
              </table:table-cell>
              <table:table-cell office:value-type="float" office:value="9636.79">
                <text:p>9636.79</text:p>
              </table:table-cell>
              <table:table-cell office:value-type="float" office:value="9636.79">
                <text:p>9636.79</text:p>
              </table:table-cell>
              <table:table-cell office:value-type="float" office:value="9636.79">
                <text:p>9636.79</text:p>
              </table:table-cell>
              <table:table-cell office:value-type="float" office:value="9625.07">
                <text:p>9625.07</text:p>
              </table:table-cell>
              <table:table-cell office:value-type="float" office:value="9625.07">
                <text:p>9625.07</text:p>
              </table:table-cell>
              <table:table-cell office:value-type="float" office:value="9625.07">
                <text:p>9625.07</text:p>
              </table:table-cell>
              <table:table-cell office:value-type="float" office:value="9625.07">
                <text:p>9625.07</text:p>
              </table:table-cell>
              <table:table-cell office:value-type="float" office:value="9625.07">
                <text:p>9625.07</text:p>
              </table:table-cell>
              <table:table-cell office:value-type="float" office:value="9625.07">
                <text:p>9625.07</text:p>
              </table:table-cell>
              <table:table-cell office:value-type="float" office:value="9625.07">
                <text:p>9625.07</text:p>
              </table:table-cell>
              <table:table-cell office:value-type="float" office:value="9491.19">
                <text:p>9491.19</text:p>
              </table:table-cell>
              <table:table-cell office:value-type="float" office:value="9491.19">
                <text:p>9491.19</text:p>
              </table:table-cell>
              <table:table-cell office:value-type="float" office:value="9491.19">
                <text:p>9491.19</text:p>
              </table:table-cell>
              <table:table-cell office:value-type="float" office:value="9491.19">
                <text:p>9491.19</text:p>
              </table:table-cell>
              <table:table-cell office:value-type="float" office:value="9491.19">
                <text:p>9491.19</text:p>
              </table:table-cell>
              <table:table-cell office:value-type="float" office:value="9491.19">
                <text:p>9491.19</text:p>
              </table:table-cell>
              <table:table-cell office:value-type="float" office:value="9491.19">
                <text:p>9491.19</text:p>
              </table:table-cell>
              <table:table-cell office:value-type="float" office:value="9267.95">
                <text:p>9267.95</text:p>
              </table:table-cell>
              <table:table-cell office:value-type="float" office:value="9267.95">
                <text:p>9267.95</text:p>
              </table:table-cell>
              <table:table-cell office:value-type="float" office:value="9267.95">
                <text:p>9267.95</text:p>
              </table:table-cell>
              <table:table-cell office:value-type="float" office:value="9267.95">
                <text:p>9267.95</text:p>
              </table:table-cell>
              <table:table-cell office:value-type="float" office:value="9179.04">
                <text:p>9179.04</text:p>
              </table:table-cell>
              <table:table-cell office:value-type="float" office:value="9179.04">
                <text:p>9179.04</text:p>
              </table:table-cell>
              <table:table-cell office:value-type="float" office:value="9179.04">
                <text:p>9179.04</text:p>
              </table:table-cell>
              <table:table-cell office:value-type="float" office:value="9179.04">
                <text:p>9179.04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  <table:table-cell office:value-type="float" office:value="9144.51">
                <text:p>9144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7cm" svg:y="0.028cm" chart:style-name="ch2">
          <text:p>Average Fitness for each Generation</text:p>
        </chart:title>
        <chart:subtitle svg:x="1.276cm" svg:y="0.824cm" chart:style-name="ch3">
          <text:p>Crossover: 80%, Mutation: 10%, Population: 100, K: 5, Dynamic Mutation: Off</text:p>
        </chart:subtitle>
        <chart:legend chart:legend-position="end" svg:x="13.651cm" svg:y="3.205cm" style:legend-expansion="high" chart:style-name="ch4"/>
        <chart:plot-area chart:style-name="ch5" table:cell-range-address="Sheet1.G1:Sheet1.G1 Sheet1.A3:Sheet1.HF3 Sheet1.G6:Sheet1.G6 Sheet1.A8:Sheet1.KB8 Sheet1.G11:Sheet1.G11 Sheet1.A13:Sheet1.JD13 Sheet1.G16:Sheet1.G16 Sheet1.A18:Sheet1.IA18 Sheet1.G21:Sheet1.G21 Sheet1.A23:Sheet1.KZ23" chart:data-source-has-labels="column" svg:x="0.319cm" svg:y="1.334cm" svg:width="13.01cm" svg:height="7.485cm">
          <chartooo:coordinate-region svg:x="1.496cm" svg:y="1.533cm" svg:width="11.833cm" svg:height="6.36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3:Sheet1.HF3" chart:label-cell-address="Sheet1.G1:Sheet1.G1" chart:class="chart:line">
            <chart:data-point chart:repeated="214"/>
          </chart:series>
          <chart:series chart:style-name="ch9" chart:values-cell-range-address="Sheet1.A8:Sheet1.KB8" chart:label-cell-address="Sheet1.G6:Sheet1.G6" chart:class="chart:line">
            <chart:data-point chart:repeated="288"/>
          </chart:series>
          <chart:series chart:style-name="ch10" chart:values-cell-range-address="Sheet1.A13:Sheet1.JD13" chart:label-cell-address="Sheet1.G11:Sheet1.G11" chart:class="chart:line">
            <chart:data-point chart:repeated="264"/>
          </chart:series>
          <chart:series chart:style-name="ch11" chart:values-cell-range-address="Sheet1.A18:Sheet1.IA18" chart:label-cell-address="Sheet1.G16:Sheet1.G16" chart:class="chart:line">
            <chart:data-point chart:repeated="235"/>
          </chart:series>
          <chart:series chart:style-name="ch12" chart:values-cell-range-address="Sheet1.A23:Sheet1.KZ23" chart:label-cell-address="Sheet1.G21:Sheet1.G21" chart:class="chart:line">
            <chart:data-point chart:repeated="3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9295">
                <text:p>29295</text:p>
                <draw:g>
                  <svg:desc>Sheet1.A3:Sheet1.HF3</svg:desc>
                </draw:g>
              </table:table-cell>
              <table:table-cell office:value-type="float" office:value="27760.9">
                <text:p>27760.9</text:p>
              </table:table-cell>
              <table:table-cell office:value-type="float" office:value="26443.5">
                <text:p>26443.5</text:p>
              </table:table-cell>
              <table:table-cell office:value-type="float" office:value="25697.2">
                <text:p>25697.2</text:p>
              </table:table-cell>
              <table:table-cell office:value-type="float" office:value="25515.9">
                <text:p>25515.9</text:p>
              </table:table-cell>
              <table:table-cell office:value-type="float" office:value="25407.6">
                <text:p>25407.6</text:p>
              </table:table-cell>
              <table:table-cell office:value-type="float" office:value="25180.1">
                <text:p>25180.1</text:p>
              </table:table-cell>
              <table:table-cell office:value-type="float" office:value="24960.2">
                <text:p>24960.2</text:p>
              </table:table-cell>
              <table:table-cell office:value-type="float" office:value="24813.6">
                <text:p>24813.6</text:p>
              </table:table-cell>
              <table:table-cell office:value-type="float" office:value="24788.3">
                <text:p>24788.3</text:p>
              </table:table-cell>
              <table:table-cell office:value-type="float" office:value="24685">
                <text:p>24685</text:p>
              </table:table-cell>
              <table:table-cell office:value-type="float" office:value="24537.7">
                <text:p>24537.7</text:p>
              </table:table-cell>
              <table:table-cell office:value-type="float" office:value="24338">
                <text:p>24338</text:p>
              </table:table-cell>
              <table:table-cell office:value-type="float" office:value="24258">
                <text:p>24258</text:p>
              </table:table-cell>
              <table:table-cell office:value-type="float" office:value="24115.3">
                <text:p>24115.3</text:p>
              </table:table-cell>
              <table:table-cell office:value-type="float" office:value="24019.7">
                <text:p>24019.7</text:p>
              </table:table-cell>
              <table:table-cell office:value-type="float" office:value="23760.2">
                <text:p>23760.2</text:p>
              </table:table-cell>
              <table:table-cell office:value-type="float" office:value="23560.1">
                <text:p>23560.1</text:p>
              </table:table-cell>
              <table:table-cell office:value-type="float" office:value="23393.7">
                <text:p>23393.7</text:p>
              </table:table-cell>
              <table:table-cell office:value-type="float" office:value="23310.5">
                <text:p>23310.5</text:p>
              </table:table-cell>
              <table:table-cell office:value-type="float" office:value="23077.8">
                <text:p>23077.8</text:p>
              </table:table-cell>
              <table:table-cell office:value-type="float" office:value="22958.7">
                <text:p>22958.7</text:p>
              </table:table-cell>
              <table:table-cell office:value-type="float" office:value="22959">
                <text:p>22959</text:p>
              </table:table-cell>
              <table:table-cell office:value-type="float" office:value="22864.6">
                <text:p>22864.6</text:p>
              </table:table-cell>
              <table:table-cell office:value-type="float" office:value="22653.1">
                <text:p>22653.1</text:p>
              </table:table-cell>
              <table:table-cell office:value-type="float" office:value="22346.2">
                <text:p>22346.2</text:p>
              </table:table-cell>
              <table:table-cell office:value-type="float" office:value="22190.3">
                <text:p>22190.3</text:p>
              </table:table-cell>
              <table:table-cell office:value-type="float" office:value="22043.6">
                <text:p>22043.6</text:p>
              </table:table-cell>
              <table:table-cell office:value-type="float" office:value="21937.4">
                <text:p>21937.4</text:p>
              </table:table-cell>
              <table:table-cell office:value-type="float" office:value="21888.4">
                <text:p>21888.4</text:p>
              </table:table-cell>
              <table:table-cell office:value-type="float" office:value="21818.5">
                <text:p>21818.5</text:p>
              </table:table-cell>
              <table:table-cell office:value-type="float" office:value="21748.8">
                <text:p>21748.8</text:p>
              </table:table-cell>
              <table:table-cell office:value-type="float" office:value="21647.2">
                <text:p>21647.2</text:p>
              </table:table-cell>
              <table:table-cell office:value-type="float" office:value="21578.2">
                <text:p>21578.2</text:p>
              </table:table-cell>
              <table:table-cell office:value-type="float" office:value="21450.9">
                <text:p>21450.9</text:p>
              </table:table-cell>
              <table:table-cell office:value-type="float" office:value="21279.2">
                <text:p>21279.2</text:p>
              </table:table-cell>
              <table:table-cell office:value-type="float" office:value="21012.4">
                <text:p>21012.4</text:p>
              </table:table-cell>
              <table:table-cell office:value-type="float" office:value="20923.8">
                <text:p>20923.8</text:p>
              </table:table-cell>
              <table:table-cell office:value-type="float" office:value="20873.1">
                <text:p>20873.1</text:p>
              </table:table-cell>
              <table:table-cell office:value-type="float" office:value="20781.4">
                <text:p>20781.4</text:p>
              </table:table-cell>
              <table:table-cell office:value-type="float" office:value="20669.9">
                <text:p>20669.9</text:p>
              </table:table-cell>
              <table:table-cell office:value-type="float" office:value="20453.9">
                <text:p>20453.9</text:p>
              </table:table-cell>
              <table:table-cell office:value-type="float" office:value="20140.4">
                <text:p>20140.4</text:p>
              </table:table-cell>
              <table:table-cell office:value-type="float" office:value="19958">
                <text:p>19958</text:p>
              </table:table-cell>
              <table:table-cell office:value-type="float" office:value="19911">
                <text:p>19911</text:p>
              </table:table-cell>
              <table:table-cell office:value-type="float" office:value="19785.7">
                <text:p>19785.7</text:p>
              </table:table-cell>
              <table:table-cell office:value-type="float" office:value="19780.2">
                <text:p>19780.2</text:p>
              </table:table-cell>
              <table:table-cell office:value-type="float" office:value="19735.9">
                <text:p>19735.9</text:p>
              </table:table-cell>
              <table:table-cell office:value-type="float" office:value="19559.1">
                <text:p>19559.1</text:p>
              </table:table-cell>
              <table:table-cell office:value-type="float" office:value="19364.4">
                <text:p>19364.4</text:p>
              </table:table-cell>
              <table:table-cell office:value-type="float" office:value="19238.3">
                <text:p>19238.3</text:p>
              </table:table-cell>
              <table:table-cell office:value-type="float" office:value="19041.8">
                <text:p>19041.8</text:p>
              </table:table-cell>
              <table:table-cell office:value-type="float" office:value="18907.4">
                <text:p>18907.4</text:p>
              </table:table-cell>
              <table:table-cell office:value-type="float" office:value="18821.7">
                <text:p>18821.7</text:p>
              </table:table-cell>
              <table:table-cell office:value-type="float" office:value="18784.4">
                <text:p>18784.4</text:p>
              </table:table-cell>
              <table:table-cell office:value-type="float" office:value="18693.7">
                <text:p>18693.7</text:p>
              </table:table-cell>
              <table:table-cell office:value-type="float" office:value="18558.4">
                <text:p>18558.4</text:p>
              </table:table-cell>
              <table:table-cell office:value-type="float" office:value="18546.9">
                <text:p>18546.9</text:p>
              </table:table-cell>
              <table:table-cell office:value-type="float" office:value="18513.6">
                <text:p>18513.6</text:p>
              </table:table-cell>
              <table:table-cell office:value-type="float" office:value="18369.5">
                <text:p>18369.5</text:p>
              </table:table-cell>
              <table:table-cell office:value-type="float" office:value="18136.6">
                <text:p>18136.6</text:p>
              </table:table-cell>
              <table:table-cell office:value-type="float" office:value="17921.7">
                <text:p>17921.7</text:p>
              </table:table-cell>
              <table:table-cell office:value-type="float" office:value="17628.5">
                <text:p>17628.5</text:p>
              </table:table-cell>
              <table:table-cell office:value-type="float" office:value="17530.9">
                <text:p>17530.9</text:p>
              </table:table-cell>
              <table:table-cell office:value-type="float" office:value="17355.1">
                <text:p>17355.1</text:p>
              </table:table-cell>
              <table:table-cell office:value-type="float" office:value="17025.9">
                <text:p>17025.9</text:p>
              </table:table-cell>
              <table:table-cell office:value-type="float" office:value="16871.3">
                <text:p>16871.3</text:p>
              </table:table-cell>
              <table:table-cell office:value-type="float" office:value="16784.4">
                <text:p>16784.4</text:p>
              </table:table-cell>
              <table:table-cell office:value-type="float" office:value="16649.8">
                <text:p>16649.8</text:p>
              </table:table-cell>
              <table:table-cell office:value-type="float" office:value="16578.5">
                <text:p>16578.5</text:p>
              </table:table-cell>
              <table:table-cell office:value-type="float" office:value="16405.3">
                <text:p>16405.3</text:p>
              </table:table-cell>
              <table:table-cell office:value-type="float" office:value="16391.1">
                <text:p>16391.1</text:p>
              </table:table-cell>
              <table:table-cell office:value-type="float" office:value="16337.5">
                <text:p>16337.5</text:p>
              </table:table-cell>
              <table:table-cell office:value-type="float" office:value="16266.6">
                <text:p>16266.6</text:p>
              </table:table-cell>
              <table:table-cell office:value-type="float" office:value="16218.7">
                <text:p>16218.7</text:p>
              </table:table-cell>
              <table:table-cell office:value-type="float" office:value="16288.1">
                <text:p>16288.1</text:p>
              </table:table-cell>
              <table:table-cell office:value-type="float" office:value="16215.8">
                <text:p>16215.8</text:p>
              </table:table-cell>
              <table:table-cell office:value-type="float" office:value="16089.5">
                <text:p>16089.5</text:p>
              </table:table-cell>
              <table:table-cell office:value-type="float" office:value="16031.2">
                <text:p>16031.2</text:p>
              </table:table-cell>
              <table:table-cell office:value-type="float" office:value="16001.3">
                <text:p>16001.3</text:p>
              </table:table-cell>
              <table:table-cell office:value-type="float" office:value="15976">
                <text:p>15976</text:p>
              </table:table-cell>
              <table:table-cell office:value-type="float" office:value="15974.8">
                <text:p>15974.8</text:p>
              </table:table-cell>
              <table:table-cell office:value-type="float" office:value="15836.7">
                <text:p>15836.7</text:p>
              </table:table-cell>
              <table:table-cell office:value-type="float" office:value="15768.5">
                <text:p>15768.5</text:p>
              </table:table-cell>
              <table:table-cell office:value-type="float" office:value="15710">
                <text:p>15710</text:p>
              </table:table-cell>
              <table:table-cell office:value-type="float" office:value="15642.7">
                <text:p>15642.7</text:p>
              </table:table-cell>
              <table:table-cell office:value-type="float" office:value="15665.9">
                <text:p>15665.9</text:p>
              </table:table-cell>
              <table:table-cell office:value-type="float" office:value="15494.2">
                <text:p>15494.2</text:p>
              </table:table-cell>
              <table:table-cell office:value-type="float" office:value="15237.7">
                <text:p>15237.7</text:p>
              </table:table-cell>
              <table:table-cell office:value-type="float" office:value="15165.6">
                <text:p>15165.6</text:p>
              </table:table-cell>
              <table:table-cell office:value-type="float" office:value="15015.9">
                <text:p>15015.9</text:p>
              </table:table-cell>
              <table:table-cell office:value-type="float" office:value="14889.6">
                <text:p>14889.6</text:p>
              </table:table-cell>
              <table:table-cell office:value-type="float" office:value="14885.9">
                <text:p>14885.9</text:p>
              </table:table-cell>
              <table:table-cell office:value-type="float" office:value="14828.1">
                <text:p>14828.1</text:p>
              </table:table-cell>
              <table:table-cell office:value-type="float" office:value="14685.8">
                <text:p>14685.8</text:p>
              </table:table-cell>
              <table:table-cell office:value-type="float" office:value="14416.2">
                <text:p>14416.2</text:p>
              </table:table-cell>
              <table:table-cell office:value-type="float" office:value="14147.5">
                <text:p>14147.5</text:p>
              </table:table-cell>
              <table:table-cell office:value-type="float" office:value="14072.4">
                <text:p>14072.4</text:p>
              </table:table-cell>
              <table:table-cell office:value-type="float" office:value="14021.6">
                <text:p>14021.6</text:p>
              </table:table-cell>
              <table:table-cell office:value-type="float" office:value="13971.7">
                <text:p>13971.7</text:p>
              </table:table-cell>
              <table:table-cell office:value-type="float" office:value="13977.5">
                <text:p>13977.5</text:p>
              </table:table-cell>
              <table:table-cell office:value-type="float" office:value="13830.7">
                <text:p>13830.7</text:p>
              </table:table-cell>
              <table:table-cell office:value-type="float" office:value="13635.2">
                <text:p>13635.2</text:p>
              </table:table-cell>
              <table:table-cell office:value-type="float" office:value="13659">
                <text:p>13659</text:p>
              </table:table-cell>
              <table:table-cell office:value-type="float" office:value="13605.4">
                <text:p>13605.4</text:p>
              </table:table-cell>
              <table:table-cell office:value-type="float" office:value="13476.3">
                <text:p>13476.3</text:p>
              </table:table-cell>
              <table:table-cell office:value-type="float" office:value="13289.7">
                <text:p>13289.7</text:p>
              </table:table-cell>
              <table:table-cell office:value-type="float" office:value="13221.8">
                <text:p>13221.8</text:p>
              </table:table-cell>
              <table:table-cell office:value-type="float" office:value="13274.3">
                <text:p>13274.3</text:p>
              </table:table-cell>
              <table:table-cell office:value-type="float" office:value="13194.8">
                <text:p>13194.8</text:p>
              </table:table-cell>
              <table:table-cell office:value-type="float" office:value="13103">
                <text:p>13103</text:p>
              </table:table-cell>
              <table:table-cell office:value-type="float" office:value="13010.6">
                <text:p>13010.6</text:p>
              </table:table-cell>
              <table:table-cell office:value-type="float" office:value="12921.3">
                <text:p>12921.3</text:p>
              </table:table-cell>
              <table:table-cell office:value-type="float" office:value="12828.6">
                <text:p>12828.6</text:p>
              </table:table-cell>
              <table:table-cell office:value-type="float" office:value="12856.1">
                <text:p>12856.1</text:p>
              </table:table-cell>
              <table:table-cell office:value-type="float" office:value="12817.4">
                <text:p>12817.4</text:p>
              </table:table-cell>
              <table:table-cell office:value-type="float" office:value="12782.1">
                <text:p>12782.1</text:p>
              </table:table-cell>
              <table:table-cell office:value-type="float" office:value="12655.3">
                <text:p>12655.3</text:p>
              </table:table-cell>
              <table:table-cell office:value-type="float" office:value="12518.4">
                <text:p>12518.4</text:p>
              </table:table-cell>
              <table:table-cell office:value-type="float" office:value="12467.5">
                <text:p>12467.5</text:p>
              </table:table-cell>
              <table:table-cell office:value-type="float" office:value="12445.9">
                <text:p>12445.9</text:p>
              </table:table-cell>
              <table:table-cell office:value-type="float" office:value="12401.8">
                <text:p>12401.8</text:p>
              </table:table-cell>
              <table:table-cell office:value-type="float" office:value="12407.5">
                <text:p>12407.5</text:p>
              </table:table-cell>
              <table:table-cell office:value-type="float" office:value="12441.7">
                <text:p>12441.7</text:p>
              </table:table-cell>
              <table:table-cell office:value-type="float" office:value="12354">
                <text:p>12354</text:p>
              </table:table-cell>
              <table:table-cell office:value-type="float" office:value="12382.9">
                <text:p>12382.9</text:p>
              </table:table-cell>
              <table:table-cell office:value-type="float" office:value="12369.4">
                <text:p>12369.4</text:p>
              </table:table-cell>
              <table:table-cell office:value-type="float" office:value="12347.4">
                <text:p>12347.4</text:p>
              </table:table-cell>
              <table:table-cell office:value-type="float" office:value="12307.3">
                <text:p>12307.3</text:p>
              </table:table-cell>
              <table:table-cell office:value-type="float" office:value="12220.4">
                <text:p>12220.4</text:p>
              </table:table-cell>
              <table:table-cell office:value-type="float" office:value="12074.8">
                <text:p>12074.8</text:p>
              </table:table-cell>
              <table:table-cell office:value-type="float" office:value="11876.7">
                <text:p>11876.7</text:p>
              </table:table-cell>
              <table:table-cell office:value-type="float" office:value="11870.3">
                <text:p>11870.3</text:p>
              </table:table-cell>
              <table:table-cell office:value-type="float" office:value="11858.5">
                <text:p>11858.5</text:p>
              </table:table-cell>
              <table:table-cell office:value-type="float" office:value="11845.6">
                <text:p>11845.6</text:p>
              </table:table-cell>
              <table:table-cell office:value-type="float" office:value="11830.5">
                <text:p>11830.5</text:p>
              </table:table-cell>
              <table:table-cell office:value-type="float" office:value="11816.1">
                <text:p>11816.1</text:p>
              </table:table-cell>
              <table:table-cell office:value-type="float" office:value="11824.1">
                <text:p>11824.1</text:p>
              </table:table-cell>
              <table:table-cell office:value-type="float" office:value="11835.1">
                <text:p>11835.1</text:p>
              </table:table-cell>
              <table:table-cell office:value-type="float" office:value="11899.1">
                <text:p>11899.1</text:p>
              </table:table-cell>
              <table:table-cell office:value-type="float" office:value="11855.7">
                <text:p>11855.7</text:p>
              </table:table-cell>
              <table:table-cell office:value-type="float" office:value="11843.8">
                <text:p>11843.8</text:p>
              </table:table-cell>
              <table:table-cell office:value-type="float" office:value="11820">
                <text:p>11820</text:p>
              </table:table-cell>
              <table:table-cell office:value-type="float" office:value="11820.8">
                <text:p>11820.8</text:p>
              </table:table-cell>
              <table:table-cell office:value-type="float" office:value="11807.2">
                <text:p>11807.2</text:p>
              </table:table-cell>
              <table:table-cell office:value-type="float" office:value="11741.9">
                <text:p>11741.9</text:p>
              </table:table-cell>
              <table:table-cell office:value-type="float" office:value="11713.5">
                <text:p>11713.5</text:p>
              </table:table-cell>
              <table:table-cell office:value-type="float" office:value="11641">
                <text:p>11641</text:p>
              </table:table-cell>
              <table:table-cell office:value-type="float" office:value="11564.1">
                <text:p>11564.1</text:p>
              </table:table-cell>
              <table:table-cell office:value-type="float" office:value="11560.6">
                <text:p>11560.6</text:p>
              </table:table-cell>
              <table:table-cell office:value-type="float" office:value="11517.4">
                <text:p>11517.4</text:p>
              </table:table-cell>
              <table:table-cell office:value-type="float" office:value="11540.4">
                <text:p>11540.4</text:p>
              </table:table-cell>
              <table:table-cell office:value-type="float" office:value="11517.9">
                <text:p>11517.9</text:p>
              </table:table-cell>
              <table:table-cell office:value-type="float" office:value="11407">
                <text:p>11407</text:p>
              </table:table-cell>
              <table:table-cell office:value-type="float" office:value="11385.1">
                <text:p>11385.1</text:p>
              </table:table-cell>
              <table:table-cell office:value-type="float" office:value="11399.2">
                <text:p>11399.2</text:p>
              </table:table-cell>
              <table:table-cell office:value-type="float" office:value="11369.2">
                <text:p>11369.2</text:p>
              </table:table-cell>
              <table:table-cell office:value-type="float" office:value="11329.5">
                <text:p>11329.5</text:p>
              </table:table-cell>
              <table:table-cell office:value-type="float" office:value="11230.8">
                <text:p>11230.8</text:p>
              </table:table-cell>
              <table:table-cell office:value-type="float" office:value="11283.8">
                <text:p>11283.8</text:p>
              </table:table-cell>
              <table:table-cell office:value-type="float" office:value="11175.8">
                <text:p>11175.8</text:p>
              </table:table-cell>
              <table:table-cell office:value-type="float" office:value="11160.4">
                <text:p>11160.4</text:p>
              </table:table-cell>
              <table:table-cell office:value-type="float" office:value="11110.8">
                <text:p>11110.8</text:p>
              </table:table-cell>
              <table:table-cell office:value-type="float" office:value="11138.9">
                <text:p>11138.9</text:p>
              </table:table-cell>
              <table:table-cell office:value-type="float" office:value="11123">
                <text:p>11123</text:p>
              </table:table-cell>
              <table:table-cell office:value-type="float" office:value="11183.1">
                <text:p>11183.1</text:p>
              </table:table-cell>
              <table:table-cell office:value-type="float" office:value="11125.4">
                <text:p>11125.4</text:p>
              </table:table-cell>
              <table:table-cell office:value-type="float" office:value="11066.8">
                <text:p>11066.8</text:p>
              </table:table-cell>
              <table:table-cell office:value-type="float" office:value="10990.7">
                <text:p>10990.7</text:p>
              </table:table-cell>
              <table:table-cell office:value-type="float" office:value="10980.1">
                <text:p>10980.1</text:p>
              </table:table-cell>
              <table:table-cell office:value-type="float" office:value="10955.6">
                <text:p>10955.6</text:p>
              </table:table-cell>
              <table:table-cell office:value-type="float" office:value="10996.5">
                <text:p>10996.5</text:p>
              </table:table-cell>
              <table:table-cell office:value-type="float" office:value="10990">
                <text:p>10990</text:p>
              </table:table-cell>
              <table:table-cell office:value-type="float" office:value="10959.6">
                <text:p>10959.6</text:p>
              </table:table-cell>
              <table:table-cell office:value-type="float" office:value="10880.3">
                <text:p>10880.3</text:p>
              </table:table-cell>
              <table:table-cell office:value-type="float" office:value="10813.9">
                <text:p>10813.9</text:p>
              </table:table-cell>
              <table:table-cell office:value-type="float" office:value="10762">
                <text:p>10762</text:p>
              </table:table-cell>
              <table:table-cell office:value-type="float" office:value="10736.1">
                <text:p>10736.1</text:p>
              </table:table-cell>
              <table:table-cell office:value-type="float" office:value="10809.6">
                <text:p>10809.6</text:p>
              </table:table-cell>
              <table:table-cell office:value-type="float" office:value="10646.5">
                <text:p>10646.5</text:p>
              </table:table-cell>
              <table:table-cell office:value-type="float" office:value="10657.4">
                <text:p>10657.4</text:p>
              </table:table-cell>
              <table:table-cell office:value-type="float" office:value="10675.5">
                <text:p>10675.5</text:p>
              </table:table-cell>
              <table:table-cell office:value-type="float" office:value="10660.8">
                <text:p>10660.8</text:p>
              </table:table-cell>
              <table:table-cell office:value-type="float" office:value="10587.3">
                <text:p>10587.3</text:p>
              </table:table-cell>
              <table:table-cell office:value-type="float" office:value="10590.8">
                <text:p>10590.8</text:p>
              </table:table-cell>
              <table:table-cell office:value-type="float" office:value="10641.2">
                <text:p>10641.2</text:p>
              </table:table-cell>
              <table:table-cell office:value-type="float" office:value="10620.9">
                <text:p>10620.9</text:p>
              </table:table-cell>
              <table:table-cell office:value-type="float" office:value="10619">
                <text:p>10619</text:p>
              </table:table-cell>
              <table:table-cell office:value-type="float" office:value="10595.4">
                <text:p>10595.4</text:p>
              </table:table-cell>
              <table:table-cell office:value-type="float" office:value="10665">
                <text:p>10665</text:p>
              </table:table-cell>
              <table:table-cell office:value-type="float" office:value="10601.2">
                <text:p>10601.2</text:p>
              </table:table-cell>
              <table:table-cell office:value-type="float" office:value="10492.7">
                <text:p>10492.7</text:p>
              </table:table-cell>
              <table:table-cell office:value-type="float" office:value="10448.4">
                <text:p>10448.4</text:p>
              </table:table-cell>
              <table:table-cell office:value-type="float" office:value="10318">
                <text:p>10318</text:p>
              </table:table-cell>
              <table:table-cell office:value-type="float" office:value="10252.9">
                <text:p>10252.9</text:p>
              </table:table-cell>
              <table:table-cell office:value-type="float" office:value="10244">
                <text:p>10244</text:p>
              </table:table-cell>
              <table:table-cell office:value-type="float" office:value="10238.5">
                <text:p>10238.5</text:p>
              </table:table-cell>
              <table:table-cell office:value-type="float" office:value="10237.8">
                <text:p>10237.8</text:p>
              </table:table-cell>
              <table:table-cell office:value-type="float" office:value="10252.9">
                <text:p>10252.9</text:p>
              </table:table-cell>
              <table:table-cell office:value-type="float" office:value="10292.5">
                <text:p>10292.5</text:p>
              </table:table-cell>
              <table:table-cell office:value-type="float" office:value="10228.6">
                <text:p>10228.6</text:p>
              </table:table-cell>
              <table:table-cell office:value-type="float" office:value="10257.1">
                <text:p>10257.1</text:p>
              </table:table-cell>
              <table:table-cell office:value-type="float" office:value="10215.8">
                <text:p>10215.8</text:p>
              </table:table-cell>
              <table:table-cell office:value-type="float" office:value="10245.8">
                <text:p>10245.8</text:p>
              </table:table-cell>
              <table:table-cell office:value-type="float" office:value="10229.4">
                <text:p>10229.4</text:p>
              </table:table-cell>
              <table:table-cell office:value-type="float" office:value="10272">
                <text:p>10272</text:p>
              </table:table-cell>
              <table:table-cell office:value-type="float" office:value="10246.2">
                <text:p>10246.2</text:p>
              </table:table-cell>
              <table:table-cell office:value-type="float" office:value="10212.1">
                <text:p>10212.1</text:p>
              </table:table-cell>
              <table:table-cell office:value-type="float" office:value="10240.6">
                <text:p>10240.6</text:p>
              </table:table-cell>
              <table:table-cell office:value-type="float" office:value="10271.4">
                <text:p>10271.4</text:p>
              </table:table-cell>
              <table:table-cell office:value-type="float" office:value="10226.5">
                <text:p>10226.5</text:p>
              </table:table-cell>
              <table:table-cell office:value-type="float" office:value="10266.4">
                <text:p>10266.4</text:p>
              </table:table-cell>
              <table:table-cell office:value-type="float" office:value="10281">
                <text:p>10281</text:p>
              </table:table-cell>
              <table:table-cell office:value-type="float" office:value="10249.5">
                <text:p>10249.5</text:p>
              </table:table-cell>
            </table:table-row>
            <table:table-row>
              <table:table-cell office:value-type="string">
                <text:p>Run: 2</text:p>
                <draw:g>
                  <svg:desc>Sheet1.G6:Sheet1.G6</svg:desc>
                </draw:g>
              </table:table-cell>
              <table:table-cell office:value-type="float" office:value="29319.2">
                <text:p>29319.2</text:p>
                <draw:g>
                  <svg:desc>Sheet1.A8:Sheet1.KB8</svg:desc>
                </draw:g>
              </table:table-cell>
              <table:table-cell office:value-type="float" office:value="27502.3">
                <text:p>27502.3</text:p>
              </table:table-cell>
              <table:table-cell office:value-type="float" office:value="26204.2">
                <text:p>26204.2</text:p>
              </table:table-cell>
              <table:table-cell office:value-type="float" office:value="25051.6">
                <text:p>25051.6</text:p>
              </table:table-cell>
              <table:table-cell office:value-type="float" office:value="24470.3">
                <text:p>24470.3</text:p>
              </table:table-cell>
              <table:table-cell office:value-type="float" office:value="24411">
                <text:p>24411</text:p>
              </table:table-cell>
              <table:table-cell office:value-type="float" office:value="24187.2">
                <text:p>24187.2</text:p>
              </table:table-cell>
              <table:table-cell office:value-type="float" office:value="23772.2">
                <text:p>23772.2</text:p>
              </table:table-cell>
              <table:table-cell office:value-type="float" office:value="23487.8">
                <text:p>23487.8</text:p>
              </table:table-cell>
              <table:table-cell office:value-type="float" office:value="23250.7">
                <text:p>23250.7</text:p>
              </table:table-cell>
              <table:table-cell office:value-type="float" office:value="23146.6">
                <text:p>23146.6</text:p>
              </table:table-cell>
              <table:table-cell office:value-type="float" office:value="23058.8">
                <text:p>23058.8</text:p>
              </table:table-cell>
              <table:table-cell office:value-type="float" office:value="22945.2">
                <text:p>22945.2</text:p>
              </table:table-cell>
              <table:table-cell office:value-type="float" office:value="22949.2">
                <text:p>22949.2</text:p>
              </table:table-cell>
              <table:table-cell office:value-type="float" office:value="22862.2">
                <text:p>22862.2</text:p>
              </table:table-cell>
              <table:table-cell office:value-type="float" office:value="22511.8">
                <text:p>22511.8</text:p>
              </table:table-cell>
              <table:table-cell office:value-type="float" office:value="22218.3">
                <text:p>22218.3</text:p>
              </table:table-cell>
              <table:table-cell office:value-type="float" office:value="22115.3">
                <text:p>22115.3</text:p>
              </table:table-cell>
              <table:table-cell office:value-type="float" office:value="22002.2">
                <text:p>22002.2</text:p>
              </table:table-cell>
              <table:table-cell office:value-type="float" office:value="21926.7">
                <text:p>21926.7</text:p>
              </table:table-cell>
              <table:table-cell office:value-type="float" office:value="21760.6">
                <text:p>21760.6</text:p>
              </table:table-cell>
              <table:table-cell office:value-type="float" office:value="21598.3">
                <text:p>21598.3</text:p>
              </table:table-cell>
              <table:table-cell office:value-type="float" office:value="21459">
                <text:p>21459</text:p>
              </table:table-cell>
              <table:table-cell office:value-type="float" office:value="21336.6">
                <text:p>21336.6</text:p>
              </table:table-cell>
              <table:table-cell office:value-type="float" office:value="21126.3">
                <text:p>21126.3</text:p>
              </table:table-cell>
              <table:table-cell office:value-type="float" office:value="21031">
                <text:p>21031</text:p>
              </table:table-cell>
              <table:table-cell office:value-type="float" office:value="20875.5">
                <text:p>20875.5</text:p>
              </table:table-cell>
              <table:table-cell office:value-type="float" office:value="20836.3">
                <text:p>20836.3</text:p>
              </table:table-cell>
              <table:table-cell office:value-type="float" office:value="20795.6">
                <text:p>20795.6</text:p>
              </table:table-cell>
              <table:table-cell office:value-type="float" office:value="20624.1">
                <text:p>20624.1</text:p>
              </table:table-cell>
              <table:table-cell office:value-type="float" office:value="20368.5">
                <text:p>20368.5</text:p>
              </table:table-cell>
              <table:table-cell office:value-type="float" office:value="20233.9">
                <text:p>20233.9</text:p>
              </table:table-cell>
              <table:table-cell office:value-type="float" office:value="20232.5">
                <text:p>20232.5</text:p>
              </table:table-cell>
              <table:table-cell office:value-type="float" office:value="20138.1">
                <text:p>20138.1</text:p>
              </table:table-cell>
              <table:table-cell office:value-type="float" office:value="20004.9">
                <text:p>20004.9</text:p>
              </table:table-cell>
              <table:table-cell office:value-type="float" office:value="19840.2">
                <text:p>19840.2</text:p>
              </table:table-cell>
              <table:table-cell office:value-type="float" office:value="19561.7">
                <text:p>19561.7</text:p>
              </table:table-cell>
              <table:table-cell office:value-type="float" office:value="19514.3">
                <text:p>19514.3</text:p>
              </table:table-cell>
              <table:table-cell office:value-type="float" office:value="19478.8">
                <text:p>19478.8</text:p>
              </table:table-cell>
              <table:table-cell office:value-type="float" office:value="19413.7">
                <text:p>19413.7</text:p>
              </table:table-cell>
              <table:table-cell office:value-type="float" office:value="19291.9">
                <text:p>19291.9</text:p>
              </table:table-cell>
              <table:table-cell office:value-type="float" office:value="19242">
                <text:p>19242</text:p>
              </table:table-cell>
              <table:table-cell office:value-type="float" office:value="19250.6">
                <text:p>19250.6</text:p>
              </table:table-cell>
              <table:table-cell office:value-type="float" office:value="19179.2">
                <text:p>19179.2</text:p>
              </table:table-cell>
              <table:table-cell office:value-type="float" office:value="19165.9">
                <text:p>19165.9</text:p>
              </table:table-cell>
              <table:table-cell office:value-type="float" office:value="19032.1">
                <text:p>19032.1</text:p>
              </table:table-cell>
              <table:table-cell office:value-type="float" office:value="18915.2">
                <text:p>18915.2</text:p>
              </table:table-cell>
              <table:table-cell office:value-type="float" office:value="18853">
                <text:p>18853</text:p>
              </table:table-cell>
              <table:table-cell office:value-type="float" office:value="18649.7">
                <text:p>18649.7</text:p>
              </table:table-cell>
              <table:table-cell office:value-type="float" office:value="18503.7">
                <text:p>18503.7</text:p>
              </table:table-cell>
              <table:table-cell office:value-type="float" office:value="18388.4">
                <text:p>18388.4</text:p>
              </table:table-cell>
              <table:table-cell office:value-type="float" office:value="18172.7">
                <text:p>18172.7</text:p>
              </table:table-cell>
              <table:table-cell office:value-type="float" office:value="18136">
                <text:p>18136</text:p>
              </table:table-cell>
              <table:table-cell office:value-type="float" office:value="18071">
                <text:p>18071</text:p>
              </table:table-cell>
              <table:table-cell office:value-type="float" office:value="18000.2">
                <text:p>18000.2</text:p>
              </table:table-cell>
              <table:table-cell office:value-type="float" office:value="17943.6">
                <text:p>17943.6</text:p>
              </table:table-cell>
              <table:table-cell office:value-type="float" office:value="17895">
                <text:p>17895</text:p>
              </table:table-cell>
              <table:table-cell office:value-type="float" office:value="17769.6">
                <text:p>17769.6</text:p>
              </table:table-cell>
              <table:table-cell office:value-type="float" office:value="17702.6">
                <text:p>17702.6</text:p>
              </table:table-cell>
              <table:table-cell office:value-type="float" office:value="17559.9">
                <text:p>17559.9</text:p>
              </table:table-cell>
              <table:table-cell office:value-type="float" office:value="17423">
                <text:p>17423</text:p>
              </table:table-cell>
              <table:table-cell office:value-type="float" office:value="17257.8">
                <text:p>17257.8</text:p>
              </table:table-cell>
              <table:table-cell office:value-type="float" office:value="17103.4">
                <text:p>17103.4</text:p>
              </table:table-cell>
              <table:table-cell office:value-type="float" office:value="17015.6">
                <text:p>17015.6</text:p>
              </table:table-cell>
              <table:table-cell office:value-type="float" office:value="17005.3">
                <text:p>17005.3</text:p>
              </table:table-cell>
              <table:table-cell office:value-type="float" office:value="16918.9">
                <text:p>16918.9</text:p>
              </table:table-cell>
              <table:table-cell office:value-type="float" office:value="16817.9">
                <text:p>16817.9</text:p>
              </table:table-cell>
              <table:table-cell office:value-type="float" office:value="16642.3">
                <text:p>16642.3</text:p>
              </table:table-cell>
              <table:table-cell office:value-type="float" office:value="16544.8">
                <text:p>16544.8</text:p>
              </table:table-cell>
              <table:table-cell office:value-type="float" office:value="16542.4">
                <text:p>16542.4</text:p>
              </table:table-cell>
              <table:table-cell office:value-type="float" office:value="16511">
                <text:p>16511</text:p>
              </table:table-cell>
              <table:table-cell office:value-type="float" office:value="16549.5">
                <text:p>16549.5</text:p>
              </table:table-cell>
              <table:table-cell office:value-type="float" office:value="16506.2">
                <text:p>16506.2</text:p>
              </table:table-cell>
              <table:table-cell office:value-type="float" office:value="16479.8">
                <text:p>16479.8</text:p>
              </table:table-cell>
              <table:table-cell office:value-type="float" office:value="16508">
                <text:p>16508</text:p>
              </table:table-cell>
              <table:table-cell office:value-type="float" office:value="16477.3">
                <text:p>16477.3</text:p>
              </table:table-cell>
              <table:table-cell office:value-type="float" office:value="16502.2">
                <text:p>16502.2</text:p>
              </table:table-cell>
              <table:table-cell office:value-type="float" office:value="16506.8">
                <text:p>16506.8</text:p>
              </table:table-cell>
              <table:table-cell office:value-type="float" office:value="16433.6">
                <text:p>16433.6</text:p>
              </table:table-cell>
              <table:table-cell office:value-type="float" office:value="16313">
                <text:p>16313</text:p>
              </table:table-cell>
              <table:table-cell office:value-type="float" office:value="16072.5">
                <text:p>16072.5</text:p>
              </table:table-cell>
              <table:table-cell office:value-type="float" office:value="16048.5">
                <text:p>16048.5</text:p>
              </table:table-cell>
              <table:table-cell office:value-type="float" office:value="16035.5">
                <text:p>16035.5</text:p>
              </table:table-cell>
              <table:table-cell office:value-type="float" office:value="16005">
                <text:p>16005</text:p>
              </table:table-cell>
              <table:table-cell office:value-type="float" office:value="15764.9">
                <text:p>15764.9</text:p>
              </table:table-cell>
              <table:table-cell office:value-type="float" office:value="15286.4">
                <text:p>15286.4</text:p>
              </table:table-cell>
              <table:table-cell office:value-type="float" office:value="15080.7">
                <text:p>15080.7</text:p>
              </table:table-cell>
              <table:table-cell office:value-type="float" office:value="15090.5">
                <text:p>15090.5</text:p>
              </table:table-cell>
              <table:table-cell office:value-type="float" office:value="15046.4">
                <text:p>15046.4</text:p>
              </table:table-cell>
              <table:table-cell office:value-type="float" office:value="14868.7">
                <text:p>14868.7</text:p>
              </table:table-cell>
              <table:table-cell office:value-type="float" office:value="14526.2">
                <text:p>14526.2</text:p>
              </table:table-cell>
              <table:table-cell office:value-type="float" office:value="14512.1">
                <text:p>14512.1</text:p>
              </table:table-cell>
              <table:table-cell office:value-type="float" office:value="14451">
                <text:p>14451</text:p>
              </table:table-cell>
              <table:table-cell office:value-type="float" office:value="14439.2">
                <text:p>14439.2</text:p>
              </table:table-cell>
              <table:table-cell office:value-type="float" office:value="14434.4">
                <text:p>14434.4</text:p>
              </table:table-cell>
              <table:table-cell office:value-type="float" office:value="14429.6">
                <text:p>14429.6</text:p>
              </table:table-cell>
              <table:table-cell office:value-type="float" office:value="14330.8">
                <text:p>14330.8</text:p>
              </table:table-cell>
              <table:table-cell office:value-type="float" office:value="14197.4">
                <text:p>14197.4</text:p>
              </table:table-cell>
              <table:table-cell office:value-type="float" office:value="14211.5">
                <text:p>14211.5</text:p>
              </table:table-cell>
              <table:table-cell office:value-type="float" office:value="14194">
                <text:p>14194</text:p>
              </table:table-cell>
              <table:table-cell office:value-type="float" office:value="14195.6">
                <text:p>14195.6</text:p>
              </table:table-cell>
              <table:table-cell office:value-type="float" office:value="14122.2">
                <text:p>14122.2</text:p>
              </table:table-cell>
              <table:table-cell office:value-type="float" office:value="14115">
                <text:p>14115</text:p>
              </table:table-cell>
              <table:table-cell office:value-type="float" office:value="14129.5">
                <text:p>14129.5</text:p>
              </table:table-cell>
              <table:table-cell office:value-type="float" office:value="14097.9">
                <text:p>14097.9</text:p>
              </table:table-cell>
              <table:table-cell office:value-type="float" office:value="14030.5">
                <text:p>14030.5</text:p>
              </table:table-cell>
              <table:table-cell office:value-type="float" office:value="14096.2">
                <text:p>14096.2</text:p>
              </table:table-cell>
              <table:table-cell office:value-type="float" office:value="14040.3">
                <text:p>14040.3</text:p>
              </table:table-cell>
              <table:table-cell office:value-type="float" office:value="14036.6">
                <text:p>14036.6</text:p>
              </table:table-cell>
              <table:table-cell office:value-type="float" office:value="13892.8">
                <text:p>13892.8</text:p>
              </table:table-cell>
              <table:table-cell office:value-type="float" office:value="13755.8">
                <text:p>13755.8</text:p>
              </table:table-cell>
              <table:table-cell office:value-type="float" office:value="13721.1">
                <text:p>13721.1</text:p>
              </table:table-cell>
              <table:table-cell office:value-type="float" office:value="13796.6">
                <text:p>13796.6</text:p>
              </table:table-cell>
              <table:table-cell office:value-type="float" office:value="13700.3">
                <text:p>13700.3</text:p>
              </table:table-cell>
              <table:table-cell office:value-type="float" office:value="13632.2">
                <text:p>13632.2</text:p>
              </table:table-cell>
              <table:table-cell office:value-type="float" office:value="13524.3">
                <text:p>13524.3</text:p>
              </table:table-cell>
              <table:table-cell office:value-type="float" office:value="13545.9">
                <text:p>13545.9</text:p>
              </table:table-cell>
              <table:table-cell office:value-type="float" office:value="13597.3">
                <text:p>13597.3</text:p>
              </table:table-cell>
              <table:table-cell office:value-type="float" office:value="13613.4">
                <text:p>13613.4</text:p>
              </table:table-cell>
              <table:table-cell office:value-type="float" office:value="13545.6">
                <text:p>13545.6</text:p>
              </table:table-cell>
              <table:table-cell office:value-type="float" office:value="13479.5">
                <text:p>13479.5</text:p>
              </table:table-cell>
              <table:table-cell office:value-type="float" office:value="13508.4">
                <text:p>13508.4</text:p>
              </table:table-cell>
              <table:table-cell office:value-type="float" office:value="13458.4">
                <text:p>13458.4</text:p>
              </table:table-cell>
              <table:table-cell office:value-type="float" office:value="13499.9">
                <text:p>13499.9</text:p>
              </table:table-cell>
              <table:table-cell office:value-type="float" office:value="13458.8">
                <text:p>13458.8</text:p>
              </table:table-cell>
              <table:table-cell office:value-type="float" office:value="13443.9">
                <text:p>13443.9</text:p>
              </table:table-cell>
              <table:table-cell office:value-type="float" office:value="13381">
                <text:p>13381</text:p>
              </table:table-cell>
              <table:table-cell office:value-type="float" office:value="13359.3">
                <text:p>13359.3</text:p>
              </table:table-cell>
              <table:table-cell office:value-type="float" office:value="13329.9">
                <text:p>13329.9</text:p>
              </table:table-cell>
              <table:table-cell office:value-type="float" office:value="13169.2">
                <text:p>13169.2</text:p>
              </table:table-cell>
              <table:table-cell office:value-type="float" office:value="13111.2">
                <text:p>13111.2</text:p>
              </table:table-cell>
              <table:table-cell office:value-type="float" office:value="13109.5">
                <text:p>13109.5</text:p>
              </table:table-cell>
              <table:table-cell office:value-type="float" office:value="13138.4">
                <text:p>13138.4</text:p>
              </table:table-cell>
              <table:table-cell office:value-type="float" office:value="13068.3">
                <text:p>13068.3</text:p>
              </table:table-cell>
              <table:table-cell office:value-type="float" office:value="13050.3">
                <text:p>13050.3</text:p>
              </table:table-cell>
              <table:table-cell office:value-type="float" office:value="13072.4">
                <text:p>13072.4</text:p>
              </table:table-cell>
              <table:table-cell office:value-type="float" office:value="13044.2">
                <text:p>13044.2</text:p>
              </table:table-cell>
              <table:table-cell office:value-type="float" office:value="13042.9">
                <text:p>13042.9</text:p>
              </table:table-cell>
              <table:table-cell office:value-type="float" office:value="13017.9">
                <text:p>13017.9</text:p>
              </table:table-cell>
              <table:table-cell office:value-type="float" office:value="12926">
                <text:p>12926</text:p>
              </table:table-cell>
              <table:table-cell office:value-type="float" office:value="12812.9">
                <text:p>12812.9</text:p>
              </table:table-cell>
              <table:table-cell office:value-type="float" office:value="12705.2">
                <text:p>12705.2</text:p>
              </table:table-cell>
              <table:table-cell office:value-type="float" office:value="12733.2">
                <text:p>12733.2</text:p>
              </table:table-cell>
              <table:table-cell office:value-type="float" office:value="12667.7">
                <text:p>12667.7</text:p>
              </table:table-cell>
              <table:table-cell office:value-type="float" office:value="12702.6">
                <text:p>12702.6</text:p>
              </table:table-cell>
              <table:table-cell office:value-type="float" office:value="12610.6">
                <text:p>12610.6</text:p>
              </table:table-cell>
              <table:table-cell office:value-type="float" office:value="12402">
                <text:p>12402</text:p>
              </table:table-cell>
              <table:table-cell office:value-type="float" office:value="12063.4">
                <text:p>12063.4</text:p>
              </table:table-cell>
              <table:table-cell office:value-type="float" office:value="11988.3">
                <text:p>11988.3</text:p>
              </table:table-cell>
              <table:table-cell office:value-type="float" office:value="12003.3">
                <text:p>12003.3</text:p>
              </table:table-cell>
              <table:table-cell office:value-type="float" office:value="12035">
                <text:p>12035</text:p>
              </table:table-cell>
              <table:table-cell office:value-type="float" office:value="11987.8">
                <text:p>11987.8</text:p>
              </table:table-cell>
              <table:table-cell office:value-type="float" office:value="11930.8">
                <text:p>11930.8</text:p>
              </table:table-cell>
              <table:table-cell office:value-type="float" office:value="11892.2">
                <text:p>11892.2</text:p>
              </table:table-cell>
              <table:table-cell office:value-type="float" office:value="11846.2">
                <text:p>11846.2</text:p>
              </table:table-cell>
              <table:table-cell office:value-type="float" office:value="11658">
                <text:p>11658</text:p>
              </table:table-cell>
              <table:table-cell office:value-type="float" office:value="11532">
                <text:p>11532</text:p>
              </table:table-cell>
              <table:table-cell office:value-type="float" office:value="11544">
                <text:p>11544</text:p>
              </table:table-cell>
              <table:table-cell office:value-type="float" office:value="11476.2">
                <text:p>11476.2</text:p>
              </table:table-cell>
              <table:table-cell office:value-type="float" office:value="11368.2">
                <text:p>11368.2</text:p>
              </table:table-cell>
              <table:table-cell office:value-type="float" office:value="11370">
                <text:p>11370</text:p>
              </table:table-cell>
              <table:table-cell office:value-type="float" office:value="11279.4">
                <text:p>11279.4</text:p>
              </table:table-cell>
              <table:table-cell office:value-type="float" office:value="11268.6">
                <text:p>11268.6</text:p>
              </table:table-cell>
              <table:table-cell office:value-type="float" office:value="11243.3">
                <text:p>11243.3</text:p>
              </table:table-cell>
              <table:table-cell office:value-type="float" office:value="11127.5">
                <text:p>11127.5</text:p>
              </table:table-cell>
              <table:table-cell office:value-type="float" office:value="11132.5">
                <text:p>11132.5</text:p>
              </table:table-cell>
              <table:table-cell office:value-type="float" office:value="11157">
                <text:p>11157</text:p>
              </table:table-cell>
              <table:table-cell office:value-type="float" office:value="11062.8">
                <text:p>11062.8</text:p>
              </table:table-cell>
              <table:table-cell office:value-type="float" office:value="11044.7">
                <text:p>11044.7</text:p>
              </table:table-cell>
              <table:table-cell office:value-type="float" office:value="11034">
                <text:p>11034</text:p>
              </table:table-cell>
              <table:table-cell office:value-type="float" office:value="10997.5">
                <text:p>10997.5</text:p>
              </table:table-cell>
              <table:table-cell office:value-type="float" office:value="10988">
                <text:p>10988</text:p>
              </table:table-cell>
              <table:table-cell office:value-type="float" office:value="10867.3">
                <text:p>10867.3</text:p>
              </table:table-cell>
              <table:table-cell office:value-type="float" office:value="10822.3">
                <text:p>10822.3</text:p>
              </table:table-cell>
              <table:table-cell office:value-type="float" office:value="10840.5">
                <text:p>10840.5</text:p>
              </table:table-cell>
              <table:table-cell office:value-type="float" office:value="10789.3">
                <text:p>10789.3</text:p>
              </table:table-cell>
              <table:table-cell office:value-type="float" office:value="10707.5">
                <text:p>10707.5</text:p>
              </table:table-cell>
              <table:table-cell office:value-type="float" office:value="10711.7">
                <text:p>10711.7</text:p>
              </table:table-cell>
              <table:table-cell office:value-type="float" office:value="10741.3">
                <text:p>10741.3</text:p>
              </table:table-cell>
              <table:table-cell office:value-type="float" office:value="10726.9">
                <text:p>10726.9</text:p>
              </table:table-cell>
              <table:table-cell office:value-type="float" office:value="10726">
                <text:p>10726</text:p>
              </table:table-cell>
              <table:table-cell office:value-type="float" office:value="10641.7">
                <text:p>10641.7</text:p>
              </table:table-cell>
              <table:table-cell office:value-type="float" office:value="10670.1">
                <text:p>10670.1</text:p>
              </table:table-cell>
              <table:table-cell office:value-type="float" office:value="10599.1">
                <text:p>10599.1</text:p>
              </table:table-cell>
              <table:table-cell office:value-type="float" office:value="10614.2">
                <text:p>10614.2</text:p>
              </table:table-cell>
              <table:table-cell office:value-type="float" office:value="10595.9">
                <text:p>10595.9</text:p>
              </table:table-cell>
              <table:table-cell office:value-type="float" office:value="10616.3">
                <text:p>10616.3</text:p>
              </table:table-cell>
              <table:table-cell office:value-type="float" office:value="10514.6">
                <text:p>10514.6</text:p>
              </table:table-cell>
              <table:table-cell office:value-type="float" office:value="10608.8">
                <text:p>10608.8</text:p>
              </table:table-cell>
              <table:table-cell office:value-type="float" office:value="10555.4">
                <text:p>10555.4</text:p>
              </table:table-cell>
              <table:table-cell office:value-type="float" office:value="10593.6">
                <text:p>10593.6</text:p>
              </table:table-cell>
              <table:table-cell office:value-type="float" office:value="10610.3">
                <text:p>10610.3</text:p>
              </table:table-cell>
              <table:table-cell office:value-type="float" office:value="10538">
                <text:p>10538</text:p>
              </table:table-cell>
              <table:table-cell office:value-type="float" office:value="10562.8">
                <text:p>10562.8</text:p>
              </table:table-cell>
              <table:table-cell office:value-type="float" office:value="10642.9">
                <text:p>10642.9</text:p>
              </table:table-cell>
              <table:table-cell office:value-type="float" office:value="10533.4">
                <text:p>10533.4</text:p>
              </table:table-cell>
              <table:table-cell office:value-type="float" office:value="10530">
                <text:p>10530</text:p>
              </table:table-cell>
              <table:table-cell office:value-type="float" office:value="10531.9">
                <text:p>10531.9</text:p>
              </table:table-cell>
              <table:table-cell office:value-type="float" office:value="10578.4">
                <text:p>10578.4</text:p>
              </table:table-cell>
              <table:table-cell office:value-type="float" office:value="10540.2">
                <text:p>10540.2</text:p>
              </table:table-cell>
              <table:table-cell office:value-type="float" office:value="10519.8">
                <text:p>10519.8</text:p>
              </table:table-cell>
              <table:table-cell office:value-type="float" office:value="10514.6">
                <text:p>10514.6</text:p>
              </table:table-cell>
              <table:table-cell office:value-type="float" office:value="10432.3">
                <text:p>10432.3</text:p>
              </table:table-cell>
              <table:table-cell office:value-type="float" office:value="10525.1">
                <text:p>10525.1</text:p>
              </table:table-cell>
              <table:table-cell office:value-type="float" office:value="10374.3">
                <text:p>10374.3</text:p>
              </table:table-cell>
              <table:table-cell office:value-type="float" office:value="10348.2">
                <text:p>10348.2</text:p>
              </table:table-cell>
              <table:table-cell office:value-type="float" office:value="10334.9">
                <text:p>10334.9</text:p>
              </table:table-cell>
              <table:table-cell office:value-type="float" office:value="10334.9">
                <text:p>10334.9</text:p>
              </table:table-cell>
              <table:table-cell office:value-type="float" office:value="10302.6">
                <text:p>10302.6</text:p>
              </table:table-cell>
              <table:table-cell office:value-type="float" office:value="10280.7">
                <text:p>10280.7</text:p>
              </table:table-cell>
              <table:table-cell office:value-type="float" office:value="10284.9">
                <text:p>10284.9</text:p>
              </table:table-cell>
              <table:table-cell office:value-type="float" office:value="10242">
                <text:p>10242</text:p>
              </table:table-cell>
              <table:table-cell office:value-type="float" office:value="10298.3">
                <text:p>10298.3</text:p>
              </table:table-cell>
              <table:table-cell office:value-type="float" office:value="10349.5">
                <text:p>10349.5</text:p>
              </table:table-cell>
              <table:table-cell office:value-type="float" office:value="10254.6">
                <text:p>10254.6</text:p>
              </table:table-cell>
              <table:table-cell office:value-type="float" office:value="10284.1">
                <text:p>10284.1</text:p>
              </table:table-cell>
              <table:table-cell office:value-type="float" office:value="10217.2">
                <text:p>10217.2</text:p>
              </table:table-cell>
              <table:table-cell office:value-type="float" office:value="10234.8">
                <text:p>10234.8</text:p>
              </table:table-cell>
              <table:table-cell office:value-type="float" office:value="10175.3">
                <text:p>10175.3</text:p>
              </table:table-cell>
              <table:table-cell office:value-type="float" office:value="10176.7">
                <text:p>10176.7</text:p>
              </table:table-cell>
              <table:table-cell office:value-type="float" office:value="10206.8">
                <text:p>10206.8</text:p>
              </table:table-cell>
              <table:table-cell office:value-type="float" office:value="10144.1">
                <text:p>10144.1</text:p>
              </table:table-cell>
              <table:table-cell office:value-type="float" office:value="10161.4">
                <text:p>10161.4</text:p>
              </table:table-cell>
              <table:table-cell office:value-type="float" office:value="10202.4">
                <text:p>10202.4</text:p>
              </table:table-cell>
              <table:table-cell office:value-type="float" office:value="10180">
                <text:p>10180</text:p>
              </table:table-cell>
              <table:table-cell office:value-type="float" office:value="10179.4">
                <text:p>10179.4</text:p>
              </table:table-cell>
              <table:table-cell office:value-type="float" office:value="10147.1">
                <text:p>10147.1</text:p>
              </table:table-cell>
              <table:table-cell office:value-type="float" office:value="10078.1">
                <text:p>10078.1</text:p>
              </table:table-cell>
              <table:table-cell office:value-type="float" office:value="10083.3">
                <text:p>10083.3</text:p>
              </table:table-cell>
              <table:table-cell office:value-type="float" office:value="10068.7">
                <text:p>10068.7</text:p>
              </table:table-cell>
              <table:table-cell office:value-type="float" office:value="10100.9">
                <text:p>10100.9</text:p>
              </table:table-cell>
              <table:table-cell office:value-type="float" office:value="10094.2">
                <text:p>10094.2</text:p>
              </table:table-cell>
              <table:table-cell office:value-type="float" office:value="10084.3">
                <text:p>10084.3</text:p>
              </table:table-cell>
              <table:table-cell office:value-type="float" office:value="10019.1">
                <text:p>10019.1</text:p>
              </table:table-cell>
              <table:table-cell office:value-type="float" office:value="10022.5">
                <text:p>10022.5</text:p>
              </table:table-cell>
              <table:table-cell office:value-type="float" office:value="10011.9">
                <text:p>10011.9</text:p>
              </table:table-cell>
              <table:table-cell office:value-type="float" office:value="10057.8">
                <text:p>10057.8</text:p>
              </table:table-cell>
              <table:table-cell office:value-type="float" office:value="9944.96">
                <text:p>9944.96</text:p>
              </table:table-cell>
              <table:table-cell office:value-type="float" office:value="9968.95">
                <text:p>9968.95</text:p>
              </table:table-cell>
              <table:table-cell office:value-type="float" office:value="9906.85">
                <text:p>9906.85</text:p>
              </table:table-cell>
              <table:table-cell office:value-type="float" office:value="9848.96">
                <text:p>9848.96</text:p>
              </table:table-cell>
              <table:table-cell office:value-type="float" office:value="9810.5">
                <text:p>9810.5</text:p>
              </table:table-cell>
              <table:table-cell office:value-type="float" office:value="9782.48">
                <text:p>9782.48</text:p>
              </table:table-cell>
              <table:table-cell office:value-type="float" office:value="9838.81">
                <text:p>9838.81</text:p>
              </table:table-cell>
              <table:table-cell office:value-type="float" office:value="9833.68">
                <text:p>9833.68</text:p>
              </table:table-cell>
              <table:table-cell office:value-type="float" office:value="9842.02">
                <text:p>9842.02</text:p>
              </table:table-cell>
              <table:table-cell office:value-type="float" office:value="9858.78">
                <text:p>9858.78</text:p>
              </table:table-cell>
              <table:table-cell office:value-type="float" office:value="9830.54">
                <text:p>9830.54</text:p>
              </table:table-cell>
              <table:table-cell office:value-type="float" office:value="9767.62">
                <text:p>9767.62</text:p>
              </table:table-cell>
              <table:table-cell office:value-type="float" office:value="9803.97">
                <text:p>9803.97</text:p>
              </table:table-cell>
              <table:table-cell office:value-type="float" office:value="9811.94">
                <text:p>9811.94</text:p>
              </table:table-cell>
              <table:table-cell office:value-type="float" office:value="9805.35">
                <text:p>9805.35</text:p>
              </table:table-cell>
              <table:table-cell office:value-type="float" office:value="9846.74">
                <text:p>9846.74</text:p>
              </table:table-cell>
              <table:table-cell office:value-type="float" office:value="9757.46">
                <text:p>9757.46</text:p>
              </table:table-cell>
              <table:table-cell office:value-type="float" office:value="9774.07">
                <text:p>9774.07</text:p>
              </table:table-cell>
              <table:table-cell office:value-type="float" office:value="9729.99">
                <text:p>9729.99</text:p>
              </table:table-cell>
              <table:table-cell office:value-type="float" office:value="9752.17">
                <text:p>9752.17</text:p>
              </table:table-cell>
              <table:table-cell office:value-type="float" office:value="9708.63">
                <text:p>9708.63</text:p>
              </table:table-cell>
              <table:table-cell office:value-type="float" office:value="9713.95">
                <text:p>9713.95</text:p>
              </table:table-cell>
              <table:table-cell office:value-type="float" office:value="9741.68">
                <text:p>9741.68</text:p>
              </table:table-cell>
              <table:table-cell office:value-type="float" office:value="9705.87">
                <text:p>9705.87</text:p>
              </table:table-cell>
              <table:table-cell office:value-type="float" office:value="9785.4">
                <text:p>9785.4</text:p>
              </table:table-cell>
              <table:table-cell office:value-type="float" office:value="9739.24">
                <text:p>9739.24</text:p>
              </table:table-cell>
              <table:table-cell office:value-type="float" office:value="9702.06">
                <text:p>9702.06</text:p>
              </table:table-cell>
              <table:table-cell office:value-type="float" office:value="9756.98">
                <text:p>9756.98</text:p>
              </table:table-cell>
              <table:table-cell office:value-type="float" office:value="9757.99">
                <text:p>9757.99</text:p>
              </table:table-cell>
              <table:table-cell office:value-type="float" office:value="9666.36">
                <text:p>9666.36</text:p>
              </table:table-cell>
              <table:table-cell office:value-type="float" office:value="9662.41">
                <text:p>9662.41</text:p>
              </table:table-cell>
              <table:table-cell office:value-type="float" office:value="9648.18">
                <text:p>9648.18</text:p>
              </table:table-cell>
              <table:table-cell office:value-type="float" office:value="9605.74">
                <text:p>9605.74</text:p>
              </table:table-cell>
              <table:table-cell office:value-type="float" office:value="9584.18">
                <text:p>9584.18</text:p>
              </table:table-cell>
              <table:table-cell office:value-type="float" office:value="9510.38">
                <text:p>9510.38</text:p>
              </table:table-cell>
              <table:table-cell office:value-type="float" office:value="9482.38">
                <text:p>9482.38</text:p>
              </table:table-cell>
              <table:table-cell office:value-type="float" office:value="9505.8">
                <text:p>9505.8</text:p>
              </table:table-cell>
              <table:table-cell office:value-type="float" office:value="9549.21">
                <text:p>9549.21</text:p>
              </table:table-cell>
              <table:table-cell office:value-type="float" office:value="9508.9">
                <text:p>9508.9</text:p>
              </table:table-cell>
              <table:table-cell office:value-type="float" office:value="9580.56">
                <text:p>9580.56</text:p>
              </table:table-cell>
              <table:table-cell office:value-type="float" office:value="9504.65">
                <text:p>9504.65</text:p>
              </table:table-cell>
              <table:table-cell office:value-type="float" office:value="9534.35">
                <text:p>9534.35</text:p>
              </table:table-cell>
              <table:table-cell office:value-type="float" office:value="9537.67">
                <text:p>9537.67</text:p>
              </table:table-cell>
              <table:table-cell office:value-type="float" office:value="9561.29">
                <text:p>9561.29</text:p>
              </table:table-cell>
              <table:table-cell office:value-type="float" office:value="9507.31">
                <text:p>9507.31</text:p>
              </table:table-cell>
              <table:table-cell office:value-type="float" office:value="9462.07">
                <text:p>9462.07</text:p>
              </table:table-cell>
              <table:table-cell office:value-type="float" office:value="9583.74">
                <text:p>9583.74</text:p>
              </table:table-cell>
              <table:table-cell office:value-type="float" office:value="9568.06">
                <text:p>9568.06</text:p>
              </table:table-cell>
              <table:table-cell office:value-type="float" office:value="9510.29">
                <text:p>9510.29</text:p>
              </table:table-cell>
              <table:table-cell office:value-type="float" office:value="9488.11">
                <text:p>9488.11</text:p>
              </table:table-cell>
              <table:table-cell office:value-type="float" office:value="9545.85">
                <text:p>9545.85</text:p>
              </table:table-cell>
            </table:table-row>
            <table:table-row>
              <table:table-cell office:value-type="string">
                <text:p>Run: 3</text:p>
                <draw:g>
                  <svg:desc>Sheet1.G11:Sheet1.G11</svg:desc>
                </draw:g>
              </table:table-cell>
              <table:table-cell office:value-type="float" office:value="29202.2">
                <text:p>29202.2</text:p>
                <draw:g>
                  <svg:desc>Sheet1.A13:Sheet1.JD13</svg:desc>
                </draw:g>
              </table:table-cell>
              <table:table-cell office:value-type="float" office:value="27287.5">
                <text:p>27287.5</text:p>
              </table:table-cell>
              <table:table-cell office:value-type="float" office:value="26252.3">
                <text:p>26252.3</text:p>
              </table:table-cell>
              <table:table-cell office:value-type="float" office:value="25782">
                <text:p>25782</text:p>
              </table:table-cell>
              <table:table-cell office:value-type="float" office:value="25379.9">
                <text:p>25379.9</text:p>
              </table:table-cell>
              <table:table-cell office:value-type="float" office:value="25027.6">
                <text:p>25027.6</text:p>
              </table:table-cell>
              <table:table-cell office:value-type="float" office:value="24340.7">
                <text:p>24340.7</text:p>
              </table:table-cell>
              <table:table-cell office:value-type="float" office:value="24159.9">
                <text:p>24159.9</text:p>
              </table:table-cell>
              <table:table-cell office:value-type="float" office:value="23928.4">
                <text:p>23928.4</text:p>
              </table:table-cell>
              <table:table-cell office:value-type="float" office:value="23543.2">
                <text:p>23543.2</text:p>
              </table:table-cell>
              <table:table-cell office:value-type="float" office:value="22869.8">
                <text:p>22869.8</text:p>
              </table:table-cell>
              <table:table-cell office:value-type="float" office:value="22534.2">
                <text:p>22534.2</text:p>
              </table:table-cell>
              <table:table-cell office:value-type="float" office:value="22411.9">
                <text:p>22411.9</text:p>
              </table:table-cell>
              <table:table-cell office:value-type="float" office:value="22182">
                <text:p>22182</text:p>
              </table:table-cell>
              <table:table-cell office:value-type="float" office:value="21778.8">
                <text:p>21778.8</text:p>
              </table:table-cell>
              <table:table-cell office:value-type="float" office:value="21551.7">
                <text:p>21551.7</text:p>
              </table:table-cell>
              <table:table-cell office:value-type="float" office:value="21117.3">
                <text:p>21117.3</text:p>
              </table:table-cell>
              <table:table-cell office:value-type="float" office:value="20502.1">
                <text:p>20502.1</text:p>
              </table:table-cell>
              <table:table-cell office:value-type="float" office:value="20481.2">
                <text:p>20481.2</text:p>
              </table:table-cell>
              <table:table-cell office:value-type="float" office:value="20307.7">
                <text:p>20307.7</text:p>
              </table:table-cell>
              <table:table-cell office:value-type="float" office:value="20173.6">
                <text:p>20173.6</text:p>
              </table:table-cell>
              <table:table-cell office:value-type="float" office:value="20054.9">
                <text:p>20054.9</text:p>
              </table:table-cell>
              <table:table-cell office:value-type="float" office:value="19959.8">
                <text:p>19959.8</text:p>
              </table:table-cell>
              <table:table-cell office:value-type="float" office:value="19909.1">
                <text:p>19909.1</text:p>
              </table:table-cell>
              <table:table-cell office:value-type="float" office:value="19821.6">
                <text:p>19821.6</text:p>
              </table:table-cell>
              <table:table-cell office:value-type="float" office:value="19670.4">
                <text:p>19670.4</text:p>
              </table:table-cell>
              <table:table-cell office:value-type="float" office:value="19496.5">
                <text:p>19496.5</text:p>
              </table:table-cell>
              <table:table-cell office:value-type="float" office:value="19311.9">
                <text:p>19311.9</text:p>
              </table:table-cell>
              <table:table-cell office:value-type="float" office:value="19231.1">
                <text:p>19231.1</text:p>
              </table:table-cell>
              <table:table-cell office:value-type="float" office:value="19177.3">
                <text:p>19177.3</text:p>
              </table:table-cell>
              <table:table-cell office:value-type="float" office:value="18887.7">
                <text:p>18887.7</text:p>
              </table:table-cell>
              <table:table-cell office:value-type="float" office:value="18747.5">
                <text:p>18747.5</text:p>
              </table:table-cell>
              <table:table-cell office:value-type="float" office:value="18664.9">
                <text:p>18664.9</text:p>
              </table:table-cell>
              <table:table-cell office:value-type="float" office:value="18577.5">
                <text:p>18577.5</text:p>
              </table:table-cell>
              <table:table-cell office:value-type="float" office:value="18432.9">
                <text:p>18432.9</text:p>
              </table:table-cell>
              <table:table-cell office:value-type="float" office:value="18311.9">
                <text:p>18311.9</text:p>
              </table:table-cell>
              <table:table-cell office:value-type="float" office:value="18198.8">
                <text:p>18198.8</text:p>
              </table:table-cell>
              <table:table-cell office:value-type="float" office:value="17990.2">
                <text:p>17990.2</text:p>
              </table:table-cell>
              <table:table-cell office:value-type="float" office:value="17848">
                <text:p>17848</text:p>
              </table:table-cell>
              <table:table-cell office:value-type="float" office:value="17745.8">
                <text:p>17745.8</text:p>
              </table:table-cell>
              <table:table-cell office:value-type="float" office:value="17696.6">
                <text:p>17696.6</text:p>
              </table:table-cell>
              <table:table-cell office:value-type="float" office:value="17606.8">
                <text:p>17606.8</text:p>
              </table:table-cell>
              <table:table-cell office:value-type="float" office:value="17400">
                <text:p>17400</text:p>
              </table:table-cell>
              <table:table-cell office:value-type="float" office:value="17280.3">
                <text:p>17280.3</text:p>
              </table:table-cell>
              <table:table-cell office:value-type="float" office:value="17188.2">
                <text:p>17188.2</text:p>
              </table:table-cell>
              <table:table-cell office:value-type="float" office:value="16987.8">
                <text:p>16987.8</text:p>
              </table:table-cell>
              <table:table-cell office:value-type="float" office:value="16655.4">
                <text:p>16655.4</text:p>
              </table:table-cell>
              <table:table-cell office:value-type="float" office:value="16578.9">
                <text:p>16578.9</text:p>
              </table:table-cell>
              <table:table-cell office:value-type="float" office:value="16575.2">
                <text:p>16575.2</text:p>
              </table:table-cell>
              <table:table-cell office:value-type="float" office:value="16534.4">
                <text:p>16534.4</text:p>
              </table:table-cell>
              <table:table-cell office:value-type="float" office:value="16562.4">
                <text:p>16562.4</text:p>
              </table:table-cell>
              <table:table-cell office:value-type="float" office:value="16515.9">
                <text:p>16515.9</text:p>
              </table:table-cell>
              <table:table-cell office:value-type="float" office:value="16473.2">
                <text:p>16473.2</text:p>
              </table:table-cell>
              <table:table-cell office:value-type="float" office:value="16455.3">
                <text:p>16455.3</text:p>
              </table:table-cell>
              <table:table-cell office:value-type="float" office:value="16436.9">
                <text:p>16436.9</text:p>
              </table:table-cell>
              <table:table-cell office:value-type="float" office:value="16255.2">
                <text:p>16255.2</text:p>
              </table:table-cell>
              <table:table-cell office:value-type="float" office:value="16016.4">
                <text:p>16016.4</text:p>
              </table:table-cell>
              <table:table-cell office:value-type="float" office:value="15939.5">
                <text:p>15939.5</text:p>
              </table:table-cell>
              <table:table-cell office:value-type="float" office:value="15975.7">
                <text:p>15975.7</text:p>
              </table:table-cell>
              <table:table-cell office:value-type="float" office:value="15930.3">
                <text:p>15930.3</text:p>
              </table:table-cell>
              <table:table-cell office:value-type="float" office:value="15876.9">
                <text:p>15876.9</text:p>
              </table:table-cell>
              <table:table-cell office:value-type="float" office:value="15875.8">
                <text:p>15875.8</text:p>
              </table:table-cell>
              <table:table-cell office:value-type="float" office:value="15868.5">
                <text:p>15868.5</text:p>
              </table:table-cell>
              <table:table-cell office:value-type="float" office:value="15827.4">
                <text:p>15827.4</text:p>
              </table:table-cell>
              <table:table-cell office:value-type="float" office:value="15676.7">
                <text:p>15676.7</text:p>
              </table:table-cell>
              <table:table-cell office:value-type="float" office:value="15541.1">
                <text:p>15541.1</text:p>
              </table:table-cell>
              <table:table-cell office:value-type="float" office:value="15316">
                <text:p>15316</text:p>
              </table:table-cell>
              <table:table-cell office:value-type="float" office:value="14935">
                <text:p>14935</text:p>
              </table:table-cell>
              <table:table-cell office:value-type="float" office:value="14912.7">
                <text:p>14912.7</text:p>
              </table:table-cell>
              <table:table-cell office:value-type="float" office:value="14898">
                <text:p>14898</text:p>
              </table:table-cell>
              <table:table-cell office:value-type="float" office:value="14862">
                <text:p>14862</text:p>
              </table:table-cell>
              <table:table-cell office:value-type="float" office:value="14782.8">
                <text:p>14782.8</text:p>
              </table:table-cell>
              <table:table-cell office:value-type="float" office:value="14639.1">
                <text:p>14639.1</text:p>
              </table:table-cell>
              <table:table-cell office:value-type="float" office:value="14583.9">
                <text:p>14583.9</text:p>
              </table:table-cell>
              <table:table-cell office:value-type="float" office:value="14587.9">
                <text:p>14587.9</text:p>
              </table:table-cell>
              <table:table-cell office:value-type="float" office:value="14507.9">
                <text:p>14507.9</text:p>
              </table:table-cell>
              <table:table-cell office:value-type="float" office:value="14437.2">
                <text:p>14437.2</text:p>
              </table:table-cell>
              <table:table-cell office:value-type="float" office:value="14383.2">
                <text:p>14383.2</text:p>
              </table:table-cell>
              <table:table-cell office:value-type="float" office:value="14380.1">
                <text:p>14380.1</text:p>
              </table:table-cell>
              <table:table-cell office:value-type="float" office:value="14268.7">
                <text:p>14268.7</text:p>
              </table:table-cell>
              <table:table-cell office:value-type="float" office:value="14209.4">
                <text:p>14209.4</text:p>
              </table:table-cell>
              <table:table-cell office:value-type="float" office:value="14161.2">
                <text:p>14161.2</text:p>
              </table:table-cell>
              <table:table-cell office:value-type="float" office:value="14124.7">
                <text:p>14124.7</text:p>
              </table:table-cell>
              <table:table-cell office:value-type="float" office:value="14047.7">
                <text:p>14047.7</text:p>
              </table:table-cell>
              <table:table-cell office:value-type="float" office:value="13941.5">
                <text:p>13941.5</text:p>
              </table:table-cell>
              <table:table-cell office:value-type="float" office:value="13771.1">
                <text:p>13771.1</text:p>
              </table:table-cell>
              <table:table-cell office:value-type="float" office:value="13713.1">
                <text:p>13713.1</text:p>
              </table:table-cell>
              <table:table-cell office:value-type="float" office:value="13498.9">
                <text:p>13498.9</text:p>
              </table:table-cell>
              <table:table-cell office:value-type="float" office:value="13274.6">
                <text:p>13274.6</text:p>
              </table:table-cell>
              <table:table-cell office:value-type="float" office:value="13169.1">
                <text:p>13169.1</text:p>
              </table:table-cell>
              <table:table-cell office:value-type="float" office:value="13180.3">
                <text:p>13180.3</text:p>
              </table:table-cell>
              <table:table-cell office:value-type="float" office:value="13153.7">
                <text:p>13153.7</text:p>
              </table:table-cell>
              <table:table-cell office:value-type="float" office:value="13043.5">
                <text:p>13043.5</text:p>
              </table:table-cell>
              <table:table-cell office:value-type="float" office:value="13042.9">
                <text:p>13042.9</text:p>
              </table:table-cell>
              <table:table-cell office:value-type="float" office:value="13030.2">
                <text:p>13030.2</text:p>
              </table:table-cell>
              <table:table-cell office:value-type="float" office:value="12957.9">
                <text:p>12957.9</text:p>
              </table:table-cell>
              <table:table-cell office:value-type="float" office:value="12909.2">
                <text:p>12909.2</text:p>
              </table:table-cell>
              <table:table-cell office:value-type="float" office:value="12938.9">
                <text:p>12938.9</text:p>
              </table:table-cell>
              <table:table-cell office:value-type="float" office:value="12834.1">
                <text:p>12834.1</text:p>
              </table:table-cell>
              <table:table-cell office:value-type="float" office:value="12865.9">
                <text:p>12865.9</text:p>
              </table:table-cell>
              <table:table-cell office:value-type="float" office:value="12790.4">
                <text:p>12790.4</text:p>
              </table:table-cell>
              <table:table-cell office:value-type="float" office:value="12764.2">
                <text:p>12764.2</text:p>
              </table:table-cell>
              <table:table-cell office:value-type="float" office:value="12738.5">
                <text:p>12738.5</text:p>
              </table:table-cell>
              <table:table-cell office:value-type="float" office:value="12681.3">
                <text:p>12681.3</text:p>
              </table:table-cell>
              <table:table-cell office:value-type="float" office:value="12682.1">
                <text:p>12682.1</text:p>
              </table:table-cell>
              <table:table-cell office:value-type="float" office:value="12630.4">
                <text:p>12630.4</text:p>
              </table:table-cell>
              <table:table-cell office:value-type="float" office:value="12652.9">
                <text:p>12652.9</text:p>
              </table:table-cell>
              <table:table-cell office:value-type="float" office:value="12630.2">
                <text:p>12630.2</text:p>
              </table:table-cell>
              <table:table-cell office:value-type="float" office:value="12661.8">
                <text:p>12661.8</text:p>
              </table:table-cell>
              <table:table-cell office:value-type="float" office:value="12639.4">
                <text:p>12639.4</text:p>
              </table:table-cell>
              <table:table-cell office:value-type="float" office:value="12577.5">
                <text:p>12577.5</text:p>
              </table:table-cell>
              <table:table-cell office:value-type="float" office:value="12549">
                <text:p>12549</text:p>
              </table:table-cell>
              <table:table-cell office:value-type="float" office:value="12465.2">
                <text:p>12465.2</text:p>
              </table:table-cell>
              <table:table-cell office:value-type="float" office:value="12382.3">
                <text:p>12382.3</text:p>
              </table:table-cell>
              <table:table-cell office:value-type="float" office:value="12377.2">
                <text:p>12377.2</text:p>
              </table:table-cell>
              <table:table-cell office:value-type="float" office:value="12392.3">
                <text:p>12392.3</text:p>
              </table:table-cell>
              <table:table-cell office:value-type="float" office:value="12302.2">
                <text:p>12302.2</text:p>
              </table:table-cell>
              <table:table-cell office:value-type="float" office:value="12297.9">
                <text:p>12297.9</text:p>
              </table:table-cell>
              <table:table-cell office:value-type="float" office:value="12246.3">
                <text:p>12246.3</text:p>
              </table:table-cell>
              <table:table-cell office:value-type="float" office:value="12249.9">
                <text:p>12249.9</text:p>
              </table:table-cell>
              <table:table-cell office:value-type="float" office:value="12247.7">
                <text:p>12247.7</text:p>
              </table:table-cell>
              <table:table-cell office:value-type="float" office:value="12120.4">
                <text:p>12120.4</text:p>
              </table:table-cell>
              <table:table-cell office:value-type="float" office:value="11983.1">
                <text:p>11983.1</text:p>
              </table:table-cell>
              <table:table-cell office:value-type="float" office:value="11665.7">
                <text:p>11665.7</text:p>
              </table:table-cell>
              <table:table-cell office:value-type="float" office:value="11621.3">
                <text:p>11621.3</text:p>
              </table:table-cell>
              <table:table-cell office:value-type="float" office:value="11640">
                <text:p>11640</text:p>
              </table:table-cell>
              <table:table-cell office:value-type="float" office:value="11638.4">
                <text:p>11638.4</text:p>
              </table:table-cell>
              <table:table-cell office:value-type="float" office:value="11567.7">
                <text:p>11567.7</text:p>
              </table:table-cell>
              <table:table-cell office:value-type="float" office:value="11396.2">
                <text:p>11396.2</text:p>
              </table:table-cell>
              <table:table-cell office:value-type="float" office:value="11205">
                <text:p>11205</text:p>
              </table:table-cell>
              <table:table-cell office:value-type="float" office:value="11281">
                <text:p>11281</text:p>
              </table:table-cell>
              <table:table-cell office:value-type="float" office:value="11154.8">
                <text:p>11154.8</text:p>
              </table:table-cell>
              <table:table-cell office:value-type="float" office:value="11115.8">
                <text:p>11115.8</text:p>
              </table:table-cell>
              <table:table-cell office:value-type="float" office:value="11183.5">
                <text:p>11183.5</text:p>
              </table:table-cell>
              <table:table-cell office:value-type="float" office:value="11169.9">
                <text:p>11169.9</text:p>
              </table:table-cell>
              <table:table-cell office:value-type="float" office:value="11194.1">
                <text:p>11194.1</text:p>
              </table:table-cell>
              <table:table-cell office:value-type="float" office:value="11136.8">
                <text:p>11136.8</text:p>
              </table:table-cell>
              <table:table-cell office:value-type="float" office:value="11121.9">
                <text:p>11121.9</text:p>
              </table:table-cell>
              <table:table-cell office:value-type="float" office:value="11144">
                <text:p>11144</text:p>
              </table:table-cell>
              <table:table-cell office:value-type="float" office:value="11150.6">
                <text:p>11150.6</text:p>
              </table:table-cell>
              <table:table-cell office:value-type="float" office:value="11165.1">
                <text:p>11165.1</text:p>
              </table:table-cell>
              <table:table-cell office:value-type="float" office:value="11172.7">
                <text:p>11172.7</text:p>
              </table:table-cell>
              <table:table-cell office:value-type="float" office:value="11096">
                <text:p>11096</text:p>
              </table:table-cell>
              <table:table-cell office:value-type="float" office:value="11096.4">
                <text:p>11096.4</text:p>
              </table:table-cell>
              <table:table-cell office:value-type="float" office:value="11087.5">
                <text:p>11087.5</text:p>
              </table:table-cell>
              <table:table-cell office:value-type="float" office:value="11025.6">
                <text:p>11025.6</text:p>
              </table:table-cell>
              <table:table-cell office:value-type="float" office:value="11077.5">
                <text:p>11077.5</text:p>
              </table:table-cell>
              <table:table-cell office:value-type="float" office:value="11056.1">
                <text:p>11056.1</text:p>
              </table:table-cell>
              <table:table-cell office:value-type="float" office:value="10976.8">
                <text:p>10976.8</text:p>
              </table:table-cell>
              <table:table-cell office:value-type="float" office:value="11060.4">
                <text:p>11060.4</text:p>
              </table:table-cell>
              <table:table-cell office:value-type="float" office:value="11042.9">
                <text:p>11042.9</text:p>
              </table:table-cell>
              <table:table-cell office:value-type="float" office:value="11012.8">
                <text:p>11012.8</text:p>
              </table:table-cell>
              <table:table-cell office:value-type="float" office:value="10981.5">
                <text:p>10981.5</text:p>
              </table:table-cell>
              <table:table-cell office:value-type="float" office:value="10910">
                <text:p>10910</text:p>
              </table:table-cell>
              <table:table-cell office:value-type="float" office:value="10967.3">
                <text:p>10967.3</text:p>
              </table:table-cell>
              <table:table-cell office:value-type="float" office:value="10843.2">
                <text:p>10843.2</text:p>
              </table:table-cell>
              <table:table-cell office:value-type="float" office:value="10831.5">
                <text:p>10831.5</text:p>
              </table:table-cell>
              <table:table-cell office:value-type="float" office:value="10768.1">
                <text:p>10768.1</text:p>
              </table:table-cell>
              <table:table-cell office:value-type="float" office:value="10783.2">
                <text:p>10783.2</text:p>
              </table:table-cell>
              <table:table-cell office:value-type="float" office:value="10731.1">
                <text:p>10731.1</text:p>
              </table:table-cell>
              <table:table-cell office:value-type="float" office:value="10662.5">
                <text:p>10662.5</text:p>
              </table:table-cell>
              <table:table-cell office:value-type="float" office:value="10625.3">
                <text:p>10625.3</text:p>
              </table:table-cell>
              <table:table-cell office:value-type="float" office:value="10595">
                <text:p>10595</text:p>
              </table:table-cell>
              <table:table-cell office:value-type="float" office:value="10623.4">
                <text:p>10623.4</text:p>
              </table:table-cell>
              <table:table-cell office:value-type="float" office:value="10616.1">
                <text:p>10616.1</text:p>
              </table:table-cell>
              <table:table-cell office:value-type="float" office:value="10545.4">
                <text:p>10545.4</text:p>
              </table:table-cell>
              <table:table-cell office:value-type="float" office:value="10538.9">
                <text:p>10538.9</text:p>
              </table:table-cell>
              <table:table-cell office:value-type="float" office:value="10536.7">
                <text:p>10536.7</text:p>
              </table:table-cell>
              <table:table-cell office:value-type="float" office:value="10573.2">
                <text:p>10573.2</text:p>
              </table:table-cell>
              <table:table-cell office:value-type="float" office:value="10491.9">
                <text:p>10491.9</text:p>
              </table:table-cell>
              <table:table-cell office:value-type="float" office:value="10423">
                <text:p>10423</text:p>
              </table:table-cell>
              <table:table-cell office:value-type="float" office:value="10407.7">
                <text:p>10407.7</text:p>
              </table:table-cell>
              <table:table-cell office:value-type="float" office:value="10412">
                <text:p>10412</text:p>
              </table:table-cell>
              <table:table-cell office:value-type="float" office:value="10396.1">
                <text:p>10396.1</text:p>
              </table:table-cell>
              <table:table-cell office:value-type="float" office:value="10377.6">
                <text:p>10377.6</text:p>
              </table:table-cell>
              <table:table-cell office:value-type="float" office:value="10470.6">
                <text:p>10470.6</text:p>
              </table:table-cell>
              <table:table-cell office:value-type="float" office:value="10327.6">
                <text:p>10327.6</text:p>
              </table:table-cell>
              <table:table-cell office:value-type="float" office:value="10400.3">
                <text:p>10400.3</text:p>
              </table:table-cell>
              <table:table-cell office:value-type="float" office:value="10373.2">
                <text:p>10373.2</text:p>
              </table:table-cell>
              <table:table-cell office:value-type="float" office:value="10389.9">
                <text:p>10389.9</text:p>
              </table:table-cell>
              <table:table-cell office:value-type="float" office:value="10330.9">
                <text:p>10330.9</text:p>
              </table:table-cell>
              <table:table-cell office:value-type="float" office:value="10264.2">
                <text:p>10264.2</text:p>
              </table:table-cell>
              <table:table-cell office:value-type="float" office:value="10251">
                <text:p>10251</text:p>
              </table:table-cell>
              <table:table-cell office:value-type="float" office:value="10275.8">
                <text:p>10275.8</text:p>
              </table:table-cell>
              <table:table-cell office:value-type="float" office:value="10156.2">
                <text:p>10156.2</text:p>
              </table:table-cell>
              <table:table-cell office:value-type="float" office:value="10145">
                <text:p>10145</text:p>
              </table:table-cell>
              <table:table-cell office:value-type="float" office:value="10236.8">
                <text:p>10236.8</text:p>
              </table:table-cell>
              <table:table-cell office:value-type="float" office:value="10198.8">
                <text:p>10198.8</text:p>
              </table:table-cell>
              <table:table-cell office:value-type="float" office:value="10195.1">
                <text:p>10195.1</text:p>
              </table:table-cell>
              <table:table-cell office:value-type="float" office:value="10185.4">
                <text:p>10185.4</text:p>
              </table:table-cell>
              <table:table-cell office:value-type="float" office:value="10115.6">
                <text:p>10115.6</text:p>
              </table:table-cell>
              <table:table-cell office:value-type="float" office:value="10148.1">
                <text:p>10148.1</text:p>
              </table:table-cell>
              <table:table-cell office:value-type="float" office:value="10114.7">
                <text:p>10114.7</text:p>
              </table:table-cell>
              <table:table-cell office:value-type="float" office:value="10192.4">
                <text:p>10192.4</text:p>
              </table:table-cell>
              <table:table-cell office:value-type="float" office:value="10213.3">
                <text:p>10213.3</text:p>
              </table:table-cell>
              <table:table-cell office:value-type="float" office:value="10222.8">
                <text:p>10222.8</text:p>
              </table:table-cell>
              <table:table-cell office:value-type="float" office:value="10154.3">
                <text:p>10154.3</text:p>
              </table:table-cell>
              <table:table-cell office:value-type="float" office:value="10204.2">
                <text:p>10204.2</text:p>
              </table:table-cell>
              <table:table-cell office:value-type="float" office:value="10162.1">
                <text:p>10162.1</text:p>
              </table:table-cell>
              <table:table-cell office:value-type="float" office:value="10137.2">
                <text:p>10137.2</text:p>
              </table:table-cell>
              <table:table-cell office:value-type="float" office:value="10182.8">
                <text:p>10182.8</text:p>
              </table:table-cell>
              <table:table-cell office:value-type="float" office:value="10164.9">
                <text:p>10164.9</text:p>
              </table:table-cell>
              <table:table-cell office:value-type="float" office:value="10160.4">
                <text:p>10160.4</text:p>
              </table:table-cell>
              <table:table-cell office:value-type="float" office:value="10056.7">
                <text:p>10056.7</text:p>
              </table:table-cell>
              <table:table-cell office:value-type="float" office:value="10066.5">
                <text:p>10066.5</text:p>
              </table:table-cell>
              <table:table-cell office:value-type="float" office:value="9997.58">
                <text:p>9997.58</text:p>
              </table:table-cell>
              <table:table-cell office:value-type="float" office:value="9924.16">
                <text:p>9924.16</text:p>
              </table:table-cell>
              <table:table-cell office:value-type="float" office:value="9924.76">
                <text:p>9924.76</text:p>
              </table:table-cell>
              <table:table-cell office:value-type="float" office:value="9959.22">
                <text:p>9959.22</text:p>
              </table:table-cell>
              <table:table-cell office:value-type="float" office:value="9931.98">
                <text:p>9931.98</text:p>
              </table:table-cell>
              <table:table-cell office:value-type="float" office:value="9888.73">
                <text:p>9888.73</text:p>
              </table:table-cell>
              <table:table-cell office:value-type="float" office:value="9885.71">
                <text:p>9885.71</text:p>
              </table:table-cell>
              <table:table-cell office:value-type="float" office:value="9925.72">
                <text:p>9925.72</text:p>
              </table:table-cell>
              <table:table-cell office:value-type="float" office:value="9899.96">
                <text:p>9899.96</text:p>
              </table:table-cell>
              <table:table-cell office:value-type="float" office:value="9890.72">
                <text:p>9890.72</text:p>
              </table:table-cell>
              <table:table-cell office:value-type="float" office:value="9880.64">
                <text:p>9880.64</text:p>
              </table:table-cell>
              <table:table-cell office:value-type="float" office:value="9872.06">
                <text:p>9872.06</text:p>
              </table:table-cell>
              <table:table-cell office:value-type="float" office:value="9880.13">
                <text:p>9880.13</text:p>
              </table:table-cell>
              <table:table-cell office:value-type="float" office:value="9818.05">
                <text:p>9818.05</text:p>
              </table:table-cell>
              <table:table-cell office:value-type="float" office:value="9862.13">
                <text:p>9862.13</text:p>
              </table:table-cell>
              <table:table-cell office:value-type="float" office:value="9775.48">
                <text:p>9775.48</text:p>
              </table:table-cell>
              <table:table-cell office:value-type="float" office:value="9859.8">
                <text:p>9859.8</text:p>
              </table:table-cell>
              <table:table-cell office:value-type="float" office:value="9741.12">
                <text:p>9741.12</text:p>
              </table:table-cell>
              <table:table-cell office:value-type="float" office:value="9704.65">
                <text:p>9704.65</text:p>
              </table:table-cell>
              <table:table-cell office:value-type="float" office:value="9692.59">
                <text:p>9692.59</text:p>
              </table:table-cell>
              <table:table-cell office:value-type="float" office:value="9681.09">
                <text:p>9681.09</text:p>
              </table:table-cell>
              <table:table-cell office:value-type="float" office:value="9764.11">
                <text:p>9764.11</text:p>
              </table:table-cell>
              <table:table-cell office:value-type="float" office:value="9768.76">
                <text:p>9768.76</text:p>
              </table:table-cell>
              <table:table-cell office:value-type="float" office:value="9716.57">
                <text:p>9716.57</text:p>
              </table:table-cell>
              <table:table-cell office:value-type="float" office:value="9670.92">
                <text:p>9670.92</text:p>
              </table:table-cell>
              <table:table-cell office:value-type="float" office:value="9710.37">
                <text:p>9710.37</text:p>
              </table:table-cell>
              <table:table-cell office:value-type="float" office:value="9697.21">
                <text:p>9697.21</text:p>
              </table:table-cell>
              <table:table-cell office:value-type="float" office:value="9726.27">
                <text:p>9726.27</text:p>
              </table:table-cell>
              <table:table-cell office:value-type="float" office:value="9680.42">
                <text:p>9680.42</text:p>
              </table:table-cell>
              <table:table-cell office:value-type="float" office:value="9562.04">
                <text:p>9562.04</text:p>
              </table:table-cell>
              <table:table-cell office:value-type="float" office:value="9633.58">
                <text:p>9633.58</text:p>
              </table:table-cell>
              <table:table-cell office:value-type="float" office:value="9619.76">
                <text:p>9619.76</text:p>
              </table:table-cell>
              <table:table-cell office:value-type="float" office:value="9572.6">
                <text:p>9572.6</text:p>
              </table:table-cell>
              <table:table-cell office:value-type="float" office:value="9587.53">
                <text:p>9587.53</text:p>
              </table:table-cell>
              <table:table-cell office:value-type="float" office:value="9604.19">
                <text:p>9604.19</text:p>
              </table:table-cell>
              <table:table-cell office:value-type="float" office:value="9618.39">
                <text:p>9618.39</text:p>
              </table:table-cell>
              <table:table-cell office:value-type="float" office:value="9602.59">
                <text:p>9602.59</text:p>
              </table:table-cell>
              <table:table-cell office:value-type="float" office:value="9581.22">
                <text:p>9581.22</text:p>
              </table:table-cell>
              <table:table-cell office:value-type="float" office:value="9479.9">
                <text:p>9479.9</text:p>
              </table:table-cell>
              <table:table-cell office:value-type="float" office:value="9346.63">
                <text:p>9346.63</text:p>
              </table:table-cell>
              <table:table-cell office:value-type="float" office:value="9264.33">
                <text:p>9264.33</text:p>
              </table:table-cell>
              <table:table-cell office:value-type="float" office:value="9197.49">
                <text:p>9197.49</text:p>
              </table:table-cell>
              <table:table-cell office:value-type="float" office:value="9196.61">
                <text:p>9196.61</text:p>
              </table:table-cell>
              <table:table-cell office:value-type="float" office:value="9249.36">
                <text:p>9249.36</text:p>
              </table:table-cell>
              <table:table-cell office:value-type="float" office:value="9259.44">
                <text:p>9259.44</text:p>
              </table:table-cell>
              <table:table-cell office:value-type="float" office:value="9215.13">
                <text:p>9215.13</text:p>
              </table:table-cell>
              <table:table-cell office:value-type="float" office:value="9176.15">
                <text:p>9176.15</text:p>
              </table:table-cell>
              <table:table-cell office:value-type="float" office:value="9133.86">
                <text:p>9133.86</text:p>
              </table:table-cell>
              <table:table-cell office:value-type="float" office:value="9119.95">
                <text:p>9119.95</text:p>
              </table:table-cell>
              <table:table-cell office:value-type="float" office:value="9209.57">
                <text:p>9209.57</text:p>
              </table:table-cell>
              <table:table-cell office:value-type="float" office:value="9159.24">
                <text:p>9159.24</text:p>
              </table:table-cell>
              <table:table-cell office:value-type="float" office:value="9137.33">
                <text:p>9137.33</text:p>
              </table:table-cell>
              <table:table-cell office:value-type="float" office:value="9101.98">
                <text:p>9101.98</text:p>
              </table:table-cell>
              <table:table-cell office:value-type="float" office:value="9219.77">
                <text:p>9219.77</text:p>
              </table:table-cell>
              <table:table-cell office:value-type="float" office:value="9141.61">
                <text:p>9141.61</text:p>
              </table:table-cell>
              <table:table-cell office:value-type="float" office:value="9078.44">
                <text:p>9078.44</text:p>
              </table:table-cell>
              <table:table-cell office:value-type="float" office:value="9157.68">
                <text:p>9157.68</text:p>
              </table:table-cell>
              <table:table-cell office:value-type="float" office:value="9169.34">
                <text:p>9169.34</text:p>
              </table:table-cell>
              <table:table-cell office:value-type="float" office:value="9153.78">
                <text:p>9153.78</text:p>
              </table:table-cell>
            </table:table-row>
            <table:table-row>
              <table:table-cell office:value-type="string">
                <text:p>Run: 4</text:p>
                <draw:g>
                  <svg:desc>Sheet1.G16:Sheet1.G16</svg:desc>
                </draw:g>
              </table:table-cell>
              <table:table-cell office:value-type="float" office:value="29553.2">
                <text:p>29553.2</text:p>
                <draw:g>
                  <svg:desc>Sheet1.A18:Sheet1.IA18</svg:desc>
                </draw:g>
              </table:table-cell>
              <table:table-cell office:value-type="float" office:value="27624.5">
                <text:p>27624.5</text:p>
              </table:table-cell>
              <table:table-cell office:value-type="float" office:value="26004.5">
                <text:p>26004.5</text:p>
              </table:table-cell>
              <table:table-cell office:value-type="float" office:value="25241.4">
                <text:p>25241.4</text:p>
              </table:table-cell>
              <table:table-cell office:value-type="float" office:value="25155.1">
                <text:p>25155.1</text:p>
              </table:table-cell>
              <table:table-cell office:value-type="float" office:value="24927.8">
                <text:p>24927.8</text:p>
              </table:table-cell>
              <table:table-cell office:value-type="float" office:value="24734.7">
                <text:p>24734.7</text:p>
              </table:table-cell>
              <table:table-cell office:value-type="float" office:value="24647.9">
                <text:p>24647.9</text:p>
              </table:table-cell>
              <table:table-cell office:value-type="float" office:value="24594.4">
                <text:p>24594.4</text:p>
              </table:table-cell>
              <table:table-cell office:value-type="float" office:value="24419.2">
                <text:p>24419.2</text:p>
              </table:table-cell>
              <table:table-cell office:value-type="float" office:value="24180.7">
                <text:p>24180.7</text:p>
              </table:table-cell>
              <table:table-cell office:value-type="float" office:value="24088">
                <text:p>24088</text:p>
              </table:table-cell>
              <table:table-cell office:value-type="float" office:value="23825.4">
                <text:p>23825.4</text:p>
              </table:table-cell>
              <table:table-cell office:value-type="float" office:value="23538.6">
                <text:p>23538.6</text:p>
              </table:table-cell>
              <table:table-cell office:value-type="float" office:value="23311.8">
                <text:p>23311.8</text:p>
              </table:table-cell>
              <table:table-cell office:value-type="float" office:value="23017.1">
                <text:p>23017.1</text:p>
              </table:table-cell>
              <table:table-cell office:value-type="float" office:value="22781.4">
                <text:p>22781.4</text:p>
              </table:table-cell>
              <table:table-cell office:value-type="float" office:value="22648">
                <text:p>22648</text:p>
              </table:table-cell>
              <table:table-cell office:value-type="float" office:value="22293.1">
                <text:p>22293.1</text:p>
              </table:table-cell>
              <table:table-cell office:value-type="float" office:value="22093.5">
                <text:p>22093.5</text:p>
              </table:table-cell>
              <table:table-cell office:value-type="float" office:value="22051.1">
                <text:p>22051.1</text:p>
              </table:table-cell>
              <table:table-cell office:value-type="float" office:value="21907.4">
                <text:p>21907.4</text:p>
              </table:table-cell>
              <table:table-cell office:value-type="float" office:value="21789">
                <text:p>21789</text:p>
              </table:table-cell>
              <table:table-cell office:value-type="float" office:value="21715.3">
                <text:p>21715.3</text:p>
              </table:table-cell>
              <table:table-cell office:value-type="float" office:value="21628.9">
                <text:p>21628.9</text:p>
              </table:table-cell>
              <table:table-cell office:value-type="float" office:value="21426.9">
                <text:p>21426.9</text:p>
              </table:table-cell>
              <table:table-cell office:value-type="float" office:value="21176.7">
                <text:p>21176.7</text:p>
              </table:table-cell>
              <table:table-cell office:value-type="float" office:value="21113.2">
                <text:p>21113.2</text:p>
              </table:table-cell>
              <table:table-cell office:value-type="float" office:value="20951.4">
                <text:p>20951.4</text:p>
              </table:table-cell>
              <table:table-cell office:value-type="float" office:value="20799.8">
                <text:p>20799.8</text:p>
              </table:table-cell>
              <table:table-cell office:value-type="float" office:value="20583.4">
                <text:p>20583.4</text:p>
              </table:table-cell>
              <table:table-cell office:value-type="float" office:value="20330.6">
                <text:p>20330.6</text:p>
              </table:table-cell>
              <table:table-cell office:value-type="float" office:value="20232.6">
                <text:p>20232.6</text:p>
              </table:table-cell>
              <table:table-cell office:value-type="float" office:value="20001.5">
                <text:p>20001.5</text:p>
              </table:table-cell>
              <table:table-cell office:value-type="float" office:value="19880.4">
                <text:p>19880.4</text:p>
              </table:table-cell>
              <table:table-cell office:value-type="float" office:value="19738.6">
                <text:p>19738.6</text:p>
              </table:table-cell>
              <table:table-cell office:value-type="float" office:value="19370.5">
                <text:p>19370.5</text:p>
              </table:table-cell>
              <table:table-cell office:value-type="float" office:value="18733.6">
                <text:p>18733.6</text:p>
              </table:table-cell>
              <table:table-cell office:value-type="float" office:value="18550.2">
                <text:p>18550.2</text:p>
              </table:table-cell>
              <table:table-cell office:value-type="float" office:value="18385.5">
                <text:p>18385.5</text:p>
              </table:table-cell>
              <table:table-cell office:value-type="float" office:value="18097">
                <text:p>18097</text:p>
              </table:table-cell>
              <table:table-cell office:value-type="float" office:value="18042.3">
                <text:p>18042.3</text:p>
              </table:table-cell>
              <table:table-cell office:value-type="float" office:value="18029.4">
                <text:p>18029.4</text:p>
              </table:table-cell>
              <table:table-cell office:value-type="float" office:value="17874">
                <text:p>17874</text:p>
              </table:table-cell>
              <table:table-cell office:value-type="float" office:value="17795.5">
                <text:p>17795.5</text:p>
              </table:table-cell>
              <table:table-cell office:value-type="float" office:value="17642.9">
                <text:p>17642.9</text:p>
              </table:table-cell>
              <table:table-cell office:value-type="float" office:value="17427.9">
                <text:p>17427.9</text:p>
              </table:table-cell>
              <table:table-cell office:value-type="float" office:value="17366.4">
                <text:p>17366.4</text:p>
              </table:table-cell>
              <table:table-cell office:value-type="float" office:value="17278.1">
                <text:p>17278.1</text:p>
              </table:table-cell>
              <table:table-cell office:value-type="float" office:value="17213.4">
                <text:p>17213.4</text:p>
              </table:table-cell>
              <table:table-cell office:value-type="float" office:value="17166.1">
                <text:p>17166.1</text:p>
              </table:table-cell>
              <table:table-cell office:value-type="float" office:value="17022.5">
                <text:p>17022.5</text:p>
              </table:table-cell>
              <table:table-cell office:value-type="float" office:value="16811.6">
                <text:p>16811.6</text:p>
              </table:table-cell>
              <table:table-cell office:value-type="float" office:value="16605.8">
                <text:p>16605.8</text:p>
              </table:table-cell>
              <table:table-cell office:value-type="float" office:value="16472.4">
                <text:p>16472.4</text:p>
              </table:table-cell>
              <table:table-cell office:value-type="float" office:value="16342.8">
                <text:p>16342.8</text:p>
              </table:table-cell>
              <table:table-cell office:value-type="float" office:value="16166.7">
                <text:p>16166.7</text:p>
              </table:table-cell>
              <table:table-cell office:value-type="float" office:value="15866.6">
                <text:p>15866.6</text:p>
              </table:table-cell>
              <table:table-cell office:value-type="float" office:value="15835.9">
                <text:p>15835.9</text:p>
              </table:table-cell>
              <table:table-cell office:value-type="float" office:value="15774.9">
                <text:p>15774.9</text:p>
              </table:table-cell>
              <table:table-cell office:value-type="float" office:value="15758.3">
                <text:p>15758.3</text:p>
              </table:table-cell>
              <table:table-cell office:value-type="float" office:value="15638.3">
                <text:p>15638.3</text:p>
              </table:table-cell>
              <table:table-cell office:value-type="float" office:value="15430.6">
                <text:p>15430.6</text:p>
              </table:table-cell>
              <table:table-cell office:value-type="float" office:value="15247.4">
                <text:p>15247.4</text:p>
              </table:table-cell>
              <table:table-cell office:value-type="float" office:value="15224">
                <text:p>15224</text:p>
              </table:table-cell>
              <table:table-cell office:value-type="float" office:value="15205.5">
                <text:p>15205.5</text:p>
              </table:table-cell>
              <table:table-cell office:value-type="float" office:value="15117.6">
                <text:p>15117.6</text:p>
              </table:table-cell>
              <table:table-cell office:value-type="float" office:value="14915.2">
                <text:p>14915.2</text:p>
              </table:table-cell>
              <table:table-cell office:value-type="float" office:value="14711.9">
                <text:p>14711.9</text:p>
              </table:table-cell>
              <table:table-cell office:value-type="float" office:value="14650">
                <text:p>14650</text:p>
              </table:table-cell>
              <table:table-cell office:value-type="float" office:value="14600.8">
                <text:p>14600.8</text:p>
              </table:table-cell>
              <table:table-cell office:value-type="float" office:value="14540">
                <text:p>14540</text:p>
              </table:table-cell>
              <table:table-cell office:value-type="float" office:value="14439.7">
                <text:p>14439.7</text:p>
              </table:table-cell>
              <table:table-cell office:value-type="float" office:value="14402.4">
                <text:p>14402.4</text:p>
              </table:table-cell>
              <table:table-cell office:value-type="float" office:value="14335.6">
                <text:p>14335.6</text:p>
              </table:table-cell>
              <table:table-cell office:value-type="float" office:value="14310.6">
                <text:p>14310.6</text:p>
              </table:table-cell>
              <table:table-cell office:value-type="float" office:value="14208.3">
                <text:p>14208.3</text:p>
              </table:table-cell>
              <table:table-cell office:value-type="float" office:value="14134.7">
                <text:p>14134.7</text:p>
              </table:table-cell>
              <table:table-cell office:value-type="float" office:value="14129.3">
                <text:p>14129.3</text:p>
              </table:table-cell>
              <table:table-cell office:value-type="float" office:value="14030.4">
                <text:p>14030.4</text:p>
              </table:table-cell>
              <table:table-cell office:value-type="float" office:value="14006.9">
                <text:p>14006.9</text:p>
              </table:table-cell>
              <table:table-cell office:value-type="float" office:value="13936.6">
                <text:p>13936.6</text:p>
              </table:table-cell>
              <table:table-cell office:value-type="float" office:value="13937.7">
                <text:p>13937.7</text:p>
              </table:table-cell>
              <table:table-cell office:value-type="float" office:value="13992.7">
                <text:p>13992.7</text:p>
              </table:table-cell>
              <table:table-cell office:value-type="float" office:value="13908.8">
                <text:p>13908.8</text:p>
              </table:table-cell>
              <table:table-cell office:value-type="float" office:value="13866">
                <text:p>13866</text:p>
              </table:table-cell>
              <table:table-cell office:value-type="float" office:value="13744.3">
                <text:p>13744.3</text:p>
              </table:table-cell>
              <table:table-cell office:value-type="float" office:value="13691.9">
                <text:p>13691.9</text:p>
              </table:table-cell>
              <table:table-cell office:value-type="float" office:value="13622.5">
                <text:p>13622.5</text:p>
              </table:table-cell>
              <table:table-cell office:value-type="float" office:value="13521.5">
                <text:p>13521.5</text:p>
              </table:table-cell>
              <table:table-cell office:value-type="float" office:value="13495.2">
                <text:p>13495.2</text:p>
              </table:table-cell>
              <table:table-cell office:value-type="float" office:value="13444">
                <text:p>13444</text:p>
              </table:table-cell>
              <table:table-cell office:value-type="float" office:value="13394.8">
                <text:p>13394.8</text:p>
              </table:table-cell>
              <table:table-cell office:value-type="float" office:value="13408.8">
                <text:p>13408.8</text:p>
              </table:table-cell>
              <table:table-cell office:value-type="float" office:value="13334.1">
                <text:p>13334.1</text:p>
              </table:table-cell>
              <table:table-cell office:value-type="float" office:value="13338.6">
                <text:p>13338.6</text:p>
              </table:table-cell>
              <table:table-cell office:value-type="float" office:value="13380.3">
                <text:p>13380.3</text:p>
              </table:table-cell>
              <table:table-cell office:value-type="float" office:value="13316.6">
                <text:p>13316.6</text:p>
              </table:table-cell>
              <table:table-cell office:value-type="float" office:value="13334.8">
                <text:p>13334.8</text:p>
              </table:table-cell>
              <table:table-cell office:value-type="float" office:value="13274.5">
                <text:p>13274.5</text:p>
              </table:table-cell>
              <table:table-cell office:value-type="float" office:value="13190.5">
                <text:p>13190.5</text:p>
              </table:table-cell>
              <table:table-cell office:value-type="float" office:value="13109.1">
                <text:p>13109.1</text:p>
              </table:table-cell>
              <table:table-cell office:value-type="float" office:value="12971.4">
                <text:p>12971.4</text:p>
              </table:table-cell>
              <table:table-cell office:value-type="float" office:value="12911.2">
                <text:p>12911.2</text:p>
              </table:table-cell>
              <table:table-cell office:value-type="float" office:value="12882.8">
                <text:p>12882.8</text:p>
              </table:table-cell>
              <table:table-cell office:value-type="float" office:value="12843.8">
                <text:p>12843.8</text:p>
              </table:table-cell>
              <table:table-cell office:value-type="float" office:value="12805.9">
                <text:p>12805.9</text:p>
              </table:table-cell>
              <table:table-cell office:value-type="float" office:value="12768.5">
                <text:p>12768.5</text:p>
              </table:table-cell>
              <table:table-cell office:value-type="float" office:value="12766.8">
                <text:p>12766.8</text:p>
              </table:table-cell>
              <table:table-cell office:value-type="float" office:value="12841.5">
                <text:p>12841.5</text:p>
              </table:table-cell>
              <table:table-cell office:value-type="float" office:value="12684.7">
                <text:p>12684.7</text:p>
              </table:table-cell>
              <table:table-cell office:value-type="float" office:value="12707.8">
                <text:p>12707.8</text:p>
              </table:table-cell>
              <table:table-cell office:value-type="float" office:value="12623.1">
                <text:p>12623.1</text:p>
              </table:table-cell>
              <table:table-cell office:value-type="float" office:value="12613.3">
                <text:p>12613.3</text:p>
              </table:table-cell>
              <table:table-cell office:value-type="float" office:value="12621.4">
                <text:p>12621.4</text:p>
              </table:table-cell>
              <table:table-cell office:value-type="float" office:value="12647.4">
                <text:p>12647.4</text:p>
              </table:table-cell>
              <table:table-cell office:value-type="float" office:value="12639.3">
                <text:p>12639.3</text:p>
              </table:table-cell>
              <table:table-cell office:value-type="float" office:value="12653.7">
                <text:p>12653.7</text:p>
              </table:table-cell>
              <table:table-cell office:value-type="float" office:value="12593">
                <text:p>12593</text:p>
              </table:table-cell>
              <table:table-cell office:value-type="float" office:value="12592.3">
                <text:p>12592.3</text:p>
              </table:table-cell>
              <table:table-cell office:value-type="float" office:value="12480">
                <text:p>12480</text:p>
              </table:table-cell>
              <table:table-cell office:value-type="float" office:value="12386.9">
                <text:p>12386.9</text:p>
              </table:table-cell>
              <table:table-cell office:value-type="float" office:value="12160.7">
                <text:p>12160.7</text:p>
              </table:table-cell>
              <table:table-cell office:value-type="float" office:value="12042.1">
                <text:p>12042.1</text:p>
              </table:table-cell>
              <table:table-cell office:value-type="float" office:value="12135.6">
                <text:p>12135.6</text:p>
              </table:table-cell>
              <table:table-cell office:value-type="float" office:value="12074.7">
                <text:p>12074.7</text:p>
              </table:table-cell>
              <table:table-cell office:value-type="float" office:value="12031.1">
                <text:p>12031.1</text:p>
              </table:table-cell>
              <table:table-cell office:value-type="float" office:value="12008">
                <text:p>12008</text:p>
              </table:table-cell>
              <table:table-cell office:value-type="float" office:value="12027.8">
                <text:p>12027.8</text:p>
              </table:table-cell>
              <table:table-cell office:value-type="float" office:value="11991.1">
                <text:p>11991.1</text:p>
              </table:table-cell>
              <table:table-cell office:value-type="float" office:value="11964">
                <text:p>11964</text:p>
              </table:table-cell>
              <table:table-cell office:value-type="float" office:value="11992.9">
                <text:p>11992.9</text:p>
              </table:table-cell>
              <table:table-cell office:value-type="float" office:value="11797.8">
                <text:p>11797.8</text:p>
              </table:table-cell>
              <table:table-cell office:value-type="float" office:value="11808.8">
                <text:p>11808.8</text:p>
              </table:table-cell>
              <table:table-cell office:value-type="float" office:value="11850.5">
                <text:p>11850.5</text:p>
              </table:table-cell>
              <table:table-cell office:value-type="float" office:value="11773.3">
                <text:p>11773.3</text:p>
              </table:table-cell>
              <table:table-cell office:value-type="float" office:value="11732">
                <text:p>11732</text:p>
              </table:table-cell>
              <table:table-cell office:value-type="float" office:value="11699.3">
                <text:p>11699.3</text:p>
              </table:table-cell>
              <table:table-cell office:value-type="float" office:value="11632.8">
                <text:p>11632.8</text:p>
              </table:table-cell>
              <table:table-cell office:value-type="float" office:value="11518.3">
                <text:p>11518.3</text:p>
              </table:table-cell>
              <table:table-cell office:value-type="float" office:value="11514.7">
                <text:p>11514.7</text:p>
              </table:table-cell>
              <table:table-cell office:value-type="float" office:value="11494.5">
                <text:p>11494.5</text:p>
              </table:table-cell>
              <table:table-cell office:value-type="float" office:value="11468.4">
                <text:p>11468.4</text:p>
              </table:table-cell>
              <table:table-cell office:value-type="float" office:value="11437.5">
                <text:p>11437.5</text:p>
              </table:table-cell>
              <table:table-cell office:value-type="float" office:value="11404.8">
                <text:p>11404.8</text:p>
              </table:table-cell>
              <table:table-cell office:value-type="float" office:value="11299.8">
                <text:p>11299.8</text:p>
              </table:table-cell>
              <table:table-cell office:value-type="float" office:value="11305.9">
                <text:p>11305.9</text:p>
              </table:table-cell>
              <table:table-cell office:value-type="float" office:value="11354.5">
                <text:p>11354.5</text:p>
              </table:table-cell>
              <table:table-cell office:value-type="float" office:value="11254.1">
                <text:p>11254.1</text:p>
              </table:table-cell>
              <table:table-cell office:value-type="float" office:value="11285.7">
                <text:p>11285.7</text:p>
              </table:table-cell>
              <table:table-cell office:value-type="float" office:value="11325.6">
                <text:p>11325.6</text:p>
              </table:table-cell>
              <table:table-cell office:value-type="float" office:value="11267.6">
                <text:p>11267.6</text:p>
              </table:table-cell>
              <table:table-cell office:value-type="float" office:value="11285.8">
                <text:p>11285.8</text:p>
              </table:table-cell>
              <table:table-cell office:value-type="float" office:value="11288.5">
                <text:p>11288.5</text:p>
              </table:table-cell>
              <table:table-cell office:value-type="float" office:value="11286.5">
                <text:p>11286.5</text:p>
              </table:table-cell>
              <table:table-cell office:value-type="float" office:value="11307.7">
                <text:p>11307.7</text:p>
              </table:table-cell>
              <table:table-cell office:value-type="float" office:value="11318.1">
                <text:p>11318.1</text:p>
              </table:table-cell>
              <table:table-cell office:value-type="float" office:value="11219.1">
                <text:p>11219.1</text:p>
              </table:table-cell>
              <table:table-cell office:value-type="float" office:value="11244.6">
                <text:p>11244.6</text:p>
              </table:table-cell>
              <table:table-cell office:value-type="float" office:value="11256.2">
                <text:p>11256.2</text:p>
              </table:table-cell>
              <table:table-cell office:value-type="float" office:value="11268.7">
                <text:p>11268.7</text:p>
              </table:table-cell>
              <table:table-cell office:value-type="float" office:value="11249.6">
                <text:p>11249.6</text:p>
              </table:table-cell>
              <table:table-cell office:value-type="float" office:value="11270.3">
                <text:p>11270.3</text:p>
              </table:table-cell>
              <table:table-cell office:value-type="float" office:value="11225.2">
                <text:p>11225.2</text:p>
              </table:table-cell>
              <table:table-cell office:value-type="float" office:value="11229.1">
                <text:p>11229.1</text:p>
              </table:table-cell>
              <table:table-cell office:value-type="float" office:value="11208.6">
                <text:p>11208.6</text:p>
              </table:table-cell>
              <table:table-cell office:value-type="float" office:value="11082.3">
                <text:p>11082.3</text:p>
              </table:table-cell>
              <table:table-cell office:value-type="float" office:value="10958.1">
                <text:p>10958.1</text:p>
              </table:table-cell>
              <table:table-cell office:value-type="float" office:value="11006.5">
                <text:p>11006.5</text:p>
              </table:table-cell>
              <table:table-cell office:value-type="float" office:value="11044.3">
                <text:p>11044.3</text:p>
              </table:table-cell>
              <table:table-cell office:value-type="float" office:value="10985.7">
                <text:p>10985.7</text:p>
              </table:table-cell>
              <table:table-cell office:value-type="float" office:value="10946.1">
                <text:p>10946.1</text:p>
              </table:table-cell>
              <table:table-cell office:value-type="float" office:value="10978.7">
                <text:p>10978.7</text:p>
              </table:table-cell>
              <table:table-cell office:value-type="float" office:value="10970.8">
                <text:p>10970.8</text:p>
              </table:table-cell>
              <table:table-cell office:value-type="float" office:value="10944">
                <text:p>10944</text:p>
              </table:table-cell>
              <table:table-cell office:value-type="float" office:value="10987.8">
                <text:p>10987.8</text:p>
              </table:table-cell>
              <table:table-cell office:value-type="float" office:value="10967.1">
                <text:p>10967.1</text:p>
              </table:table-cell>
              <table:table-cell office:value-type="float" office:value="10907.2">
                <text:p>10907.2</text:p>
              </table:table-cell>
              <table:table-cell office:value-type="float" office:value="10896.5">
                <text:p>10896.5</text:p>
              </table:table-cell>
              <table:table-cell office:value-type="float" office:value="10914.5">
                <text:p>10914.5</text:p>
              </table:table-cell>
              <table:table-cell office:value-type="float" office:value="10861.3">
                <text:p>10861.3</text:p>
              </table:table-cell>
              <table:table-cell office:value-type="float" office:value="10775.8">
                <text:p>10775.8</text:p>
              </table:table-cell>
              <table:table-cell office:value-type="float" office:value="10806.6">
                <text:p>10806.6</text:p>
              </table:table-cell>
              <table:table-cell office:value-type="float" office:value="10810.3">
                <text:p>10810.3</text:p>
              </table:table-cell>
              <table:table-cell office:value-type="float" office:value="10777.7">
                <text:p>10777.7</text:p>
              </table:table-cell>
              <table:table-cell office:value-type="float" office:value="10793.8">
                <text:p>10793.8</text:p>
              </table:table-cell>
              <table:table-cell office:value-type="float" office:value="10746.5">
                <text:p>10746.5</text:p>
              </table:table-cell>
              <table:table-cell office:value-type="float" office:value="10731.9">
                <text:p>10731.9</text:p>
              </table:table-cell>
              <table:table-cell office:value-type="float" office:value="10767.5">
                <text:p>10767.5</text:p>
              </table:table-cell>
              <table:table-cell office:value-type="float" office:value="10736.1">
                <text:p>10736.1</text:p>
              </table:table-cell>
              <table:table-cell office:value-type="float" office:value="10770.6">
                <text:p>10770.6</text:p>
              </table:table-cell>
              <table:table-cell office:value-type="float" office:value="10765.4">
                <text:p>10765.4</text:p>
              </table:table-cell>
              <table:table-cell office:value-type="float" office:value="10772.1">
                <text:p>10772.1</text:p>
              </table:table-cell>
              <table:table-cell office:value-type="float" office:value="10792">
                <text:p>10792</text:p>
              </table:table-cell>
              <table:table-cell office:value-type="float" office:value="10771">
                <text:p>10771</text:p>
              </table:table-cell>
              <table:table-cell office:value-type="float" office:value="10703.9">
                <text:p>10703.9</text:p>
              </table:table-cell>
              <table:table-cell office:value-type="float" office:value="10766.8">
                <text:p>10766.8</text:p>
              </table:table-cell>
              <table:table-cell office:value-type="float" office:value="10672.3">
                <text:p>10672.3</text:p>
              </table:table-cell>
              <table:table-cell office:value-type="float" office:value="10679">
                <text:p>10679</text:p>
              </table:table-cell>
              <table:table-cell office:value-type="float" office:value="10655.2">
                <text:p>10655.2</text:p>
              </table:table-cell>
              <table:table-cell office:value-type="float" office:value="10606.7">
                <text:p>10606.7</text:p>
              </table:table-cell>
              <table:table-cell office:value-type="float" office:value="10722.7">
                <text:p>10722.7</text:p>
              </table:table-cell>
              <table:table-cell office:value-type="float" office:value="10658.6">
                <text:p>10658.6</text:p>
              </table:table-cell>
              <table:table-cell office:value-type="float" office:value="10656.6">
                <text:p>10656.6</text:p>
              </table:table-cell>
              <table:table-cell office:value-type="float" office:value="10638.7">
                <text:p>10638.7</text:p>
              </table:table-cell>
              <table:table-cell office:value-type="float" office:value="10682.3">
                <text:p>10682.3</text:p>
              </table:table-cell>
              <table:table-cell office:value-type="float" office:value="10632.2">
                <text:p>10632.2</text:p>
              </table:table-cell>
              <table:table-cell office:value-type="float" office:value="10658.7">
                <text:p>10658.7</text:p>
              </table:table-cell>
              <table:table-cell office:value-type="float" office:value="10601.6">
                <text:p>10601.6</text:p>
              </table:table-cell>
              <table:table-cell office:value-type="float" office:value="10659.1">
                <text:p>10659.1</text:p>
              </table:table-cell>
              <table:table-cell office:value-type="float" office:value="10614.9">
                <text:p>10614.9</text:p>
              </table:table-cell>
              <table:table-cell office:value-type="float" office:value="10625.8">
                <text:p>10625.8</text:p>
              </table:table-cell>
              <table:table-cell office:value-type="float" office:value="10679.5">
                <text:p>10679.5</text:p>
              </table:table-cell>
              <table:table-cell office:value-type="float" office:value="10595.2">
                <text:p>10595.2</text:p>
              </table:table-cell>
              <table:table-cell office:value-type="float" office:value="10537">
                <text:p>10537</text:p>
              </table:table-cell>
              <table:table-cell office:value-type="float" office:value="10563">
                <text:p>10563</text:p>
              </table:table-cell>
              <table:table-cell office:value-type="float" office:value="10564.8">
                <text:p>10564.8</text:p>
              </table:table-cell>
              <table:table-cell office:value-type="float" office:value="10591.1">
                <text:p>10591.1</text:p>
              </table:table-cell>
              <table:table-cell office:value-type="float" office:value="10536.4">
                <text:p>10536.4</text:p>
              </table:table-cell>
              <table:table-cell office:value-type="float" office:value="10462.8">
                <text:p>10462.8</text:p>
              </table:table-cell>
              <table:table-cell office:value-type="float" office:value="10470.2">
                <text:p>10470.2</text:p>
              </table:table-cell>
              <table:table-cell office:value-type="float" office:value="10411.7">
                <text:p>10411.7</text:p>
              </table:table-cell>
              <table:table-cell office:value-type="float" office:value="10459.7">
                <text:p>10459.7</text:p>
              </table:table-cell>
              <table:table-cell office:value-type="float" office:value="10391.8">
                <text:p>10391.8</text:p>
              </table:table-cell>
              <table:table-cell office:value-type="float" office:value="10387.2">
                <text:p>10387.2</text:p>
              </table:table-cell>
              <table:table-cell office:value-type="float" office:value="10386.1">
                <text:p>10386.1</text:p>
              </table:table-cell>
              <table:table-cell office:value-type="float" office:value="10408.7">
                <text:p>10408.7</text:p>
              </table:table-cell>
              <table:table-cell office:value-type="float" office:value="10403.4">
                <text:p>10403.4</text:p>
              </table:table-cell>
              <table:table-cell office:value-type="float" office:value="10367.8">
                <text:p>10367.8</text:p>
              </table:table-cell>
              <table:table-cell office:value-type="float" office:value="10414.2">
                <text:p>10414.2</text:p>
              </table:table-cell>
              <table:table-cell office:value-type="float" office:value="10431.7">
                <text:p>10431.7</text:p>
              </table:table-cell>
              <table:table-cell office:value-type="float" office:value="10404">
                <text:p>10404</text:p>
              </table:table-cell>
              <table:table-cell office:value-type="float" office:value="10381.5">
                <text:p>10381.5</text:p>
              </table:table-cell>
              <table:table-cell office:value-type="float" office:value="10393.1">
                <text:p>10393.1</text:p>
              </table:table-cell>
              <table:table-cell office:value-type="float" office:value="10394">
                <text:p>10394</text:p>
              </table:table-cell>
            </table:table-row>
            <table:table-row>
              <table:table-cell office:value-type="string">
                <text:p>Run: 5</text:p>
                <draw:g>
                  <svg:desc>Sheet1.G21:Sheet1.G21</svg:desc>
                </draw:g>
              </table:table-cell>
              <table:table-cell office:value-type="float" office:value="29011.4">
                <text:p>29011.4</text:p>
                <draw:g>
                  <svg:desc>Sheet1.A23:Sheet1.KZ23</svg:desc>
                </draw:g>
              </table:table-cell>
              <table:table-cell office:value-type="float" office:value="27480.6">
                <text:p>27480.6</text:p>
              </table:table-cell>
              <table:table-cell office:value-type="float" office:value="26328.2">
                <text:p>26328.2</text:p>
              </table:table-cell>
              <table:table-cell office:value-type="float" office:value="25719.7">
                <text:p>25719.7</text:p>
              </table:table-cell>
              <table:table-cell office:value-type="float" office:value="25472.9">
                <text:p>25472.9</text:p>
              </table:table-cell>
              <table:table-cell office:value-type="float" office:value="25296.2">
                <text:p>25296.2</text:p>
              </table:table-cell>
              <table:table-cell office:value-type="float" office:value="25092.4">
                <text:p>25092.4</text:p>
              </table:table-cell>
              <table:table-cell office:value-type="float" office:value="24805.2">
                <text:p>24805.2</text:p>
              </table:table-cell>
              <table:table-cell office:value-type="float" office:value="24469.8">
                <text:p>24469.8</text:p>
              </table:table-cell>
              <table:table-cell office:value-type="float" office:value="24386.2">
                <text:p>24386.2</text:p>
              </table:table-cell>
              <table:table-cell office:value-type="float" office:value="24169.1">
                <text:p>24169.1</text:p>
              </table:table-cell>
              <table:table-cell office:value-type="float" office:value="23677.3">
                <text:p>23677.3</text:p>
              </table:table-cell>
              <table:table-cell office:value-type="float" office:value="23406.3">
                <text:p>23406.3</text:p>
              </table:table-cell>
              <table:table-cell office:value-type="float" office:value="23358">
                <text:p>23358</text:p>
              </table:table-cell>
              <table:table-cell office:value-type="float" office:value="23223.1">
                <text:p>23223.1</text:p>
              </table:table-cell>
              <table:table-cell office:value-type="float" office:value="23033.3">
                <text:p>23033.3</text:p>
              </table:table-cell>
              <table:table-cell office:value-type="float" office:value="22603.6">
                <text:p>22603.6</text:p>
              </table:table-cell>
              <table:table-cell office:value-type="float" office:value="22247">
                <text:p>22247</text:p>
              </table:table-cell>
              <table:table-cell office:value-type="float" office:value="22092.2">
                <text:p>22092.2</text:p>
              </table:table-cell>
              <table:table-cell office:value-type="float" office:value="22054.5">
                <text:p>22054.5</text:p>
              </table:table-cell>
              <table:table-cell office:value-type="float" office:value="21972.7">
                <text:p>21972.7</text:p>
              </table:table-cell>
              <table:table-cell office:value-type="float" office:value="21829.4">
                <text:p>21829.4</text:p>
              </table:table-cell>
              <table:table-cell office:value-type="float" office:value="21668.4">
                <text:p>21668.4</text:p>
              </table:table-cell>
              <table:table-cell office:value-type="float" office:value="21404.9">
                <text:p>21404.9</text:p>
              </table:table-cell>
              <table:table-cell office:value-type="float" office:value="20929.5">
                <text:p>20929.5</text:p>
              </table:table-cell>
              <table:table-cell office:value-type="float" office:value="20255.4">
                <text:p>20255.4</text:p>
              </table:table-cell>
              <table:table-cell office:value-type="float" office:value="19756.1">
                <text:p>19756.1</text:p>
              </table:table-cell>
              <table:table-cell office:value-type="float" office:value="19431.2">
                <text:p>19431.2</text:p>
              </table:table-cell>
              <table:table-cell office:value-type="float" office:value="19426.8">
                <text:p>19426.8</text:p>
              </table:table-cell>
              <table:table-cell office:value-type="float" office:value="19316.7">
                <text:p>19316.7</text:p>
              </table:table-cell>
              <table:table-cell office:value-type="float" office:value="19324.5">
                <text:p>19324.5</text:p>
              </table:table-cell>
              <table:table-cell office:value-type="float" office:value="19201.5">
                <text:p>19201.5</text:p>
              </table:table-cell>
              <table:table-cell office:value-type="float" office:value="19118.4">
                <text:p>19118.4</text:p>
              </table:table-cell>
              <table:table-cell office:value-type="float" office:value="19083.8">
                <text:p>19083.8</text:p>
              </table:table-cell>
              <table:table-cell office:value-type="float" office:value="19026.3">
                <text:p>19026.3</text:p>
              </table:table-cell>
              <table:table-cell office:value-type="float" office:value="19046.6">
                <text:p>19046.6</text:p>
              </table:table-cell>
              <table:table-cell office:value-type="float" office:value="19011.4">
                <text:p>19011.4</text:p>
              </table:table-cell>
              <table:table-cell office:value-type="float" office:value="18920.5">
                <text:p>18920.5</text:p>
              </table:table-cell>
              <table:table-cell office:value-type="float" office:value="18818.4">
                <text:p>18818.4</text:p>
              </table:table-cell>
              <table:table-cell office:value-type="float" office:value="18687.5">
                <text:p>18687.5</text:p>
              </table:table-cell>
              <table:table-cell office:value-type="float" office:value="18422.3">
                <text:p>18422.3</text:p>
              </table:table-cell>
              <table:table-cell office:value-type="float" office:value="18015.5">
                <text:p>18015.5</text:p>
              </table:table-cell>
              <table:table-cell office:value-type="float" office:value="17961.9">
                <text:p>17961.9</text:p>
              </table:table-cell>
              <table:table-cell office:value-type="float" office:value="17929.4">
                <text:p>17929.4</text:p>
              </table:table-cell>
              <table:table-cell office:value-type="float" office:value="17791.9">
                <text:p>17791.9</text:p>
              </table:table-cell>
              <table:table-cell office:value-type="float" office:value="17678">
                <text:p>17678</text:p>
              </table:table-cell>
              <table:table-cell office:value-type="float" office:value="17606.2">
                <text:p>17606.2</text:p>
              </table:table-cell>
              <table:table-cell office:value-type="float" office:value="17418.1">
                <text:p>17418.1</text:p>
              </table:table-cell>
              <table:table-cell office:value-type="float" office:value="17276.7">
                <text:p>17276.7</text:p>
              </table:table-cell>
              <table:table-cell office:value-type="float" office:value="17154.9">
                <text:p>17154.9</text:p>
              </table:table-cell>
              <table:table-cell office:value-type="float" office:value="16898.1">
                <text:p>16898.1</text:p>
              </table:table-cell>
              <table:table-cell office:value-type="float" office:value="16685.5">
                <text:p>16685.5</text:p>
              </table:table-cell>
              <table:table-cell office:value-type="float" office:value="16481.8">
                <text:p>16481.8</text:p>
              </table:table-cell>
              <table:table-cell office:value-type="float" office:value="16343.2">
                <text:p>16343.2</text:p>
              </table:table-cell>
              <table:table-cell office:value-type="float" office:value="16278.6">
                <text:p>16278.6</text:p>
              </table:table-cell>
              <table:table-cell office:value-type="float" office:value="16180.8">
                <text:p>16180.8</text:p>
              </table:table-cell>
              <table:table-cell office:value-type="float" office:value="16001.8">
                <text:p>16001.8</text:p>
              </table:table-cell>
              <table:table-cell office:value-type="float" office:value="15783.7">
                <text:p>15783.7</text:p>
              </table:table-cell>
              <table:table-cell office:value-type="float" office:value="15662.5">
                <text:p>15662.5</text:p>
              </table:table-cell>
              <table:table-cell office:value-type="float" office:value="15692.2">
                <text:p>15692.2</text:p>
              </table:table-cell>
              <table:table-cell office:value-type="float" office:value="15656.4">
                <text:p>15656.4</text:p>
              </table:table-cell>
              <table:table-cell office:value-type="float" office:value="15554.1">
                <text:p>15554.1</text:p>
              </table:table-cell>
              <table:table-cell office:value-type="float" office:value="15507.9">
                <text:p>15507.9</text:p>
              </table:table-cell>
              <table:table-cell office:value-type="float" office:value="15536.5">
                <text:p>15536.5</text:p>
              </table:table-cell>
              <table:table-cell office:value-type="float" office:value="15317.4">
                <text:p>15317.4</text:p>
              </table:table-cell>
              <table:table-cell office:value-type="float" office:value="15284.8">
                <text:p>15284.8</text:p>
              </table:table-cell>
              <table:table-cell office:value-type="float" office:value="15243">
                <text:p>15243</text:p>
              </table:table-cell>
              <table:table-cell office:value-type="float" office:value="15259.6">
                <text:p>15259.6</text:p>
              </table:table-cell>
              <table:table-cell office:value-type="float" office:value="15238.2">
                <text:p>15238.2</text:p>
              </table:table-cell>
              <table:table-cell office:value-type="float" office:value="15129">
                <text:p>15129</text:p>
              </table:table-cell>
              <table:table-cell office:value-type="float" office:value="15021">
                <text:p>15021</text:p>
              </table:table-cell>
              <table:table-cell office:value-type="float" office:value="15010.6">
                <text:p>15010.6</text:p>
              </table:table-cell>
              <table:table-cell office:value-type="float" office:value="14978.7">
                <text:p>14978.7</text:p>
              </table:table-cell>
              <table:table-cell office:value-type="float" office:value="14906.9">
                <text:p>14906.9</text:p>
              </table:table-cell>
              <table:table-cell office:value-type="float" office:value="14952.3">
                <text:p>14952.3</text:p>
              </table:table-cell>
              <table:table-cell office:value-type="float" office:value="14900.8">
                <text:p>14900.8</text:p>
              </table:table-cell>
              <table:table-cell office:value-type="float" office:value="14782.5">
                <text:p>14782.5</text:p>
              </table:table-cell>
              <table:table-cell office:value-type="float" office:value="14741.7">
                <text:p>14741.7</text:p>
              </table:table-cell>
              <table:table-cell office:value-type="float" office:value="14710.1">
                <text:p>14710.1</text:p>
              </table:table-cell>
              <table:table-cell office:value-type="float" office:value="14722.3">
                <text:p>14722.3</text:p>
              </table:table-cell>
              <table:table-cell office:value-type="float" office:value="14624.6">
                <text:p>14624.6</text:p>
              </table:table-cell>
              <table:table-cell office:value-type="float" office:value="14614.9">
                <text:p>14614.9</text:p>
              </table:table-cell>
              <table:table-cell office:value-type="float" office:value="14615.7">
                <text:p>14615.7</text:p>
              </table:table-cell>
              <table:table-cell office:value-type="float" office:value="14568.9">
                <text:p>14568.9</text:p>
              </table:table-cell>
              <table:table-cell office:value-type="float" office:value="14531.9">
                <text:p>14531.9</text:p>
              </table:table-cell>
              <table:table-cell office:value-type="float" office:value="14494.2">
                <text:p>14494.2</text:p>
              </table:table-cell>
              <table:table-cell office:value-type="float" office:value="14443.3">
                <text:p>14443.3</text:p>
              </table:table-cell>
              <table:table-cell office:value-type="float" office:value="14408.3">
                <text:p>14408.3</text:p>
              </table:table-cell>
              <table:table-cell office:value-type="float" office:value="14393.4">
                <text:p>14393.4</text:p>
              </table:table-cell>
              <table:table-cell office:value-type="float" office:value="14435.4">
                <text:p>14435.4</text:p>
              </table:table-cell>
              <table:table-cell office:value-type="float" office:value="14325.8">
                <text:p>14325.8</text:p>
              </table:table-cell>
              <table:table-cell office:value-type="float" office:value="14095.2">
                <text:p>14095.2</text:p>
              </table:table-cell>
              <table:table-cell office:value-type="float" office:value="14044.3">
                <text:p>14044.3</text:p>
              </table:table-cell>
              <table:table-cell office:value-type="float" office:value="14021.3">
                <text:p>14021.3</text:p>
              </table:table-cell>
              <table:table-cell office:value-type="float" office:value="14028">
                <text:p>14028</text:p>
              </table:table-cell>
              <table:table-cell office:value-type="float" office:value="14025.2">
                <text:p>14025.2</text:p>
              </table:table-cell>
              <table:table-cell office:value-type="float" office:value="14031.5">
                <text:p>14031.5</text:p>
              </table:table-cell>
              <table:table-cell office:value-type="float" office:value="14071.8">
                <text:p>14071.8</text:p>
              </table:table-cell>
              <table:table-cell office:value-type="float" office:value="13994.3">
                <text:p>13994.3</text:p>
              </table:table-cell>
              <table:table-cell office:value-type="float" office:value="13937.4">
                <text:p>13937.4</text:p>
              </table:table-cell>
              <table:table-cell office:value-type="float" office:value="13829.9">
                <text:p>13829.9</text:p>
              </table:table-cell>
              <table:table-cell office:value-type="float" office:value="13748.9">
                <text:p>13748.9</text:p>
              </table:table-cell>
              <table:table-cell office:value-type="float" office:value="13778.1">
                <text:p>13778.1</text:p>
              </table:table-cell>
              <table:table-cell office:value-type="float" office:value="13723.8">
                <text:p>13723.8</text:p>
              </table:table-cell>
              <table:table-cell office:value-type="float" office:value="13706">
                <text:p>13706</text:p>
              </table:table-cell>
              <table:table-cell office:value-type="float" office:value="13694.7">
                <text:p>13694.7</text:p>
              </table:table-cell>
              <table:table-cell office:value-type="float" office:value="13584.1">
                <text:p>13584.1</text:p>
              </table:table-cell>
              <table:table-cell office:value-type="float" office:value="13364.3">
                <text:p>13364.3</text:p>
              </table:table-cell>
              <table:table-cell office:value-type="float" office:value="13200.1">
                <text:p>13200.1</text:p>
              </table:table-cell>
              <table:table-cell office:value-type="float" office:value="13154.6">
                <text:p>13154.6</text:p>
              </table:table-cell>
              <table:table-cell office:value-type="float" office:value="13156.1">
                <text:p>13156.1</text:p>
              </table:table-cell>
              <table:table-cell office:value-type="float" office:value="13155">
                <text:p>13155</text:p>
              </table:table-cell>
              <table:table-cell office:value-type="float" office:value="13104.6">
                <text:p>13104.6</text:p>
              </table:table-cell>
              <table:table-cell office:value-type="float" office:value="13112.9">
                <text:p>13112.9</text:p>
              </table:table-cell>
              <table:table-cell office:value-type="float" office:value="13046.8">
                <text:p>13046.8</text:p>
              </table:table-cell>
              <table:table-cell office:value-type="float" office:value="12949.1">
                <text:p>12949.1</text:p>
              </table:table-cell>
              <table:table-cell office:value-type="float" office:value="12933.2">
                <text:p>12933.2</text:p>
              </table:table-cell>
              <table:table-cell office:value-type="float" office:value="12864">
                <text:p>12864</text:p>
              </table:table-cell>
              <table:table-cell office:value-type="float" office:value="12925.4">
                <text:p>12925.4</text:p>
              </table:table-cell>
              <table:table-cell office:value-type="float" office:value="12906.4">
                <text:p>12906.4</text:p>
              </table:table-cell>
              <table:table-cell office:value-type="float" office:value="12877.2">
                <text:p>12877.2</text:p>
              </table:table-cell>
              <table:table-cell office:value-type="float" office:value="12918.3">
                <text:p>12918.3</text:p>
              </table:table-cell>
              <table:table-cell office:value-type="float" office:value="12902.7">
                <text:p>12902.7</text:p>
              </table:table-cell>
              <table:table-cell office:value-type="float" office:value="12836.3">
                <text:p>12836.3</text:p>
              </table:table-cell>
              <table:table-cell office:value-type="float" office:value="12783.9">
                <text:p>12783.9</text:p>
              </table:table-cell>
              <table:table-cell office:value-type="float" office:value="12725.3">
                <text:p>12725.3</text:p>
              </table:table-cell>
              <table:table-cell office:value-type="float" office:value="12580.5">
                <text:p>12580.5</text:p>
              </table:table-cell>
              <table:table-cell office:value-type="float" office:value="12503.1">
                <text:p>12503.1</text:p>
              </table:table-cell>
              <table:table-cell office:value-type="float" office:value="12533">
                <text:p>12533</text:p>
              </table:table-cell>
              <table:table-cell office:value-type="float" office:value="12558.3">
                <text:p>12558.3</text:p>
              </table:table-cell>
              <table:table-cell office:value-type="float" office:value="12441.7">
                <text:p>12441.7</text:p>
              </table:table-cell>
              <table:table-cell office:value-type="float" office:value="12507.4">
                <text:p>12507.4</text:p>
              </table:table-cell>
              <table:table-cell office:value-type="float" office:value="12500.4">
                <text:p>12500.4</text:p>
              </table:table-cell>
              <table:table-cell office:value-type="float" office:value="12481.8">
                <text:p>12481.8</text:p>
              </table:table-cell>
              <table:table-cell office:value-type="float" office:value="12489.8">
                <text:p>12489.8</text:p>
              </table:table-cell>
              <table:table-cell office:value-type="float" office:value="12471.1">
                <text:p>12471.1</text:p>
              </table:table-cell>
              <table:table-cell office:value-type="float" office:value="12443.2">
                <text:p>12443.2</text:p>
              </table:table-cell>
              <table:table-cell office:value-type="float" office:value="12471.4">
                <text:p>12471.4</text:p>
              </table:table-cell>
              <table:table-cell office:value-type="float" office:value="12451.9">
                <text:p>12451.9</text:p>
              </table:table-cell>
              <table:table-cell office:value-type="float" office:value="12463.1">
                <text:p>12463.1</text:p>
              </table:table-cell>
              <table:table-cell office:value-type="float" office:value="12391.9">
                <text:p>12391.9</text:p>
              </table:table-cell>
              <table:table-cell office:value-type="float" office:value="12339.7">
                <text:p>12339.7</text:p>
              </table:table-cell>
              <table:table-cell office:value-type="float" office:value="12307.2">
                <text:p>12307.2</text:p>
              </table:table-cell>
              <table:table-cell office:value-type="float" office:value="12151.8">
                <text:p>12151.8</text:p>
              </table:table-cell>
              <table:table-cell office:value-type="float" office:value="12131.3">
                <text:p>12131.3</text:p>
              </table:table-cell>
              <table:table-cell office:value-type="float" office:value="12128.1">
                <text:p>12128.1</text:p>
              </table:table-cell>
              <table:table-cell office:value-type="float" office:value="12133.7">
                <text:p>12133.7</text:p>
              </table:table-cell>
              <table:table-cell office:value-type="float" office:value="12096.2">
                <text:p>12096.2</text:p>
              </table:table-cell>
              <table:table-cell office:value-type="float" office:value="12060.7">
                <text:p>12060.7</text:p>
              </table:table-cell>
              <table:table-cell office:value-type="float" office:value="12084.6">
                <text:p>12084.6</text:p>
              </table:table-cell>
              <table:table-cell office:value-type="float" office:value="12018">
                <text:p>12018</text:p>
              </table:table-cell>
              <table:table-cell office:value-type="float" office:value="11970.4">
                <text:p>11970.4</text:p>
              </table:table-cell>
              <table:table-cell office:value-type="float" office:value="11937">
                <text:p>11937</text:p>
              </table:table-cell>
              <table:table-cell office:value-type="float" office:value="11966.1">
                <text:p>11966.1</text:p>
              </table:table-cell>
              <table:table-cell office:value-type="float" office:value="11981.3">
                <text:p>11981.3</text:p>
              </table:table-cell>
              <table:table-cell office:value-type="float" office:value="11936.5">
                <text:p>11936.5</text:p>
              </table:table-cell>
              <table:table-cell office:value-type="float" office:value="11962.4">
                <text:p>11962.4</text:p>
              </table:table-cell>
              <table:table-cell office:value-type="float" office:value="11985">
                <text:p>11985</text:p>
              </table:table-cell>
              <table:table-cell office:value-type="float" office:value="11914.8">
                <text:p>11914.8</text:p>
              </table:table-cell>
              <table:table-cell office:value-type="float" office:value="11900.8">
                <text:p>11900.8</text:p>
              </table:table-cell>
              <table:table-cell office:value-type="float" office:value="11906.4">
                <text:p>11906.4</text:p>
              </table:table-cell>
              <table:table-cell office:value-type="float" office:value="11927.4">
                <text:p>11927.4</text:p>
              </table:table-cell>
              <table:table-cell office:value-type="float" office:value="11837.6">
                <text:p>11837.6</text:p>
              </table:table-cell>
              <table:table-cell office:value-type="float" office:value="11833.3">
                <text:p>11833.3</text:p>
              </table:table-cell>
              <table:table-cell office:value-type="float" office:value="11814.2">
                <text:p>11814.2</text:p>
              </table:table-cell>
              <table:table-cell office:value-type="float" office:value="11790.7">
                <text:p>11790.7</text:p>
              </table:table-cell>
              <table:table-cell office:value-type="float" office:value="11774.9">
                <text:p>11774.9</text:p>
              </table:table-cell>
              <table:table-cell office:value-type="float" office:value="11854.6">
                <text:p>11854.6</text:p>
              </table:table-cell>
              <table:table-cell office:value-type="float" office:value="11770.3">
                <text:p>11770.3</text:p>
              </table:table-cell>
              <table:table-cell office:value-type="float" office:value="11802.1">
                <text:p>11802.1</text:p>
              </table:table-cell>
              <table:table-cell office:value-type="float" office:value="11727">
                <text:p>11727</text:p>
              </table:table-cell>
              <table:table-cell office:value-type="float" office:value="11776.7">
                <text:p>11776.7</text:p>
              </table:table-cell>
              <table:table-cell office:value-type="float" office:value="11736.5">
                <text:p>11736.5</text:p>
              </table:table-cell>
              <table:table-cell office:value-type="float" office:value="11754.9">
                <text:p>11754.9</text:p>
              </table:table-cell>
              <table:table-cell office:value-type="float" office:value="11755.5">
                <text:p>11755.5</text:p>
              </table:table-cell>
              <table:table-cell office:value-type="float" office:value="11702.9">
                <text:p>11702.9</text:p>
              </table:table-cell>
              <table:table-cell office:value-type="float" office:value="11670">
                <text:p>11670</text:p>
              </table:table-cell>
              <table:table-cell office:value-type="float" office:value="11764.8">
                <text:p>11764.8</text:p>
              </table:table-cell>
              <table:table-cell office:value-type="float" office:value="11613.5">
                <text:p>11613.5</text:p>
              </table:table-cell>
              <table:table-cell office:value-type="float" office:value="11638">
                <text:p>11638</text:p>
              </table:table-cell>
              <table:table-cell office:value-type="float" office:value="11584.1">
                <text:p>11584.1</text:p>
              </table:table-cell>
              <table:table-cell office:value-type="float" office:value="11539.7">
                <text:p>11539.7</text:p>
              </table:table-cell>
              <table:table-cell office:value-type="float" office:value="11511.3">
                <text:p>11511.3</text:p>
              </table:table-cell>
              <table:table-cell office:value-type="float" office:value="11449.5">
                <text:p>11449.5</text:p>
              </table:table-cell>
              <table:table-cell office:value-type="float" office:value="11270.7">
                <text:p>11270.7</text:p>
              </table:table-cell>
              <table:table-cell office:value-type="float" office:value="11243.8">
                <text:p>11243.8</text:p>
              </table:table-cell>
              <table:table-cell office:value-type="float" office:value="11278">
                <text:p>11278</text:p>
              </table:table-cell>
              <table:table-cell office:value-type="float" office:value="11269.4">
                <text:p>11269.4</text:p>
              </table:table-cell>
              <table:table-cell office:value-type="float" office:value="11228.3">
                <text:p>11228.3</text:p>
              </table:table-cell>
              <table:table-cell office:value-type="float" office:value="11269.4">
                <text:p>11269.4</text:p>
              </table:table-cell>
              <table:table-cell office:value-type="float" office:value="11226.7">
                <text:p>11226.7</text:p>
              </table:table-cell>
              <table:table-cell office:value-type="float" office:value="11225.5">
                <text:p>11225.5</text:p>
              </table:table-cell>
              <table:table-cell office:value-type="float" office:value="11156.4">
                <text:p>11156.4</text:p>
              </table:table-cell>
              <table:table-cell office:value-type="float" office:value="11157.4">
                <text:p>11157.4</text:p>
              </table:table-cell>
              <table:table-cell office:value-type="float" office:value="11202.6">
                <text:p>11202.6</text:p>
              </table:table-cell>
              <table:table-cell office:value-type="float" office:value="11187.7">
                <text:p>11187.7</text:p>
              </table:table-cell>
              <table:table-cell office:value-type="float" office:value="11169.4">
                <text:p>11169.4</text:p>
              </table:table-cell>
              <table:table-cell office:value-type="float" office:value="11129.2">
                <text:p>11129.2</text:p>
              </table:table-cell>
              <table:table-cell office:value-type="float" office:value="11154.9">
                <text:p>11154.9</text:p>
              </table:table-cell>
              <table:table-cell office:value-type="float" office:value="11142.4">
                <text:p>11142.4</text:p>
              </table:table-cell>
              <table:table-cell office:value-type="float" office:value="11162.9">
                <text:p>11162.9</text:p>
              </table:table-cell>
              <table:table-cell office:value-type="float" office:value="11124.5">
                <text:p>11124.5</text:p>
              </table:table-cell>
              <table:table-cell office:value-type="float" office:value="11149.7">
                <text:p>11149.7</text:p>
              </table:table-cell>
              <table:table-cell office:value-type="float" office:value="11121.6">
                <text:p>11121.6</text:p>
              </table:table-cell>
              <table:table-cell office:value-type="float" office:value="11114.4">
                <text:p>11114.4</text:p>
              </table:table-cell>
              <table:table-cell office:value-type="float" office:value="11154">
                <text:p>11154</text:p>
              </table:table-cell>
              <table:table-cell office:value-type="float" office:value="11115">
                <text:p>11115</text:p>
              </table:table-cell>
              <table:table-cell office:value-type="float" office:value="11120">
                <text:p>11120</text:p>
              </table:table-cell>
              <table:table-cell office:value-type="float" office:value="11008.5">
                <text:p>11008.5</text:p>
              </table:table-cell>
              <table:table-cell office:value-type="float" office:value="10774.7">
                <text:p>10774.7</text:p>
              </table:table-cell>
              <table:table-cell office:value-type="float" office:value="10767">
                <text:p>10767</text:p>
              </table:table-cell>
              <table:table-cell office:value-type="float" office:value="10803">
                <text:p>10803</text:p>
              </table:table-cell>
              <table:table-cell office:value-type="float" office:value="10818.2">
                <text:p>10818.2</text:p>
              </table:table-cell>
              <table:table-cell office:value-type="float" office:value="10722.5">
                <text:p>10722.5</text:p>
              </table:table-cell>
              <table:table-cell office:value-type="float" office:value="10697.5">
                <text:p>10697.5</text:p>
              </table:table-cell>
              <table:table-cell office:value-type="float" office:value="10651.4">
                <text:p>10651.4</text:p>
              </table:table-cell>
              <table:table-cell office:value-type="float" office:value="10682.3">
                <text:p>10682.3</text:p>
              </table:table-cell>
              <table:table-cell office:value-type="float" office:value="10683.1">
                <text:p>10683.1</text:p>
              </table:table-cell>
              <table:table-cell office:value-type="float" office:value="10656.2">
                <text:p>10656.2</text:p>
              </table:table-cell>
              <table:table-cell office:value-type="float" office:value="10717.9">
                <text:p>10717.9</text:p>
              </table:table-cell>
              <table:table-cell office:value-type="float" office:value="10627.5">
                <text:p>10627.5</text:p>
              </table:table-cell>
              <table:table-cell office:value-type="float" office:value="10681">
                <text:p>10681</text:p>
              </table:table-cell>
              <table:table-cell office:value-type="float" office:value="10707.3">
                <text:p>10707.3</text:p>
              </table:table-cell>
              <table:table-cell office:value-type="float" office:value="10712.1">
                <text:p>10712.1</text:p>
              </table:table-cell>
              <table:table-cell office:value-type="float" office:value="10699.3">
                <text:p>10699.3</text:p>
              </table:table-cell>
              <table:table-cell office:value-type="float" office:value="10684.9">
                <text:p>10684.9</text:p>
              </table:table-cell>
              <table:table-cell office:value-type="float" office:value="10598.1">
                <text:p>10598.1</text:p>
              </table:table-cell>
              <table:table-cell office:value-type="float" office:value="10641.1">
                <text:p>10641.1</text:p>
              </table:table-cell>
              <table:table-cell office:value-type="float" office:value="10588.7">
                <text:p>10588.7</text:p>
              </table:table-cell>
              <table:table-cell office:value-type="float" office:value="10604.6">
                <text:p>10604.6</text:p>
              </table:table-cell>
              <table:table-cell office:value-type="float" office:value="10584">
                <text:p>10584</text:p>
              </table:table-cell>
              <table:table-cell office:value-type="float" office:value="10617.8">
                <text:p>10617.8</text:p>
              </table:table-cell>
              <table:table-cell office:value-type="float" office:value="10596.8">
                <text:p>10596.8</text:p>
              </table:table-cell>
              <table:table-cell office:value-type="float" office:value="10653.9">
                <text:p>10653.9</text:p>
              </table:table-cell>
              <table:table-cell office:value-type="float" office:value="10571.4">
                <text:p>10571.4</text:p>
              </table:table-cell>
              <table:table-cell office:value-type="float" office:value="10656.6">
                <text:p>10656.6</text:p>
              </table:table-cell>
              <table:table-cell office:value-type="float" office:value="10574.8">
                <text:p>10574.8</text:p>
              </table:table-cell>
              <table:table-cell office:value-type="float" office:value="10553.9">
                <text:p>10553.9</text:p>
              </table:table-cell>
              <table:table-cell office:value-type="float" office:value="10495.2">
                <text:p>10495.2</text:p>
              </table:table-cell>
              <table:table-cell office:value-type="float" office:value="10536">
                <text:p>10536</text:p>
              </table:table-cell>
              <table:table-cell office:value-type="float" office:value="10594.7">
                <text:p>10594.7</text:p>
              </table:table-cell>
              <table:table-cell office:value-type="float" office:value="10496.4">
                <text:p>10496.4</text:p>
              </table:table-cell>
              <table:table-cell office:value-type="float" office:value="10517.5">
                <text:p>10517.5</text:p>
              </table:table-cell>
              <table:table-cell office:value-type="float" office:value="10494.3">
                <text:p>10494.3</text:p>
              </table:table-cell>
              <table:table-cell office:value-type="float" office:value="10490.2">
                <text:p>10490.2</text:p>
              </table:table-cell>
              <table:table-cell office:value-type="float" office:value="10470.5">
                <text:p>10470.5</text:p>
              </table:table-cell>
              <table:table-cell office:value-type="float" office:value="10510.4">
                <text:p>10510.4</text:p>
              </table:table-cell>
              <table:table-cell office:value-type="float" office:value="10521">
                <text:p>10521</text:p>
              </table:table-cell>
              <table:table-cell office:value-type="float" office:value="10464.1">
                <text:p>10464.1</text:p>
              </table:table-cell>
              <table:table-cell office:value-type="float" office:value="10464.8">
                <text:p>10464.8</text:p>
              </table:table-cell>
              <table:table-cell office:value-type="float" office:value="10424.3">
                <text:p>10424.3</text:p>
              </table:table-cell>
              <table:table-cell office:value-type="float" office:value="10410.8">
                <text:p>10410.8</text:p>
              </table:table-cell>
              <table:table-cell office:value-type="float" office:value="10419.8">
                <text:p>10419.8</text:p>
              </table:table-cell>
              <table:table-cell office:value-type="float" office:value="10453.7">
                <text:p>10453.7</text:p>
              </table:table-cell>
              <table:table-cell office:value-type="float" office:value="10449.3">
                <text:p>10449.3</text:p>
              </table:table-cell>
              <table:table-cell office:value-type="float" office:value="10403.2">
                <text:p>10403.2</text:p>
              </table:table-cell>
              <table:table-cell office:value-type="float" office:value="10462.4">
                <text:p>10462.4</text:p>
              </table:table-cell>
              <table:table-cell office:value-type="float" office:value="10392.2">
                <text:p>10392.2</text:p>
              </table:table-cell>
              <table:table-cell office:value-type="float" office:value="10342.7">
                <text:p>10342.7</text:p>
              </table:table-cell>
              <table:table-cell office:value-type="float" office:value="10379.7">
                <text:p>10379.7</text:p>
              </table:table-cell>
              <table:table-cell office:value-type="float" office:value="10320.9">
                <text:p>10320.9</text:p>
              </table:table-cell>
              <table:table-cell office:value-type="float" office:value="10351.4">
                <text:p>10351.4</text:p>
              </table:table-cell>
              <table:table-cell office:value-type="float" office:value="10317.7">
                <text:p>10317.7</text:p>
              </table:table-cell>
              <table:table-cell office:value-type="float" office:value="10286.7">
                <text:p>10286.7</text:p>
              </table:table-cell>
              <table:table-cell office:value-type="float" office:value="10314.5">
                <text:p>10314.5</text:p>
              </table:table-cell>
              <table:table-cell office:value-type="float" office:value="10363.7">
                <text:p>10363.7</text:p>
              </table:table-cell>
              <table:table-cell office:value-type="float" office:value="10294.6">
                <text:p>10294.6</text:p>
              </table:table-cell>
              <table:table-cell office:value-type="float" office:value="10198.9">
                <text:p>10198.9</text:p>
              </table:table-cell>
              <table:table-cell office:value-type="float" office:value="10158.7">
                <text:p>10158.7</text:p>
              </table:table-cell>
              <table:table-cell office:value-type="float" office:value="10133.4">
                <text:p>10133.4</text:p>
              </table:table-cell>
              <table:table-cell office:value-type="float" office:value="10103.3">
                <text:p>10103.3</text:p>
              </table:table-cell>
              <table:table-cell office:value-type="float" office:value="10101.3">
                <text:p>10101.3</text:p>
              </table:table-cell>
              <table:table-cell office:value-type="float" office:value="10062">
                <text:p>10062</text:p>
              </table:table-cell>
              <table:table-cell office:value-type="float" office:value="9875.76">
                <text:p>9875.76</text:p>
              </table:table-cell>
              <table:table-cell office:value-type="float" office:value="9806.37">
                <text:p>9806.37</text:p>
              </table:table-cell>
              <table:table-cell office:value-type="float" office:value="9809.78">
                <text:p>9809.78</text:p>
              </table:table-cell>
              <table:table-cell office:value-type="float" office:value="9751.75">
                <text:p>9751.75</text:p>
              </table:table-cell>
              <table:table-cell office:value-type="float" office:value="9828.1">
                <text:p>9828.1</text:p>
              </table:table-cell>
              <table:table-cell office:value-type="float" office:value="9766.32">
                <text:p>9766.32</text:p>
              </table:table-cell>
              <table:table-cell office:value-type="float" office:value="9808.89">
                <text:p>9808.89</text:p>
              </table:table-cell>
              <table:table-cell office:value-type="float" office:value="9832.9">
                <text:p>9832.9</text:p>
              </table:table-cell>
              <table:table-cell office:value-type="float" office:value="9792.86">
                <text:p>9792.86</text:p>
              </table:table-cell>
              <table:table-cell office:value-type="float" office:value="9765.76">
                <text:p>9765.76</text:p>
              </table:table-cell>
              <table:table-cell office:value-type="float" office:value="9752.15">
                <text:p>9752.15</text:p>
              </table:table-cell>
              <table:table-cell office:value-type="float" office:value="9704.84">
                <text:p>9704.84</text:p>
              </table:table-cell>
              <table:table-cell office:value-type="float" office:value="9669.07">
                <text:p>9669.07</text:p>
              </table:table-cell>
              <table:table-cell office:value-type="float" office:value="9677.63">
                <text:p>9677.63</text:p>
              </table:table-cell>
              <table:table-cell office:value-type="float" office:value="9653.71">
                <text:p>9653.71</text:p>
              </table:table-cell>
              <table:table-cell office:value-type="float" office:value="9657.51">
                <text:p>9657.51</text:p>
              </table:table-cell>
              <table:table-cell office:value-type="float" office:value="9701.33">
                <text:p>9701.33</text:p>
              </table:table-cell>
              <table:table-cell office:value-type="float" office:value="9581.01">
                <text:p>9581.01</text:p>
              </table:table-cell>
              <table:table-cell office:value-type="float" office:value="9504.86">
                <text:p>9504.86</text:p>
              </table:table-cell>
              <table:table-cell office:value-type="float" office:value="9413.23">
                <text:p>9413.23</text:p>
              </table:table-cell>
              <table:table-cell office:value-type="float" office:value="9424.53">
                <text:p>9424.53</text:p>
              </table:table-cell>
              <table:table-cell office:value-type="float" office:value="9410.04">
                <text:p>9410.04</text:p>
              </table:table-cell>
              <table:table-cell office:value-type="float" office:value="9354.89">
                <text:p>9354.89</text:p>
              </table:table-cell>
              <table:table-cell office:value-type="float" office:value="9336.89">
                <text:p>9336.89</text:p>
              </table:table-cell>
              <table:table-cell office:value-type="float" office:value="9327.66">
                <text:p>9327.66</text:p>
              </table:table-cell>
              <table:table-cell office:value-type="float" office:value="9352.07">
                <text:p>9352.07</text:p>
              </table:table-cell>
              <table:table-cell office:value-type="float" office:value="9334.83">
                <text:p>9334.83</text:p>
              </table:table-cell>
              <table:table-cell office:value-type="float" office:value="9278.37">
                <text:p>9278.37</text:p>
              </table:table-cell>
              <table:table-cell office:value-type="float" office:value="9313.54">
                <text:p>9313.54</text:p>
              </table:table-cell>
              <table:table-cell office:value-type="float" office:value="9308.42">
                <text:p>9308.42</text:p>
              </table:table-cell>
              <table:table-cell office:value-type="float" office:value="9337.16">
                <text:p>9337.16</text:p>
              </table:table-cell>
              <table:table-cell office:value-type="float" office:value="9340.62">
                <text:p>9340.62</text:p>
              </table:table-cell>
              <table:table-cell office:value-type="float" office:value="9295.23">
                <text:p>9295.23</text:p>
              </table:table-cell>
              <table:table-cell office:value-type="float" office:value="9294.76">
                <text:p>9294.76</text:p>
              </table:table-cell>
              <table:table-cell office:value-type="float" office:value="9356.23">
                <text:p>9356.23</text:p>
              </table:table-cell>
              <table:table-cell office:value-type="float" office:value="9342.82">
                <text:p>9342.82</text:p>
              </table:table-cell>
              <table:table-cell office:value-type="float" office:value="9330.73">
                <text:p>9330.73</text:p>
              </table:table-cell>
              <table:table-cell office:value-type="float" office:value="9293.04">
                <text:p>9293.04</text:p>
              </table:table-cell>
              <table:table-cell office:value-type="float" office:value="9331.66">
                <text:p>9331.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